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7c6" officeooo:paragraph-rsid="001ae7c6"/>
    </style:style>
    <style:style style:name="P2" style:family="paragraph" style:parent-style-name="Text_20_body">
      <style:paragraph-properties fo:text-align="center" style:justify-single-word="false"/>
      <style:text-properties style:font-name="Liberation Serif" fo:font-size="12pt" fo:language="en" fo:country="US" officeooo:rsid="000bb3fd" officeooo:paragraph-rsid="001ae7c6" style:font-size-asian="10.5pt" style:font-size-complex="12pt"/>
    </style:style>
    <style:style style:name="P3" style:family="paragraph" style:parent-style-name="Text_20_body">
      <style:paragraph-properties fo:text-align="justify" style:justify-single-word="false"/>
      <style:text-properties style:font-name="Liberation Serif" fo:font-size="12pt" fo:language="en" fo:country="US" officeooo:rsid="001ae7c6" officeooo:paragraph-rsid="001ae7c6" style:font-size-asian="10.5pt" style:font-size-complex="12pt"/>
    </style:style>
    <style:style style:name="P4" style:family="paragraph" style:parent-style-name="Text_20_body">
      <style:paragraph-properties fo:text-align="justify" style:justify-single-word="false"/>
      <style:text-properties style:font-name="Liberation Serif" fo:font-size="12pt" fo:language="en" fo:country="US" officeooo:rsid="001ae7c6" officeooo:paragraph-rsid="001f872b" style:font-size-asian="10.5pt" style:font-size-complex="12pt"/>
    </style:style>
    <style:style style:name="P5" style:family="paragraph" style:parent-style-name="Text_20_body">
      <style:paragraph-properties fo:text-align="justify" style:justify-single-word="false"/>
      <style:text-properties style:font-name="Liberation Serif" fo:font-size="12pt" fo:language="en" fo:country="US" officeooo:rsid="001d0530" officeooo:paragraph-rsid="001d0530" style:font-size-asian="10.5pt" style:font-size-complex="12pt"/>
    </style:style>
    <style:style style:name="P6" style:family="paragraph" style:parent-style-name="Text_20_body">
      <style:paragraph-properties fo:text-align="justify" style:justify-single-word="false"/>
      <style:text-properties style:font-name="Liberation Serif" fo:font-size="12pt" fo:language="en" fo:country="US" officeooo:rsid="001d0530" officeooo:paragraph-rsid="001f872b" style:font-size-asian="10.5pt" style:font-size-complex="12pt"/>
    </style:style>
    <style:style style:name="P7" style:family="paragraph" style:parent-style-name="Text_20_body">
      <style:paragraph-properties fo:text-align="justify" style:justify-single-word="false"/>
      <style:text-properties style:font-name="Liberation Serif" fo:font-size="12pt" fo:language="en" fo:country="US" officeooo:rsid="00185b13" officeooo:paragraph-rsid="001ea639" style:font-size-asian="10.5pt" style:font-size-complex="12pt"/>
    </style:style>
    <style:style style:name="P8" style:family="paragraph" style:parent-style-name="Text_20_body">
      <style:paragraph-properties fo:text-align="justify" style:justify-single-word="false"/>
      <style:text-properties style:font-name="Liberation Serif" fo:font-size="12pt" fo:language="en" fo:country="US" officeooo:rsid="001f872b" officeooo:paragraph-rsid="001f872b" style:font-size-asian="10.5pt" style:font-size-complex="12pt"/>
    </style:style>
    <style:style style:name="P9" style:family="paragraph" style:parent-style-name="Text_20_body">
      <style:paragraph-properties fo:text-align="justify" style:justify-single-word="false"/>
      <style:text-properties style:font-name="Liberation Serif" fo:font-size="12pt" fo:language="en" fo:country="US" officeooo:rsid="001f872b" officeooo:paragraph-rsid="0033a44b" style:font-size-asian="10.5pt" style:font-size-complex="12pt"/>
    </style:style>
    <style:style style:name="P10" style:family="paragraph" style:parent-style-name="Text_20_body">
      <style:paragraph-properties fo:text-align="justify" style:justify-single-word="false"/>
      <style:text-properties style:font-name="Liberation Serif" fo:font-size="12pt" fo:language="en" fo:country="US" officeooo:rsid="00212dca" officeooo:paragraph-rsid="00212dca" style:font-size-asian="10.5pt" style:font-size-complex="12pt"/>
    </style:style>
    <style:style style:name="P11" style:family="paragraph" style:parent-style-name="Text_20_body">
      <style:paragraph-properties fo:text-align="justify" style:justify-single-word="false"/>
      <style:text-properties style:font-name="Liberation Serif" fo:font-size="12pt" fo:language="en" fo:country="US" officeooo:rsid="00228a03" officeooo:paragraph-rsid="00228a03" style:font-size-asian="10.5pt" style:font-size-complex="12pt"/>
    </style:style>
    <style:style style:name="P12" style:family="paragraph" style:parent-style-name="Text_20_body">
      <style:paragraph-properties fo:text-align="justify" style:justify-single-word="false"/>
      <style:text-properties style:font-name="Liberation Serif" fo:font-size="12pt" fo:language="en" fo:country="US" officeooo:rsid="0023c4e1" officeooo:paragraph-rsid="0023c4e1" style:font-size-asian="10.5pt" style:font-size-complex="12pt"/>
    </style:style>
    <style:style style:name="P13" style:family="paragraph" style:parent-style-name="Text_20_body">
      <style:paragraph-properties fo:text-align="justify" style:justify-single-word="false"/>
      <style:text-properties style:font-name="Liberation Serif" fo:font-size="12pt" fo:language="en" fo:country="US" officeooo:rsid="0023c4e1" officeooo:paragraph-rsid="0029f41d" style:font-size-asian="10.5pt" style:font-size-complex="12pt"/>
    </style:style>
    <style:style style:name="P14" style:family="paragraph" style:parent-style-name="Text_20_body">
      <style:paragraph-properties fo:text-align="justify" style:justify-single-word="false"/>
      <style:text-properties style:font-name="Liberation Serif" fo:font-size="12pt" fo:language="en" fo:country="US" officeooo:rsid="0023c4e1" officeooo:paragraph-rsid="004b7deb" style:font-size-asian="10.5pt" style:font-size-complex="12pt"/>
    </style:style>
    <style:style style:name="P15" style:family="paragraph" style:parent-style-name="Text_20_body">
      <style:paragraph-properties fo:text-align="justify" style:justify-single-word="false"/>
      <style:text-properties style:font-name="Liberation Serif" fo:font-size="12pt" fo:language="en" fo:country="US" officeooo:rsid="0026bfb6" officeooo:paragraph-rsid="0026bfb6" style:font-size-asian="10.5pt" style:font-size-complex="12pt"/>
    </style:style>
    <style:style style:name="P16" style:family="paragraph" style:parent-style-name="Text_20_body">
      <style:paragraph-properties fo:text-align="justify" style:justify-single-word="false"/>
      <style:text-properties style:font-name="Liberation Serif" fo:font-size="12pt" fo:language="en" fo:country="US" officeooo:rsid="00280e5c" officeooo:paragraph-rsid="00280e5c" style:font-size-asian="10.5pt" style:font-size-complex="12pt"/>
    </style:style>
    <style:style style:name="P17" style:family="paragraph" style:parent-style-name="Text_20_body">
      <style:paragraph-properties fo:text-align="justify" style:justify-single-word="false"/>
      <style:text-properties style:font-name="Liberation Serif" fo:font-size="12pt" fo:language="en" fo:country="US" officeooo:rsid="00280e5c" officeooo:paragraph-rsid="0029f41d" style:font-size-asian="10.5pt" style:font-size-complex="12pt"/>
    </style:style>
    <style:style style:name="P18" style:family="paragraph" style:parent-style-name="Text_20_body">
      <style:paragraph-properties fo:text-align="justify" style:justify-single-word="false"/>
      <style:text-properties style:font-name="Liberation Serif" fo:font-size="12pt" fo:language="en" fo:country="US" officeooo:rsid="002b83b1" officeooo:paragraph-rsid="001ae7c6" style:font-size-asian="10.5pt" style:font-size-complex="12pt"/>
    </style:style>
    <style:style style:name="P19" style:family="paragraph" style:parent-style-name="Text_20_body">
      <style:paragraph-properties fo:text-align="justify" style:justify-single-word="false"/>
      <style:text-properties style:font-name="Liberation Serif" fo:font-size="12pt" fo:language="en" fo:country="US" officeooo:rsid="002b83b1" officeooo:paragraph-rsid="002b83b1" style:font-size-asian="10.5pt" style:font-size-complex="12pt"/>
    </style:style>
    <style:style style:name="P20" style:family="paragraph" style:parent-style-name="Text_20_body">
      <style:paragraph-properties fo:text-align="justify" style:justify-single-word="false"/>
      <style:text-properties style:font-name="Liberation Serif" fo:font-size="12pt" fo:language="en" fo:country="US" officeooo:rsid="002b83b1" officeooo:paragraph-rsid="002d798e" style:font-size-asian="10.5pt" style:font-size-complex="12pt"/>
    </style:style>
    <style:style style:name="P21" style:family="paragraph" style:parent-style-name="Text_20_body">
      <style:paragraph-properties fo:text-align="justify" style:justify-single-word="false"/>
      <style:text-properties style:font-name="Liberation Serif" fo:font-size="12pt" fo:language="en" fo:country="US" officeooo:rsid="002d798e" officeooo:paragraph-rsid="002d798e" style:font-size-asian="10.5pt" style:font-size-complex="12pt"/>
    </style:style>
    <style:style style:name="P22" style:family="paragraph" style:parent-style-name="Text_20_body">
      <style:paragraph-properties fo:text-align="justify" style:justify-single-word="false"/>
      <style:text-properties style:font-name="Liberation Serif" fo:font-size="12pt" fo:language="en" fo:country="US" officeooo:rsid="002edd99" officeooo:paragraph-rsid="002edd99" style:font-size-asian="10.5pt" style:font-size-complex="12pt"/>
    </style:style>
    <style:style style:name="P23" style:family="paragraph" style:parent-style-name="Text_20_body">
      <style:paragraph-properties fo:text-align="justify" style:justify-single-word="false"/>
      <style:text-properties style:font-name="Liberation Serif" fo:font-size="12pt" fo:language="en" fo:country="US" officeooo:rsid="002f1c1b" officeooo:paragraph-rsid="002f1c1b" style:font-size-asian="10.5pt" style:font-size-complex="12pt"/>
    </style:style>
    <style:style style:name="P24" style:family="paragraph" style:parent-style-name="Text_20_body">
      <style:paragraph-properties fo:text-align="justify" style:justify-single-word="false"/>
      <style:text-properties style:font-name="Liberation Serif" fo:font-size="12pt" fo:language="en" fo:country="US" officeooo:rsid="002f1c1b" officeooo:paragraph-rsid="004b7deb" style:font-size-asian="10.5pt" style:font-size-complex="12pt"/>
    </style:style>
    <style:style style:name="P25" style:family="paragraph" style:parent-style-name="Text_20_body">
      <style:paragraph-properties fo:text-align="justify" style:justify-single-word="false"/>
      <style:text-properties style:font-name="Liberation Serif" fo:font-size="12pt" fo:language="en" fo:country="US" officeooo:rsid="00309ade" officeooo:paragraph-rsid="00309ade" style:font-size-asian="10.5pt" style:font-size-complex="12pt"/>
    </style:style>
    <style:style style:name="P26" style:family="paragraph" style:parent-style-name="Text_20_body">
      <style:paragraph-properties fo:text-align="justify" style:justify-single-word="false"/>
      <style:text-properties style:font-name="Liberation Serif" fo:font-size="12pt" fo:language="en" fo:country="US" officeooo:rsid="00309ade" officeooo:paragraph-rsid="004b7deb" style:font-size-asian="10.5pt" style:font-size-complex="12pt"/>
    </style:style>
    <style:style style:name="P27" style:family="paragraph" style:parent-style-name="Text_20_body">
      <style:paragraph-properties fo:text-align="justify" style:justify-single-word="false"/>
      <style:text-properties style:font-name="Liberation Serif" fo:font-size="12pt" fo:language="en" fo:country="US" officeooo:rsid="0033a44b" officeooo:paragraph-rsid="0033a44b" style:font-size-asian="10.5pt" style:font-size-complex="12pt"/>
    </style:style>
    <style:style style:name="P28" style:family="paragraph" style:parent-style-name="Text_20_body">
      <style:paragraph-properties fo:text-align="justify" style:justify-single-word="false"/>
      <style:text-properties style:font-name="Liberation Serif" fo:font-size="12pt" fo:language="en" fo:country="US" officeooo:rsid="0034166b" officeooo:paragraph-rsid="0034166b" style:font-size-asian="10.5pt" style:font-size-complex="12pt"/>
    </style:style>
    <style:style style:name="P29" style:family="paragraph" style:parent-style-name="Text_20_body">
      <style:paragraph-properties fo:text-align="justify" style:justify-single-word="false"/>
      <style:text-properties style:font-name="Liberation Serif" fo:font-size="12pt" fo:language="en" fo:country="US" officeooo:rsid="0034166b" officeooo:paragraph-rsid="0055daa3" style:font-size-asian="10.5pt" style:font-size-complex="12pt"/>
    </style:style>
    <style:style style:name="P30" style:family="paragraph" style:parent-style-name="Text_20_body">
      <style:paragraph-properties fo:text-align="justify" style:justify-single-word="false"/>
      <style:text-properties style:font-name="Liberation Serif" fo:font-size="12pt" fo:language="en" fo:country="US" officeooo:rsid="003443a6" officeooo:paragraph-rsid="003443a6" style:font-size-asian="10.5pt" style:font-size-complex="12pt"/>
    </style:style>
    <style:style style:name="P31" style:family="paragraph" style:parent-style-name="Text_20_body">
      <style:paragraph-properties fo:text-align="justify" style:justify-single-word="false"/>
      <style:text-properties style:font-name="Liberation Serif" fo:font-size="12pt" fo:language="en" fo:country="US" officeooo:rsid="0035297b" officeooo:paragraph-rsid="0035297b" style:font-size-asian="10.5pt" style:font-size-complex="12pt"/>
    </style:style>
    <style:style style:name="P32" style:family="paragraph" style:parent-style-name="Text_20_body">
      <style:paragraph-properties fo:text-align="justify" style:justify-single-word="false"/>
      <style:text-properties style:font-name="Liberation Serif" fo:font-size="12pt" fo:language="en" fo:country="US" officeooo:rsid="0036cd52" officeooo:paragraph-rsid="0036cd52" style:font-size-asian="10.5pt" style:font-size-complex="12pt"/>
    </style:style>
    <style:style style:name="P33" style:family="paragraph" style:parent-style-name="Text_20_body">
      <style:paragraph-properties fo:text-align="justify" style:justify-single-word="false"/>
      <style:text-properties style:font-name="Liberation Serif" fo:font-size="12pt" fo:language="en" fo:country="US" officeooo:rsid="0036cd52" officeooo:paragraph-rsid="004cee9a" style:font-size-asian="10.5pt" style:font-size-complex="12pt"/>
    </style:style>
    <style:style style:name="P34" style:family="paragraph" style:parent-style-name="Text_20_body">
      <style:paragraph-properties fo:text-align="justify" style:justify-single-word="false"/>
      <style:text-properties style:font-name="Liberation Serif" fo:font-size="12pt" fo:language="en" fo:country="US" officeooo:rsid="001b746a" officeooo:paragraph-rsid="001b746a" style:font-size-asian="10.5pt" style:font-size-complex="12pt"/>
    </style:style>
    <style:style style:name="P35" style:family="paragraph" style:parent-style-name="Text_20_body">
      <style:paragraph-properties fo:text-align="justify" style:justify-single-word="false"/>
      <style:text-properties style:font-name="Liberation Serif" fo:font-size="12pt" fo:language="en" fo:country="US" officeooo:rsid="003cdee8" officeooo:paragraph-rsid="003cdee8" style:font-size-asian="10.5pt" style:font-size-complex="12pt"/>
    </style:style>
    <style:style style:name="P36" style:family="paragraph" style:parent-style-name="Text_20_body">
      <style:paragraph-properties fo:text-align="justify" style:justify-single-word="false"/>
      <style:text-properties style:font-name="Liberation Serif" fo:font-size="12pt" fo:language="en" fo:country="US" officeooo:rsid="003dacef" officeooo:paragraph-rsid="003dacef" style:font-size-asian="10.5pt" style:font-size-complex="12pt"/>
    </style:style>
    <style:style style:name="P37" style:family="paragraph" style:parent-style-name="Text_20_body">
      <style:paragraph-properties fo:text-align="justify" style:justify-single-word="false"/>
      <style:text-properties style:font-name="Liberation Serif" fo:font-size="12pt" fo:language="en" fo:country="US" officeooo:rsid="003dacef" officeooo:paragraph-rsid="003ef0bc" style:font-size-asian="10.5pt" style:font-size-complex="12pt"/>
    </style:style>
    <style:style style:name="P38" style:family="paragraph" style:parent-style-name="Text_20_body">
      <style:paragraph-properties fo:text-align="justify" style:justify-single-word="false"/>
      <style:text-properties style:font-name="Liberation Serif" fo:font-size="12pt" fo:language="en" fo:country="US" officeooo:rsid="003dacef" officeooo:paragraph-rsid="003f9d0b" style:font-size-asian="10.5pt" style:font-size-complex="12pt"/>
    </style:style>
    <style:style style:name="P39" style:family="paragraph" style:parent-style-name="Text_20_body">
      <style:paragraph-properties fo:text-align="justify" style:justify-single-word="false"/>
      <style:text-properties style:font-name="Liberation Serif" fo:font-size="12pt" fo:language="en" fo:country="US" officeooo:rsid="003dacef" officeooo:paragraph-rsid="004794de" style:font-size-asian="10.5pt" style:font-size-complex="12pt"/>
    </style:style>
    <style:style style:name="P40" style:family="paragraph" style:parent-style-name="Text_20_body">
      <style:paragraph-properties fo:text-align="justify" style:justify-single-word="false"/>
      <style:text-properties style:font-name="Liberation Serif" fo:font-size="12pt" fo:language="en" fo:country="US" officeooo:rsid="003dacef" officeooo:paragraph-rsid="004b7deb" style:font-size-asian="10.5pt" style:font-size-complex="12pt"/>
    </style:style>
    <style:style style:name="P41" style:family="paragraph" style:parent-style-name="Text_20_body">
      <style:paragraph-properties fo:text-align="justify" style:justify-single-word="false"/>
      <style:text-properties style:font-name="Liberation Serif" fo:font-size="12pt" fo:language="en" fo:country="US" officeooo:rsid="003dacef" officeooo:paragraph-rsid="004e9040" style:font-size-asian="10.5pt" style:font-size-complex="12pt"/>
    </style:style>
    <style:style style:name="P42" style:family="paragraph" style:parent-style-name="Text_20_body">
      <style:paragraph-properties fo:text-align="justify" style:justify-single-word="false"/>
      <style:text-properties style:font-name="Liberation Serif" fo:font-size="12pt" fo:language="en" fo:country="US" officeooo:rsid="003dacef" officeooo:paragraph-rsid="00502697" style:font-size-asian="10.5pt" style:font-size-complex="12pt"/>
    </style:style>
    <style:style style:name="P43" style:family="paragraph" style:parent-style-name="Text_20_body">
      <style:paragraph-properties fo:text-align="justify" style:justify-single-word="false"/>
      <style:text-properties style:font-name="Liberation Serif" fo:font-size="12pt" fo:language="en" fo:country="US" officeooo:rsid="003dacef" officeooo:paragraph-rsid="0051f892" style:font-size-asian="10.5pt" style:font-size-complex="12pt"/>
    </style:style>
    <style:style style:name="P44" style:family="paragraph" style:parent-style-name="Text_20_body">
      <style:paragraph-properties fo:text-align="justify" style:justify-single-word="false"/>
      <style:text-properties style:font-name="Liberation Serif" fo:font-size="12pt" fo:language="en" fo:country="US" officeooo:rsid="003ef0bc" officeooo:paragraph-rsid="00418530" style:font-size-asian="10.5pt" style:font-size-complex="12pt"/>
    </style:style>
    <style:style style:name="P45" style:family="paragraph" style:parent-style-name="Text_20_body">
      <style:paragraph-properties fo:text-align="justify" style:justify-single-word="false"/>
      <style:text-properties style:font-name="Liberation Serif" fo:font-size="12pt" fo:language="en" fo:country="US" officeooo:rsid="003ef0bc" officeooo:paragraph-rsid="004cee9a" style:font-size-asian="10.5pt" style:font-size-complex="12pt"/>
    </style:style>
    <style:style style:name="P46" style:family="paragraph" style:parent-style-name="Text_20_body">
      <style:paragraph-properties fo:text-align="justify" style:justify-single-word="false"/>
      <style:text-properties style:font-name="Liberation Serif" fo:font-size="12pt" fo:language="en" fo:country="US" officeooo:rsid="003ceb8e" officeooo:paragraph-rsid="004b7deb" style:font-size-asian="10.5pt" style:font-size-complex="12pt"/>
    </style:style>
    <style:style style:name="P47" style:family="paragraph" style:parent-style-name="Text_20_body">
      <style:paragraph-properties fo:text-align="justify" style:justify-single-word="false"/>
      <style:text-properties style:font-name="Liberation Serif" fo:font-size="12pt" fo:language="en" fo:country="US" officeooo:rsid="00547e88" officeooo:paragraph-rsid="00547e88" style:font-size-asian="10.5pt" style:font-size-complex="12pt"/>
    </style:style>
    <style:style style:name="P48" style:family="paragraph" style:parent-style-name="Text_20_body">
      <style:paragraph-properties fo:text-align="justify" style:justify-single-word="false"/>
      <style:text-properties style:font-name="Liberation Serif" fo:font-size="12pt" fo:language="en" fo:country="US" officeooo:rsid="0056ab80" officeooo:paragraph-rsid="0056ab80" style:font-size-asian="10.5pt" style:font-size-complex="12pt"/>
    </style:style>
    <style:style style:name="P49" style:family="paragraph" style:parent-style-name="Text_20_body">
      <style:paragraph-properties fo:text-align="justify" style:justify-single-word="false"/>
      <style:text-properties style:font-name="Liberation Serif" fo:font-size="12pt" fo:language="en" fo:country="US" officeooo:rsid="00588251" officeooo:paragraph-rsid="00588251" style:font-size-asian="10.5pt" style:font-size-complex="12pt"/>
    </style:style>
    <style:style style:name="P50" style:family="paragraph" style:parent-style-name="Text_20_body">
      <style:paragraph-properties fo:text-align="justify" style:justify-single-word="false"/>
      <style:text-properties style:font-name="Liberation Serif" fo:font-size="12pt" fo:language="en" fo:country="US" officeooo:rsid="00588251" officeooo:paragraph-rsid="00594aa8" style:font-size-asian="10.5pt" style:font-size-complex="12pt"/>
    </style:style>
    <style:style style:name="P51" style:family="paragraph" style:parent-style-name="Text_20_body">
      <style:paragraph-properties fo:text-align="justify" style:justify-single-word="false"/>
      <style:text-properties style:font-name="Liberation Serif" fo:font-size="12pt" fo:language="en" fo:country="US" officeooo:rsid="005ad1cb" officeooo:paragraph-rsid="005ad1cb" style:font-size-asian="10.5pt" style:font-size-complex="12pt"/>
    </style:style>
    <style:style style:name="P52" style:family="paragraph" style:parent-style-name="Text_20_body">
      <style:paragraph-properties fo:text-align="justify" style:justify-single-word="false"/>
      <style:text-properties style:font-name="Liberation Serif" fo:font-size="12pt" fo:language="en" fo:country="US" officeooo:rsid="005be955" officeooo:paragraph-rsid="005be955" style:font-size-asian="10.5pt" style:font-size-complex="12pt"/>
    </style:style>
    <style:style style:name="P53" style:family="paragraph" style:parent-style-name="Text_20_body">
      <style:paragraph-properties fo:text-align="justify" style:justify-single-word="false"/>
      <style:text-properties style:font-name="Liberation Serif" fo:font-size="12pt" fo:language="en" fo:country="US" fo:font-style="normal" officeooo:rsid="0045f528" officeooo:paragraph-rsid="003ef0bc" style:font-size-asian="10.5pt" style:font-style-asian="normal" style:font-size-complex="12pt" style:font-style-complex="normal"/>
    </style:style>
    <style:style style:name="P54" style:family="paragraph" style:parent-style-name="Text_20_body">
      <style:paragraph-properties fo:text-align="justify" style:justify-single-word="false"/>
      <style:text-properties style:font-name="Liberation Serif" fo:font-size="12pt" fo:language="en" fo:country="US" fo:font-style="normal" officeooo:rsid="0045f528" officeooo:paragraph-rsid="003f9d0b" style:font-size-asian="10.5pt" style:font-style-asian="normal" style:font-size-complex="12pt" style:font-style-complex="normal"/>
    </style:style>
    <style:style style:name="P55" style:family="paragraph" style:parent-style-name="Text_20_body">
      <style:paragraph-properties fo:text-align="justify" style:justify-single-word="false"/>
      <style:text-properties style:font-name="Liberation Serif" fo:font-size="12pt" fo:language="en" fo:country="US" fo:font-style="normal" officeooo:rsid="00473cb5" officeooo:paragraph-rsid="004794de" style:font-size-asian="10.5pt" style:font-style-asian="normal" style:font-size-complex="12pt" style:font-style-complex="normal"/>
    </style:style>
    <style:style style:name="P56" style:family="paragraph" style:parent-style-name="Text_20_body">
      <style:paragraph-properties fo:text-align="justify" style:justify-single-word="false"/>
      <style:text-properties style:font-name="Liberation Serif" fo:font-size="12pt" fo:language="en" fo:country="US" fo:font-style="normal" officeooo:rsid="00473cb5" officeooo:paragraph-rsid="003f9d0b" style:font-size-asian="10.5pt" style:font-style-asian="normal" style:font-size-complex="12pt" style:font-style-complex="normal"/>
    </style:style>
    <style:style style:name="P57" style:family="paragraph" style:parent-style-name="Text_20_body">
      <style:paragraph-properties fo:text-align="justify" style:justify-single-word="false"/>
      <style:text-properties style:font-name="Liberation Serif" fo:font-size="12pt" fo:language="en" fo:country="US" fo:font-style="normal" officeooo:rsid="004cee9a" officeooo:paragraph-rsid="004e9040" style:font-size-asian="10.5pt" style:font-style-asian="normal" style:font-size-complex="12pt" style:font-style-complex="normal"/>
    </style:style>
    <style:style style:name="P58" style:family="paragraph" style:parent-style-name="Text_20_body">
      <style:paragraph-properties fo:text-align="justify" style:justify-single-word="false"/>
      <style:text-properties style:font-name="Liberation Serif" fo:font-size="12pt" fo:language="en" fo:country="US" fo:font-style="normal" officeooo:rsid="004cee9a" officeooo:paragraph-rsid="00502697" style:font-size-asian="10.5pt" style:font-style-asian="normal" style:font-size-complex="12pt" style:font-style-complex="normal"/>
    </style:style>
    <style:style style:name="P59" style:family="paragraph" style:parent-style-name="Text_20_body">
      <style:paragraph-properties fo:text-align="justify" style:justify-single-word="false"/>
      <style:text-properties style:font-name="Liberation Serif" fo:font-size="12pt" fo:language="en" fo:country="US" fo:font-style="normal" officeooo:rsid="004cee9a" officeooo:paragraph-rsid="0051f892" style:font-size-asian="10.5pt" style:font-style-asian="normal" style:font-size-complex="12pt" style:font-style-complex="normal"/>
    </style:style>
    <style:style style:name="P60" style:family="paragraph" style:parent-style-name="Text_20_body">
      <style:paragraph-properties fo:text-align="justify" style:justify-single-word="false"/>
      <style:text-properties style:font-name="Liberation Serif" fo:font-size="12pt" fo:language="en" fo:country="US" fo:font-style="normal" officeooo:rsid="004cee9a" officeooo:paragraph-rsid="004cee9a" style:font-size-asian="10.5pt" style:font-style-asian="normal" style:font-size-complex="12pt" style:font-style-complex="normal"/>
    </style:style>
    <style:style style:name="P61" style:family="paragraph" style:parent-style-name="Text_20_body">
      <style:text-properties style:font-name="Liberation Serif" fo:font-size="12pt" fo:language="en" fo:country="US" fo:font-style="normal" officeooo:rsid="004cee9a" officeooo:paragraph-rsid="004e9040" style:font-size-asian="10.5pt" style:font-style-asian="normal" style:font-size-complex="12pt" style:font-style-complex="normal"/>
    </style:style>
    <style:style style:name="P62" style:family="paragraph" style:parent-style-name="Text_20_body">
      <style:text-properties style:font-name="Liberation Serif" fo:font-size="12pt" fo:language="en" fo:country="US" fo:font-style="normal" officeooo:rsid="004cee9a" officeooo:paragraph-rsid="0051f892" style:font-size-asian="10.5pt" style:font-style-asian="normal" style:font-size-complex="12pt" style:font-style-complex="normal"/>
    </style:style>
    <style:style style:name="P63" style:family="paragraph" style:parent-style-name="Text_20_body">
      <style:paragraph-properties fo:text-align="justify" style:justify-single-word="false"/>
      <style:text-properties style:font-name="Liberation Serif" fo:font-size="12pt" fo:language="en" fo:country="US" fo:font-style="normal" officeooo:rsid="0051f892" officeooo:paragraph-rsid="00418530" style:font-size-asian="10.5pt" style:font-style-asian="normal" style:font-size-complex="12pt" style:font-style-complex="normal"/>
    </style:style>
    <style:style style:name="P64" style:family="paragraph" style:parent-style-name="Text_20_body">
      <style:paragraph-properties fo:text-align="justify" style:justify-single-word="false"/>
      <style:text-properties style:font-name="Liberation Serif" fo:font-size="12pt" fo:language="en" fo:country="US" fo:font-weight="bold" officeooo:rsid="003f9d0b" officeooo:paragraph-rsid="003f9d0b" style:font-size-asian="10.5pt" style:font-weight-asian="bold" style:font-size-complex="12pt" style:font-weight-complex="bold"/>
    </style:style>
    <style:style style:name="P65" style:family="paragraph" style:parent-style-name="Text_20_body">
      <style:paragraph-properties fo:text-align="justify" style:justify-single-word="false"/>
      <style:text-properties style:font-name="Liberation Serif" fo:font-size="12pt" fo:language="en" fo:country="US" fo:font-weight="bold" officeooo:rsid="003f9d0b" officeooo:paragraph-rsid="004b7deb" style:font-size-asian="10.5pt" style:font-weight-asian="bold" style:font-size-complex="12pt" style:font-weight-complex="bold"/>
    </style:style>
    <style:style style:name="P66" style:family="paragraph" style:parent-style-name="Text_20_body">
      <style:paragraph-properties fo:text-align="center" style:justify-single-word="false"/>
      <style:text-properties officeooo:paragraph-rsid="001ae7c6"/>
    </style:style>
    <style:style style:name="P67" style:family="paragraph" style:parent-style-name="Text_20_body">
      <style:text-properties officeooo:paragraph-rsid="001e16ea"/>
    </style:style>
    <style:style style:name="P68" style:family="paragraph" style:parent-style-name="Text_20_body">
      <style:text-properties officeooo:rsid="019ddc74" officeooo:paragraph-rsid="001e16ea"/>
    </style:style>
    <style:style style:name="P69" style:family="paragraph" style:parent-style-name="Text_20_body">
      <style:text-properties fo:font-style="normal" officeooo:rsid="003ef0bc" officeooo:paragraph-rsid="00418530" style:font-style-asian="normal" style:font-style-complex="normal"/>
    </style:style>
    <style:style style:name="P70" style:family="paragraph" style:parent-style-name="Text_20_body">
      <style:text-properties fo:font-style="normal" officeooo:rsid="003ef0bc" officeooo:paragraph-rsid="004e9040" style:font-style-asian="normal" style:font-style-complex="normal"/>
    </style:style>
    <style:style style:name="P71" style:family="paragraph" style:parent-style-name="Text_20_body">
      <style:text-properties fo:font-style="normal" officeooo:rsid="003ef0bc" officeooo:paragraph-rsid="0051f892" style:font-style-asian="normal" style:font-style-complex="normal"/>
    </style:style>
    <style:style style:name="P72" style:family="paragraph" style:parent-style-name="Text_20_body">
      <style:text-properties fo:font-style="normal" officeooo:rsid="003ef0bc" officeooo:paragraph-rsid="00532c45" style:font-style-asian="normal" style:font-style-complex="normal"/>
    </style:style>
    <style:style style:name="P73" style:family="paragraph" style:parent-style-name="Text_20_body">
      <style:text-properties fo:font-style="italic" style:font-style-asian="italic" style:font-style-complex="italic"/>
    </style:style>
    <style:style style:name="P74" style:family="paragraph" style:parent-style-name="Text_20_body">
      <style:paragraph-properties>
        <style:tab-stops>
          <style:tab-stop style:position="6.6929in" style:type="right" style:leader-style="dotted" style:leader-text="."/>
        </style:tab-stops>
      </style:paragraph-properties>
    </style:style>
    <style:style style:name="P75" style:family="paragraph" style:parent-style-name="Index_20_1">
      <style:paragraph-properties>
        <style:tab-stops>
          <style:tab-stop style:position="6.6929in" style:type="right" style:leader-style="dotted" style:leader-text="."/>
        </style:tab-stops>
      </style:paragraph-properties>
    </style:style>
    <style:style style:name="P76" style:family="paragraph" style:parent-style-name="Index_20_Heading">
      <style:paragraph-properties fo:break-before="page"/>
    </style:style>
    <style:style style:name="P77" style:family="paragraph" style:parent-style-name="Index_20_Separator">
      <style:paragraph-properties>
        <style:tab-stops/>
      </style:paragraph-properties>
    </style:style>
    <style:style style:name="P78" style:family="paragraph" style:parent-style-name="Text_20_body" style:list-style-name="L1">
      <style:text-properties officeooo:paragraph-rsid="001e16ea"/>
    </style:style>
    <style:style style:name="P79" style:family="paragraph" style:parent-style-name="Text_20_body" style:list-style-name="L1">
      <style:paragraph-properties fo:text-align="justify" style:justify-single-word="false"/>
      <style:text-properties style:font-name="Liberation Serif" fo:font-size="12pt" fo:language="en" fo:country="US" officeooo:rsid="001ae7c6" officeooo:paragraph-rsid="001e16ea" style:font-size-asian="10.5pt" style:font-size-complex="12pt"/>
    </style:style>
    <style:style style:name="P80" style:family="paragraph" style:parent-style-name="Text_20_body" style:list-style-name="L2">
      <style:paragraph-properties fo:text-align="justify" style:justify-single-word="false"/>
      <style:text-properties style:font-name="Liberation Serif" fo:font-size="12pt" fo:language="en" fo:country="US" officeooo:rsid="019ddc74" officeooo:paragraph-rsid="001e16ea" style:font-size-asian="10.5pt" style:font-size-complex="12pt"/>
    </style:style>
    <style:style style:name="P81" style:family="paragraph" style:parent-style-name="Text_20_body">
      <style:paragraph-properties fo:text-align="justify" style:justify-single-word="false"/>
      <style:text-properties style:font-name="Liberation Serif" fo:font-size="12pt" fo:language="en" fo:country="US" officeooo:rsid="00228a03" officeooo:paragraph-rsid="00228a03" style:font-size-asian="10.5pt" style:font-size-complex="12pt"/>
    </style:style>
    <style:style style:name="P82" style:family="paragraph" style:parent-style-name="Text_20_body">
      <style:paragraph-properties fo:text-align="justify" style:justify-single-word="false"/>
      <style:text-properties style:font-name="Liberation Serif" fo:font-size="12pt" fo:language="en" fo:country="US" officeooo:rsid="00689e77" officeooo:paragraph-rsid="00689e77" style:font-size-asian="10.5pt" style:font-size-complex="12pt"/>
    </style:style>
    <style:style style:name="P83" style:family="paragraph" style:parent-style-name="Text_20_body">
      <style:paragraph-properties fo:text-align="justify" style:justify-single-word="false"/>
      <style:text-properties style:font-name="Liberation Serif" fo:font-size="12pt" fo:language="en" fo:country="US" officeooo:rsid="00689e77" officeooo:paragraph-rsid="00695c29" style:font-size-asian="10.5pt" style:font-size-complex="12pt"/>
    </style:style>
    <style:style style:name="P84" style:family="paragraph" style:parent-style-name="Text_20_body">
      <style:paragraph-properties fo:text-align="justify" style:justify-single-word="false"/>
      <style:text-properties style:font-name="Liberation Serif" fo:font-size="12pt" fo:language="en" fo:country="US" officeooo:rsid="0069c6b4" officeooo:paragraph-rsid="0069c6b4" style:font-size-asian="10.5pt" style:font-size-complex="12pt"/>
    </style:style>
    <style:style style:name="P85" style:family="paragraph" style:parent-style-name="Text_20_body">
      <style:paragraph-properties fo:text-align="justify" style:justify-single-word="false"/>
      <style:text-properties style:font-name="Liberation Serif" fo:font-size="12pt" fo:language="en" fo:country="US" officeooo:rsid="0069c6b4" officeooo:paragraph-rsid="006a00ab" style:font-size-asian="10.5pt" style:font-size-complex="12pt"/>
    </style:style>
    <style:style style:name="P86" style:family="paragraph" style:parent-style-name="Text_20_body">
      <style:paragraph-properties fo:text-align="justify" style:justify-single-word="false"/>
      <style:text-properties style:font-name="Liberation Serif" fo:font-size="12pt" fo:language="en" fo:country="US" officeooo:rsid="006a00ab" officeooo:paragraph-rsid="006a00ab" style:font-size-asian="10.5pt" style:font-size-complex="12pt"/>
    </style:style>
    <style:style style:name="P87" style:family="paragraph" style:parent-style-name="Text_20_body">
      <style:paragraph-properties fo:text-align="justify" style:justify-single-word="false"/>
      <style:text-properties style:font-name="Liberation Serif" fo:font-size="12pt" fo:language="en" fo:country="US" officeooo:rsid="006a00ab" officeooo:paragraph-rsid="006ac8e4" style:font-size-asian="10.5pt" style:font-size-complex="12pt"/>
    </style:style>
    <style:style style:name="P88" style:family="paragraph" style:parent-style-name="Text_20_body">
      <style:paragraph-properties fo:text-align="justify" style:justify-single-word="false"/>
      <style:text-properties style:font-name="Liberation Serif" fo:font-size="12pt" fo:language="en" fo:country="US" officeooo:rsid="006ac8e4" officeooo:paragraph-rsid="006ac8e4" style:font-size-asian="10.5pt" style:font-size-complex="12pt"/>
    </style:style>
    <style:style style:name="P89" style:family="paragraph" style:parent-style-name="Text_20_body">
      <style:paragraph-properties fo:text-align="justify" style:justify-single-word="false"/>
      <style:text-properties style:font-name="Liberation Serif" fo:font-size="12pt" fo:language="en" fo:country="US" officeooo:rsid="006c6e31" officeooo:paragraph-rsid="006c6e31" style:font-size-asian="10.5pt" style:font-size-complex="12pt"/>
    </style:style>
    <style:style style:name="P90" style:family="paragraph" style:parent-style-name="Text_20_body">
      <style:paragraph-properties fo:text-align="justify" style:justify-single-word="false"/>
      <style:text-properties style:font-name="Liberation Serif" fo:font-size="12pt" fo:language="en" fo:country="US" officeooo:rsid="006e2db1" officeooo:paragraph-rsid="006e2db1" style:font-size-asian="10.5pt" style:font-size-complex="12pt"/>
    </style:style>
    <style:style style:name="P91" style:family="paragraph" style:parent-style-name="Text_20_body">
      <style:paragraph-properties fo:text-align="justify" style:justify-single-word="false"/>
      <style:text-properties style:font-name="Liberation Serif" fo:font-size="12pt" fo:language="en" fo:country="US" officeooo:rsid="006e2db1" officeooo:paragraph-rsid="006f25df" style:font-size-asian="10.5pt" style:font-size-complex="12pt"/>
    </style:style>
    <style:style style:name="P92" style:family="paragraph" style:parent-style-name="Text_20_body">
      <style:paragraph-properties fo:text-align="justify" style:justify-single-word="false"/>
      <style:text-properties style:font-name="Liberation Serif" fo:font-size="12pt" fo:language="en" fo:country="US" officeooo:rsid="006e2db1" officeooo:paragraph-rsid="0070ff8c" style:font-size-asian="10.5pt" style:font-size-complex="12pt"/>
    </style:style>
    <style:style style:name="P93" style:family="paragraph" style:parent-style-name="Text_20_body">
      <style:paragraph-properties fo:text-align="justify" style:justify-single-word="false"/>
      <style:text-properties style:font-name="Liberation Serif" fo:font-size="12pt" fo:language="en" fo:country="US" officeooo:rsid="0074c304" officeooo:paragraph-rsid="0074c304" style:font-size-asian="10.5pt" style:font-size-complex="12pt"/>
    </style:style>
    <style:style style:name="P94" style:family="paragraph" style:parent-style-name="Text_20_body">
      <style:paragraph-properties fo:text-align="justify" style:justify-single-word="false"/>
      <style:text-properties style:font-name="Liberation Serif" fo:font-size="12pt" fo:language="en" fo:country="US" officeooo:rsid="00185b13" officeooo:paragraph-rsid="001ea639" style:font-size-asian="10.5pt" style:font-size-complex="12pt"/>
    </style:style>
    <style:style style:name="P95" style:family="paragraph" style:parent-style-name="Text_20_body">
      <style:paragraph-properties fo:text-align="justify" style:justify-single-word="false"/>
      <style:text-properties style:font-name="Liberation Serif" fo:font-size="12pt" fo:language="en" fo:country="US" officeooo:rsid="007512f9" officeooo:paragraph-rsid="007512f9" style:font-size-asian="10.5pt" style:font-size-complex="12pt"/>
    </style:style>
    <style:style style:name="P96" style:family="paragraph" style:parent-style-name="Text_20_body">
      <style:paragraph-properties fo:text-align="justify" style:justify-single-word="false"/>
      <style:text-properties style:font-name="Liberation Serif" fo:font-size="12pt" fo:language="en" fo:country="US" officeooo:rsid="007860fb" officeooo:paragraph-rsid="007860fb" style:font-size-asian="10.5pt" style:font-size-complex="12pt"/>
    </style:style>
    <style:style style:name="P97" style:family="paragraph" style:parent-style-name="Text_20_body">
      <style:paragraph-properties fo:text-align="justify" style:justify-single-word="false"/>
      <style:text-properties style:font-name="Liberation Serif" fo:font-size="12pt" fo:language="en" fo:country="US" fo:font-style="italic" officeooo:rsid="0069c6b4" officeooo:paragraph-rsid="0069c6b4" style:font-size-asian="10.5pt" style:font-style-asian="italic" style:font-size-complex="12pt" style:font-style-complex="italic"/>
    </style:style>
    <style:style style:name="P98" style:family="paragraph" style:parent-style-name="Text_20_body">
      <style:paragraph-properties fo:text-align="justify" style:justify-single-word="false"/>
      <style:text-properties style:font-name="Liberation Serif" fo:font-size="12pt" fo:language="en" fo:country="US" fo:font-style="italic" officeooo:rsid="006a00ab" officeooo:paragraph-rsid="006a00ab" style:font-size-asian="10.5pt" style:font-style-asian="italic" style:font-size-complex="12pt" style:font-style-complex="italic"/>
    </style:style>
    <style:style style:name="P99" style:family="paragraph" style:parent-style-name="Text_20_body">
      <style:paragraph-properties fo:text-align="justify" style:justify-single-word="false"/>
      <style:text-properties style:font-name="Liberation Serif" fo:font-size="12pt" fo:language="en" fo:country="US" fo:font-style="italic" officeooo:rsid="006e2db1" officeooo:paragraph-rsid="006e2db1" style:font-size-asian="10.5pt" style:font-style-asian="italic" style:font-size-complex="12pt" style:font-style-complex="italic"/>
    </style:style>
    <style:style style:name="P100" style:family="paragraph" style:parent-style-name="Text_20_body">
      <style:paragraph-properties fo:text-align="justify" style:justify-single-word="false"/>
      <style:text-properties style:font-name="Liberation Serif" fo:font-size="12pt" fo:language="en" fo:country="US" fo:font-style="italic" officeooo:rsid="006f25df" officeooo:paragraph-rsid="006f25df" style:font-size-asian="10.5pt" style:font-style-asian="italic" style:font-size-complex="12pt" style:font-style-complex="italic"/>
    </style:style>
    <style:style style:name="P101" style:family="paragraph" style:parent-style-name="Text_20_body" style:list-style-name="L2">
      <style:text-properties officeooo:rsid="019ddc74" officeooo:paragraph-rsid="001e16ea"/>
    </style:style>
    <style:style style:name="P102" style:family="paragraph" style:parent-style-name="Heading_20_1">
      <style:paragraph-properties fo:break-before="page"/>
    </style:style>
    <style:style style:name="T1" style:family="text">
      <style:text-properties officeooo:rsid="0032ab1f"/>
    </style:style>
    <style:style style:name="T2" style:family="text">
      <style:text-properties style:text-position="super 58%" fo:font-weight="bold" officeooo:rsid="00749e07" style:font-weight-asian="bold" style:font-weight-complex="bold"/>
    </style:style>
    <style:style style:name="T3" style:family="text">
      <style:text-properties style:text-position="super 58%" fo:font-weight="bold" officeooo:rsid="001e16ea" style:font-weight-asian="bold" style:font-weight-complex="bold"/>
    </style:style>
    <style:style style:name="T4" style:family="text">
      <style:text-properties style:text-position="super 58%" fo:font-weight="bold" officeooo:rsid="00695c29" style:font-weight-asian="bold" style:font-weight-complex="bold"/>
    </style:style>
    <style:style style:name="T5" style:family="text">
      <style:text-properties style:text-position="super 58%" fo:font-style="italic" fo:font-weight="bold" officeooo:rsid="0076e394" style:font-style-asian="italic" style:font-weight-asian="bold" style:font-style-complex="italic" style:font-weight-complex="bold"/>
    </style:style>
    <style:style style:name="T6" style:family="text">
      <style:text-properties officeooo:rsid="00184249"/>
    </style:style>
    <style:style style:name="T7" style:family="text">
      <style:text-properties officeooo:rsid="001e16ea"/>
    </style:style>
    <style:style style:name="T8" style:family="text">
      <style:text-properties officeooo:rsid="0016dcb2"/>
    </style:style>
    <style:style style:name="T9" style:family="text">
      <style:text-properties officeooo:rsid="002af49a"/>
    </style:style>
    <style:style style:name="T10" style:family="text">
      <style:text-properties fo:font-weight="bold" style:font-weight-asian="bold" style:font-weight-complex="bold"/>
    </style:style>
    <style:style style:name="T11" style:family="text">
      <style:text-properties fo:font-weight="bold" officeooo:rsid="002af49a" style:font-weight-asian="bold" style:font-weight-complex="bold"/>
    </style:style>
    <style:style style:name="T12" style:family="text">
      <style:text-properties fo:font-weight="bold" officeooo:rsid="001f5ebc" style:font-weight-asian="bold" style:font-weight-complex="bold"/>
    </style:style>
    <style:style style:name="T13" style:family="text">
      <style:text-properties fo:font-weight="bold" officeooo:rsid="003f9d0b" style:font-weight-asian="bold" style:font-weight-complex="bold"/>
    </style:style>
    <style:style style:name="T14" style:family="text">
      <style:text-properties fo:font-weight="bold" officeooo:rsid="00588251" style:font-weight-asian="bold" style:font-weight-complex="bold"/>
    </style:style>
    <style:style style:name="T15" style:family="text">
      <style:text-properties fo:font-weight="bold" officeooo:rsid="006f25df" style:font-weight-asian="bold" style:font-weight-complex="bold"/>
    </style:style>
    <style:style style:name="T16" style:family="text">
      <style:text-properties fo:font-weight="bold" officeooo:rsid="0072dc7e" style:font-weight-asian="bold" style:font-weight-complex="bold"/>
    </style:style>
    <style:style style:name="T17" style:family="text">
      <style:text-properties fo:font-weight="bold" officeooo:rsid="00695c29" style:font-weight-asian="bold" style:font-weight-complex="bold"/>
    </style:style>
    <style:style style:name="T18" style:family="text">
      <style:text-properties officeooo:rsid="001f872b"/>
    </style:style>
    <style:style style:name="T19" style:family="text">
      <style:text-properties officeooo:rsid="0026bfb6"/>
    </style:style>
    <style:style style:name="T20" style:family="text">
      <style:text-properties officeooo:rsid="00280e5c"/>
    </style:style>
    <style:style style:name="T21" style:family="text">
      <style:text-properties officeooo:rsid="002ae1fa"/>
    </style:style>
    <style:style style:name="T22" style:family="text">
      <style:text-properties officeooo:rsid="00309ade"/>
    </style:style>
    <style:style style:name="T23" style:family="text">
      <style:text-properties officeooo:rsid="0033a44b"/>
    </style:style>
    <style:style style:name="T24" style:family="text">
      <style:text-properties officeooo:rsid="003443a6"/>
    </style:style>
    <style:style style:name="T25" style:family="text">
      <style:text-properties officeooo:rsid="0038497c"/>
    </style:style>
    <style:style style:name="T26" style:family="text">
      <style:text-properties fo:font-style="italic" style:font-style-asian="italic" style:font-style-complex="italic"/>
    </style:style>
    <style:style style:name="T27" style:family="text">
      <style:text-properties fo:font-style="italic" officeooo:rsid="0045f528" style:font-style-asian="italic" style:font-style-complex="italic"/>
    </style:style>
    <style:style style:name="T28" style:family="text">
      <style:text-properties fo:font-style="italic" officeooo:rsid="0047f368" style:font-style-asian="italic" style:font-style-complex="italic"/>
    </style:style>
    <style:style style:name="T29" style:family="text">
      <style:text-properties fo:font-style="italic" officeooo:rsid="006ac8e4" style:font-style-asian="italic" style:font-style-complex="italic"/>
    </style:style>
    <style:style style:name="T30" style:family="text">
      <style:text-properties fo:font-style="italic" officeooo:rsid="006f25df" style:font-style-asian="italic" style:font-style-complex="italic"/>
    </style:style>
    <style:style style:name="T31" style:family="text">
      <style:text-properties fo:font-style="italic" officeooo:rsid="006e5baf" style:font-style-asian="italic" style:font-style-complex="italic"/>
    </style:style>
    <style:style style:name="T32" style:family="text">
      <style:text-properties fo:font-style="italic" officeooo:rsid="0072dc7e" style:font-style-asian="italic" style:font-style-complex="italic"/>
    </style:style>
    <style:style style:name="T33" style:family="text">
      <style:text-properties fo:font-style="italic" officeooo:rsid="006a00ab" style:font-style-asian="italic" style:font-style-complex="italic"/>
    </style:style>
    <style:style style:name="T34" style:family="text">
      <style:text-properties fo:font-style="italic" officeooo:rsid="00695c29" style:font-style-asian="italic" style:font-style-complex="italic"/>
    </style:style>
    <style:style style:name="T35" style:family="text">
      <style:text-properties fo:font-style="italic" officeooo:rsid="0074c304" style:font-style-asian="italic" style:font-style-complex="italic"/>
    </style:style>
    <style:style style:name="T36" style:family="text">
      <style:text-properties fo:font-style="italic" officeooo:rsid="0076e394" style:font-style-asian="italic" style:font-style-complex="italic"/>
    </style:style>
    <style:style style:name="T37" style:family="text">
      <style:text-properties fo:font-style="italic" fo:font-weight="bold" officeooo:rsid="0076e394" style:font-style-asian="italic" style:font-weight-asian="bold" style:font-style-complex="italic" style:font-weight-complex="bold"/>
    </style:style>
    <style:style style:name="T38" style:family="text">
      <style:text-properties officeooo:rsid="003acffb"/>
    </style:style>
    <style:style style:name="T39" style:family="text">
      <style:text-properties officeooo:rsid="003b2b23"/>
    </style:style>
    <style:style style:name="T40" style:family="text">
      <style:text-properties officeooo:rsid="003ceb8e"/>
    </style:style>
    <style:style style:name="T41" style:family="text">
      <style:text-properties officeooo:rsid="003f9d0b"/>
    </style:style>
    <style:style style:name="T42" style:family="text">
      <style:text-properties style:font-name="Liberation Serif" fo:font-size="12pt" fo:language="en" fo:country="US" officeooo:rsid="003dacef" style:font-size-asian="10.5pt" style:font-size-complex="12pt"/>
    </style:style>
    <style:style style:name="T43" style:family="text">
      <style:text-properties style:font-name="Liberation Serif" fo:font-size="12pt" fo:language="en" fo:country="US" officeooo:rsid="003f9d0b" style:font-size-asian="10.5pt" style:font-size-complex="12pt"/>
    </style:style>
    <style:style style:name="T44" style:family="text">
      <style:text-properties style:font-name="Liberation Serif" fo:font-size="12pt" fo:language="en" fo:country="US" officeooo:rsid="004cee9a" style:font-size-asian="10.5pt" style:font-size-complex="12pt"/>
    </style:style>
    <style:style style:name="T45" style:family="text">
      <style:text-properties style:font-name="Liberation Serif" fo:font-size="12pt" fo:language="en" fo:country="US" fo:font-weight="bold" officeooo:rsid="003f9d0b" style:font-size-asian="10.5pt" style:font-weight-asian="bold" style:font-size-complex="12pt" style:font-weight-complex="bold"/>
    </style:style>
    <style:style style:name="T46" style:family="text">
      <style:text-properties style:font-name="Liberation Serif" fo:font-size="12pt" fo:language="en" fo:country="US" fo:font-weight="bold" officeooo:rsid="00418530" style:font-size-asian="10.5pt" style:font-weight-asian="bold" style:font-size-complex="12pt" style:font-weight-complex="bold"/>
    </style:style>
    <style:style style:name="T47" style:family="text">
      <style:text-properties style:font-name="Liberation Serif" fo:font-size="12pt" fo:language="en" fo:country="US" fo:font-weight="bold" officeooo:rsid="004cee9a" style:font-size-asian="10.5pt" style:font-weight-asian="bold" style:font-size-complex="12pt" style:font-weight-complex="bold"/>
    </style:style>
    <style:style style:name="T48" style:family="text">
      <style:text-properties style:font-name="Liberation Serif" fo:font-size="12pt" fo:language="en" fo:country="US" fo:font-weight="bold" officeooo:rsid="00502697" style:font-size-asian="10.5pt" style:font-weight-asian="bold" style:font-size-complex="12pt" style:font-weight-complex="bold"/>
    </style:style>
    <style:style style:name="T49" style:family="text">
      <style:text-properties fo:font-style="normal" style:font-style-asian="normal" style:font-style-complex="normal"/>
    </style:style>
    <style:style style:name="T50" style:family="text">
      <style:text-properties fo:font-style="normal" officeooo:rsid="0045f528" style:font-style-asian="normal" style:font-style-complex="normal"/>
    </style:style>
    <style:style style:name="T51" style:family="text">
      <style:text-properties fo:font-style="normal" officeooo:rsid="00473cb5" style:font-style-asian="normal" style:font-style-complex="normal"/>
    </style:style>
    <style:style style:name="T52" style:family="text">
      <style:text-properties fo:font-style="normal" officeooo:rsid="0047f368" style:font-style-asian="normal" style:font-style-complex="normal"/>
    </style:style>
    <style:style style:name="T53" style:family="text">
      <style:text-properties fo:font-style="normal" officeooo:rsid="0049956d" style:font-style-asian="normal" style:font-style-complex="normal"/>
    </style:style>
    <style:style style:name="T54" style:family="text">
      <style:text-properties fo:font-style="normal" officeooo:rsid="004b7deb" style:font-style-asian="normal" style:font-style-complex="normal"/>
    </style:style>
    <style:style style:name="T55" style:family="text">
      <style:text-properties fo:font-style="normal" officeooo:rsid="004cee9a" style:font-style-asian="normal" style:font-style-complex="normal"/>
    </style:style>
    <style:style style:name="T56" style:family="text">
      <style:text-properties fo:font-style="normal" officeooo:rsid="004e9040" style:font-style-asian="normal" style:font-style-complex="normal"/>
    </style:style>
    <style:style style:name="T57" style:family="text">
      <style:text-properties fo:font-style="normal" officeooo:rsid="0051f892" style:font-style-asian="normal" style:font-style-complex="normal"/>
    </style:style>
    <style:style style:name="T58" style:family="text">
      <style:text-properties fo:font-style="normal" officeooo:rsid="005d9216" style:font-style-asian="normal" style:font-style-complex="normal"/>
    </style:style>
    <style:style style:name="T59" style:family="text">
      <style:text-properties fo:font-style="normal" fo:font-weight="bold" officeooo:rsid="003f9d0b" style:font-style-asian="normal" style:font-weight-asian="bold" style:font-style-complex="normal" style:font-weight-complex="bold"/>
    </style:style>
    <style:style style:name="T60" style:family="text">
      <style:text-properties fo:font-style="normal" fo:font-weight="bold" officeooo:rsid="004cee9a" style:font-style-asian="normal" style:font-weight-asian="bold" style:font-style-complex="normal" style:font-weight-complex="bold"/>
    </style:style>
    <style:style style:name="T61" style:family="text">
      <style:text-properties fo:font-style="normal" fo:font-weight="bold" officeooo:rsid="00502697" style:font-style-asian="normal" style:font-weight-asian="bold" style:font-style-complex="normal" style:font-weight-complex="bold"/>
    </style:style>
    <style:style style:name="T62" style:family="text">
      <style:text-properties fo:font-style="normal" fo:font-weight="bold" officeooo:rsid="0051f892" style:font-style-asian="normal" style:font-weight-asian="bold" style:font-style-complex="normal" style:font-weight-complex="bold"/>
    </style:style>
    <style:style style:name="T63" style:family="text">
      <style:text-properties fo:font-style="normal" fo:font-weight="bold" officeooo:rsid="006ac8e4" style:font-style-asian="normal" style:font-weight-asian="bold" style:font-style-complex="normal" style:font-weight-complex="bold"/>
    </style:style>
    <style:style style:name="T64" style:family="text">
      <style:text-properties officeooo:rsid="004b7deb"/>
    </style:style>
    <style:style style:name="T65" style:family="text">
      <style:text-properties officeooo:rsid="00532c45"/>
    </style:style>
    <style:style style:name="T66" style:family="text">
      <style:text-properties officeooo:rsid="00547e88"/>
    </style:style>
    <style:style style:name="T67" style:family="text">
      <style:text-properties officeooo:rsid="00594aa8"/>
    </style:style>
    <style:style style:name="T68" style:family="text">
      <style:text-properties officeooo:rsid="005c8216"/>
    </style:style>
    <style:style style:name="T69" style:family="text">
      <style:text-properties officeooo:rsid="006128da"/>
    </style:style>
    <style:style style:name="T70" style:family="text">
      <style:text-properties officeooo:rsid="00695c29"/>
    </style:style>
    <style:style style:name="T71" style:family="text">
      <style:text-properties officeooo:rsid="006a00ab"/>
    </style:style>
    <style:style style:name="T72" style:family="text">
      <style:text-properties officeooo:rsid="006c6e31"/>
    </style:style>
    <style:style style:name="T73" style:family="text">
      <style:text-properties officeooo:rsid="006e5baf"/>
    </style:style>
    <style:style style:name="T74" style:family="text">
      <style:text-properties officeooo:rsid="006f25df"/>
    </style:style>
    <style:style style:name="T75" style:family="text">
      <style:text-properties officeooo:rsid="0072dc7e"/>
    </style:style>
    <style:style style:name="T76" style:family="text">
      <style:text-properties officeooo:rsid="0074c30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Jcp_inm_concordance.sdi"/>
      <text:p text:style-name="Title">Jcp_Inm <text:alphabetical-index-mark-start text:id="IMark50812568"/><text:alphabetical-index-mark-start text:id="IMark52603224"/><text:alphabetical-index-mark-start text:id="IMark51170520"/><text:alphabetical-index-mark-start text:id="IMark52789416"/><text:alphabetical-index-mark-start text:id="IMark52334904"/><text:alphabetical-index-mark-start text:id="IMark52533432"/><text:alphabetical-index-mark-start text:id="IMark52883608"/><text:alphabetical-index-mark-start text:id="IMark28623224"/><text:alphabetical-index-mark-start text:id="IMark53367784"/><text:alphabetical-index-mark-start text:id="IMark51071928"/>Data<text:alphabetical-index-mark-end text:id="IMark51071928"/><text:alphabetical-index-mark-end text:id="IMark53367784"/><text:alphabetical-index-mark-end text:id="IMark28623224"/><text:alphabetical-index-mark-end text:id="IMark52883608"/><text:alphabetical-index-mark-end text:id="IMark52533432"/>set<text:alphabetical-index-mark-end text:id="IMark52334904"/><text:alphabetical-index-mark-end text:id="IMark52789416"/><text:alphabetical-index-mark-end text:id="IMark51170520"/><text:alphabetical-index-mark-end text:id="IMark52603224"/><text:alphabetical-index-mark-end text:id="IMark50812568"/></text:p>
      <text:p text:style-name="P66">P<text:alphabetical-index-mark-start text:id="IMark52334904"/><text:alphabetical-index-mark-start text:id="IMark53367784"/>ab<text:alphabetical-index-mark-end text:id="IMark53367784"/><text:alphabetical-index-mark-end text:id="IMark52334904"/>lo <text:alphabetical-index-mark-start text:id="IMark52334440"/><text:alphabetical-index-mark-start text:id="IMark51265144"/><text:alphabetical-index-mark-start text:id="IMark52789704"/><text:alphabetical-index-mark-start text:id="IMark31609224"/><text:alphabetical-index-mark-start text:id="IMark28623688"/><text:alphabetical-index-mark-start text:id="IMark51443592"/><text:alphabetical-index-mark-start text:id="IMark51338056"/><text:alphabetical-index-mark-start text:id="IMark53069624"/><text:alphabetical-index-mark-start text:id="IMark51090136"/><text:alphabetical-index-mark-start text:id="IMark51223096"/><text:alphabetical-index-mark-start text:id="IMark31479128"/><text:alphabetical-index-mark-start text:id="IMark31581992"/><text:alphabetical-index-mark-start text:id="IMark31431000"/><text:alphabetical-index-mark-start text:id="IMark31658792"/><text:alphabetical-index-mark-start text:id="IMark49816920"/>Ed<text:alphabetical-index-mark-start text:id="IMark31387432"/><text:alphabetical-index-mark-start text:id="IMark54426712"/>ro<text:alphabetical-index-mark-end text:id="IMark54426712"/><text:alphabetical-index-mark-end text:id="IMark31387432"/>nkin<text:alphabetical-index-mark-end text:id="IMark49816920"/><text:alphabetical-index-mark-end text:id="IMark31658792"/><text:alphabetical-index-mark-end text:id="IMark31431000"/><text:alphabetical-index-mark-end text:id="IMark31581992"/><text:alphabetical-index-mark-end text:id="IMark31479128"/><text:alphabetical-index-mark-end text:id="IMark51223096"/><text:alphabetical-index-mark-end text:id="IMark51090136"/><text:alphabetical-index-mark-end text:id="IMark53069624"/><text:alphabetical-index-mark-end text:id="IMark51338056"/><text:alphabetical-index-mark-end text:id="IMark51443592"/><text:alphabetical-index-mark-end text:id="IMark28623688"/><text:alphabetical-index-mark-end text:id="IMark31609224"/><text:alphabetical-index-mark-end text:id="IMark52789704"/><text:alphabetical-index-mark-end text:id="IMark51265144"/><text:alphabetical-index-mark-end text:id="IMark52334440"/>, <text:span text:style-name="T1">2019</text:span></text:p>
      <text:p text:style-name="P2"><text:a xlink:type="simple" xlink:href="https://orcid.org/0000-0001-8690-7030" text:style-name="Internet_20_link" text:visited-style-name="Visited_20_Internet_20_Link">https://</text:a><text:alphabetical-index-mark-start text:id="IMark52603224"/><text:alphabetical-index-mark-start text:id="IMark53367784"/><text:alphabetical-index-mark-start text:id="IMark54426248"/><text:alphabetical-index-mark-start text:id="IMark31645016"/><text:alphabetical-index-mark-start text:id="IMark31581528"/><text:alphabetical-index-mark-start text:id="IMark53069160"/><text:alphabetical-index-mark-start text:id="IMark52883144"/><text:alphabetical-index-mark-start text:id="IMark50695688"/><text:alphabetical-index-mark-start text:id="IMark51164008"/><text:a xlink:type="simple" xlink:href="https://orcid.org/0000-0001-8690-7030" text:style-name="Internet_20_link" text:visited-style-name="Visited_20_Internet_20_Link">orc</text:a><text:alphabetical-index-mark-start text:id="IMark28623688"/><text:alphabetical-index-mark-start text:id="IMark51443592"/><text:a xlink:type="simple" xlink:href="https://orcid.org/0000-0001-8690-7030" text:style-name="Internet_20_link" text:visited-style-name="Visited_20_Internet_20_Link">id</text:a><text:alphabetical-index-mark-end text:id="IMark51443592"/><text:alphabetical-index-mark-end text:id="IMark28623688"/><text:alphabetical-index-mark-end text:id="IMark51164008"/><text:alphabetical-index-mark-end text:id="IMark50695688"/><text:alphabetical-index-mark-end text:id="IMark52883144"/><text:alphabetical-index-mark-end text:id="IMark53069160"/><text:alphabetical-index-mark-end text:id="IMark31581528"/><text:alphabetical-index-mark-end text:id="IMark31645016"/><text:alphabetical-index-mark-end text:id="IMark54426248"/><text:alphabetical-index-mark-end text:id="IMark53367784"/><text:alphabetical-index-mark-end text:id="IMark52603224"/><text:a xlink:type="simple" xlink:href="https://orcid.org/0000-0001-8690-7030" text:style-name="Internet_20_link" text:visited-style-name="Visited_20_Internet_20_Link">.org/0000-0001-8690-7030</text:a></text:p>
      <text:p text:style-name="P2"/>
      <text:h text:style-name="Heading_20_1" text:outline-level="1"><text:bookmark-start text:name="__RefHeading___Toc753_180202276"/><text:alphabetical-index-mark-start text:id="IMark51090424"/><text:alphabetical-index-mark-start text:id="IMark52603224"/>Ab<text:alphabetical-index-mark-end text:id="IMark52603224"/><text:alphabetical-index-mark-end text:id="IMark51090424"/>stract.<text:bookmark-end text:name="__RefHeading___Toc753_180202276"/></text:h>
      <text:p text:style-name="P3"/>
      <text:p text:style-name="P5">This is a <text:alphabetical-index-mark-start text:id="IMark53367784"/><text:alphabetical-index-mark-start text:id="IMark52602792"/><text:alphabetical-index-mark-start text:id="IMark52334904"/><text:alphabetical-index-mark-start text:id="IMark51090424"/><text:alphabetical-index-mark-start text:id="IMark52603224"/><text:alphabetical-index-mark-start text:id="IMark51170520"/><text:alphabetical-index-mark-start text:id="IMark31479416"/><text:alphabetical-index-mark-start text:id="IMark31304312"/><text:alphabetical-index-mark-start text:id="IMark31390328"/><text:alphabetical-index-mark-start text:id="IMark50777352"/>data<text:alphabetical-index-mark-end text:id="IMark50777352"/><text:alphabetical-index-mark-end text:id="IMark31390328"/><text:alphabetical-index-mark-end text:id="IMark31304312"/><text:alphabetical-index-mark-end text:id="IMark31479416"/><text:alphabetical-index-mark-end text:id="IMark51170520"/>set<text:alphabetical-index-mark-end text:id="IMark52603224"/><text:alphabetical-index-mark-end text:id="IMark51090424"/><text:alphabetical-index-mark-end text:id="IMark52334904"/><text:alphabetical-index-mark-end text:id="IMark52602792"/><text:alphabetical-index-mark-end text:id="IMark53367784"/> based in <text:alphabetical-index-mark-start text:id="IMark54652248"/><text:alphabetical-index-mark-start text:id="IMark52753256"/><text:alphabetical-index-mark-start text:id="IMark52753912"/><text:alphabetical-index-mark-start text:id="IMark46948216"/><text:alphabetical-index-mark-start text:id="IMark46072888"/><text:alphabetical-index-mark-start text:id="IMark27422696"/><text:alphabetical-index-mark-start text:id="IMark50811688"/><text:alphabetical-index-mark-start text:id="IMark46236424"/><text:alphabetical-index-mark-start text:id="IMark45980504"/><text:alphabetical-index-mark-start text:id="IMark46379112"/><text:alphabetical-index-mark-start text:id="IMark47136504"/><text:alphabetical-index-mark-start text:id="IMark49765960"/><text:alphabetical-index-mark-start text:id="IMark54656504"/><text:alphabetical-index-mark-start text:id="IMark52496024"/><text:alphabetical-index-mark-start text:id="IMark52369192"/>Sql<text:alphabetical-index-mark-end text:id="IMark52369192"/><text:alphabetical-index-mark-end text:id="IMark52496024"/><text:alphabetical-index-mark-end text:id="IMark54656504"/><text:alphabetical-index-mark-end text:id="IMark49765960"/><text:alphabetical-index-mark-end text:id="IMark47136504"/>ite<text:alphabetical-index-mark-end text:id="IMark46379112"/><text:alphabetical-index-mark-end text:id="IMark45980504"/><text:alphabetical-index-mark-end text:id="IMark46236424"/><text:alphabetical-index-mark-end text:id="IMark50811688"/><text:alphabetical-index-mark-end text:id="IMark27422696"/>3<text:alphabetical-index-mark-end text:id="IMark46072888"/><text:alphabetical-index-mark-end text:id="IMark46948216"/><text:alphabetical-index-mark-end text:id="IMark52753912"/><text:alphabetical-index-mark-end text:id="IMark52753256"/><text:alphabetical-index-mark-end text:id="IMark54652248"/> <text:alphabetical-index-mark-start text:id="IMark51819160"/><text:alphabetical-index-mark-start text:id="IMark52214152"/><text:alphabetical-index-mark-start text:id="IMark51589496"/><text:alphabetical-index-mark-start text:id="IMark49875288"/><text:alphabetical-index-mark-start text:id="IMark52097592"/>dat<text:alphabetical-index-mark-start text:id="IMark51073416"/><text:alphabetical-index-mark-start text:id="IMark54207128"/>a<text:alphabetical-index-mark-end text:id="IMark52097592"/><text:alphabetical-index-mark-end text:id="IMark49875288"/><text:alphabetical-index-mark-end text:id="IMark51589496"/><text:alphabetical-index-mark-end text:id="IMark52214152"/><text:alphabetical-index-mark-end text:id="IMark51819160"/>b<text:alphabetical-index-mark-end text:id="IMark54207128"/><text:alphabetical-index-mark-end text:id="IMark51073416"/>ase <text:alphabetical-index-mark-start text:id="IMark51256744"/><text:alphabetical-index-mark-start text:id="IMark51483240"/><text:alphabetical-index-mark-start text:id="IMark31405448"/><text:alphabetical-index-mark-start text:id="IMark52153848"/>format<text:alphabetical-index-mark-end text:id="IMark52153848"/><text:alphabetical-index-mark-end text:id="IMark31405448"/><text:alphabetical-index-mark-end text:id="IMark51483240"/><text:alphabetical-index-mark-end text:id="IMark51256744"/> <text:alphabetical-index-mark-start text:id="IMark51374504"/><text:alphabetical-index-mark-start text:id="IMark50940808"/>co<text:alphabetical-index-mark-end text:id="IMark50940808"/><text:alphabetical-index-mark-end text:id="IMark51374504"/>ntaining <text:alphabetical-index-mark-start text:id="IMark52865544"/><text:alphabetical-index-mark-start text:id="IMark47051320"/><text:alphabetical-index-mark-start text:id="IMark50818040"/><text:alphabetical-index-mark-start text:id="IMark46058872"/><text:alphabetical-index-mark-start text:id="IMark51165640"/>data<text:alphabetical-index-mark-end text:id="IMark51165640"/><text:alphabetical-index-mark-end text:id="IMark46058872"/><text:alphabetical-index-mark-end text:id="IMark50818040"/><text:alphabetical-index-mark-end text:id="IMark47051320"/><text:alphabetical-index-mark-end text:id="IMark52865544"/> on <text:alphabetical-index-mark-start text:id="IMark31900264"/><text:alphabetical-index-mark-start text:id="IMark31416280"/><text:alphabetical-index-mark-start text:id="IMark45959160"/><text:alphabetical-index-mark-start text:id="IMark46161240"/>real<text:alphabetical-index-mark-end text:id="IMark46161240"/><text:alphabetical-index-mark-end text:id="IMark45959160"/><text:alphabetical-index-mark-end text:id="IMark31416280"/><text:alphabetical-index-mark-end text:id="IMark31900264"/> <text:alphabetical-index-mark-start text:id="IMark53039704"/><text:alphabetical-index-mark-start text:id="IMark28675032"/><text:alphabetical-index-mark-start text:id="IMark52057800"/><text:alphabetical-index-mark-start text:id="IMark52321608"/>estate<text:alphabetical-index-mark-end text:id="IMark52321608"/><text:alphabetical-index-mark-end text:id="IMark52057800"/><text:alphabetical-index-mark-end text:id="IMark28675032"/><text:alphabetical-index-mark-end text:id="IMark53039704"/> <text:alphabetical-index-mark-start text:id="IMark51746328"/><text:alphabetical-index-mark-start text:id="IMark52277800"/><text:alphabetical-index-mark-start text:id="IMark31496936"/><text:alphabetical-index-mark-start text:id="IMark52527720"/><text:alphabetical-index-mark-start text:id="IMark52034968"/><text:alphabetical-index-mark-start text:id="IMark52910920"/>value<text:alphabetical-index-mark-end text:id="IMark52910920"/><text:alphabetical-index-mark-end text:id="IMark52034968"/><text:alphabetical-index-mark-end text:id="IMark52527720"/><text:alphabetical-index-mark-end text:id="IMark31496936"/><text:alphabetical-index-mark-end text:id="IMark52277800"/><text:alphabetical-index-mark-end text:id="IMark51746328"/>s for the down<text:alphabetical-index-mark-start text:id="IMark51577976"/><text:alphabetical-index-mark-start text:id="IMark52304744"/>town<text:alphabetical-index-mark-end text:id="IMark52304744"/><text:alphabetical-index-mark-end text:id="IMark51577976"/> area of the <text:alphabetical-index-mark-start text:id="IMark52458552"/><text:alphabetical-index-mark-start text:id="IMark52315240"/><text:alphabetical-index-mark-start text:id="IMark49897496"/><text:alphabetical-index-mark-start text:id="IMark52069672"/>city<text:alphabetical-index-mark-end text:id="IMark52069672"/><text:alphabetical-index-mark-end text:id="IMark49897496"/><text:alphabetical-index-mark-end text:id="IMark52315240"/><text:alphabetical-index-mark-end text:id="IMark52458552"/> of <text:alphabetical-index-mark-start text:id="IMark53047768"/><text:alphabetical-index-mark-start text:id="IMark52656312"/><text:alphabetical-index-mark-start text:id="IMark54223064"/><text:alphabetical-index-mark-start text:id="IMark54227000"/><text:alphabetical-index-mark-start text:id="IMark51498088"/>Jose C. Paz<text:alphabetical-index-mark-end text:id="IMark51498088"/><text:alphabetical-index-mark-end text:id="IMark54227000"/><text:alphabetical-index-mark-end text:id="IMark54223064"/><text:alphabetical-index-mark-end text:id="IMark52656312"/><text:alphabetical-index-mark-end text:id="IMark53047768"/>, <text:alphabetical-index-mark-start text:id="IMark52733368"/><text:alphabetical-index-mark-start text:id="IMark53106744"/><text:alphabetical-index-mark-start text:id="IMark50812616"/><text:alphabetical-index-mark-start text:id="IMark52997784"/><text:alphabetical-index-mark-start text:id="IMark52733464"/>Buenos Aires<text:alphabetical-index-mark-end text:id="IMark52733464"/><text:alphabetical-index-mark-end text:id="IMark52997784"/><text:alphabetical-index-mark-end text:id="IMark50812616"/><text:alphabetical-index-mark-end text:id="IMark53106744"/><text:alphabetical-index-mark-end text:id="IMark52733368"/>, <text:alphabetical-index-mark-start text:id="IMark53839272"/><text:alphabetical-index-mark-start text:id="IMark54381992"/><text:alphabetical-index-mark-start text:id="IMark52658056"/><text:alphabetical-index-mark-start text:id="IMark52996072"/><text:alphabetical-index-mark-start text:id="IMark52430680"/>Argentina<text:alphabetical-index-mark-end text:id="IMark52430680"/><text:alphabetical-index-mark-end text:id="IMark52996072"/><text:alphabetical-index-mark-end text:id="IMark52658056"/><text:alphabetical-index-mark-end text:id="IMark54381992"/><text:alphabetical-index-mark-end text:id="IMark53839272"/>, gathered in 2019.</text:p>
      <text:p text:style-name="P3"/>
      <text:p text:style-name="P5">It is presented in <text:alphabetical-index-mark-start text:id="IMark52602792"/><text:alphabetical-index-mark-start text:id="IMark52334904"/><text:alphabetical-index-mark-start text:id="IMark51090424"/><text:alphabetical-index-mark-start text:id="IMark52603224"/><text:alphabetical-index-mark-start text:id="IMark53367784"/><text:alphabetical-index-mark-start text:id="IMark53839272"/><text:alphabetical-index-mark-start text:id="IMark52357192"/><text:alphabetical-index-mark-start text:id="IMark51082568"/><text:alphabetical-index-mark-start text:id="IMark54207416"/><text:alphabetical-index-mark-start text:id="IMark51372664"/><text:alphabetical-index-mark-start text:id="IMark31522712"/><text:alphabetical-index-mark-start text:id="IMark31390616"/><text:alphabetical-index-mark-start text:id="IMark52130920"/><text:alphabetical-index-mark-start text:id="IMark52430216"/><text:alphabetical-index-mark-start text:id="IMark54381528"/>Sql<text:alphabetical-index-mark-end text:id="IMark54381528"/><text:alphabetical-index-mark-end text:id="IMark52430216"/><text:alphabetical-index-mark-end text:id="IMark52130920"/><text:alphabetical-index-mark-end text:id="IMark31390616"/><text:alphabetical-index-mark-end text:id="IMark31522712"/>ite<text:alphabetical-index-mark-end text:id="IMark51372664"/><text:alphabetical-index-mark-end text:id="IMark54207416"/><text:alphabetical-index-mark-end text:id="IMark51082568"/><text:alphabetical-index-mark-end text:id="IMark52357192"/><text:alphabetical-index-mark-end text:id="IMark53839272"/>3<text:alphabetical-index-mark-end text:id="IMark53367784"/><text:alphabetical-index-mark-end text:id="IMark52603224"/><text:alphabetical-index-mark-end text:id="IMark51090424"/><text:alphabetical-index-mark-end text:id="IMark52334904"/><text:alphabetical-index-mark-end text:id="IMark52602792"/> <text:alphabetical-index-mark-start text:id="IMark51927448"/><text:alphabetical-index-mark-start text:id="IMark46928248"/><text:alphabetical-index-mark-start text:id="IMark31899880"/><text:alphabetical-index-mark-start text:id="IMark47176072"/><text:alphabetical-index-mark-start text:id="IMark47175400"/>dat<text:alphabetical-index-mark-start text:id="IMark51081816"/><text:alphabetical-index-mark-start text:id="IMark51165256"/>a<text:alphabetical-index-mark-end text:id="IMark47175400"/><text:alphabetical-index-mark-end text:id="IMark47176072"/><text:alphabetical-index-mark-end text:id="IMark31899880"/><text:alphabetical-index-mark-end text:id="IMark46928248"/><text:alphabetical-index-mark-end text:id="IMark51927448"/>b<text:alphabetical-index-mark-end text:id="IMark51165256"/><text:alphabetical-index-mark-end text:id="IMark51081816"/>ase <text:alphabetical-index-mark-start text:id="IMark50811224"/><text:alphabetical-index-mark-start text:id="IMark51224712"/><text:alphabetical-index-mark-start text:id="IMark46929000"/><text:alphabetical-index-mark-start text:id="IMark31900632"/>format<text:alphabetical-index-mark-end text:id="IMark31900632"/><text:alphabetical-index-mark-end text:id="IMark46929000"/><text:alphabetical-index-mark-end text:id="IMark51224712"/><text:alphabetical-index-mark-end text:id="IMark50811224"/> and <text:alphabetical-index-mark-start text:id="IMark52278088"/><text:alphabetical-index-mark-start text:id="IMark52278184"/>co<text:alphabetical-index-mark-end text:id="IMark52278184"/><text:alphabetical-index-mark-end text:id="IMark52278088"/>ntains <text:alphabetical-index-mark-start text:id="IMark52430968"/><text:alphabetical-index-mark-start text:id="IMark53349080"/><text:alphabetical-index-mark-start text:id="IMark31519352"/><text:alphabetical-index-mark-start text:id="IMark31318648"/><text:alphabetical-index-mark-start text:id="IMark31481464"/><text:alphabetical-index-mark-start text:id="IMark46148216"/>value<text:alphabetical-index-mark-end text:id="IMark46148216"/><text:alphabetical-index-mark-end text:id="IMark31481464"/><text:alphabetical-index-mark-end text:id="IMark31318648"/><text:alphabetical-index-mark-end text:id="IMark31519352"/><text:alphabetical-index-mark-end text:id="IMark53349080"/><text:alphabetical-index-mark-end text:id="IMark52430968"/>s in US <text:alphabetical-index-mark-start text:id="IMark46379400"/><text:alphabetical-index-mark-start text:id="IMark51734312"/><text:span text:style-name="T66">dollar</text:span><text:alphabetical-index-mark-end text:id="IMark51734312"/><text:alphabetical-index-mark-end text:id="IMark46379400"/><text:span text:style-name="T66">s</text:span> per <text:alphabetical-index-mark-start text:id="IMark53838376"/><text:alphabetical-index-mark-start text:id="IMark53838888"/><text:alphabetical-index-mark-start text:id="IMark51446696"/><text:alphabetical-index-mark-start text:id="IMark49876040"/>square<text:alphabetical-index-mark-end text:id="IMark49876040"/><text:alphabetical-index-mark-end text:id="IMark51446696"/><text:alphabetical-index-mark-end text:id="IMark53838888"/><text:alphabetical-index-mark-end text:id="IMark53838376"/> <text:alphabetical-index-mark-start text:id="IMark31405736"/><text:alphabetical-index-mark-start text:id="IMark52154600"/><text:alphabetical-index-mark-start text:id="IMark52458840"/><text:alphabetical-index-mark-start text:id="IMark52315992"/>meter<text:alphabetical-index-mark-end text:id="IMark52315992"/><text:alphabetical-index-mark-end text:id="IMark52458840"/><text:alphabetical-index-mark-end text:id="IMark52154600"/><text:alphabetical-index-mark-end text:id="IMark31405736"/> <text:alphabetical-index-mark-start text:id="IMark52316088"/><text:alphabetical-index-mark-start text:id="IMark52100536"/><text:alphabetical-index-mark-start text:id="IMark50809256"/><text:alphabetical-index-mark-start text:id="IMark53487496"/><text:alphabetical-index-mark-start text:id="IMark46945304"/>average<text:alphabetical-index-mark-end text:id="IMark46945304"/><text:alphabetical-index-mark-end text:id="IMark53487496"/><text:alphabetical-index-mark-end text:id="IMark50809256"/><text:alphabetical-index-mark-end text:id="IMark52100536"/><text:alphabetical-index-mark-end text:id="IMark52316088"/>d (built and not built), plus <text:alphabetical-index-mark-start text:id="IMark53641464"/><text:alphabetical-index-mark-start text:id="IMark50924616"/><text:alphabetical-index-mark-start text:id="IMark51228168"/><text:alphabetical-index-mark-start text:id="IMark50788280"/><text:alphabetical-index-mark-start text:id="IMark51908248"/>data<text:alphabetical-index-mark-end text:id="IMark51908248"/><text:alphabetical-index-mark-end text:id="IMark50788280"/><text:alphabetical-index-mark-end text:id="IMark51228168"/><text:alphabetical-index-mark-end text:id="IMark50924616"/><text:alphabetical-index-mark-end text:id="IMark53641464"/> on the <text:alphabetical-index-mark-start text:id="IMark51738040"/><text:alphabetical-index-mark-start text:id="IMark31259544"/><text:alphabetical-index-mark-start text:id="IMark51170520"/><text:alphabetical-index-mark-start text:id="IMark54208872"/><text:alphabetical-index-mark-start text:id="IMark51395608"/>number<text:alphabetical-index-mark-end text:id="IMark51395608"/><text:alphabetical-index-mark-end text:id="IMark54208872"/><text:alphabetical-index-mark-end text:id="IMark51170520"/><text:alphabetical-index-mark-end text:id="IMark31259544"/><text:alphabetical-index-mark-end text:id="IMark51738040"/> of <text:alphabetical-index-mark-start text:id="IMark51714056"/><text:alphabetical-index-mark-start text:id="IMark53193272"/><text:alphabetical-index-mark-start text:id="IMark53403080"/><text:alphabetical-index-mark-start text:id="IMark53325480"/><text:alphabetical-index-mark-start text:id="IMark52268520"/>pedestrian<text:alphabetical-index-mark-end text:id="IMark52268520"/><text:alphabetical-index-mark-end text:id="IMark53325480"/><text:alphabetical-index-mark-end text:id="IMark53403080"/><text:alphabetical-index-mark-end text:id="IMark53193272"/><text:alphabetical-index-mark-end text:id="IMark51714056"/>s <text:alphabetical-index-mark-start text:id="IMark53227896"/><text:alphabetical-index-mark-start text:id="IMark54369192"/><text:alphabetical-index-mark-start text:id="IMark53563768"/><text:alphabetical-index-mark-start text:id="IMark51601960"/>st<text:alphabetical-index-mark-start text:id="IMark52962248"/><text:alphabetical-index-mark-start text:id="IMark54309816"/>ro<text:alphabetical-index-mark-end text:id="IMark54309816"/><text:alphabetical-index-mark-end text:id="IMark52962248"/>ll<text:alphabetical-index-mark-end text:id="IMark51601960"/><text:alphabetical-index-mark-end text:id="IMark53563768"/><text:alphabetical-index-mark-end text:id="IMark54369192"/><text:alphabetical-index-mark-end text:id="IMark53227896"/>ing tho<text:alphabetical-index-mark-start text:id="IMark53102744"/><text:alphabetical-index-mark-start text:id="IMark51928248"/>ro<text:alphabetical-index-mark-end text:id="IMark51928248"/><text:alphabetical-index-mark-end text:id="IMark53102744"/>ugh the <text:alphabetical-index-mark-start text:id="IMark53611624"/><text:alphabetical-index-mark-start text:id="IMark52798280"/><text:alphabetical-index-mark-start text:id="IMark53016328"/><text:alphabetical-index-mark-start text:id="IMark52488616"/><text:alphabetical-index-mark-start text:id="IMark54453496"/>street<text:alphabetical-index-mark-end text:id="IMark54453496"/><text:alphabetical-index-mark-end text:id="IMark52488616"/><text:alphabetical-index-mark-end text:id="IMark53016328"/><text:alphabetical-index-mark-end text:id="IMark52798280"/><text:alphabetical-index-mark-end text:id="IMark53611624"/>s of the <text:alphabetical-index-mark-start text:id="IMark52229720"/><text:alphabetical-index-mark-start text:id="IMark52500360"/><text:alphabetical-index-mark-start text:id="IMark52441704"/><text:alphabetical-index-mark-start text:id="IMark51655048"/><text:alphabetical-index-mark-start text:id="IMark52981592"/><text:alphabetical-index-mark-start text:id="IMark54209752"/><text:alphabetical-index-mark-start text:id="IMark54247544"/>co<text:alphabetical-index-mark-end text:id="IMark54247544"/><text:alphabetical-index-mark-end text:id="IMark54209752"/>mmercial<text:alphabetical-index-mark-end text:id="IMark52981592"/><text:alphabetical-index-mark-end text:id="IMark51655048"/><text:alphabetical-index-mark-end text:id="IMark52441704"/><text:alphabetical-index-mark-end text:id="IMark52500360"/><text:alphabetical-index-mark-end text:id="IMark52229720"/> <text:alphabetical-index-mark-start text:id="IMark51817192"/><text:alphabetical-index-mark-start text:id="IMark51949592"/><text:alphabetical-index-mark-start text:id="IMark52001352"/><text:alphabetical-index-mark-start text:id="IMark54411032"/>district<text:alphabetical-index-mark-end text:id="IMark54411032"/><text:alphabetical-index-mark-end text:id="IMark52001352"/><text:alphabetical-index-mark-end text:id="IMark51949592"/><text:alphabetical-index-mark-end text:id="IMark51817192"/> of the <text:alphabetical-index-mark-start text:id="IMark51968904"/><text:alphabetical-index-mark-start text:id="IMark51593432"/><text:alphabetical-index-mark-start text:id="IMark53290904"/><text:alphabetical-index-mark-start text:id="IMark53088872"/>city<text:alphabetical-index-mark-end text:id="IMark53088872"/><text:alphabetical-index-mark-end text:id="IMark53290904"/><text:alphabetical-index-mark-end text:id="IMark51593432"/><text:alphabetical-index-mark-end text:id="IMark51968904"/>.</text:p>
      <text:p text:style-name="P3"/>
      <text:h text:style-name="Heading_20_1" text:outline-level="1"><text:bookmark-start text:name="__RefHeading___Toc755_180202276"/>Keywords.<text:bookmark-end text:name="__RefHeading___Toc755_180202276"/></text:h>
      <text:p text:style-name="P3"/>
      <text:p text:style-name="P5"><text:alphabetical-index-mark-start text:id="IMark54208872"/><text:alphabetical-index-mark-start text:id="IMark51908248"/><text:alphabetical-index-mark-start text:id="IMark52334904"/><text:alphabetical-index-mark-start text:id="IMark52602792"/>Real<text:alphabetical-index-mark-end text:id="IMark52602792"/><text:alphabetical-index-mark-end text:id="IMark52334904"/><text:alphabetical-index-mark-end text:id="IMark51908248"/><text:alphabetical-index-mark-end text:id="IMark54208872"/> <text:alphabetical-index-mark-start text:id="IMark51090424"/><text:alphabetical-index-mark-start text:id="IMark52603224"/><text:alphabetical-index-mark-start text:id="IMark53367784"/><text:alphabetical-index-mark-start text:id="IMark51714056"/>estate<text:alphabetical-index-mark-end text:id="IMark51714056"/><text:alphabetical-index-mark-end text:id="IMark53367784"/><text:alphabetical-index-mark-end text:id="IMark52603224"/><text:alphabetical-index-mark-end text:id="IMark51090424"/>, <text:alphabetical-index-mark-start text:id="IMark53839272"/><text:alphabetical-index-mark-start text:id="IMark50924232"/><text:alphabetical-index-mark-start text:id="IMark51725528"/><text:alphabetical-index-mark-start text:id="IMark51754728"/><text:alphabetical-index-mark-start text:id="IMark52277416"/>dat<text:alphabetical-index-mark-start text:id="IMark52749224"/><text:alphabetical-index-mark-start text:id="IMark53032280"/>a<text:alphabetical-index-mark-end text:id="IMark52277416"/><text:alphabetical-index-mark-end text:id="IMark51754728"/><text:alphabetical-index-mark-end text:id="IMark51725528"/><text:alphabetical-index-mark-end text:id="IMark50924232"/><text:alphabetical-index-mark-end text:id="IMark53839272"/>b<text:alphabetical-index-mark-end text:id="IMark53032280"/><text:alphabetical-index-mark-end text:id="IMark52749224"/>ase, <text:alphabetical-index-mark-start text:id="IMark52801752"/><text:alphabetical-index-mark-start text:id="IMark31407048"/><text:alphabetical-index-mark-start text:id="IMark53346696"/><text:alphabetical-index-mark-start text:id="IMark54247160"/><text:alphabetical-index-mark-start text:id="IMark53196744"/><text:alphabetical-index-mark-start text:id="IMark52236120"/><text:alphabetical-index-mark-start text:id="IMark52488152"/><text:alphabetical-index-mark-start text:id="IMark53015944"/><text:alphabetical-index-mark-start text:id="IMark53102280"/><text:alphabetical-index-mark-start text:id="IMark53252408"/>data<text:alphabetical-index-mark-end text:id="IMark53252408"/><text:alphabetical-index-mark-end text:id="IMark53102280"/><text:alphabetical-index-mark-end text:id="IMark53015944"/><text:alphabetical-index-mark-end text:id="IMark52488152"/><text:alphabetical-index-mark-end text:id="IMark52236120"/>set<text:alphabetical-index-mark-end text:id="IMark53196744"/><text:alphabetical-index-mark-end text:id="IMark54247160"/><text:alphabetical-index-mark-end text:id="IMark53346696"/><text:alphabetical-index-mark-end text:id="IMark31407048"/><text:alphabetical-index-mark-end text:id="IMark52801752"/>, <text:alphabetical-index-mark-start text:id="IMark52154136"/><text:alphabetical-index-mark-start text:id="IMark49875656"/><text:alphabetical-index-mark-start text:id="IMark46948792"/><text:alphabetical-index-mark-start text:id="IMark46948888"/><text:alphabetical-index-mark-start text:id="IMark51918280"/>data<text:alphabetical-index-mark-end text:id="IMark51918280"/><text:alphabetical-index-mark-end text:id="IMark46948888"/><text:alphabetical-index-mark-end text:id="IMark46948792"/><text:alphabetical-index-mark-end text:id="IMark49875656"/><text:alphabetical-index-mark-end text:id="IMark52154136"/>, <text:alphabetical-index-mark-start text:id="IMark51918376"/><text:alphabetical-index-mark-start text:id="IMark52993736"/><text:alphabetical-index-mark-start text:id="IMark54340392"/><text:alphabetical-index-mark-start text:id="IMark52267496"/>p<text:alphabetical-index-mark-start text:id="IMark52441992"/><text:alphabetical-index-mark-start text:id="IMark54247832"/>ro<text:alphabetical-index-mark-end text:id="IMark54247832"/><text:alphabetical-index-mark-end text:id="IMark52441992"/>perties<text:alphabetical-index-mark-end text:id="IMark52267496"/><text:alphabetical-index-mark-end text:id="IMark54340392"/><text:alphabetical-index-mark-end text:id="IMark52993736"/><text:alphabetical-index-mark-end text:id="IMark51918376"/>, <text:alphabetical-index-mark-start text:id="IMark51170520"/><text:alphabetical-index-mark-start text:id="IMark52214728"/><text:alphabetical-index-mark-start text:id="IMark51590072"/><text:alphabetical-index-mark-start text:id="IMark51483816"/><text:alphabetical-index-mark-start text:id="IMark51375080"/><text:alphabetical-index-mark-start text:id="IMark31406024"/>value<text:alphabetical-index-mark-end text:id="IMark31406024"/><text:alphabetical-index-mark-end text:id="IMark51375080"/><text:alphabetical-index-mark-end text:id="IMark51483816"/><text:alphabetical-index-mark-end text:id="IMark51590072"/><text:alphabetical-index-mark-end text:id="IMark52214728"/><text:alphabetical-index-mark-end text:id="IMark51170520"/>, <text:alphabetical-index-mark-start text:id="IMark31448696"/><text:alphabetical-index-mark-start text:id="IMark27699832"/><text:alphabetical-index-mark-start text:id="IMark53105928"/><text:alphabetical-index-mark-start text:id="IMark51395608"/><text:alphabetical-index-mark-start text:id="IMark51581160"/><text:alphabetical-index-mark-start text:id="IMark51727128"/><text:alphabetical-index-mark-start text:id="IMark50924616"/>co<text:alphabetical-index-mark-end text:id="IMark50924616"/><text:alphabetical-index-mark-end text:id="IMark51727128"/>mmercial<text:alphabetical-index-mark-end text:id="IMark51581160"/><text:alphabetical-index-mark-end text:id="IMark51395608"/><text:alphabetical-index-mark-end text:id="IMark53105928"/><text:alphabetical-index-mark-end text:id="IMark27699832"/><text:alphabetical-index-mark-end text:id="IMark31448696"/>, <text:alphabetical-index-mark-start text:id="IMark52979864"/><text:alphabetical-index-mark-start text:id="IMark49898248"/><text:alphabetical-index-mark-start text:id="IMark49898344"/><text:alphabetical-index-mark-start text:id="IMark53291656"/><text:alphabetical-index-mark-start text:id="IMark53291800"/>res<text:alphabetical-index-mark-start text:id="IMark51950344"/><text:alphabetical-index-mark-start text:id="IMark54411320"/>id<text:alphabetical-index-mark-end text:id="IMark54411320"/><text:alphabetical-index-mark-end text:id="IMark51950344"/>ential<text:alphabetical-index-mark-end text:id="IMark53291800"/><text:alphabetical-index-mark-end text:id="IMark53291656"/><text:alphabetical-index-mark-end text:id="IMark49898344"/><text:alphabetical-index-mark-end text:id="IMark49898248"/><text:alphabetical-index-mark-end text:id="IMark52979864"/>, <text:alphabetical-index-mark-start text:id="IMark53714424"/><text:alphabetical-index-mark-start text:id="IMark52354936"/><text:alphabetical-index-mark-start text:id="IMark54395720"/><text:alphabetical-index-mark-start text:id="IMark53105080"/><text:alphabetical-index-mark-start text:id="IMark51585688"/>pedestrian<text:alphabetical-index-mark-end text:id="IMark51585688"/><text:alphabetical-index-mark-end text:id="IMark53105080"/><text:alphabetical-index-mark-end text:id="IMark54395720"/><text:alphabetical-index-mark-end text:id="IMark52354936"/><text:alphabetical-index-mark-end text:id="IMark53714424"/>, <text:alphabetical-index-mark-start text:id="IMark53378184"/>traffic<text:alphabetical-index-mark-end text:id="IMark53378184"/></text:p>
      <text:p text:style-name="P3"/>
      <text:h text:style-name="Heading_20_1" text:outline-level="1"><text:bookmark-start text:name="__RefHeading___Toc757_180202276"/>Acknowledgements.<text:bookmark-end text:name="__RefHeading___Toc757_180202276"/></text:h>
      <text:p text:style-name="P3"/>
      <text:p text:style-name="P67"><text:span text:style-name="T6">This </text:span><text:alphabetical-index-mark-start text:id="IMark52334904"/><text:alphabetical-index-mark-start text:id="IMark52602792"/><text:span text:style-name="T6">p</text:span><text:alphabetical-index-mark-start text:id="IMark51090424"/><text:alphabetical-index-mark-start text:id="IMark53839272"/><text:span text:style-name="T6">ro</text:span><text:alphabetical-index-mark-end text:id="IMark53839272"/><text:alphabetical-index-mark-end text:id="IMark51090424"/><text:span text:style-name="T6">ject</text:span><text:alphabetical-index-mark-end text:id="IMark52602792"/><text:alphabetical-index-mark-end text:id="IMark52334904"/><text:span text:style-name="T6"> </text:span><text:alphabetical-index-mark-start text:id="IMark54227864"/><text:alphabetical-index-mark-start text:id="IMark52657176"/><text:span text:style-name="T6">co</text:span><text:alphabetical-index-mark-end text:id="IMark52657176"/><text:alphabetical-index-mark-end text:id="IMark54227864"/><text:span text:style-name="T6">uld not have taken place without the work done by</text:span>:</text:p>
      <text:list xml:id="list558167009075172006" text:style-name="L1">
        <text:list-header>
          <text:p text:style-name="P78"/>
        </text:list-header>
        <text:list-item>
          <text:p text:style-name="P79">The <text:alphabetical-index-mark-start text:id="IMark50680568"/><text:alphabetical-index-mark-start text:id="IMark31304600"/><text:alphabetical-index-mark-start text:id="IMark54162312"/><text:alphabetical-index-mark-start text:id="IMark54454712"/><text:alphabetical-index-mark-start text:id="IMark51739256"/><text:alphabetical-index-mark-start text:id="IMark53528760"/><text:alphabetical-index-mark-start text:id="IMark51588472"/><text:alphabetical-index-mark-start text:id="IMark52797816"/><text:alphabetical-index-mark-start text:id="IMark51991240"/><text:alphabetical-index-mark-start text:id="IMark54209288"/><text:alphabetical-index-mark-start text:id="IMark53639480"/><text:alphabetical-index-mark-start text:id="IMark51797800"/><text:alphabetical-index-mark-start text:id="IMark53664808"/><text:alphabetical-index-mark-start text:id="IMark51654168"/>develop<text:alphabetical-index-mark-end text:id="IMark51654168"/><text:alphabetical-index-mark-end text:id="IMark53664808"/>er<text:alphabetical-index-mark-end text:id="IMark51797800"/><text:alphabetical-index-mark-end text:id="IMark53639480"/><text:alphabetical-index-mark-end text:id="IMark54209288"/><text:alphabetical-index-mark-end text:id="IMark51991240"/><text:alphabetical-index-mark-end text:id="IMark52797816"/><text:alphabetical-index-mark-end text:id="IMark51588472"/><text:alphabetical-index-mark-end text:id="IMark53528760"/><text:alphabetical-index-mark-end text:id="IMark51739256"/><text:alphabetical-index-mark-end text:id="IMark54454712"/><text:alphabetical-index-mark-end text:id="IMark54162312"/><text:alphabetical-index-mark-end text:id="IMark31304600"/><text:alphabetical-index-mark-end text:id="IMark50680568"/>s of <text:alphabetical-index-mark-start text:id="IMark52995688"/><text:alphabetical-index-mark-start text:id="IMark53728424"/><text:alphabetical-index-mark-start text:id="IMark53308696"/><text:alphabetical-index-mark-start text:id="IMark51804408"/><text:alphabetical-index-mark-start text:id="IMark51817480"/><text:alphabetical-index-mark-start text:id="IMark46076552"/><text:alphabetical-index-mark-start text:id="IMark46076648"/><text:alphabetical-index-mark-start text:id="IMark51746616"/><text:alphabetical-index-mark-start text:id="IMark51746712"/><text:alphabetical-index-mark-start text:id="IMark53640152"/><text:alphabetical-index-mark-start text:id="IMark52268808"/><text:alphabetical-index-mark-start text:id="IMark52488904"/><text:alphabetical-index-mark-start text:id="IMark51991912"/><text:alphabetical-index-mark-start text:id="IMark53309368"/><text:alphabetical-index-mark-start text:id="IMark51987320"/><text:alphabetical-index-mark-start text:id="IMark51654920"/><text:alphabetical-index-mark-start text:id="IMark53482184"/><text:alphabetical-index-mark-start text:id="IMark53105368"/><text:alphabetical-index-mark-start text:id="IMark52457992"/><text:alphabetical-index-mark-start text:id="IMark53229912"/><text:alphabetical-index-mark-start text:id="IMark54396200"/><text:alphabetical-index-mark-start text:id="IMark51727416"/><text:alphabetical-index-mark-start text:id="IMark51353384"/><text:alphabetical-index-mark-start text:id="IMark51713448"/><text:alphabetical-index-mark-start text:id="IMark51273992"/>Sql<text:alphabetical-index-mark-end text:id="IMark51273992"/><text:alphabetical-index-mark-end text:id="IMark51713448"/><text:alphabetical-index-mark-end text:id="IMark51353384"/><text:alphabetical-index-mark-end text:id="IMark51727416"/><text:alphabetical-index-mark-end text:id="IMark54396200"/><text:alphabetical-index-mark-end text:id="IMark53229912"/>ite<text:alphabetical-index-mark-end text:id="IMark52457992"/><text:alphabetical-index-mark-end text:id="IMark53105368"/><text:alphabetical-index-mark-end text:id="IMark53482184"/><text:alphabetical-index-mark-end text:id="IMark51654920"/><text:alphabetical-index-mark-end text:id="IMark51987320"/>3<text:alphabetical-index-mark-end text:id="IMark53309368"/><text:alphabetical-index-mark-end text:id="IMark51991912"/><text:alphabetical-index-mark-end text:id="IMark52488904"/><text:alphabetical-index-mark-end text:id="IMark52268808"/><text:alphabetical-index-mark-end text:id="IMark53640152"/><text:alphabetical-index-mark-end text:id="IMark51746712"/><text:alphabetical-index-mark-end text:id="IMark51746616"/><text:alphabetical-index-mark-end text:id="IMark46076648"/><text:alphabetical-index-mark-end text:id="IMark46076552"/><text:alphabetical-index-mark-end text:id="IMark51817480"/><text:alphabetical-index-mark-end text:id="IMark51804408"/><text:alphabetical-index-mark-end text:id="IMark53308696"/><text:alphabetical-index-mark-end text:id="IMark53728424"/><text:alphabetical-index-mark-end text:id="IMark52995688"/><text:span text:style-name="T2">[6.</text:span><text:span text:style-name="T3">1</text:span><text:span text:style-name="T2">.]</text:span>.</text:p>
        </text:list-item>
      </text:list>
      <text:p text:style-name="P3"/>
      <text:h text:style-name="Heading_20_1" text:outline-level="1"><text:bookmark-start text:name="__RefHeading___Toc759_180202276"/><text:alphabetical-index-mark-start text:id="IMark52603224"/><text:alphabetical-index-mark-start text:id="IMark54223928"/><text:alphabetical-index-mark-start text:id="IMark51338632"/><text:alphabetical-index-mark-start text:id="IMark51734312"/><text:alphabetical-index-mark-start text:id="IMark53521480"/>License<text:alphabetical-index-mark-end text:id="IMark53521480"/><text:alphabetical-index-mark-end text:id="IMark51734312"/><text:alphabetical-index-mark-end text:id="IMark51338632"/><text:alphabetical-index-mark-end text:id="IMark54223928"/><text:alphabetical-index-mark-end text:id="IMark52603224"/> <text:span text:style-name="T7">and </text:span>info <text:span text:style-name="T7">for </text:span><text:alphabetical-index-mark-start text:id="IMark53015864"/><text:alphabetical-index-mark-start text:id="IMark49875576"/><text:span text:style-name="T7">co</text:span><text:alphabetical-index-mark-end text:id="IMark49875576"/><text:alphabetical-index-mark-end text:id="IMark53015864"/><text:span text:style-name="T7">ntributors.</text:span><text:bookmark-end text:name="__RefHeading___Toc759_180202276"/></text:h>
      <text:p text:style-name="P3"/>
      <text:p text:style-name="P68">Please read the following <text:alphabetical-index-mark-start text:id="IMark52603224"/><text:alphabetical-index-mark-start text:id="IMark53839272"/><text:alphabetical-index-mark-start text:id="IMark51090424"/><text:alphabetical-index-mark-start text:id="IMark54227864"/><text:alphabetical-index-mark-start text:id="IMark51498952"/><text:alphabetical-index-mark-start text:id="IMark52602792"/><text:alphabetical-index-mark-start text:id="IMark54208872"/><text:alphabetical-index-mark-start text:id="IMark52334904"/>fil<text:alphabetical-index-mark-start text:id="IMark54223928"/>e<text:alphabetical-index-mark-end text:id="IMark52334904"/><text:alphabetical-index-mark-end text:id="IMark54208872"/><text:alphabetical-index-mark-end text:id="IMark52602792"/><text:alphabetical-index-mark-end text:id="IMark51498952"/><text:alphabetical-index-mark-end text:id="IMark54227864"/><text:alphabetical-index-mark-end text:id="IMark51090424"/><text:alphabetical-index-mark-end text:id="IMark53839272"/><text:alphabetical-index-mark-end text:id="IMark52603224"/>s<text:alphabetical-index-mark-end text:id="IMark54223928"/> included with this <text:alphabetical-index-mark-start text:id="IMark52657176"/><text:alphabetical-index-mark-start text:id="IMark51927448"/>p<text:alphabetical-index-mark-start text:id="IMark52993064"/><text:alphabetical-index-mark-start text:id="IMark53106216"/>ro<text:alphabetical-index-mark-end text:id="IMark53106216"/><text:alphabetical-index-mark-end text:id="IMark52993064"/>ject<text:alphabetical-index-mark-end text:id="IMark51927448"/><text:alphabetical-index-mark-end text:id="IMark52657176"/>:</text:p>
      <text:p text:style-name="P68"/>
      <text:list xml:id="list6619885345781341461" text:style-name="L2">
        <text:list-item>
          <text:p text:style-name="P101"><text:soft-page-break/><text:alphabetical-index-mark-start text:id="IMark54223928"/><text:alphabetical-index-mark-start text:id="IMark52603224"/><text:alphabetical-index-mark-start text:id="IMark53839272"/><text:alphabetical-index-mark-start text:id="IMark51090424"/><text:alphabetical-index-mark-start text:id="IMark54227864"/><text:alphabetical-index-mark-start text:id="IMark51498952"/><text:alphabetical-index-mark-start text:id="IMark52602792"/>README<text:alphabetical-index-mark-end text:id="IMark52602792"/><text:alphabetical-index-mark-end text:id="IMark51498952"/><text:alphabetical-index-mark-end text:id="IMark54227864"/><text:alphabetical-index-mark-end text:id="IMark51090424"/><text:alphabetical-index-mark-end text:id="IMark53839272"/><text:alphabetical-index-mark-end text:id="IMark52603224"/><text:alphabetical-index-mark-end text:id="IMark54223928"/>.md: <text:alphabetical-index-mark-start text:id="IMark54208872"/><text:alphabetical-index-mark-start text:id="IMark52334904"/>co<text:alphabetical-index-mark-end text:id="IMark52334904"/><text:alphabetical-index-mark-end text:id="IMark54208872"/>ntains info on <text:alphabetical-index-mark-start text:id="IMark52657176"/><text:alphabetical-index-mark-start text:id="IMark51908248"/><text:alphabetical-index-mark-start text:id="IMark52226328"/><text:alphabetical-index-mark-start text:id="IMark52708552"/><text:alphabetical-index-mark-start text:id="IMark53378760"/><text:alphabetical-index-mark-start text:id="IMark52357192"/>setting<text:alphabetical-index-mark-end text:id="IMark52357192"/><text:alphabetical-index-mark-end text:id="IMark53378760"/><text:alphabetical-index-mark-end text:id="IMark52708552"/><text:alphabetical-index-mark-end text:id="IMark52226328"/><text:alphabetical-index-mark-end text:id="IMark51908248"/><text:alphabetical-index-mark-end text:id="IMark52657176"/> up your <text:alphabetical-index-mark-start text:id="IMark52237528"/><text:alphabetical-index-mark-start text:id="IMark54278776"/><text:alphabetical-index-mark-start text:id="IMark52460280"/><text:alphabetical-index-mark-start text:id="IMark52702824"/><text:alphabetical-index-mark-start text:id="IMark53606872"/><text:alphabetical-index-mark-start text:id="IMark53793704"/><text:alphabetical-index-mark-start text:id="IMark51937304"/><text:alphabetical-index-mark-start text:id="IMark52938472"/><text:alphabetical-index-mark-start text:id="IMark54282712"/><text:alphabetical-index-mark-start text:id="IMark53824408"/><text:alphabetical-index-mark-start text:id="IMark53404344"/>system<text:alphabetical-index-mark-end text:id="IMark53404344"/><text:alphabetical-index-mark-end text:id="IMark53824408"/><text:alphabetical-index-mark-end text:id="IMark54282712"/><text:alphabetical-index-mark-end text:id="IMark52938472"/><text:alphabetical-index-mark-end text:id="IMark51937304"/><text:alphabetical-index-mark-end text:id="IMark53793704"/><text:alphabetical-index-mark-end text:id="IMark53606872"/><text:alphabetical-index-mark-end text:id="IMark52702824"/><text:alphabetical-index-mark-end text:id="IMark52460280"/><text:alphabetical-index-mark-end text:id="IMark54278776"/><text:alphabetical-index-mark-end text:id="IMark52237528"/> and <text:alphabetical-index-mark-start text:id="IMark52244280"/><text:alphabetical-index-mark-start text:id="IMark51616200"/><text:alphabetical-index-mark-start text:id="IMark54205352"/><text:alphabetical-index-mark-start text:id="IMark53116296"/><text:alphabetical-index-mark-start text:id="IMark52186488"/><text:alphabetical-index-mark-start text:id="IMark51637480"/><text:alphabetical-index-mark-start text:id="IMark51408808"/><text:alphabetical-index-mark-start text:id="IMark52847832"/><text:alphabetical-index-mark-start text:id="IMark52660968"/>install<text:alphabetical-index-mark-end text:id="IMark52660968"/><text:alphabetical-index-mark-end text:id="IMark52847832"/><text:alphabetical-index-mark-end text:id="IMark51408808"/><text:alphabetical-index-mark-end text:id="IMark51637480"/><text:alphabetical-index-mark-end text:id="IMark52186488"/><text:alphabetical-index-mark-end text:id="IMark53116296"/><text:alphabetical-index-mark-end text:id="IMark54205352"/><text:alphabetical-index-mark-end text:id="IMark51616200"/><text:alphabetical-index-mark-end text:id="IMark52244280"/>ing the <text:alphabetical-index-mark-start text:id="IMark53696840"/><text:alphabetical-index-mark-start text:id="IMark52496312"/><text:alphabetical-index-mark-start text:id="IMark46092040"/><text:alphabetical-index-mark-start text:id="IMark49869976"/><text:alphabetical-index-mark-start text:id="IMark50788280"/><text:alphabetical-index-mark-start text:id="IMark53655128"/><text:alphabetical-index-mark-start text:id="IMark51581624"/><text:alphabetical-index-mark-start text:id="IMark51600232"/>fil<text:alphabetical-index-mark-start text:id="IMark53458408"/>e<text:alphabetical-index-mark-end text:id="IMark51600232"/><text:alphabetical-index-mark-end text:id="IMark51581624"/><text:alphabetical-index-mark-end text:id="IMark53655128"/><text:alphabetical-index-mark-end text:id="IMark50788280"/><text:alphabetical-index-mark-end text:id="IMark49869976"/><text:alphabetical-index-mark-end text:id="IMark46092040"/><text:alphabetical-index-mark-end text:id="IMark52496312"/><text:alphabetical-index-mark-end text:id="IMark53696840"/>s<text:alphabetical-index-mark-end text:id="IMark53458408"/> <text:span text:style-name="T8">related to this </text:span><text:alphabetical-index-mark-start text:id="IMark54338328"/><text:alphabetical-index-mark-start text:id="IMark53874648"/><text:span text:style-name="T8">module</text:span><text:alphabetical-index-mark-end text:id="IMark53874648"/><text:alphabetical-index-mark-end text:id="IMark54338328"/>.</text:p>
          <text:p text:style-name="P101"/>
        </text:list-item>
        <text:list-item>
          <text:p text:style-name="P101"><text:alphabetical-index-mark-start text:id="IMark54208872"/><text:alphabetical-index-mark-start text:id="IMark52334904"/><text:alphabetical-index-mark-start text:id="IMark54223928"/><text:alphabetical-index-mark-start text:id="IMark52603224"/><text:alphabetical-index-mark-start text:id="IMark51090424"/><text:alphabetical-index-mark-start text:id="IMark54227864"/><text:alphabetical-index-mark-start text:id="IMark53655128"/><text:alphabetical-index-mark-start text:id="IMark51908248"/><text:alphabetical-index-mark-start text:id="IMark52657176"/>CO<text:alphabetical-index-mark-end text:id="IMark52657176"/><text:alphabetical-index-mark-end text:id="IMark51908248"/>NTRIBUTING<text:alphabetical-index-mark-end text:id="IMark53655128"/><text:alphabetical-index-mark-end text:id="IMark54227864"/><text:alphabetical-index-mark-end text:id="IMark51090424"/><text:alphabetical-index-mark-end text:id="IMark52603224"/><text:alphabetical-index-mark-end text:id="IMark54223928"/><text:alphabetical-index-mark-end text:id="IMark52334904"/><text:alphabetical-index-mark-end text:id="IMark54208872"/>.md: if you wan<text:span text:style-name="T38">t</text:span> to <text:alphabetical-index-mark-start text:id="IMark53793240"/><text:alphabetical-index-mark-start text:id="IMark52459816"/><text:alphabetical-index-mark-start text:id="IMark52709864"/><text:alphabetical-index-mark-start text:id="IMark53521912"/><text:alphabetical-index-mark-start text:id="IMark54248392"/><text:alphabetical-index-mark-start text:id="IMark49897784"/><text:alphabetical-index-mark-start text:id="IMark52315528"/><text:alphabetical-index-mark-start text:id="IMark52226248"/>co<text:alphabetical-index-mark-end text:id="IMark52226248"/><text:alphabetical-index-mark-end text:id="IMark52315528"/>ntribute<text:alphabetical-index-mark-end text:id="IMark49897784"/><text:alphabetical-index-mark-end text:id="IMark54248392"/><text:alphabetical-index-mark-end text:id="IMark53521912"/><text:alphabetical-index-mark-end text:id="IMark52709864"/><text:alphabetical-index-mark-end text:id="IMark52459816"/><text:alphabetical-index-mark-end text:id="IMark53793240"/> to this <text:alphabetical-index-mark-start text:id="IMark52500648"/><text:alphabetical-index-mark-start text:id="IMark52661256"/>p<text:alphabetical-index-mark-start text:id="IMark52703112"/><text:alphabetical-index-mark-start text:id="IMark52184104"/>ro<text:alphabetical-index-mark-end text:id="IMark52184104"/><text:alphabetical-index-mark-end text:id="IMark52703112"/>ject<text:alphabetical-index-mark-end text:id="IMark52661256"/><text:alphabetical-index-mark-end text:id="IMark52500648"/>.</text:p>
          <text:p text:style-name="P101"/>
        </text:list-item>
        <text:list-item>
          <text:p text:style-name="P80"><text:alphabetical-index-mark-start text:id="IMark53839272"/><text:alphabetical-index-mark-start text:id="IMark51600232"/><text:alphabetical-index-mark-start text:id="IMark54208872"/><text:alphabetical-index-mark-start text:id="IMark52334904"/><text:alphabetical-index-mark-start text:id="IMark54223928"/><text:alphabetical-index-mark-start text:id="IMark52603224"/><text:alphabetical-index-mark-start text:id="IMark51090424"/><text:alphabetical-index-mark-start text:id="IMark54227864"/><text:alphabetical-index-mark-start text:id="IMark53655128"/>CO<text:alphabetical-index-mark-end text:id="IMark53655128"/><text:alphabetical-index-mark-end text:id="IMark54227864"/>PYING<text:alphabetical-index-mark-end text:id="IMark51090424"/><text:alphabetical-index-mark-end text:id="IMark52603224"/><text:alphabetical-index-mark-end text:id="IMark54223928"/><text:alphabetical-index-mark-end text:id="IMark52334904"/><text:alphabetical-index-mark-end text:id="IMark54208872"/><text:alphabetical-index-mark-end text:id="IMark51600232"/><text:alphabetical-index-mark-end text:id="IMark53839272"/>: for <text:alphabetical-index-mark-start text:id="IMark52657176"/><text:alphabetical-index-mark-start text:id="IMark54338744"/><text:alphabetical-index-mark-start text:id="IMark52184104"/><text:alphabetical-index-mark-start text:id="IMark52602792"/><text:alphabetical-index-mark-start text:id="IMark51498952"/><text:alphabetical-index-mark-start text:id="IMark46557096"/><text:alphabetical-index-mark-start text:id="IMark54208264"/><text:alphabetical-index-mark-start text:id="IMark53248968"/><text:alphabetical-index-mark-start text:id="IMark51452984"/><text:alphabetical-index-mark-start text:id="IMark53322392"/><text:alphabetical-index-mark-start text:id="IMark51560392"/><text:alphabetical-index-mark-start text:id="IMark51599336"/><text:alphabetical-index-mark-start text:id="IMark53546888"/><text:alphabetical-index-mark-start text:id="IMark53546984"/><text:alphabetical-index-mark-start text:id="IMark52245032"/>license<text:alphabetical-index-mark-end text:id="IMark52245032"/><text:alphabetical-index-mark-end text:id="IMark53546984"/><text:alphabetical-index-mark-end text:id="IMark53546888"/><text:alphabetical-index-mark-end text:id="IMark51599336"/><text:alphabetical-index-mark-end text:id="IMark51560392"/><text:alphabetical-index-mark-end text:id="IMark53322392"/><text:alphabetical-index-mark-end text:id="IMark51452984"/><text:alphabetical-index-mark-end text:id="IMark53248968"/><text:alphabetical-index-mark-end text:id="IMark54208264"/><text:alphabetical-index-mark-end text:id="IMark46557096"/><text:alphabetical-index-mark-end text:id="IMark51498952"/><text:alphabetical-index-mark-end text:id="IMark52602792"/><text:alphabetical-index-mark-end text:id="IMark52184104"/><text:alphabetical-index-mark-end text:id="IMark54338744"/><text:alphabetical-index-mark-end text:id="IMark52657176"/> <text:alphabetical-index-mark-start text:id="IMark53031640"/><text:alphabetical-index-mark-start text:id="IMark31259544"/><text:alphabetical-index-mark-start text:id="IMark52218264"/><text:alphabetical-index-mark-start text:id="IMark51996552"/><text:alphabetical-index-mark-start text:id="IMark51228168"/>in<text:alphabetical-index-mark-start text:id="IMark52181288"/><text:alphabetical-index-mark-start text:id="IMark53527576"/><text:alphabetical-index-mark-start text:id="IMark52116184"/><text:alphabetical-index-mark-start text:id="IMark51559080"/><text:alphabetical-index-mark-start text:id="IMark52800904"/><text:alphabetical-index-mark-start text:id="IMark51386376"/><text:alphabetical-index-mark-start text:id="IMark53324600"/><text:alphabetical-index-mark-start text:id="IMark54237464"/><text:alphabetical-index-mark-start text:id="IMark51653752"/><text:alphabetical-index-mark-start text:id="IMark51560856"/><text:alphabetical-index-mark-start text:id="IMark53693704"/>format<text:alphabetical-index-mark-end text:id="IMark53693704"/><text:alphabetical-index-mark-end text:id="IMark51560856"/><text:alphabetical-index-mark-end text:id="IMark51653752"/><text:alphabetical-index-mark-end text:id="IMark54237464"/><text:alphabetical-index-mark-end text:id="IMark53324600"/><text:alphabetical-index-mark-end text:id="IMark51386376"/><text:alphabetical-index-mark-end text:id="IMark52800904"/><text:alphabetical-index-mark-end text:id="IMark51559080"/><text:alphabetical-index-mark-end text:id="IMark52116184"/><text:alphabetical-index-mark-end text:id="IMark53527576"/><text:alphabetical-index-mark-end text:id="IMark52181288"/>ion<text:alphabetical-index-mark-end text:id="IMark51228168"/><text:alphabetical-index-mark-end text:id="IMark51996552"/><text:alphabetical-index-mark-end text:id="IMark52218264"/><text:alphabetical-index-mark-end text:id="IMark31259544"/><text:alphabetical-index-mark-end text:id="IMark53031640"/>.</text:p>
        </text:list-item>
      </text:list>
      <text:p text:style-name="P3"/>
      <text:p text:style-name="P3"/>
      <text:table-of-content text:style-name="Sect1"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02" text:outline-level="1">Table of Contents</text:h>
          </text:index-title>
          <text:p text:style-name="P74"><text:a xlink:type="simple" xlink:href="#__RefHeading___Toc753_180202276" text:style-name="Index_20_Link" text:visited-style-name="Index_20_Link"><text:span text:style-name="Index_20_Link"/></text:a></text:p>
          <text:p text:style-name="P74"><text:a xlink:type="simple" xlink:href="#__RefHeading___Toc753_180202276" text:style-name="Index_20_Link" text:visited-style-name="Index_20_Link">Abstract.<text:tab/>1</text:a></text:p>
          <text:p text:style-name="P74"><text:a xlink:type="simple" xlink:href="#__RefHeading___Toc755_180202276" text:style-name="Index_20_Link" text:visited-style-name="Index_20_Link">Keywords.<text:tab/>1</text:a></text:p>
          <text:p text:style-name="P74"><text:a xlink:type="simple" xlink:href="#__RefHeading___Toc757_180202276" text:style-name="Index_20_Link" text:visited-style-name="Index_20_Link">Acknowledgements.<text:tab/>1</text:a></text:p>
          <text:p text:style-name="P74"><text:a xlink:type="simple" xlink:href="#__RefHeading___Toc759_180202276" text:style-name="Index_20_Link" text:visited-style-name="Index_20_Link">License and info for contributors.<text:tab/>1</text:a></text:p>
          <text:p text:style-name="P74"><text:a xlink:type="simple" xlink:href="#__RefHeading___Toc761_180202276" text:style-name="Index_20_Link" text:visited-style-name="Index_20_Link">1. Introduction.<text:tab/>4</text:a></text:p>
          <text:p text:style-name="P74"><text:a xlink:type="simple" xlink:href="#__RefHeading___Toc763_180202276" text:style-name="Index_20_Link" text:visited-style-name="Index_20_Link">2. Conventions, caveats and base conditions for development.<text:tab/>5</text:a></text:p>
          <text:p text:style-name="P74"><text:a xlink:type="simple" xlink:href="#__RefHeading___Toc765_180202276" text:style-name="Index_20_Link" text:visited-style-name="Index_20_Link">2.1. Terms and abbreviations used.<text:tab/>5</text:a></text:p>
          <text:p text:style-name="P74"><text:a xlink:type="simple" xlink:href="#__RefHeading___Toc767_180202276" text:style-name="Index_20_Link" text:visited-style-name="Index_20_Link">2.2. Caveats.<text:tab/>5</text:a></text:p>
          <text:p text:style-name="P74"><text:a xlink:type="simple" xlink:href="#__RefHeading___Toc769_180202276" text:style-name="Index_20_Link" text:visited-style-name="Index_20_Link">2.3.1. Samples per AB.<text:tab/>5</text:a></text:p>
          <text:p text:style-name="P74"><text:a xlink:type="simple" xlink:href="#__RefHeading___Toc771_180202276" text:style-name="Index_20_Link" text:visited-style-name="Index_20_Link">2.3.2. Samples per TB.<text:tab/>6</text:a></text:p>
          <text:p text:style-name="P74"><text:a xlink:type="simple" xlink:href="#__RefHeading___Toc773_180202276" text:style-name="Index_20_Link" text:visited-style-name="Index_20_Link">2.3.3. Properties on sale per AB.<text:tab/>6</text:a></text:p>
          <text:p text:style-name="P74"><text:a xlink:type="simple" xlink:href="#__RefHeading___Toc775_180202276" text:style-name="Index_20_Link" text:visited-style-name="Index_20_Link">2.3.4. Urban codes.<text:tab/>6</text:a></text:p>
          <text:p text:style-name="P74"><text:a xlink:type="simple" xlink:href="#__RefHeading___Toc777_180202276" text:style-name="Index_20_Link" text:visited-style-name="Index_20_Link">2.3.5. The effect of public activities.<text:tab/>7</text:a></text:p>
          <text:p text:style-name="P74"><text:a xlink:type="simple" xlink:href="#__RefHeading___Toc779_180202276" text:style-name="Index_20_Link" text:visited-style-name="Index_20_Link">2.3.6. Area of sampling blocks.<text:tab/>8</text:a></text:p>
          <text:p text:style-name="P74"><text:a xlink:type="simple" xlink:href="#__RefHeading___Toc3182_309449435" text:style-name="Index_20_Link" text:visited-style-name="Index_20_Link">2.3.7. Currency used for appraisal.<text:tab/>9</text:a></text:p>
          <text:p text:style-name="P74"><text:a xlink:type="simple" xlink:href="#__RefHeading___Toc3136_1246115757" text:style-name="Index_20_Link" text:visited-style-name="Index_20_Link">2.3.8. RO and CO properties.<text:tab/>9</text:a></text:p>
          <text:p text:style-name="P74"><text:a xlink:type="simple" xlink:href="#__RefHeading___Toc3138_1246115757" text:style-name="Index_20_Link" text:visited-style-name="Index_20_Link">2.3.9. The effect of urban design.<text:tab/>9</text:a></text:p>
          <text:p text:style-name="P74"><text:a xlink:type="simple" xlink:href="#__RefHeading___Toc781_180202276" text:style-name="Index_20_Link" text:visited-style-name="Index_20_Link">3. Development.<text:tab/>11</text:a></text:p>
          <text:p text:style-name="P74"><text:a xlink:type="simple" xlink:href="#__RefHeading___Toc783_180202276" text:style-name="Index_20_Link" text:visited-style-name="Index_20_Link">4. Structure and data.<text:tab/>12</text:a></text:p>
          <text:p text:style-name="P74"><text:a xlink:type="simple" xlink:href="#__RefHeading___Toc3184_309449435" text:style-name="Index_20_Link" text:visited-style-name="Index_20_Link">4.1 Data tables in the dataset.<text:tab/>12</text:a></text:p>
          <text:p text:style-name="P74"><text:a xlink:type="simple" xlink:href="#__RefHeading___Toc3186_309449435" text:style-name="Index_20_Link" text:visited-style-name="Index_20_Link">4.1.1. </text:a><text:a xlink:type="simple" xlink:href="#__RefHeading___Toc3186_309449435" text:style-name="Index_20_Link" text:visited-style-name="Index_20_Link"><text:span text:style-name="T26">trf_pers</text:span></text:a><text:a xlink:type="simple" xlink:href="#__RefHeading___Toc3186_309449435" text:style-name="Index_20_Link" text:visited-style-name="Index_20_Link"><text:tab/>12</text:a></text:p>
          <text:p text:style-name="P74"><text:a xlink:type="simple" xlink:href="#__RefHeading___Toc3188_309449435" text:style-name="Index_20_Link" text:visited-style-name="Index_20_Link">4.1.2. </text:a><text:a xlink:type="simple" xlink:href="#__RefHeading___Toc3188_309449435" text:style-name="Index_20_Link" text:visited-style-name="Index_20_Link"><text:span text:style-name="T26">trf_ppcm</text:span></text:a><text:a xlink:type="simple" xlink:href="#__RefHeading___Toc3188_309449435" text:style-name="Index_20_Link" text:visited-style-name="Index_20_Link"><text:tab/>13</text:a></text:p>
          <text:p text:style-name="P74"><text:a xlink:type="simple" xlink:href="#__RefHeading___Toc3190_309449435" text:style-name="Index_20_Link" text:visited-style-name="Index_20_Link">4.1.3. </text:a><text:a xlink:type="simple" xlink:href="#__RefHeading___Toc3190_309449435" text:style-name="Index_20_Link" text:visited-style-name="Index_20_Link"><text:span text:style-name="T26">trf_streets</text:span></text:a><text:a xlink:type="simple" xlink:href="#__RefHeading___Toc3190_309449435" text:style-name="Index_20_Link" text:visited-style-name="Index_20_Link"><text:tab/>14</text:a></text:p>
          <text:p text:style-name="P74"><text:a xlink:type="simple" xlink:href="#__RefHeading___Toc785_180202276" text:style-name="Index_20_Link" text:visited-style-name="Index_20_Link">5. Use.<text:tab/>16</text:a></text:p>
          <text:p text:style-name="P74"><text:a xlink:type="simple" xlink:href="#__RefHeading___Toc787_180202276" text:style-name="Index_20_Link" text:visited-style-name="Index_20_Link">6. Sources.<text:tab/>17</text:a></text:p>
        </text:index-body>
      </text:table-of-content>
      <text:p text:style-name="P3"/>
      <text:h text:style-name="P102" text:outline-level="1"><text:bookmark-start text:name="__RefHeading___Toc761_180202276"/>1. Int<text:alphabetical-index-mark-start text:id="IMark53693704"/><text:alphabetical-index-mark-start text:id="IMark51600232"/>ro<text:alphabetical-index-mark-end text:id="IMark51600232"/><text:alphabetical-index-mark-end text:id="IMark53693704"/>duction.<text:bookmark-end text:name="__RefHeading___Toc761_180202276"/></text:h>
      <text:p text:style-name="P3"/>
      <text:p text:style-name="P6">This is a <text:alphabetical-index-mark-start text:id="IMark51090424"/><text:alphabetical-index-mark-start text:id="IMark53839272"/><text:alphabetical-index-mark-start text:id="IMark53324600"/><text:alphabetical-index-mark-start text:id="IMark52657176"/><text:alphabetical-index-mark-start text:id="IMark51600232"/><text:alphabetical-index-mark-start text:id="IMark53693704"/><text:alphabetical-index-mark-start text:id="IMark51498952"/><text:alphabetical-index-mark-start text:id="IMark52603224"/><text:alphabetical-index-mark-start text:id="IMark52602792"/><text:alphabetical-index-mark-start text:id="IMark52334904"/>data<text:alphabetical-index-mark-end text:id="IMark52334904"/><text:alphabetical-index-mark-end text:id="IMark52602792"/><text:alphabetical-index-mark-end text:id="IMark52603224"/><text:alphabetical-index-mark-end text:id="IMark51498952"/><text:alphabetical-index-mark-end text:id="IMark53693704"/>set<text:alphabetical-index-mark-end text:id="IMark51600232"/><text:alphabetical-index-mark-end text:id="IMark52657176"/><text:alphabetical-index-mark-end text:id="IMark53324600"/><text:alphabetical-index-mark-end text:id="IMark53839272"/><text:alphabetical-index-mark-end text:id="IMark51090424"/> <text:span text:style-name="T18">presented</text:span> in <text:alphabetical-index-mark-start text:id="IMark51634584"/><text:alphabetical-index-mark-start text:id="IMark51228168"/><text:alphabetical-index-mark-start text:id="IMark54309816"/><text:alphabetical-index-mark-start text:id="IMark31259544"/><text:alphabetical-index-mark-start text:id="IMark53435384"/><text:alphabetical-index-mark-start text:id="IMark51170520"/><text:alphabetical-index-mark-start text:id="IMark52357192"/><text:alphabetical-index-mark-start text:id="IMark50924616"/><text:alphabetical-index-mark-start text:id="IMark52218264"/><text:alphabetical-index-mark-start text:id="IMark51560856"/><text:alphabetical-index-mark-start text:id="IMark51386376"/><text:alphabetical-index-mark-start text:id="IMark51395608"/><text:alphabetical-index-mark-start text:id="IMark52369480"/><text:alphabetical-index-mark-start text:id="IMark53525416"/><text:alphabetical-index-mark-start text:id="IMark54280504"/>Sql<text:alphabetical-index-mark-end text:id="IMark54280504"/><text:alphabetical-index-mark-end text:id="IMark53525416"/><text:alphabetical-index-mark-end text:id="IMark52369480"/><text:alphabetical-index-mark-end text:id="IMark51395608"/><text:alphabetical-index-mark-end text:id="IMark51386376"/>ite<text:alphabetical-index-mark-end text:id="IMark51560856"/><text:alphabetical-index-mark-end text:id="IMark52218264"/><text:alphabetical-index-mark-end text:id="IMark50924616"/><text:alphabetical-index-mark-end text:id="IMark52357192"/><text:alphabetical-index-mark-end text:id="IMark51170520"/>3<text:alphabetical-index-mark-end text:id="IMark53435384"/><text:alphabetical-index-mark-end text:id="IMark31259544"/><text:alphabetical-index-mark-end text:id="IMark54309816"/><text:alphabetical-index-mark-end text:id="IMark51228168"/><text:alphabetical-index-mark-end text:id="IMark51634584"/> <text:alphabetical-index-mark-start text:id="IMark51975880"/><text:alphabetical-index-mark-start text:id="IMark51517416"/><text:alphabetical-index-mark-start text:id="IMark53290056"/><text:alphabetical-index-mark-start text:id="IMark53956488"/><text:alphabetical-index-mark-start text:id="IMark53110744"/>dat<text:alphabetical-index-mark-start text:id="IMark51501320"/><text:alphabetical-index-mark-start text:id="IMark51183592"/>a<text:alphabetical-index-mark-end text:id="IMark53110744"/><text:alphabetical-index-mark-end text:id="IMark53956488"/><text:alphabetical-index-mark-end text:id="IMark53290056"/><text:alphabetical-index-mark-end text:id="IMark51517416"/><text:alphabetical-index-mark-end text:id="IMark51975880"/>b<text:alphabetical-index-mark-end text:id="IMark51183592"/><text:alphabetical-index-mark-end text:id="IMark51501320"/>ase <text:alphabetical-index-mark-start text:id="IMark31242200"/><text:alphabetical-index-mark-start text:id="IMark52317432"/><text:alphabetical-index-mark-start text:id="IMark39117048"/><text:alphabetical-index-mark-start text:id="IMark50948840"/>format<text:alphabetical-index-mark-end text:id="IMark50948840"/><text:alphabetical-index-mark-end text:id="IMark39117048"/><text:alphabetical-index-mark-end text:id="IMark52317432"/><text:alphabetical-index-mark-end text:id="IMark31242200"/> <text:alphabetical-index-mark-start text:id="IMark46120920"/><text:alphabetical-index-mark-start text:id="IMark54707192"/>co<text:alphabetical-index-mark-end text:id="IMark54707192"/><text:alphabetical-index-mark-end text:id="IMark46120920"/>ntaining <text:alphabetical-index-mark-start text:id="IMark53811704"/><text:alphabetical-index-mark-start text:id="IMark53633128"/><text:alphabetical-index-mark-start text:id="IMark54216184"/><text:alphabetical-index-mark-start text:id="IMark51497672"/><text:alphabetical-index-mark-start text:id="IMark53486904"/>data<text:alphabetical-index-mark-end text:id="IMark53486904"/><text:alphabetical-index-mark-end text:id="IMark51497672"/><text:alphabetical-index-mark-end text:id="IMark54216184"/><text:alphabetical-index-mark-end text:id="IMark53633128"/><text:alphabetical-index-mark-end text:id="IMark53811704"/> on <text:alphabetical-index-mark-start text:id="IMark31464712"/><text:alphabetical-index-mark-start text:id="IMark53503608"/><text:alphabetical-index-mark-start text:id="IMark51344856"/><text:alphabetical-index-mark-start text:id="IMark52804008"/>real<text:alphabetical-index-mark-end text:id="IMark52804008"/><text:alphabetical-index-mark-end text:id="IMark51344856"/><text:alphabetical-index-mark-end text:id="IMark53503608"/><text:alphabetical-index-mark-end text:id="IMark31464712"/> <text:alphabetical-index-mark-start text:id="IMark50638824"/><text:alphabetical-index-mark-start text:id="IMark51214520"/><text:alphabetical-index-mark-start text:id="IMark51469528"/><text:alphabetical-index-mark-start text:id="IMark51270088"/>estate<text:alphabetical-index-mark-end text:id="IMark51270088"/><text:alphabetical-index-mark-end text:id="IMark51469528"/><text:alphabetical-index-mark-end text:id="IMark51214520"/><text:alphabetical-index-mark-end text:id="IMark50638824"/> <text:alphabetical-index-mark-start text:id="IMark54409352"/><text:alphabetical-index-mark-start text:id="IMark52421688"/><text:alphabetical-index-mark-start text:id="IMark51275496"/><text:alphabetical-index-mark-start text:id="IMark51275912"/><text:alphabetical-index-mark-start text:id="IMark31648552"/><text:alphabetical-index-mark-start text:id="IMark51687240"/>value<text:alphabetical-index-mark-end text:id="IMark51687240"/><text:alphabetical-index-mark-end text:id="IMark31648552"/><text:alphabetical-index-mark-end text:id="IMark51275912"/><text:alphabetical-index-mark-end text:id="IMark51275496"/><text:alphabetical-index-mark-end text:id="IMark52421688"/><text:alphabetical-index-mark-end text:id="IMark54409352"/>s for the down<text:alphabetical-index-mark-start text:id="IMark51342584"/><text:alphabetical-index-mark-start text:id="IMark52346200"/>town<text:alphabetical-index-mark-end text:id="IMark52346200"/><text:alphabetical-index-mark-end text:id="IMark51342584"/> area of the <text:alphabetical-index-mark-start text:id="IMark51956856"/><text:alphabetical-index-mark-start text:id="IMark53465496"/><text:alphabetical-index-mark-start text:id="IMark51286248"/><text:alphabetical-index-mark-start text:id="IMark51771784"/>city<text:alphabetical-index-mark-end text:id="IMark51771784"/><text:alphabetical-index-mark-end text:id="IMark51286248"/><text:alphabetical-index-mark-end text:id="IMark53465496"/><text:alphabetical-index-mark-end text:id="IMark51956856"/> of <text:alphabetical-index-mark-start text:id="IMark54466440"/><text:alphabetical-index-mark-start text:id="IMark52174632"/><text:alphabetical-index-mark-start text:id="IMark52069256"/><text:alphabetical-index-mark-start text:id="IMark54289016"/><text:alphabetical-index-mark-start text:id="IMark52910504"/>Jose C. Paz<text:alphabetical-index-mark-end text:id="IMark52910504"/><text:alphabetical-index-mark-end text:id="IMark54289016"/><text:alphabetical-index-mark-end text:id="IMark52069256"/><text:alphabetical-index-mark-end text:id="IMark52174632"/><text:alphabetical-index-mark-end text:id="IMark54466440"/>, <text:alphabetical-index-mark-start text:id="IMark54464856"/><text:alphabetical-index-mark-start text:id="IMark31247608"/><text:alphabetical-index-mark-start text:id="IMark52144024"/><text:alphabetical-index-mark-start text:id="IMark50484936"/><text:alphabetical-index-mark-start text:id="IMark53111640"/>Buenos Aires<text:alphabetical-index-mark-end text:id="IMark53111640"/><text:alphabetical-index-mark-end text:id="IMark50484936"/><text:alphabetical-index-mark-end text:id="IMark52144024"/><text:alphabetical-index-mark-end text:id="IMark31247608"/><text:alphabetical-index-mark-end text:id="IMark54464856"/>, <text:alphabetical-index-mark-start text:id="IMark52682024"/><text:alphabetical-index-mark-start text:id="IMark51861720"/><text:alphabetical-index-mark-start text:id="IMark52699416"/><text:alphabetical-index-mark-start text:id="IMark54323896"/><text:alphabetical-index-mark-start text:id="IMark54323992"/>Argentina<text:alphabetical-index-mark-end text:id="IMark54323992"/><text:alphabetical-index-mark-end text:id="IMark54323896"/><text:alphabetical-index-mark-end text:id="IMark52699416"/><text:alphabetical-index-mark-end text:id="IMark51861720"/><text:alphabetical-index-mark-end text:id="IMark52682024"/>, gathered in 2019.</text:p>
      <text:p text:style-name="P4"/>
      <text:p text:style-name="P6">It is presented in <text:alphabetical-index-mark-start text:id="IMark53324600"/><text:alphabetical-index-mark-start text:id="IMark52657176"/><text:alphabetical-index-mark-start text:id="IMark51600232"/><text:alphabetical-index-mark-start text:id="IMark53693704"/><text:alphabetical-index-mark-start text:id="IMark51498952"/><text:alphabetical-index-mark-start text:id="IMark52603224"/><text:alphabetical-index-mark-start text:id="IMark52602792"/><text:alphabetical-index-mark-start text:id="IMark52334904"/><text:alphabetical-index-mark-start text:id="IMark54466440"/><text:alphabetical-index-mark-start text:id="IMark53465496"/><text:alphabetical-index-mark-start text:id="IMark51286248"/><text:alphabetical-index-mark-start text:id="IMark51771784"/><text:alphabetical-index-mark-start text:id="IMark31464712"/><text:alphabetical-index-mark-start text:id="IMark53633128"/><text:alphabetical-index-mark-start text:id="IMark54216184"/>Sql<text:alphabetical-index-mark-end text:id="IMark54216184"/><text:alphabetical-index-mark-end text:id="IMark53633128"/><text:alphabetical-index-mark-end text:id="IMark31464712"/><text:alphabetical-index-mark-end text:id="IMark51771784"/><text:alphabetical-index-mark-end text:id="IMark51286248"/>ite<text:alphabetical-index-mark-end text:id="IMark53465496"/><text:alphabetical-index-mark-end text:id="IMark54466440"/><text:alphabetical-index-mark-end text:id="IMark52334904"/><text:alphabetical-index-mark-end text:id="IMark52602792"/><text:alphabetical-index-mark-end text:id="IMark52603224"/>3<text:alphabetical-index-mark-end text:id="IMark51498952"/><text:alphabetical-index-mark-end text:id="IMark53693704"/><text:alphabetical-index-mark-end text:id="IMark51600232"/><text:alphabetical-index-mark-end text:id="IMark52657176"/><text:alphabetical-index-mark-end text:id="IMark53324600"/> <text:alphabetical-index-mark-start text:id="IMark51497672"/><text:alphabetical-index-mark-start text:id="IMark53486904"/><text:alphabetical-index-mark-start text:id="IMark53839272"/><text:alphabetical-index-mark-start text:id="IMark51090424"/><text:alphabetical-index-mark-start text:id="IMark53077672"/>dat<text:alphabetical-index-mark-start text:id="IMark52663496"/><text:alphabetical-index-mark-start text:id="IMark52966824"/>a<text:alphabetical-index-mark-end text:id="IMark53077672"/><text:alphabetical-index-mark-end text:id="IMark51090424"/><text:alphabetical-index-mark-end text:id="IMark53839272"/><text:alphabetical-index-mark-end text:id="IMark53486904"/><text:alphabetical-index-mark-end text:id="IMark51497672"/>b<text:alphabetical-index-mark-end text:id="IMark52966824"/><text:alphabetical-index-mark-end text:id="IMark52663496"/>ase <text:alphabetical-index-mark-start text:id="IMark52608712"/><text:alphabetical-index-mark-start text:id="IMark51183208"/><text:alphabetical-index-mark-start text:id="IMark52129400"/><text:alphabetical-index-mark-start text:id="IMark46120920"/>format<text:alphabetical-index-mark-end text:id="IMark46120920"/><text:alphabetical-index-mark-end text:id="IMark52129400"/><text:alphabetical-index-mark-end text:id="IMark51183208"/><text:alphabetical-index-mark-end text:id="IMark52608712"/> and <text:alphabetical-index-mark-start text:id="IMark52317432"/><text:alphabetical-index-mark-start text:id="IMark51996552"/>co<text:alphabetical-index-mark-end text:id="IMark51996552"/><text:alphabetical-index-mark-end text:id="IMark52317432"/>ntains <text:alphabetical-index-mark-start text:id="IMark51943448"/><text:alphabetical-index-mark-start text:id="IMark52384888"/><text:alphabetical-index-mark-start text:id="IMark28671560"/><text:alphabetical-index-mark-start text:id="IMark50485224"/><text:alphabetical-index-mark-start text:id="IMark51653144"/><text:alphabetical-index-mark-start text:id="IMark51611144"/>value<text:alphabetical-index-mark-end text:id="IMark51611144"/><text:alphabetical-index-mark-end text:id="IMark51653144"/><text:alphabetical-index-mark-end text:id="IMark50485224"/><text:alphabetical-index-mark-end text:id="IMark28671560"/><text:alphabetical-index-mark-end text:id="IMark52384888"/><text:alphabetical-index-mark-end text:id="IMark51943448"/>s in US$ per <text:alphabetical-index-mark-start text:id="IMark51350840"/><text:alphabetical-index-mark-start text:id="IMark53521480"/><text:alphabetical-index-mark-start text:id="IMark52171720"/><text:alphabetical-index-mark-start text:id="IMark53732616"/>square<text:alphabetical-index-mark-end text:id="IMark53732616"/><text:alphabetical-index-mark-end text:id="IMark52171720"/><text:alphabetical-index-mark-end text:id="IMark53521480"/><text:alphabetical-index-mark-end text:id="IMark51350840"/> <text:alphabetical-index-mark-start text:id="IMark54323000"/><text:alphabetical-index-mark-start text:id="IMark53324168"/><text:alphabetical-index-mark-start text:id="IMark53730776"/><text:alphabetical-index-mark-start text:id="IMark53731320"/>meter<text:alphabetical-index-mark-end text:id="IMark53731320"/><text:alphabetical-index-mark-end text:id="IMark53730776"/><text:alphabetical-index-mark-end text:id="IMark53324168"/><text:alphabetical-index-mark-end text:id="IMark54323000"/> <text:alphabetical-index-mark-start text:id="IMark53464552"/><text:alphabetical-index-mark-start text:id="IMark51285768"/><text:alphabetical-index-mark-start text:id="IMark51285864"/><text:alphabetical-index-mark-start text:id="IMark53632648"/><text:alphabetical-index-mark-start text:id="IMark53632744"/>average<text:alphabetical-index-mark-end text:id="IMark53632744"/><text:alphabetical-index-mark-end text:id="IMark53632648"/><text:alphabetical-index-mark-end text:id="IMark51285864"/><text:alphabetical-index-mark-end text:id="IMark51285768"/><text:alphabetical-index-mark-end text:id="IMark53464552"/>d (built and not built), plus <text:alphabetical-index-mark-start text:id="IMark51275720"/><text:alphabetical-index-mark-start text:id="IMark50638632"/><text:alphabetical-index-mark-start text:id="IMark53503608"/><text:alphabetical-index-mark-start text:id="IMark52803816"/><text:alphabetical-index-mark-start text:id="IMark51342824"/>data<text:alphabetical-index-mark-end text:id="IMark51342824"/><text:alphabetical-index-mark-end text:id="IMark52803816"/><text:alphabetical-index-mark-end text:id="IMark53503608"/><text:alphabetical-index-mark-end text:id="IMark50638632"/><text:alphabetical-index-mark-end text:id="IMark51275720"/> on the <text:alphabetical-index-mark-start text:id="IMark53388248"/><text:alphabetical-index-mark-start text:id="IMark50550744"/><text:alphabetical-index-mark-start text:id="IMark53005192"/><text:alphabetical-index-mark-start text:id="IMark52625080"/><text:alphabetical-index-mark-start text:id="IMark52953640"/>number<text:alphabetical-index-mark-end text:id="IMark52953640"/><text:alphabetical-index-mark-end text:id="IMark52625080"/><text:alphabetical-index-mark-end text:id="IMark53005192"/><text:alphabetical-index-mark-end text:id="IMark50550744"/><text:alphabetical-index-mark-end text:id="IMark53388248"/> of <text:alphabetical-index-mark-start text:id="IMark53037752"/><text:alphabetical-index-mark-start text:id="IMark51278088"/><text:alphabetical-index-mark-start text:id="IMark51279128"/><text:alphabetical-index-mark-start text:id="IMark53594456"/><text:alphabetical-index-mark-start text:id="IMark53595496"/>pedestrian<text:alphabetical-index-mark-end text:id="IMark53595496"/><text:alphabetical-index-mark-end text:id="IMark53594456"/><text:alphabetical-index-mark-end text:id="IMark51279128"/><text:alphabetical-index-mark-end text:id="IMark51278088"/><text:alphabetical-index-mark-end text:id="IMark53037752"/>s <text:alphabetical-index-mark-start text:id="IMark49826776"/><text:alphabetical-index-mark-start text:id="IMark51448408"/><text:alphabetical-index-mark-start text:id="IMark49848264"/><text:alphabetical-index-mark-start text:id="IMark51512632"/>st<text:alphabetical-index-mark-start text:id="IMark51245944"/><text:alphabetical-index-mark-start text:id="IMark51282952"/>ro<text:alphabetical-index-mark-end text:id="IMark51282952"/><text:alphabetical-index-mark-end text:id="IMark51245944"/>ll<text:alphabetical-index-mark-end text:id="IMark51512632"/><text:alphabetical-index-mark-end text:id="IMark49848264"/><text:alphabetical-index-mark-end text:id="IMark51448408"/><text:alphabetical-index-mark-end text:id="IMark49826776"/>ing tho<text:alphabetical-index-mark-start text:id="IMark52272616"/><text:alphabetical-index-mark-start text:id="IMark51268600"/>ro<text:alphabetical-index-mark-end text:id="IMark51268600"/><text:alphabetical-index-mark-end text:id="IMark52272616"/>ugh the <text:alphabetical-index-mark-start text:id="IMark51511384"/><text:alphabetical-index-mark-start text:id="IMark31902888"/><text:alphabetical-index-mark-start text:id="IMark51833992"/><text:alphabetical-index-mark-start text:id="IMark51502648"/><text:alphabetical-index-mark-start text:id="IMark51468024"/>street<text:alphabetical-index-mark-end text:id="IMark51468024"/><text:alphabetical-index-mark-end text:id="IMark51502648"/><text:alphabetical-index-mark-end text:id="IMark51833992"/><text:alphabetical-index-mark-end text:id="IMark31902888"/><text:alphabetical-index-mark-end text:id="IMark51511384"/>s of the <text:alphabetical-index-mark-start text:id="IMark52343720"/><text:alphabetical-index-mark-start text:id="IMark38803032"/><text:alphabetical-index-mark-start text:id="IMark54316600"/><text:alphabetical-index-mark-start text:id="IMark54407832"/><text:alphabetical-index-mark-start text:id="IMark51439976"/><text:alphabetical-index-mark-start text:id="IMark51722264"/><text:alphabetical-index-mark-start text:id="IMark52210344"/>co<text:alphabetical-index-mark-end text:id="IMark52210344"/><text:alphabetical-index-mark-end text:id="IMark51722264"/>mmercial<text:alphabetical-index-mark-end text:id="IMark51439976"/><text:alphabetical-index-mark-end text:id="IMark54407832"/><text:alphabetical-index-mark-end text:id="IMark54316600"/><text:alphabetical-index-mark-end text:id="IMark38803032"/><text:alphabetical-index-mark-end text:id="IMark52343720"/> <text:alphabetical-index-mark-start text:id="IMark53024312"/><text:alphabetical-index-mark-start text:id="IMark28662056"/><text:alphabetical-index-mark-start text:id="IMark52192440"/><text:alphabetical-index-mark-start text:id="IMark52156792"/>district<text:alphabetical-index-mark-end text:id="IMark52156792"/><text:alphabetical-index-mark-end text:id="IMark52192440"/><text:alphabetical-index-mark-end text:id="IMark28662056"/><text:alphabetical-index-mark-end text:id="IMark53024312"/> of the <text:alphabetical-index-mark-start text:id="IMark52086968"/><text:alphabetical-index-mark-start text:id="IMark52722328"/><text:alphabetical-index-mark-start text:id="IMark50780600"/><text:alphabetical-index-mark-start text:id="IMark51773208"/>city<text:alphabetical-index-mark-end text:id="IMark51773208"/><text:alphabetical-index-mark-end text:id="IMark50780600"/><text:alphabetical-index-mark-end text:id="IMark52722328"/><text:alphabetical-index-mark-end text:id="IMark52086968"/>.</text:p>
      <text:p text:style-name="P6"/>
      <text:p text:style-name="P30"><text:alphabetical-index-mark-start text:id="IMark53839272"/><text:alphabetical-index-mark-start text:id="IMark51090424"/><text:alphabetical-index-mark-start text:id="IMark53324600"/><text:alphabetical-index-mark-start text:id="IMark52657176"/><text:alphabetical-index-mark-start text:id="IMark51600232"/>SQL<text:alphabetical-index-mark-end text:id="IMark51600232"/><text:alphabetical-index-mark-end text:id="IMark52657176"/><text:alphabetical-index-mark-end text:id="IMark53324600"/><text:alphabetical-index-mark-end text:id="IMark51090424"/><text:alphabetical-index-mark-end text:id="IMark53839272"/> queries useful for p<text:alphabetical-index-mark-start text:id="IMark53693704"/><text:alphabetical-index-mark-start text:id="IMark51498952"/>ro<text:alphabetical-index-mark-end text:id="IMark51498952"/><text:alphabetical-index-mark-end text:id="IMark53693704"/>cessing the <text:alphabetical-index-mark-start text:id="IMark52603224"/><text:alphabetical-index-mark-start text:id="IMark52602792"/><text:alphabetical-index-mark-start text:id="IMark52334904"/><text:alphabetical-index-mark-start text:id="IMark54466440"/><text:alphabetical-index-mark-start text:id="IMark53465496"/>data<text:alphabetical-index-mark-end text:id="IMark53465496"/><text:alphabetical-index-mark-end text:id="IMark54466440"/><text:alphabetical-index-mark-end text:id="IMark52334904"/><text:alphabetical-index-mark-end text:id="IMark52602792"/><text:alphabetical-index-mark-end text:id="IMark52603224"/> <text:alphabetical-index-mark-start text:id="IMark51286248"/><text:alphabetical-index-mark-start text:id="IMark51771784"/>co<text:alphabetical-index-mark-end text:id="IMark51771784"/><text:alphabetical-index-mark-end text:id="IMark51286248"/>ntained in the <text:alphabetical-index-mark-start text:id="IMark31464712"/><text:alphabetical-index-mark-start text:id="IMark53633128"/><text:alphabetical-index-mark-start text:id="IMark54216184"/><text:alphabetical-index-mark-start text:id="IMark53486904"/><text:alphabetical-index-mark-start text:id="IMark51497672"/>data<text:alphabetical-index-mark-end text:id="IMark51497672"/><text:alphabetical-index-mark-end text:id="IMark53486904"/><text:alphabetical-index-mark-end text:id="IMark54216184"/><text:alphabetical-index-mark-end text:id="IMark53633128"/><text:alphabetical-index-mark-end text:id="IMark31464712"/> set are also p<text:alphabetical-index-mark-start text:id="IMark51331528"/><text:alphabetical-index-mark-start text:id="IMark51962488"/>ro<text:alphabetical-index-mark-end text:id="IMark51962488"/><text:alphabetical-index-mark-end text:id="IMark51331528"/>v<text:alphabetical-index-mark-start text:id="IMark31902504"/><text:alphabetical-index-mark-start text:id="IMark31909176"/>id<text:alphabetical-index-mark-end text:id="IMark31909176"/><text:alphabetical-index-mark-end text:id="IMark31902504"/>ed.</text:p>
      <text:p text:style-name="P6"/>
      <text:p text:style-name="P8"/>
      <text:p text:style-name="P18"/>
      <text:p text:style-name="P19"/>
      <text:p text:style-name="P3"/>
      <text:h text:style-name="P102" text:outline-level="1"><text:bookmark-start text:name="__RefHeading___Toc763_180202276"/>2. <text:alphabetical-index-mark-start text:id="IMark52334904"/><text:alphabetical-index-mark-start text:id="IMark53465496"/>Co<text:alphabetical-index-mark-end text:id="IMark53465496"/><text:alphabetical-index-mark-end text:id="IMark52334904"/>nventions, <text:alphabetical-index-mark-start text:id="IMark53693704"/><text:alphabetical-index-mark-start text:id="IMark51498952"/>caveat<text:alphabetical-index-mark-end text:id="IMark51498952"/><text:alphabetical-index-mark-end text:id="IMark53693704"/>s and base <text:alphabetical-index-mark-start text:id="IMark53839272"/><text:alphabetical-index-mark-start text:id="IMark51090424"/>co<text:alphabetical-index-mark-end text:id="IMark51090424"/><text:alphabetical-index-mark-end text:id="IMark53839272"/>nditions for <text:alphabetical-index-mark-start text:id="IMark53324600"/><text:alphabetical-index-mark-start text:id="IMark52657176"/>development<text:alphabetical-index-mark-end text:id="IMark52657176"/><text:alphabetical-index-mark-end text:id="IMark53324600"/>.<text:bookmark-end text:name="__RefHeading___Toc763_180202276"/></text:h>
      <text:p text:style-name="P3"/>
      <text:p text:style-name="P12">Take into <text:alphabetical-index-mark-start text:id="IMark51331528"/><text:alphabetical-index-mark-start text:id="IMark54216184"/>co<text:alphabetical-index-mark-end text:id="IMark54216184"/><text:alphabetical-index-mark-end text:id="IMark51331528"/>ns<text:alphabetical-index-mark-start text:id="IMark53633128"/><text:alphabetical-index-mark-start text:id="IMark53003528"/>id<text:alphabetical-index-mark-end text:id="IMark53003528"/><text:alphabetical-index-mark-end text:id="IMark53633128"/>eration these factors.</text:p>
      <text:p text:style-name="P10"/>
      <text:h text:style-name="Heading_20_2" text:outline-level="2"><text:bookmark-start text:name="__RefHeading___Toc765_180202276"/>2.1. <text:alphabetical-index-mark-start text:id="IMark51286248"/>Term<text:alphabetical-index-mark-end text:id="IMark51286248"/>s and <text:alphabetical-index-mark-start text:id="IMark52602792"/><text:alphabetical-index-mark-start text:id="IMark52603224"/><text:alphabetical-index-mark-start text:id="IMark52657176"/>ab<text:alphabetical-index-mark-end text:id="IMark52657176"/><text:alphabetical-index-mark-end text:id="IMark52603224"/>breviation<text:alphabetical-index-mark-end text:id="IMark52602792"/>s used.<text:bookmark-end text:name="__RefHeading___Toc765_180202276"/></text:h>
      <text:p text:style-name="P12"/>
      <text:p text:style-name="P12"><text:alphabetical-index-mark-start text:id="IMark51090424"/><text:alphabetical-index-mark-start text:id="IMark53693704"/>AB<text:alphabetical-index-mark-end text:id="IMark53693704"/><text:alphabetical-index-mark-end text:id="IMark51090424"/>: <text:alphabetical-index-mark-start text:id="IMark51498952"/><text:alphabetical-index-mark-start text:id="IMark52334904"/><text:alphabetical-index-mark-start text:id="IMark53465496"/><text:alphabetical-index-mark-start text:id="IMark54466440"/>Address<text:alphabetical-index-mark-end text:id="IMark54466440"/><text:alphabetical-index-mark-end text:id="IMark53465496"/><text:alphabetical-index-mark-end text:id="IMark52334904"/><text:alphabetical-index-mark-end text:id="IMark51498952"/> <text:alphabetical-index-mark-start text:id="IMark31464712"/><text:alphabetical-index-mark-start text:id="IMark51600232"/><text:alphabetical-index-mark-start text:id="IMark53003528"/><text:alphabetical-index-mark-start text:id="IMark53633128"/><text:alphabetical-index-mark-start text:id="IMark51331528"/>block<text:alphabetical-index-mark-end text:id="IMark51331528"/><text:alphabetical-index-mark-end text:id="IMark53633128"/><text:alphabetical-index-mark-end text:id="IMark53003528"/><text:alphabetical-index-mark-end text:id="IMark51600232"/><text:alphabetical-index-mark-end text:id="IMark31464712"/>.</text:p>
      <text:p text:style-name="P12"/>
      <text:p text:style-name="P12">C: <text:alphabetical-index-mark-start text:id="IMark53486904"/><text:alphabetical-index-mark-start text:id="IMark52603224"/><text:alphabetical-index-mark-start text:id="IMark52602792"/><text:alphabetical-index-mark-start text:id="IMark52657176"/><text:alphabetical-index-mark-start text:id="IMark51286248"/><text:alphabetical-index-mark-start text:id="IMark49757288"/><text:alphabetical-index-mark-start text:id="IMark53839272"/>Co<text:alphabetical-index-mark-end text:id="IMark53839272"/><text:alphabetical-index-mark-end text:id="IMark49757288"/>mmercial<text:alphabetical-index-mark-end text:id="IMark51286248"/><text:alphabetical-index-mark-end text:id="IMark52657176"/><text:alphabetical-index-mark-end text:id="IMark52602792"/><text:alphabetical-index-mark-end text:id="IMark52603224"/><text:alphabetical-index-mark-end text:id="IMark53486904"/> <text:alphabetical-index-mark-start text:id="IMark53324600"/><text:alphabetical-index-mark-start text:id="IMark51600232"/>zone<text:alphabetical-index-mark-end text:id="IMark51600232"/><text:alphabetical-index-mark-end text:id="IMark53324600"/>.</text:p>
      <text:p text:style-name="P12"/>
      <text:p text:style-name="P48"><text:alphabetical-index-mark-start text:id="IMark51331528"/><text:alphabetical-index-mark-start text:id="IMark51498952"/>CO<text:alphabetical-index-mark-end text:id="IMark51498952"/><text:alphabetical-index-mark-end text:id="IMark51331528"/>: <text:alphabetical-index-mark-start text:id="IMark52334904"/><text:alphabetical-index-mark-start text:id="IMark53465496"/><text:alphabetical-index-mark-start text:id="IMark54466440"/><text:alphabetical-index-mark-start text:id="IMark51090424"/><text:alphabetical-index-mark-start text:id="IMark53693704"/>Co<text:alphabetical-index-mark-end text:id="IMark53693704"/><text:alphabetical-index-mark-end text:id="IMark51090424"/>mmercial<text:alphabetical-index-mark-end text:id="IMark54466440"/><text:alphabetical-index-mark-end text:id="IMark53465496"/><text:alphabetical-index-mark-end text:id="IMark52334904"/> <text:alphabetical-index-mark-start text:id="IMark54216184"/><text:alphabetical-index-mark-start text:id="IMark51771784"/>zone<text:alphabetical-index-mark-end text:id="IMark51771784"/><text:alphabetical-index-mark-end text:id="IMark54216184"/>, outs<text:alphabetical-index-mark-start text:id="IMark51497672"/><text:alphabetical-index-mark-start text:id="IMark51600232"/>id<text:alphabetical-index-mark-end text:id="IMark51600232"/><text:alphabetical-index-mark-end text:id="IMark51497672"/>e the <text:alphabetical-index-mark-start text:id="IMark53324600"/><text:alphabetical-index-mark-start text:id="IMark53486904"/><text:alphabetical-index-mark-start text:id="IMark52603224"/><text:alphabetical-index-mark-start text:id="IMark52602792"/><text:alphabetical-index-mark-start text:id="IMark52657176"/>co<text:alphabetical-index-mark-end text:id="IMark52657176"/><text:alphabetical-index-mark-end text:id="IMark52602792"/>mmercial<text:alphabetical-index-mark-end text:id="IMark52603224"/><text:alphabetical-index-mark-end text:id="IMark53486904"/><text:alphabetical-index-mark-end text:id="IMark53324600"/> <text:alphabetical-index-mark-start text:id="IMark51286248"/><text:alphabetical-index-mark-start text:id="IMark49757288"/><text:alphabetical-index-mark-start text:id="IMark53839272"/>district<text:alphabetical-index-mark-end text:id="IMark53839272"/><text:alphabetical-index-mark-end text:id="IMark49757288"/><text:alphabetical-index-mark-end text:id="IMark51286248"/>.</text:p>
      <text:p text:style-name="P12"/>
      <text:p text:style-name="P12">R: <text:alphabetical-index-mark-start text:id="IMark49757288"/><text:alphabetical-index-mark-start text:id="IMark51286248"/><text:alphabetical-index-mark-start text:id="IMark53839272"/><text:alphabetical-index-mark-start text:id="IMark53324600"/><text:alphabetical-index-mark-start text:id="IMark53486904"/>Res<text:alphabetical-index-mark-start text:id="IMark52603224"/><text:alphabetical-index-mark-start text:id="IMark52602792"/>id<text:alphabetical-index-mark-end text:id="IMark52602792"/><text:alphabetical-index-mark-end text:id="IMark52603224"/>ential<text:alphabetical-index-mark-end text:id="IMark53486904"/><text:alphabetical-index-mark-end text:id="IMark53324600"/><text:alphabetical-index-mark-end text:id="IMark53839272"/><text:alphabetical-index-mark-end text:id="IMark51286248"/><text:alphabetical-index-mark-end text:id="IMark49757288"/> <text:alphabetical-index-mark-start text:id="IMark52657176"/><text:alphabetical-index-mark-start text:id="IMark51497672"/>zone<text:alphabetical-index-mark-end text:id="IMark51497672"/><text:alphabetical-index-mark-end text:id="IMark52657176"/>.</text:p>
      <text:p text:style-name="P12"/>
      <text:p text:style-name="P48"><text:alphabetical-index-mark-start text:id="IMark52334904"/><text:alphabetical-index-mark-start text:id="IMark53465496"/>RO<text:alphabetical-index-mark-end text:id="IMark53465496"/><text:alphabetical-index-mark-end text:id="IMark52334904"/>: <text:alphabetical-index-mark-start text:id="IMark54466440"/><text:alphabetical-index-mark-start text:id="IMark51090424"/><text:alphabetical-index-mark-start text:id="IMark53693704"/>Res<text:alphabetical-index-mark-start text:id="IMark51331528"/><text:alphabetical-index-mark-start text:id="IMark51498952"/>id<text:alphabetical-index-mark-end text:id="IMark51498952"/><text:alphabetical-index-mark-end text:id="IMark51331528"/>ential<text:alphabetical-index-mark-end text:id="IMark53693704"/><text:alphabetical-index-mark-end text:id="IMark51090424"/><text:alphabetical-index-mark-end text:id="IMark54466440"/> <text:alphabetical-index-mark-start text:id="IMark31464712"/><text:alphabetical-index-mark-start text:id="IMark53003528"/>zone<text:alphabetical-index-mark-end text:id="IMark53003528"/><text:alphabetical-index-mark-end text:id="IMark31464712"/>, outs<text:alphabetical-index-mark-start text:id="IMark53633128"/><text:alphabetical-index-mark-start text:id="IMark51497672"/>id<text:alphabetical-index-mark-end text:id="IMark51497672"/><text:alphabetical-index-mark-end text:id="IMark53633128"/>e the <text:alphabetical-index-mark-start text:id="IMark52657176"/><text:alphabetical-index-mark-start text:id="IMark49757288"/><text:alphabetical-index-mark-start text:id="IMark51286248"/><text:alphabetical-index-mark-start text:id="IMark53839272"/><text:alphabetical-index-mark-start text:id="IMark53324600"/>co<text:alphabetical-index-mark-end text:id="IMark53324600"/><text:alphabetical-index-mark-end text:id="IMark53839272"/>mmercial<text:alphabetical-index-mark-end text:id="IMark51286248"/><text:alphabetical-index-mark-end text:id="IMark49757288"/><text:alphabetical-index-mark-end text:id="IMark52657176"/> <text:alphabetical-index-mark-start text:id="IMark53486904"/><text:alphabetical-index-mark-start text:id="IMark52603224"/><text:alphabetical-index-mark-start text:id="IMark52602792"/>district<text:alphabetical-index-mark-end text:id="IMark52602792"/><text:alphabetical-index-mark-end text:id="IMark52603224"/><text:alphabetical-index-mark-end text:id="IMark53486904"/>.</text:p>
      <text:p text:style-name="P12"/>
      <text:p text:style-name="P35"><text:alphabetical-index-mark-start text:id="IMark51279128"/><text:alphabetical-index-mark-start text:id="IMark52603224"/><text:alphabetical-index-mark-start text:id="IMark53486904"/>SQL<text:alphabetical-index-mark-end text:id="IMark53486904"/><text:alphabetical-index-mark-end text:id="IMark52603224"/><text:alphabetical-index-mark-end text:id="IMark51279128"/>: <text:alphabetical-index-mark-start text:id="IMark52602792"/>Structure<text:alphabetical-index-mark-end text:id="IMark52602792"/>d <text:alphabetical-index-mark-start text:id="IMark52657176"/>query<text:alphabetical-index-mark-end text:id="IMark52657176"/> <text:alphabetical-index-mark-start text:id="IMark49757288"/>language<text:alphabetical-index-mark-end text:id="IMark49757288"/>.</text:p>
      <text:p text:style-name="P12"/>
      <text:p text:style-name="P12"><text:alphabetical-index-mark-start text:id="IMark53633128"/><text:alphabetical-index-mark-start text:id="IMark51497672"/>TB<text:alphabetical-index-mark-end text:id="IMark51497672"/><text:alphabetical-index-mark-end text:id="IMark53633128"/>: <text:alphabetical-index-mark-start text:id="IMark31464712"/><text:alphabetical-index-mark-start text:id="IMark53003528"/><text:alphabetical-index-mark-start text:id="IMark54466440"/><text:alphabetical-index-mark-start text:id="IMark51090424"/>Time<text:alphabetical-index-mark-end text:id="IMark51090424"/><text:alphabetical-index-mark-end text:id="IMark54466440"/><text:alphabetical-index-mark-end text:id="IMark53003528"/><text:alphabetical-index-mark-end text:id="IMark31464712"/> <text:alphabetical-index-mark-start text:id="IMark53693704"/><text:alphabetical-index-mark-start text:id="IMark51331528"/><text:alphabetical-index-mark-start text:id="IMark51498952"/><text:alphabetical-index-mark-start text:id="IMark52334904"/><text:alphabetical-index-mark-start text:id="IMark53465496"/>block<text:alphabetical-index-mark-end text:id="IMark53465496"/><text:alphabetical-index-mark-end text:id="IMark52334904"/><text:alphabetical-index-mark-end text:id="IMark51498952"/><text:alphabetical-index-mark-end text:id="IMark51331528"/><text:alphabetical-index-mark-end text:id="IMark53693704"/>.</text:p>
      <text:p text:style-name="P12"/>
      <text:p text:style-name="P12"/>
      <text:h text:style-name="Heading_20_2" text:outline-level="2"><text:bookmark-start text:name="__RefHeading___Toc767_180202276"/>2.2. <text:alphabetical-index-mark-start text:id="IMark52657176"/><text:alphabetical-index-mark-start text:id="IMark52602792"/>Caveat<text:alphabetical-index-mark-end text:id="IMark52602792"/><text:alphabetical-index-mark-end text:id="IMark52657176"/>s.<text:bookmark-end text:name="__RefHeading___Toc767_180202276"/></text:h>
      <text:p text:style-name="P12"/>
      <text:p text:style-name="P12">You should be aware of:</text:p>
      <text:p text:style-name="P12"/>
      <text:h text:style-name="Heading_20_3" text:outline-level="3"><text:bookmark-start text:name="__RefHeading___Toc769_180202276"/>2.3.1. <text:alphabetical-index-mark-start text:id="IMark53839272"/><text:alphabetical-index-mark-start text:id="IMark53693704"/><text:alphabetical-index-mark-start text:id="IMark51498952"/><text:alphabetical-index-mark-start text:id="IMark52334904"/><text:alphabetical-index-mark-start text:id="IMark53465496"/><text:alphabetical-index-mark-start text:id="IMark31464712"/><text:alphabetical-index-mark-start text:id="IMark53003528"/><text:alphabetical-index-mark-start text:id="IMark54466440"/><text:alphabetical-index-mark-start text:id="IMark51090424"/>Sample<text:alphabetical-index-mark-end text:id="IMark51090424"/><text:alphabetical-index-mark-end text:id="IMark54466440"/><text:alphabetical-index-mark-end text:id="IMark53003528"/><text:alphabetical-index-mark-end text:id="IMark31464712"/><text:alphabetical-index-mark-end text:id="IMark53465496"/><text:alphabetical-index-mark-end text:id="IMark52334904"/><text:alphabetical-index-mark-end text:id="IMark51498952"/><text:alphabetical-index-mark-end text:id="IMark53693704"/><text:alphabetical-index-mark-end text:id="IMark53839272"/>s per <text:alphabetical-index-mark-start text:id="IMark53633128"/><text:alphabetical-index-mark-start text:id="IMark51497672"/>AB<text:alphabetical-index-mark-end text:id="IMark51497672"/><text:alphabetical-index-mark-end text:id="IMark53633128"/>.<text:bookmark-end text:name="__RefHeading___Toc769_180202276"/></text:h>
      <text:p text:style-name="P12"/>
      <text:p text:style-name="P12"><text:soft-page-break/>The <text:alphabetical-index-mark-start text:id="IMark54216184"/><text:alphabetical-index-mark-start text:id="IMark51316824"/><text:alphabetical-index-mark-start text:id="IMark53038792"/><text:alphabetical-index-mark-start text:id="IMark52602792"/><text:alphabetical-index-mark-start text:id="IMark52657176"/>number<text:alphabetical-index-mark-end text:id="IMark52657176"/><text:alphabetical-index-mark-end text:id="IMark52602792"/><text:alphabetical-index-mark-end text:id="IMark53038792"/><text:alphabetical-index-mark-end text:id="IMark51316824"/><text:alphabetical-index-mark-end text:id="IMark54216184"/> of <text:alphabetical-index-mark-start text:id="IMark49757288"/><text:alphabetical-index-mark-start text:id="IMark52603224"/><text:alphabetical-index-mark-start text:id="IMark51279128"/><text:alphabetical-index-mark-start text:id="IMark51286248"/><text:alphabetical-index-mark-start text:id="IMark53486904"/><text:alphabetical-index-mark-start text:id="IMark53324600"/><text:alphabetical-index-mark-start text:id="IMark53595496"/><text:alphabetical-index-mark-start text:id="IMark52353400"/><text:alphabetical-index-mark-start text:id="IMark51497672"/>sample<text:alphabetical-index-mark-end text:id="IMark51497672"/><text:alphabetical-index-mark-end text:id="IMark52353400"/><text:alphabetical-index-mark-end text:id="IMark53595496"/><text:alphabetical-index-mark-end text:id="IMark53324600"/><text:alphabetical-index-mark-end text:id="IMark53486904"/><text:alphabetical-index-mark-end text:id="IMark51286248"/><text:alphabetical-index-mark-end text:id="IMark51279128"/><text:alphabetical-index-mark-end text:id="IMark52603224"/><text:alphabetical-index-mark-end text:id="IMark49757288"/>s per <text:alphabetical-index-mark-start text:id="IMark53633128"/><text:alphabetical-index-mark-start text:id="IMark53839272"/><text:alphabetical-index-mark-start text:id="IMark53693704"/><text:alphabetical-index-mark-start text:id="IMark51498952"/>address<text:alphabetical-index-mark-end text:id="IMark51498952"/><text:alphabetical-index-mark-end text:id="IMark53693704"/><text:alphabetical-index-mark-end text:id="IMark53839272"/><text:alphabetical-index-mark-end text:id="IMark53633128"/> <text:alphabetical-index-mark-start text:id="IMark52334904"/><text:alphabetical-index-mark-start text:id="IMark53465496"/><text:alphabetical-index-mark-start text:id="IMark31464712"/><text:alphabetical-index-mark-start text:id="IMark53003528"/><text:alphabetical-index-mark-start text:id="IMark54466440"/>block<text:alphabetical-index-mark-end text:id="IMark54466440"/><text:alphabetical-index-mark-end text:id="IMark53003528"/><text:alphabetical-index-mark-end text:id="IMark31464712"/><text:alphabetical-index-mark-end text:id="IMark53465496"/><text:alphabetical-index-mark-end text:id="IMark52334904"/> might be not be the same in all <text:alphabetical-index-mark-start text:id="IMark51090424"/><text:alphabetical-index-mark-start text:id="IMark51331528"/><text:alphabetical-index-mark-start text:id="IMark51771784"/><text:alphabetical-index-mark-start text:id="IMark51600232"/>cases<text:alphabetical-index-mark-end text:id="IMark51600232"/><text:alphabetical-index-mark-end text:id="IMark51771784"/><text:alphabetical-index-mark-end text:id="IMark51331528"/><text:alphabetical-index-mark-end text:id="IMark51090424"/>, <text:span text:style-name="T23">but in all </text:span><text:alphabetical-index-mark-start text:id="IMark51329288"/><text:alphabetical-index-mark-start text:id="IMark54264376"/><text:alphabetical-index-mark-start text:id="IMark50491368"/><text:alphabetical-index-mark-start text:id="IMark53026248"/><text:span text:style-name="T23">cases</text:span><text:alphabetical-index-mark-end text:id="IMark53026248"/><text:alphabetical-index-mark-end text:id="IMark50491368"/><text:alphabetical-index-mark-end text:id="IMark54264376"/><text:alphabetical-index-mark-end text:id="IMark51329288"/><text:span text:style-name="T23"> the </text:span><text:alphabetical-index-mark-start text:id="IMark52440152"/><text:alphabetical-index-mark-start text:id="IMark31468184"/><text:alphabetical-index-mark-start text:id="IMark52821928"/><text:alphabetical-index-mark-start text:id="IMark51801800"/><text:alphabetical-index-mark-start text:id="IMark52324664"/><text:span text:style-name="T23">number</text:span><text:alphabetical-index-mark-end text:id="IMark52324664"/><text:alphabetical-index-mark-end text:id="IMark51801800"/><text:alphabetical-index-mark-end text:id="IMark52821928"/><text:alphabetical-index-mark-end text:id="IMark31468184"/><text:alphabetical-index-mark-end text:id="IMark52440152"/><text:span text:style-name="T23"> of </text:span><text:alphabetical-index-mark-start text:id="IMark52325704"/><text:alphabetical-index-mark-start text:id="IMark52023112"/><text:alphabetical-index-mark-start text:id="IMark52134424"/><text:alphabetical-index-mark-start text:id="IMark52313624"/><text:alphabetical-index-mark-start text:id="IMark52336952"/><text:alphabetical-index-mark-start text:id="IMark52311112"/><text:alphabetical-index-mark-start text:id="IMark28665816"/><text:alphabetical-index-mark-start text:id="IMark54801560"/><text:alphabetical-index-mark-start text:id="IMark46062968"/><text:span text:style-name="T23">sample</text:span><text:alphabetical-index-mark-end text:id="IMark46062968"/><text:alphabetical-index-mark-end text:id="IMark54801560"/><text:alphabetical-index-mark-end text:id="IMark28665816"/><text:alphabetical-index-mark-end text:id="IMark52311112"/><text:alphabetical-index-mark-end text:id="IMark52336952"/><text:alphabetical-index-mark-end text:id="IMark52313624"/><text:alphabetical-index-mark-end text:id="IMark52134424"/><text:alphabetical-index-mark-end text:id="IMark52023112"/><text:alphabetical-index-mark-end text:id="IMark52325704"/><text:span text:style-name="T23">s performed is high enough to be </text:span><text:alphabetical-index-mark-start text:id="IMark52683560"/><text:alphabetical-index-mark-start text:id="IMark45993560"/><text:alphabetical-index-mark-start text:id="IMark52885112"/><text:alphabetical-index-mark-start text:id="IMark52044808"/><text:alphabetical-index-mark-start text:id="IMark53760936"/><text:span text:style-name="T23">statistic</text:span><text:alphabetical-index-mark-end text:id="IMark53760936"/><text:alphabetical-index-mark-end text:id="IMark52044808"/><text:alphabetical-index-mark-end text:id="IMark52885112"/><text:alphabetical-index-mark-end text:id="IMark45993560"/><text:alphabetical-index-mark-end text:id="IMark52683560"/><text:span text:style-name="T23">ally </text:span><text:alphabetical-index-mark-start text:id="IMark54286088"/><text:alphabetical-index-mark-start text:id="IMark54160040"/><text:alphabetical-index-mark-start text:id="IMark54654728"/><text:alphabetical-index-mark-start text:id="IMark31266280"/><text:span text:style-name="T23">significant</text:span><text:alphabetical-index-mark-end text:id="IMark31266280"/><text:alphabetical-index-mark-end text:id="IMark54654728"/><text:alphabetical-index-mark-end text:id="IMark54160040"/><text:alphabetical-index-mark-end text:id="IMark54286088"/>.</text:p>
      <text:p text:style-name="P12"/>
      <text:p text:style-name="P12"/>
      <text:h text:style-name="Heading_20_3" text:outline-level="3"><text:bookmark-start text:name="__RefHeading___Toc771_180202276"/>2.3.2. <text:alphabetical-index-mark-start text:id="IMark53465496"/><text:alphabetical-index-mark-start text:id="IMark53003528"/><text:alphabetical-index-mark-start text:id="IMark54466440"/><text:alphabetical-index-mark-start text:id="IMark53633128"/><text:alphabetical-index-mark-start text:id="IMark53839272"/><text:alphabetical-index-mark-start text:id="IMark53693704"/><text:alphabetical-index-mark-start text:id="IMark51498952"/><text:alphabetical-index-mark-start text:id="IMark49757288"/><text:alphabetical-index-mark-start text:id="IMark52603224"/>Sample<text:alphabetical-index-mark-end text:id="IMark52603224"/><text:alphabetical-index-mark-end text:id="IMark49757288"/><text:alphabetical-index-mark-end text:id="IMark51498952"/><text:alphabetical-index-mark-end text:id="IMark53693704"/><text:alphabetical-index-mark-end text:id="IMark53839272"/><text:alphabetical-index-mark-end text:id="IMark53633128"/><text:alphabetical-index-mark-end text:id="IMark54466440"/><text:alphabetical-index-mark-end text:id="IMark53003528"/><text:alphabetical-index-mark-end text:id="IMark53465496"/>s per <text:alphabetical-index-mark-start text:id="IMark51279128"/><text:alphabetical-index-mark-start text:id="IMark51286248"/>TB<text:alphabetical-index-mark-end text:id="IMark51286248"/><text:alphabetical-index-mark-end text:id="IMark51279128"/>.<text:bookmark-end text:name="__RefHeading___Toc771_180202276"/></text:h>
      <text:p text:style-name="P12"/>
      <text:p text:style-name="P14">The <text:alphabetical-index-mark-start text:id="IMark53595496"/><text:alphabetical-index-mark-start text:id="IMark52353400"/><text:alphabetical-index-mark-start text:id="IMark51497672"/><text:alphabetical-index-mark-start text:id="IMark54216184"/><text:alphabetical-index-mark-start text:id="IMark51316824"/>number<text:alphabetical-index-mark-end text:id="IMark51316824"/><text:alphabetical-index-mark-end text:id="IMark54216184"/><text:alphabetical-index-mark-end text:id="IMark51497672"/><text:alphabetical-index-mark-end text:id="IMark52353400"/><text:alphabetical-index-mark-end text:id="IMark53595496"/> of <text:alphabetical-index-mark-start text:id="IMark53038792"/><text:alphabetical-index-mark-start text:id="IMark52602792"/><text:alphabetical-index-mark-start text:id="IMark52657176"/><text:alphabetical-index-mark-start text:id="IMark52134424"/><text:alphabetical-index-mark-start text:id="IMark52313624"/><text:alphabetical-index-mark-start text:id="IMark52336952"/><text:alphabetical-index-mark-start text:id="IMark52311112"/><text:alphabetical-index-mark-start text:id="IMark28665816"/><text:alphabetical-index-mark-start text:id="IMark51090424"/>sample<text:alphabetical-index-mark-end text:id="IMark51090424"/><text:alphabetical-index-mark-end text:id="IMark28665816"/><text:alphabetical-index-mark-end text:id="IMark52311112"/><text:alphabetical-index-mark-end text:id="IMark52336952"/><text:alphabetical-index-mark-end text:id="IMark52313624"/><text:alphabetical-index-mark-end text:id="IMark52134424"/><text:alphabetical-index-mark-end text:id="IMark52657176"/><text:alphabetical-index-mark-end text:id="IMark52602792"/><text:alphabetical-index-mark-end text:id="IMark53038792"/>s per <text:alphabetical-index-mark-start text:id="IMark51771784"/><text:alphabetical-index-mark-start text:id="IMark51331528"/><text:alphabetical-index-mark-start text:id="IMark52334904"/><text:alphabetical-index-mark-start text:id="IMark51600232"/>time<text:alphabetical-index-mark-end text:id="IMark51600232"/><text:alphabetical-index-mark-end text:id="IMark52334904"/><text:alphabetical-index-mark-end text:id="IMark51331528"/><text:alphabetical-index-mark-end text:id="IMark51771784"/> <text:alphabetical-index-mark-start text:id="IMark52146712"/><text:alphabetical-index-mark-start text:id="IMark51286248"/><text:alphabetical-index-mark-start text:id="IMark51279128"/><text:alphabetical-index-mark-start text:id="IMark53465496"/><text:alphabetical-index-mark-start text:id="IMark53003528"/>block<text:alphabetical-index-mark-end text:id="IMark53003528"/><text:alphabetical-index-mark-end text:id="IMark53465496"/><text:alphabetical-index-mark-end text:id="IMark51279128"/><text:alphabetical-index-mark-end text:id="IMark51286248"/><text:alphabetical-index-mark-end text:id="IMark52146712"/> might not be the same in all <text:alphabetical-index-mark-start text:id="IMark54466440"/><text:alphabetical-index-mark-start text:id="IMark53633128"/><text:alphabetical-index-mark-start text:id="IMark53839272"/><text:alphabetical-index-mark-start text:id="IMark53693704"/>cases<text:alphabetical-index-mark-end text:id="IMark53693704"/><text:alphabetical-index-mark-end text:id="IMark53839272"/><text:alphabetical-index-mark-end text:id="IMark53633128"/><text:alphabetical-index-mark-end text:id="IMark54466440"/>. Since this <text:alphabetical-index-mark-start text:id="IMark51498952"/><text:alphabetical-index-mark-start text:id="IMark49757288"/><text:alphabetical-index-mark-start text:id="IMark52603224"/><text:alphabetical-index-mark-start text:id="IMark31464712"/><text:alphabetical-index-mark-start text:id="IMark39621896"/>data<text:alphabetical-index-mark-end text:id="IMark39621896"/><text:alphabetical-index-mark-end text:id="IMark31464712"/><text:alphabetical-index-mark-end text:id="IMark52603224"/><text:alphabetical-index-mark-end text:id="IMark49757288"/><text:alphabetical-index-mark-end text:id="IMark51498952"/> set is geared among other things, towards gather <text:alphabetical-index-mark-start text:id="IMark53324600"/><text:alphabetical-index-mark-start text:id="IMark53486904"/><text:alphabetical-index-mark-start text:id="IMark52324664"/><text:alphabetical-index-mark-start text:id="IMark46062584"/>in<text:alphabetical-index-mark-start text:id="IMark51238504"/><text:alphabetical-index-mark-start text:id="IMark46159112"/><text:alphabetical-index-mark-start text:id="IMark46376200"/><text:alphabetical-index-mark-start text:id="IMark47053896"/>format<text:alphabetical-index-mark-end text:id="IMark47053896"/><text:alphabetical-index-mark-end text:id="IMark46376200"/><text:alphabetical-index-mark-end text:id="IMark46159112"/><text:alphabetical-index-mark-end text:id="IMark51238504"/>ion<text:alphabetical-index-mark-end text:id="IMark46062584"/><text:alphabetical-index-mark-end text:id="IMark52324664"/><text:alphabetical-index-mark-end text:id="IMark53486904"/><text:alphabetical-index-mark-end text:id="IMark53324600"/> on <text:alphabetical-index-mark-start text:id="IMark46199864"/><text:alphabetical-index-mark-start text:id="IMark52325704"/><text:alphabetical-index-mark-start text:id="IMark52044424"/><text:alphabetical-index-mark-start text:id="IMark54653880"/><text:alphabetical-index-mark-start text:id="IMark54285240"/>pedestrian<text:alphabetical-index-mark-end text:id="IMark54285240"/><text:alphabetical-index-mark-end text:id="IMark54653880"/><text:alphabetical-index-mark-end text:id="IMark52044424"/><text:alphabetical-index-mark-end text:id="IMark52325704"/><text:alphabetical-index-mark-end text:id="IMark46199864"/> <text:alphabetical-index-mark-start text:id="IMark52548728"/>traffic<text:alphabetical-index-mark-end text:id="IMark52548728"/> in relation to the <text:alphabetical-index-mark-start text:id="IMark46124184"/><text:alphabetical-index-mark-start text:id="IMark28665432"/><text:alphabetical-index-mark-start text:id="IMark52023112"/><text:alphabetical-index-mark-start text:id="IMark54286088"/><text:alphabetical-index-mark-start text:id="IMark31674984"/><text:alphabetical-index-mark-start text:id="IMark54450760"/><text:alphabetical-index-mark-start text:id="IMark31897864"/>co<text:alphabetical-index-mark-end text:id="IMark31897864"/><text:alphabetical-index-mark-end text:id="IMark54450760"/>mmercial<text:alphabetical-index-mark-end text:id="IMark31674984"/><text:alphabetical-index-mark-end text:id="IMark54286088"/><text:alphabetical-index-mark-end text:id="IMark52023112"/><text:alphabetical-index-mark-end text:id="IMark28665432"/><text:alphabetical-index-mark-end text:id="IMark46124184"/> <text:alphabetical-index-mark-start text:id="IMark50697272"/><text:alphabetical-index-mark-start text:id="IMark50698600"/><text:alphabetical-index-mark-start text:id="IMark49852104"/><text:alphabetical-index-mark-start text:id="IMark54793272"/><text:alphabetical-index-mark-start text:id="IMark54694088"/><text:alphabetical-index-mark-start text:id="IMark54695384"/>value<text:alphabetical-index-mark-end text:id="IMark54695384"/><text:alphabetical-index-mark-end text:id="IMark54694088"/><text:alphabetical-index-mark-end text:id="IMark54793272"/><text:alphabetical-index-mark-end text:id="IMark49852104"/><text:alphabetical-index-mark-end text:id="IMark50698600"/><text:alphabetical-index-mark-end text:id="IMark50697272"/> of different <text:alphabetical-index-mark-start text:id="IMark53767832"/><text:alphabetical-index-mark-start text:id="IMark50632840"/><text:alphabetical-index-mark-start text:id="IMark50633832"/><text:alphabetical-index-mark-start text:id="IMark51230024"/>address<text:alphabetical-index-mark-end text:id="IMark51230024"/><text:alphabetical-index-mark-end text:id="IMark50633832"/><text:alphabetical-index-mark-end text:id="IMark50632840"/><text:alphabetical-index-mark-end text:id="IMark53767832"/> <text:alphabetical-index-mark-start text:id="IMark54275432"/><text:alphabetical-index-mark-start text:id="IMark51759496"/><text:alphabetical-index-mark-start text:id="IMark51827736"/><text:alphabetical-index-mark-start text:id="IMark51829064"/><text:alphabetical-index-mark-start text:id="IMark52507880"/>block<text:alphabetical-index-mark-end text:id="IMark52507880"/><text:alphabetical-index-mark-end text:id="IMark51829064"/><text:alphabetical-index-mark-end text:id="IMark51827736"/><text:alphabetical-index-mark-end text:id="IMark51759496"/><text:alphabetical-index-mark-end text:id="IMark54275432"/>s <text:alphabetical-index-mark-start text:id="IMark49823752"/><text:alphabetical-index-mark-start text:id="IMark50706584"/><text:alphabetical-index-mark-start text:id="IMark46092040"/><text:alphabetical-index-mark-start text:id="IMark52176072"/><text:alphabetical-index-mark-start text:id="IMark53340104"/><text:alphabetical-index-mark-start text:id="IMark53341368"/><text:alphabetical-index-mark-start text:id="IMark46578680"/><text:alphabetical-index-mark-start text:id="IMark54590648"/><text:alphabetical-index-mark-start text:id="IMark53010568"/><text:span text:style-name="T21">sample</text:span><text:alphabetical-index-mark-end text:id="IMark53010568"/><text:alphabetical-index-mark-end text:id="IMark54590648"/><text:alphabetical-index-mark-end text:id="IMark46578680"/><text:alphabetical-index-mark-end text:id="IMark53341368"/><text:alphabetical-index-mark-end text:id="IMark53340104"/><text:alphabetical-index-mark-end text:id="IMark52176072"/><text:alphabetical-index-mark-end text:id="IMark46092040"/><text:alphabetical-index-mark-end text:id="IMark50706584"/><text:alphabetical-index-mark-end text:id="IMark49823752"/><text:span text:style-name="T21">s were mostly obtained </text:span>between 7:00 and 19:00 <text:alphabetical-index-mark-start text:id="IMark52059816"/><text:alphabetical-index-mark-start text:id="IMark54577960"/><text:alphabetical-index-mark-start text:id="IMark49869976"/><text:alphabetical-index-mark-start text:id="IMark52361912"/><text:span text:style-name="T21">hour</text:span><text:alphabetical-index-mark-end text:id="IMark52361912"/><text:alphabetical-index-mark-end text:id="IMark49869976"/><text:alphabetical-index-mark-end text:id="IMark54577960"/><text:alphabetical-index-mark-end text:id="IMark52059816"/><text:span text:style-name="T21">s</text:span>. </text:p>
      <text:p text:style-name="P14"/>
      <text:p text:style-name="P14"><text:span text:style-name="T21">However, in some </text:span><text:alphabetical-index-mark-start text:id="IMark51498952"/><text:alphabetical-index-mark-start text:id="IMark49757288"/><text:alphabetical-index-mark-start text:id="IMark52603224"/><text:alphabetical-index-mark-start text:id="IMark31464712"/><text:span text:style-name="T21">cases</text:span><text:alphabetical-index-mark-end text:id="IMark31464712"/><text:alphabetical-index-mark-end text:id="IMark52603224"/><text:alphabetical-index-mark-end text:id="IMark49757288"/><text:alphabetical-index-mark-end text:id="IMark51498952"/><text:span text:style-name="T21"> </text:span><text:alphabetical-index-mark-start text:id="IMark39621896"/><text:alphabetical-index-mark-start text:id="IMark54466440"/><text:alphabetical-index-mark-start text:id="IMark53633128"/><text:alphabetical-index-mark-start text:id="IMark53839272"/><text:span text:style-name="T21">night</text:span><text:alphabetical-index-mark-end text:id="IMark53839272"/><text:alphabetical-index-mark-end text:id="IMark53633128"/><text:alphabetical-index-mark-end text:id="IMark54466440"/><text:alphabetical-index-mark-end text:id="IMark39621896"/><text:span text:style-name="T21"> </text:span><text:alphabetical-index-mark-start text:id="IMark53693704"/><text:alphabetical-index-mark-start text:id="IMark52146712"/><text:alphabetical-index-mark-start text:id="IMark51286248"/><text:alphabetical-index-mark-start text:id="IMark51279128"/><text:span text:style-name="T21">hour</text:span><text:alphabetical-index-mark-end text:id="IMark51279128"/><text:alphabetical-index-mark-end text:id="IMark51286248"/><text:alphabetical-index-mark-end text:id="IMark52146712"/><text:alphabetical-index-mark-end text:id="IMark53693704"/><text:span text:style-name="T21">s might make a </text:span><text:alphabetical-index-mark-start text:id="IMark53465496"/><text:alphabetical-index-mark-start text:id="IMark53003528"/><text:alphabetical-index-mark-start text:id="IMark51771784"/><text:alphabetical-index-mark-start text:id="IMark51331528"/><text:span text:style-name="T21">difference</text:span><text:alphabetical-index-mark-end text:id="IMark51331528"/><text:alphabetical-index-mark-end text:id="IMark51771784"/><text:alphabetical-index-mark-end text:id="IMark53003528"/><text:alphabetical-index-mark-end text:id="IMark53465496"/><text:span text:style-name="T21">, so a few </text:span><text:alphabetical-index-mark-start text:id="IMark52334904"/><text:alphabetical-index-mark-start text:id="IMark51600232"/><text:alphabetical-index-mark-start text:id="IMark53038792"/><text:alphabetical-index-mark-start text:id="IMark52602792"/><text:alphabetical-index-mark-start text:id="IMark52657176"/><text:alphabetical-index-mark-start text:id="IMark52134424"/><text:alphabetical-index-mark-start text:id="IMark52313624"/><text:alphabetical-index-mark-start text:id="IMark52336952"/><text:alphabetical-index-mark-start text:id="IMark52311112"/><text:span text:style-name="T21">sample</text:span><text:alphabetical-index-mark-end text:id="IMark52311112"/><text:alphabetical-index-mark-end text:id="IMark52336952"/><text:alphabetical-index-mark-end text:id="IMark52313624"/><text:alphabetical-index-mark-end text:id="IMark52134424"/><text:alphabetical-index-mark-end text:id="IMark52657176"/><text:alphabetical-index-mark-end text:id="IMark52602792"/><text:alphabetical-index-mark-end text:id="IMark53038792"/><text:alphabetical-index-mark-end text:id="IMark51600232"/><text:alphabetical-index-mark-end text:id="IMark52334904"/><text:span text:style-name="T21">s were taken during </text:span><text:alphabetical-index-mark-start text:id="IMark28665816"/><text:alphabetical-index-mark-start text:id="IMark51090424"/><text:alphabetical-index-mark-start text:id="IMark53595496"/><text:span text:style-name="T21">night</text:span><text:alphabetical-index-mark-end text:id="IMark53595496"/><text:alphabetical-index-mark-end text:id="IMark51090424"/><text:alphabetical-index-mark-end text:id="IMark28665816"/><text:span text:style-name="T21"> </text:span><text:alphabetical-index-mark-start text:id="IMark52353400"/><text:alphabetical-index-mark-start text:id="IMark51497672"/><text:alphabetical-index-mark-start text:id="IMark54216184"/><text:span text:style-name="T21">hour</text:span><text:alphabetical-index-mark-end text:id="IMark54216184"/><text:alphabetical-index-mark-end text:id="IMark51497672"/><text:alphabetical-index-mark-end text:id="IMark52353400"/><text:span text:style-name="T21">s as well, when they imply </text:span><text:alphabetical-index-mark-start text:id="IMark51316824"/><text:alphabetical-index-mark-start text:id="IMark54450760"/><text:alphabetical-index-mark-start text:id="IMark31674984"/><text:alphabetical-index-mark-start text:id="IMark53486904"/><text:alphabetical-index-mark-start text:id="IMark53324600"/><text:alphabetical-index-mark-start text:id="IMark49823368"/><text:alphabetical-index-mark-start text:id="IMark51481240"/><text:alphabetical-index-mark-start text:id="IMark51399416"/><text:alphabetical-index-mark-start text:id="IMark51825736"/><text:span text:style-name="T21">bus</text:span><text:alphabetical-index-mark-end text:id="IMark51825736"/><text:alphabetical-index-mark-end text:id="IMark51399416"/><text:alphabetical-index-mark-end text:id="IMark51481240"/><text:alphabetical-index-mark-end text:id="IMark49823368"/><text:alphabetical-index-mark-end text:id="IMark53324600"/><text:alphabetical-index-mark-end text:id="IMark53486904"/><text:span text:style-name="T21">iness</text:span><text:alphabetical-index-mark-end text:id="IMark31674984"/><text:alphabetical-index-mark-end text:id="IMark54450760"/><text:alphabetical-index-mark-end text:id="IMark51316824"/><text:span text:style-name="T21"> activities.</text:span></text:p>
      <text:p text:style-name="P12"/>
      <text:p text:style-name="P12"/>
      <text:h text:style-name="Heading_20_3" text:outline-level="3"><text:bookmark-start text:name="__RefHeading___Toc773_180202276"/>2.3.3. <text:alphabetical-index-mark-start text:id="IMark54466440"/><text:alphabetical-index-mark-start text:id="IMark53839272"/><text:alphabetical-index-mark-start text:id="IMark53693704"/><text:alphabetical-index-mark-start text:id="IMark52146712"/>P<text:alphabetical-index-mark-start text:id="IMark51286248"/><text:alphabetical-index-mark-start text:id="IMark51279128"/>ro<text:alphabetical-index-mark-end text:id="IMark51279128"/><text:alphabetical-index-mark-end text:id="IMark51286248"/>perties<text:alphabetical-index-mark-end text:id="IMark52146712"/><text:alphabetical-index-mark-end text:id="IMark53693704"/><text:alphabetical-index-mark-end text:id="IMark53839272"/><text:alphabetical-index-mark-end text:id="IMark54466440"/> on <text:alphabetical-index-mark-start text:id="IMark53465496"/><text:alphabetical-index-mark-start text:id="IMark53003528"/>sale<text:alphabetical-index-mark-end text:id="IMark53003528"/><text:alphabetical-index-mark-end text:id="IMark53465496"/> per <text:alphabetical-index-mark-start text:id="IMark51771784"/><text:alphabetical-index-mark-start text:id="IMark51331528"/>AB<text:alphabetical-index-mark-end text:id="IMark51331528"/><text:alphabetical-index-mark-end text:id="IMark51771784"/>.<text:bookmark-end text:name="__RefHeading___Toc773_180202276"/></text:h>
      <text:p text:style-name="P16"/>
      <text:p text:style-name="P13">The <text:alphabetical-index-mark-start text:id="IMark53038792"/><text:alphabetical-index-mark-start text:id="IMark52602792"/><text:alphabetical-index-mark-start text:id="IMark52657176"/><text:alphabetical-index-mark-start text:id="IMark52134424"/><text:alphabetical-index-mark-start text:id="IMark52313624"/>number<text:alphabetical-index-mark-end text:id="IMark52313624"/><text:alphabetical-index-mark-end text:id="IMark52134424"/><text:alphabetical-index-mark-end text:id="IMark52657176"/><text:alphabetical-index-mark-end text:id="IMark52602792"/><text:alphabetical-index-mark-end text:id="IMark53038792"/> of <text:alphabetical-index-mark-start text:id="IMark52336952"/><text:alphabetical-index-mark-start text:id="IMark52311112"/><text:alphabetical-index-mark-start text:id="IMark28665816"/><text:alphabetical-index-mark-start text:id="IMark51090424"/><text:alphabetical-index-mark-start text:id="IMark53595496"/><text:alphabetical-index-mark-start text:id="IMark52353400"/><text:alphabetical-index-mark-start text:id="IMark51497672"/><text:alphabetical-index-mark-start text:id="IMark54216184"/><text:alphabetical-index-mark-start text:id="IMark53486904"/>sample<text:alphabetical-index-mark-end text:id="IMark53486904"/><text:alphabetical-index-mark-end text:id="IMark54216184"/><text:alphabetical-index-mark-end text:id="IMark51497672"/><text:alphabetical-index-mark-end text:id="IMark52353400"/><text:alphabetical-index-mark-end text:id="IMark53595496"/><text:alphabetical-index-mark-end text:id="IMark51090424"/><text:alphabetical-index-mark-end text:id="IMark28665816"/><text:alphabetical-index-mark-end text:id="IMark52311112"/><text:alphabetical-index-mark-end text:id="IMark52336952"/><text:span text:style-name="T20">d </text:span><text:alphabetical-index-mark-start text:id="IMark53324600"/><text:alphabetical-index-mark-start text:id="IMark51316824"/><text:alphabetical-index-mark-start text:id="IMark54450760"/><text:alphabetical-index-mark-start text:id="IMark31674984"/><text:span text:style-name="T20">p</text:span><text:alphabetical-index-mark-start text:id="IMark51498952"/><text:alphabetical-index-mark-start text:id="IMark52879832"/><text:span text:style-name="T20">ro</text:span><text:alphabetical-index-mark-end text:id="IMark52879832"/><text:alphabetical-index-mark-end text:id="IMark51498952"/><text:span text:style-name="T20">perties</text:span><text:alphabetical-index-mark-end text:id="IMark31674984"/><text:alphabetical-index-mark-end text:id="IMark54450760"/><text:alphabetical-index-mark-end text:id="IMark51316824"/><text:alphabetical-index-mark-end text:id="IMark53324600"/><text:span text:style-name="T20"> on </text:span><text:alphabetical-index-mark-start text:id="IMark52603224"/><text:alphabetical-index-mark-start text:id="IMark49757288"/><text:span text:style-name="T20">sale</text:span><text:alphabetical-index-mark-end text:id="IMark49757288"/><text:alphabetical-index-mark-end text:id="IMark52603224"/> per <text:alphabetical-index-mark-start text:id="IMark39621896"/><text:alphabetical-index-mark-start text:id="IMark31464712"/><text:alphabetical-index-mark-start text:id="IMark51331528"/><text:alphabetical-index-mark-start text:id="IMark51771784"/><text:span text:style-name="T20">address</text:span><text:alphabetical-index-mark-end text:id="IMark51771784"/><text:alphabetical-index-mark-end text:id="IMark51331528"/><text:alphabetical-index-mark-end text:id="IMark31464712"/><text:alphabetical-index-mark-end text:id="IMark39621896"/> <text:alphabetical-index-mark-start text:id="IMark53465496"/><text:alphabetical-index-mark-start text:id="IMark53003528"/><text:alphabetical-index-mark-start text:id="IMark54466440"/><text:alphabetical-index-mark-start text:id="IMark53839272"/><text:alphabetical-index-mark-start text:id="IMark53693704"/>block<text:alphabetical-index-mark-end text:id="IMark53693704"/><text:alphabetical-index-mark-end text:id="IMark53839272"/><text:alphabetical-index-mark-end text:id="IMark54466440"/><text:alphabetical-index-mark-end text:id="IMark53003528"/><text:alphabetical-index-mark-end text:id="IMark53465496"/> might not be the same in all <text:alphabetical-index-mark-start text:id="IMark52146712"/><text:alphabetical-index-mark-start text:id="IMark51286248"/><text:alphabetical-index-mark-start text:id="IMark51279128"/><text:alphabetical-index-mark-start text:id="IMark53633128"/>cases<text:alphabetical-index-mark-end text:id="IMark53633128"/><text:alphabetical-index-mark-end text:id="IMark51279128"/><text:alphabetical-index-mark-end text:id="IMark51286248"/><text:alphabetical-index-mark-end text:id="IMark52146712"/>. <text:span text:style-name="T20">This is due to </text:span><text:alphabetical-index-mark-start text:id="IMark51600232"/><text:alphabetical-index-mark-start text:id="IMark52334904"/><text:alphabetical-index-mark-start text:id="IMark53067832"/><text:alphabetical-index-mark-start text:id="IMark49823368"/><text:span text:style-name="T20">market</text:span><text:alphabetical-index-mark-end text:id="IMark49823368"/><text:alphabetical-index-mark-end text:id="IMark53067832"/><text:alphabetical-index-mark-end text:id="IMark52334904"/><text:alphabetical-index-mark-end text:id="IMark51600232"/><text:span text:style-name="T20"> reasons and depends on the decision of owners, which its outs</text:span><text:alphabetical-index-mark-start text:id="IMark51399416"/><text:alphabetical-index-mark-start text:id="IMark27919832"/><text:span text:style-name="T20">id</text:span><text:alphabetical-index-mark-end text:id="IMark27919832"/><text:alphabetical-index-mark-end text:id="IMark51399416"/><text:span text:style-name="T20">e the </text:span><text:alphabetical-index-mark-start text:id="IMark49851288"/><text:alphabetical-index-mark-start text:id="IMark46217944"/><text:span text:style-name="T20">co</text:span><text:alphabetical-index-mark-end text:id="IMark46217944"/><text:alphabetical-index-mark-end text:id="IMark49851288"/><text:span text:style-name="T20">nt</text:span><text:alphabetical-index-mark-start text:id="IMark51229640"/><text:alphabetical-index-mark-start text:id="IMark54312392"/><text:span text:style-name="T20">ro</text:span><text:alphabetical-index-mark-end text:id="IMark54312392"/><text:alphabetical-index-mark-end text:id="IMark51229640"/><text:span text:style-name="T20">l possibilities of the authors of this work. </text:span></text:p>
      <text:p text:style-name="P13"/>
      <text:p text:style-name="P17">Simply put, it might be possible to find one or more <text:alphabetical-index-mark-start text:id="IMark52311112"/><text:alphabetical-index-mark-start text:id="IMark28665816"/><text:alphabetical-index-mark-start text:id="IMark51090424"/><text:alphabetical-index-mark-start text:id="IMark53595496"/>p<text:alphabetical-index-mark-start text:id="IMark52353400"/><text:alphabetical-index-mark-start text:id="IMark51497672"/>ro<text:alphabetical-index-mark-end text:id="IMark51497672"/><text:alphabetical-index-mark-end text:id="IMark52353400"/>perties<text:alphabetical-index-mark-end text:id="IMark53595496"/><text:alphabetical-index-mark-end text:id="IMark51090424"/><text:alphabetical-index-mark-end text:id="IMark28665816"/><text:alphabetical-index-mark-end text:id="IMark52311112"/> per <text:alphabetical-index-mark-start text:id="IMark54216184"/><text:alphabetical-index-mark-start text:id="IMark53486904"/><text:alphabetical-index-mark-start text:id="IMark53038792"/><text:alphabetical-index-mark-start text:id="IMark52602792"/>address<text:alphabetical-index-mark-end text:id="IMark52602792"/><text:alphabetical-index-mark-end text:id="IMark53038792"/><text:alphabetical-index-mark-end text:id="IMark53486904"/><text:alphabetical-index-mark-end text:id="IMark54216184"/> <text:alphabetical-index-mark-start text:id="IMark52657176"/><text:alphabetical-index-mark-start text:id="IMark52134424"/><text:alphabetical-index-mark-start text:id="IMark52313624"/><text:alphabetical-index-mark-start text:id="IMark51498952"/><text:alphabetical-index-mark-start text:id="IMark52879832"/>block<text:alphabetical-index-mark-end text:id="IMark52879832"/><text:alphabetical-index-mark-end text:id="IMark51498952"/><text:alphabetical-index-mark-end text:id="IMark52313624"/><text:alphabetical-index-mark-end text:id="IMark52134424"/><text:alphabetical-index-mark-end text:id="IMark52657176"/> being sold over a sufficiently long period of <text:alphabetical-index-mark-start text:id="IMark53324600"/><text:alphabetical-index-mark-start text:id="IMark51316824"/><text:alphabetical-index-mark-start text:id="IMark54450760"/><text:alphabetical-index-mark-start text:id="IMark31674984"/>time<text:alphabetical-index-mark-end text:id="IMark31674984"/><text:alphabetical-index-mark-end text:id="IMark54450760"/><text:alphabetical-index-mark-end text:id="IMark51316824"/><text:alphabetical-index-mark-end text:id="IMark53324600"/>, but for the purposes of this <text:alphabetical-index-mark-start text:id="IMark52603224"/><text:alphabetical-index-mark-start text:id="IMark49757288"/><text:alphabetical-index-mark-start text:id="IMark52146712"/><text:alphabetical-index-mark-start text:id="IMark51286248"/><text:alphabetical-index-mark-start text:id="IMark51279128"/><text:alphabetical-index-mark-start text:id="IMark53633128"/><text:alphabetical-index-mark-start text:id="IMark53465496"/><text:alphabetical-index-mark-start text:id="IMark53003528"/><text:alphabetical-index-mark-start text:id="IMark54466440"/><text:alphabetical-index-mark-start text:id="IMark53839272"/>data<text:alphabetical-index-mark-end text:id="IMark53839272"/><text:alphabetical-index-mark-end text:id="IMark54466440"/><text:alphabetical-index-mark-end text:id="IMark53003528"/><text:alphabetical-index-mark-end text:id="IMark53465496"/><text:alphabetical-index-mark-end text:id="IMark53633128"/>set<text:alphabetical-index-mark-end text:id="IMark51279128"/><text:alphabetical-index-mark-end text:id="IMark51286248"/><text:alphabetical-index-mark-end text:id="IMark52146712"/><text:alphabetical-index-mark-end text:id="IMark49757288"/><text:alphabetical-index-mark-end text:id="IMark52603224"/> and the <text:alphabetical-index-mark-start text:id="IMark53693704"/><text:alphabetical-index-mark-start text:id="IMark39621896"/><text:alphabetical-index-mark-start text:id="IMark31464712"/><text:alphabetical-index-mark-start text:id="IMark51331528"/>time<text:alphabetical-index-mark-end text:id="IMark51331528"/><text:alphabetical-index-mark-end text:id="IMark31464712"/><text:alphabetical-index-mark-end text:id="IMark39621896"/><text:alphabetical-index-mark-end text:id="IMark53693704"/> alloted to <text:alphabetical-index-mark-start text:id="IMark51771784"/><text:alphabetical-index-mark-start text:id="IMark52280104"/><text:alphabetical-index-mark-start text:id="IMark51600232"/><text:alphabetical-index-mark-start text:id="IMark52334904"/><text:alphabetical-index-mark-start text:id="IMark52064616"/><text:alphabetical-index-mark-start text:id="IMark51187256"/><text:alphabetical-index-mark-start text:id="IMark52336952"/><text:alphabetical-index-mark-start text:id="IMark51975000"/>build<text:alphabetical-index-mark-end text:id="IMark51975000"/><text:alphabetical-index-mark-end text:id="IMark52336952"/><text:alphabetical-index-mark-end text:id="IMark51187256"/><text:alphabetical-index-mark-end text:id="IMark52064616"/>ing<text:alphabetical-index-mark-end text:id="IMark52334904"/><text:alphabetical-index-mark-end text:id="IMark51600232"/><text:alphabetical-index-mark-end text:id="IMark52280104"/><text:alphabetical-index-mark-end text:id="IMark51771784"/> it, such a homogeneity of <text:alphabetical-index-mark-start text:id="IMark51832408"/><text:alphabetical-index-mark-start text:id="IMark51388392"/><text:alphabetical-index-mark-start text:id="IMark52879448"/><text:alphabetical-index-mark-start text:id="IMark46197688"/><text:alphabetical-index-mark-start text:id="IMark51424376"/>data<text:alphabetical-index-mark-end text:id="IMark51424376"/><text:alphabetical-index-mark-end text:id="IMark46197688"/><text:alphabetical-index-mark-end text:id="IMark52879448"/><text:alphabetical-index-mark-end text:id="IMark51388392"/><text:alphabetical-index-mark-end text:id="IMark51832408"/> is not achiev<text:alphabetical-index-mark-start text:id="IMark31674600"/><text:alphabetical-index-mark-start text:id="IMark51828104"/>ab<text:alphabetical-index-mark-end text:id="IMark51828104"/><text:alphabetical-index-mark-end text:id="IMark31674600"/>le.</text:p>
      <text:p text:style-name="P17"/>
      <text:p text:style-name="P17"/>
      <text:h text:style-name="Heading_20_3" text:outline-level="3"><text:bookmark-start text:name="__RefHeading___Toc775_180202276"/>2.3.4. <text:alphabetical-index-mark-start text:id="IMark51771784"/><text:alphabetical-index-mark-start text:id="IMark51600232"/><text:alphabetical-index-mark-start text:id="IMark52334904"/><text:alphabetical-index-mark-start text:id="IMark52064616"/>Urban<text:alphabetical-index-mark-end text:id="IMark52064616"/><text:alphabetical-index-mark-end text:id="IMark52334904"/><text:alphabetical-index-mark-end text:id="IMark51600232"/><text:alphabetical-index-mark-end text:id="IMark51771784"/> <text:alphabetical-index-mark-start text:id="IMark51187256"/><text:alphabetical-index-mark-start text:id="IMark52336952"/><text:alphabetical-index-mark-start text:id="IMark51975000"/><text:alphabetical-index-mark-start text:id="IMark53693704"/><text:alphabetical-index-mark-start text:id="IMark39621896"/><text:alphabetical-index-mark-start text:id="IMark31464712"/>co<text:alphabetical-index-mark-end text:id="IMark31464712"/><text:alphabetical-index-mark-end text:id="IMark39621896"/>de<text:alphabetical-index-mark-end text:id="IMark53693704"/><text:alphabetical-index-mark-end text:id="IMark51975000"/><text:alphabetical-index-mark-end text:id="IMark52336952"/><text:alphabetical-index-mark-end text:id="IMark51187256"/>s.<text:bookmark-end text:name="__RefHeading___Toc775_180202276"/></text:h>
      <text:p text:style-name="P21"/>
      <text:p text:style-name="P20"><text:alphabetical-index-mark-start text:id="IMark49757288"/><text:alphabetical-index-mark-start text:id="IMark52146712"/><text:alphabetical-index-mark-start text:id="IMark51286248"/><text:alphabetical-index-mark-start text:id="IMark51279128"/>Urban<text:alphabetical-index-mark-end text:id="IMark51279128"/><text:alphabetical-index-mark-end text:id="IMark51286248"/><text:alphabetical-index-mark-end text:id="IMark52146712"/><text:alphabetical-index-mark-end text:id="IMark49757288"/> <text:alphabetical-index-mark-start text:id="IMark53633128"/><text:alphabetical-index-mark-start text:id="IMark53465496"/><text:alphabetical-index-mark-start text:id="IMark53003528"/><text:alphabetical-index-mark-start text:id="IMark54466440"/><text:alphabetical-index-mark-start text:id="IMark53839272"/><text:alphabetical-index-mark-start text:id="IMark53324600"/>co<text:alphabetical-index-mark-end text:id="IMark53324600"/><text:alphabetical-index-mark-end text:id="IMark53839272"/>de<text:alphabetical-index-mark-end text:id="IMark54466440"/><text:alphabetical-index-mark-end text:id="IMark53003528"/><text:alphabetical-index-mark-end text:id="IMark53465496"/><text:alphabetical-index-mark-end text:id="IMark53633128"/>s est<text:alphabetical-index-mark-start text:id="IMark51316824"/><text:alphabetical-index-mark-start text:id="IMark54450760"/>ab<text:alphabetical-index-mark-end text:id="IMark54450760"/><text:alphabetical-index-mark-end text:id="IMark51316824"/>lish that m<text:alphabetical-index-mark-start text:id="IMark31674984"/><text:alphabetical-index-mark-start text:id="IMark52657176"/>id<text:alphabetical-index-mark-end text:id="IMark52657176"/><text:alphabetical-index-mark-end text:id="IMark31674984"/>dle to intensive <text:alphabetical-index-mark-start text:id="IMark52134424"/><text:alphabetical-index-mark-start text:id="IMark52313624"/><text:alphabetical-index-mark-start text:id="IMark51498952"/><text:alphabetical-index-mark-start text:id="IMark52879832"/><text:alphabetical-index-mark-start text:id="IMark54216184"/><text:alphabetical-index-mark-start text:id="IMark53486904"/><text:alphabetical-index-mark-start text:id="IMark53038792"/>co<text:alphabetical-index-mark-end text:id="IMark53038792"/><text:alphabetical-index-mark-end text:id="IMark53486904"/>mmercial<text:alphabetical-index-mark-end text:id="IMark54216184"/><text:alphabetical-index-mark-end text:id="IMark52879832"/><text:alphabetical-index-mark-end text:id="IMark51498952"/><text:alphabetical-index-mark-end text:id="IMark52313624"/><text:alphabetical-index-mark-end text:id="IMark52134424"/> activities shall only take place on <text:alphabetical-index-mark-start text:id="IMark52602792"/><text:alphabetical-index-mark-start text:id="IMark52311112"/><text:alphabetical-index-mark-start text:id="IMark28665816"/><text:alphabetical-index-mark-start text:id="IMark51090424"/><text:alphabetical-index-mark-start text:id="IMark53595496"/>block<text:alphabetical-index-mark-end text:id="IMark53595496"/><text:alphabetical-index-mark-end text:id="IMark51090424"/><text:alphabetical-index-mark-end text:id="IMark28665816"/><text:alphabetical-index-mark-end text:id="IMark52311112"/><text:alphabetical-index-mark-end text:id="IMark52602792"/>s of <text:alphabetical-index-mark-start text:id="IMark52353400"/><text:alphabetical-index-mark-start text:id="IMark51497672"/><text:alphabetical-index-mark-start text:id="IMark53394888"/><text:alphabetical-index-mark-start text:id="IMark54359848"/><text:alphabetical-index-mark-start text:id="IMark51832408"/>street<text:alphabetical-index-mark-end text:id="IMark51832408"/><text:alphabetical-index-mark-end text:id="IMark54359848"/><text:alphabetical-index-mark-end text:id="IMark53394888"/><text:alphabetical-index-mark-end text:id="IMark51497672"/><text:alphabetical-index-mark-end text:id="IMark52353400"/>s that have been declared <text:alphabetical-index-mark-start text:id="IMark52378568"/><text:alphabetical-index-mark-start text:id="IMark52061992"/><text:alphabetical-index-mark-start text:id="IMark51615784"/><text:alphabetical-index-mark-start text:id="IMark52336952"/><text:alphabetical-index-mark-start text:id="IMark51187256"/><text:alphabetical-index-mark-start text:id="IMark51975000"/><text:alphabetical-index-mark-start text:id="IMark53693704"/>co<text:alphabetical-index-mark-end text:id="IMark53693704"/><text:alphabetical-index-mark-end text:id="IMark51975000"/>mmercial<text:alphabetical-index-mark-end text:id="IMark51187256"/><text:alphabetical-index-mark-end text:id="IMark52336952"/><text:alphabetical-index-mark-end text:id="IMark51615784"/><text:alphabetical-index-mark-end text:id="IMark52061992"/><text:alphabetical-index-mark-end text:id="IMark52378568"/> <text:alphabetical-index-mark-start text:id="IMark39621896"/><text:alphabetical-index-mark-start text:id="IMark31464712"/>zone<text:alphabetical-index-mark-end text:id="IMark31464712"/><text:alphabetical-index-mark-end text:id="IMark39621896"/>s. There are <text:alphabetical-index-mark-start text:id="IMark51771784"/><text:alphabetical-index-mark-start text:id="IMark51600232"/><text:alphabetical-index-mark-start text:id="IMark52334904"/><text:alphabetical-index-mark-start text:id="IMark52064616"/><text:alphabetical-index-mark-start text:id="IMark52280104"/>street<text:alphabetical-index-mark-end text:id="IMark52280104"/><text:alphabetical-index-mark-end text:id="IMark52064616"/><text:alphabetical-index-mark-end text:id="IMark52334904"/><text:alphabetical-index-mark-end text:id="IMark51600232"/><text:alphabetical-index-mark-end text:id="IMark51771784"/>s that can be partially <text:alphabetical-index-mark-start text:id="IMark52400568"/><text:alphabetical-index-mark-start text:id="IMark52603224"/><text:alphabetical-index-mark-start text:id="IMark51331528"/><text:alphabetical-index-mark-start text:id="IMark53733880"/><text:alphabetical-index-mark-start text:id="IMark52580920"/><text:alphabetical-index-mark-start text:id="IMark53394504"/><text:alphabetical-index-mark-start text:id="IMark52072056"/>co<text:alphabetical-index-mark-end text:id="IMark52072056"/><text:alphabetical-index-mark-end text:id="IMark53394504"/>mmercial<text:alphabetical-index-mark-end text:id="IMark52580920"/><text:alphabetical-index-mark-end text:id="IMark53733880"/><text:alphabetical-index-mark-end text:id="IMark51331528"/><text:alphabetical-index-mark-end text:id="IMark52603224"/><text:alphabetical-index-mark-end text:id="IMark52400568"/> and partially <text:alphabetical-index-mark-start text:id="IMark53091864"/><text:alphabetical-index-mark-start text:id="IMark50694104"/><text:alphabetical-index-mark-start text:id="IMark27919832"/><text:alphabetical-index-mark-start text:id="IMark51973864"/><text:alphabetical-index-mark-start text:id="IMark52063480"/>res<text:alphabetical-index-mark-start text:id="IMark51186872"/><text:alphabetical-index-mark-start text:id="IMark50706952"/>id<text:alphabetical-index-mark-end text:id="IMark50706952"/><text:alphabetical-index-mark-end text:id="IMark51186872"/>ential<text:alphabetical-index-mark-end text:id="IMark52063480"/><text:alphabetical-index-mark-end text:id="IMark51973864"/><text:alphabetical-index-mark-end text:id="IMark27919832"/><text:alphabetical-index-mark-end text:id="IMark50694104"/><text:alphabetical-index-mark-end text:id="IMark53091864"/>, or being <text:alphabetical-index-mark-start text:id="IMark54578328"/><text:alphabetical-index-mark-start text:id="IMark31674600"/><text:alphabetical-index-mark-start text:id="IMark52879448"/><text:alphabetical-index-mark-start text:id="IMark51424376"/><text:alphabetical-index-mark-start text:id="IMark53600680"/><text:alphabetical-index-mark-start text:id="IMark52045560"/><text:alphabetical-index-mark-start text:id="IMark53310680"/>co<text:alphabetical-index-mark-end text:id="IMark53310680"/><text:alphabetical-index-mark-end text:id="IMark52045560"/>mmercial<text:alphabetical-index-mark-end text:id="IMark53600680"/><text:alphabetical-index-mark-end text:id="IMark51424376"/><text:alphabetical-index-mark-end text:id="IMark52879448"/><text:alphabetical-index-mark-end text:id="IMark31674600"/><text:alphabetical-index-mark-end text:id="IMark54578328"/> <text:alphabetical-index-mark-start text:id="IMark53568264"/><text:alphabetical-index-mark-start text:id="IMark49820968"/>alt<text:alphabetical-index-mark-end text:id="IMark49820968"/><text:alphabetical-index-mark-end text:id="IMark53568264"/>ogether, display a very different <text:alphabetical-index-mark-start text:id="IMark31476056"/><text:alphabetical-index-mark-start text:id="IMark31477320"/><text:alphabetical-index-mark-start text:id="IMark28625656"/><text:alphabetical-index-mark-start text:id="IMark49887528"/><text:alphabetical-index-mark-start text:id="IMark31252744"/>pedestrian<text:alphabetical-index-mark-end text:id="IMark31252744"/><text:alphabetical-index-mark-end text:id="IMark49887528"/><text:alphabetical-index-mark-end text:id="IMark28625656"/><text:alphabetical-index-mark-end text:id="IMark31477320"/><text:alphabetical-index-mark-end text:id="IMark31476056"/> <text:alphabetical-index-mark-start text:id="IMark31525208"/><text:alphabetical-index-mark-start text:id="IMark31526536"/><text:alphabetical-index-mark-start text:id="IMark31630072"/><text:alphabetical-index-mark-start text:id="IMark50788280"/><text:alphabetical-index-mark-start text:id="IMark31413512"/>density<text:alphabetical-index-mark-end text:id="IMark31413512"/><text:alphabetical-index-mark-end text:id="IMark50788280"/><text:alphabetical-index-mark-end text:id="IMark31630072"/><text:alphabetical-index-mark-end text:id="IMark31526536"/><text:alphabetical-index-mark-end text:id="IMark31525208"/> depending on factors like the presence of <text:alphabetical-index-mark-start text:id="IMark31256360"/><text:alphabetical-index-mark-start text:id="IMark52163032"/>school<text:alphabetical-index-mark-end text:id="IMark52163032"/><text:alphabetical-index-mark-end text:id="IMark31256360"/>s or <text:alphabetical-index-mark-start text:id="IMark51211512"/><text:alphabetical-index-mark-start text:id="IMark51212504"/><text:alphabetical-index-mark-start text:id="IMark52526088"/><text:alphabetical-index-mark-start text:id="IMark51478728"/><text:alphabetical-index-mark-start text:id="IMark51479784"/><text:alphabetical-index-mark-start text:id="IMark27921640"/><text:alphabetical-index-mark-start text:id="IMark52598168"/><text:alphabetical-index-mark-start text:id="IMark52599224"/><text:alphabetical-index-mark-start text:id="IMark53224696"/>bus<text:alphabetical-index-mark-end text:id="IMark53224696"/><text:alphabetical-index-mark-end text:id="IMark52599224"/><text:alphabetical-index-mark-end text:id="IMark52598168"/><text:alphabetical-index-mark-end text:id="IMark27921640"/><text:alphabetical-index-mark-end text:id="IMark51479784"/><text:alphabetical-index-mark-end text:id="IMark51478728"/><text:alphabetical-index-mark-end text:id="IMark52526088"/><text:alphabetical-index-mark-end text:id="IMark51212504"/><text:alphabetical-index-mark-end text:id="IMark51211512"/> <text:alphabetical-index-mark-start text:id="IMark54612376"/><text:alphabetical-index-mark-start text:id="IMark54826216"/><text:alphabetical-index-mark-start text:id="IMark54827544"/><text:alphabetical-index-mark-start text:id="IMark54821160"/><text:alphabetical-index-mark-start text:id="IMark54822488"/><text:alphabetical-index-mark-start text:id="IMark54798280"/><text:alphabetical-index-mark-start text:id="IMark54799608"/><text:alphabetical-index-mark-start text:id="IMark54808392"/><text:alphabetical-index-mark-start text:id="IMark54809720"/>stop<text:alphabetical-index-mark-end text:id="IMark54809720"/><text:alphabetical-index-mark-end text:id="IMark54808392"/><text:alphabetical-index-mark-end text:id="IMark54799608"/><text:alphabetical-index-mark-end text:id="IMark54798280"/><text:alphabetical-index-mark-end text:id="IMark54822488"/><text:alphabetical-index-mark-end text:id="IMark54821160"/><text:alphabetical-index-mark-end text:id="IMark54827544"/><text:alphabetical-index-mark-end text:id="IMark54826216"/><text:alphabetical-index-mark-end text:id="IMark54612376"/>s.</text:p>
      <text:p text:style-name="P12"/>
      <text:p text:style-name="P22"><text:soft-page-break/><text:alphabetical-index-mark-start text:id="IMark52400568"/><text:alphabetical-index-mark-start text:id="IMark52603224"/><text:alphabetical-index-mark-start text:id="IMark51331528"/><text:alphabetical-index-mark-start text:id="IMark51771784"/>Urban<text:alphabetical-index-mark-end text:id="IMark51771784"/><text:alphabetical-index-mark-end text:id="IMark51331528"/><text:alphabetical-index-mark-end text:id="IMark52603224"/><text:alphabetical-index-mark-end text:id="IMark52400568"/> <text:alphabetical-index-mark-start text:id="IMark51600232"/><text:alphabetical-index-mark-start text:id="IMark52334904"/><text:alphabetical-index-mark-start text:id="IMark52064616"/><text:alphabetical-index-mark-start text:id="IMark52280104"/><text:alphabetical-index-mark-start text:id="IMark39621896"/><text:alphabetical-index-mark-start text:id="IMark31464712"/>co<text:alphabetical-index-mark-end text:id="IMark31464712"/><text:alphabetical-index-mark-end text:id="IMark39621896"/>de<text:alphabetical-index-mark-end text:id="IMark52280104"/><text:alphabetical-index-mark-end text:id="IMark52064616"/><text:alphabetical-index-mark-end text:id="IMark52334904"/><text:alphabetical-index-mark-end text:id="IMark51600232"/>s guarantee that there is no m<text:alphabetical-index-mark-start text:id="IMark52378568"/><text:alphabetical-index-mark-start text:id="IMark52061992"/>id<text:alphabetical-index-mark-end text:id="IMark52061992"/><text:alphabetical-index-mark-end text:id="IMark52378568"/>dle to heavy <text:alphabetical-index-mark-start text:id="IMark51615784"/><text:alphabetical-index-mark-start text:id="IMark52336952"/><text:alphabetical-index-mark-start text:id="IMark51187256"/><text:alphabetical-index-mark-start text:id="IMark51975000"/><text:alphabetical-index-mark-start text:id="IMark53693704"/><text:alphabetical-index-mark-start text:id="IMark52353400"/><text:alphabetical-index-mark-start text:id="IMark51497672"/>co<text:alphabetical-index-mark-end text:id="IMark51497672"/><text:alphabetical-index-mark-end text:id="IMark52353400"/>mmercial<text:alphabetical-index-mark-end text:id="IMark53693704"/><text:alphabetical-index-mark-end text:id="IMark51975000"/><text:alphabetical-index-mark-end text:id="IMark51187256"/><text:alphabetical-index-mark-end text:id="IMark52336952"/><text:alphabetical-index-mark-end text:id="IMark51615784"/>, or <text:alphabetical-index-mark-start text:id="IMark53394888"/><text:alphabetical-index-mark-start text:id="IMark54359848"/><text:alphabetical-index-mark-start text:id="IMark51832408"/><text:alphabetical-index-mark-start text:id="IMark52602792"/>industrial<text:alphabetical-index-mark-end text:id="IMark52602792"/><text:alphabetical-index-mark-end text:id="IMark51832408"/><text:alphabetical-index-mark-end text:id="IMark54359848"/><text:alphabetical-index-mark-end text:id="IMark53394888"/> <text:alphabetical-index-mark-start text:id="IMark52311112"/><text:alphabetical-index-mark-start text:id="IMark28665816"/>development<text:alphabetical-index-mark-end text:id="IMark28665816"/><text:alphabetical-index-mark-end text:id="IMark52311112"/> in <text:alphabetical-index-mark-start text:id="IMark51090424"/><text:alphabetical-index-mark-start text:id="IMark53595496"/><text:alphabetical-index-mark-start text:id="IMark52134424"/><text:alphabetical-index-mark-start text:id="IMark52313624"/><text:alphabetical-index-mark-start text:id="IMark51498952"/>res<text:alphabetical-index-mark-start text:id="IMark52879832"/><text:alphabetical-index-mark-start text:id="IMark54216184"/>id<text:alphabetical-index-mark-end text:id="IMark54216184"/><text:alphabetical-index-mark-end text:id="IMark52879832"/>ential<text:alphabetical-index-mark-end text:id="IMark51498952"/><text:alphabetical-index-mark-end text:id="IMark52313624"/><text:alphabetical-index-mark-end text:id="IMark52134424"/><text:alphabetical-index-mark-end text:id="IMark53595496"/><text:alphabetical-index-mark-end text:id="IMark51090424"/> areas. In this part of the <text:alphabetical-index-mark-start text:id="IMark53486904"/><text:alphabetical-index-mark-start text:id="IMark53038792"/><text:alphabetical-index-mark-start text:id="IMark31674984"/><text:alphabetical-index-mark-start text:id="IMark52657176"/>city<text:alphabetical-index-mark-end text:id="IMark52657176"/><text:alphabetical-index-mark-end text:id="IMark31674984"/><text:alphabetical-index-mark-end text:id="IMark53038792"/><text:alphabetical-index-mark-end text:id="IMark53486904"/>, there is no allowance for <text:alphabetical-index-mark-start text:id="IMark51316824"/><text:alphabetical-index-mark-start text:id="IMark54450760"/><text:alphabetical-index-mark-start text:id="IMark53633128"/><text:alphabetical-index-mark-start text:id="IMark53465496"/>industrial<text:alphabetical-index-mark-end text:id="IMark53465496"/><text:alphabetical-index-mark-end text:id="IMark53633128"/><text:alphabetical-index-mark-end text:id="IMark54450760"/><text:alphabetical-index-mark-end text:id="IMark51316824"/> activities so they are not being <text:alphabetical-index-mark-start text:id="IMark53003528"/><text:alphabetical-index-mark-start text:id="IMark54466440"/>co<text:alphabetical-index-mark-end text:id="IMark54466440"/><text:alphabetical-index-mark-end text:id="IMark53003528"/>ns<text:alphabetical-index-mark-start text:id="IMark53839272"/><text:alphabetical-index-mark-start text:id="IMark53324600"/>id<text:alphabetical-index-mark-end text:id="IMark53324600"/><text:alphabetical-index-mark-end text:id="IMark53839272"/>ered in this <text:alphabetical-index-mark-start text:id="IMark49757288"/><text:alphabetical-index-mark-start text:id="IMark52146712"/><text:alphabetical-index-mark-start text:id="IMark51286248"/><text:alphabetical-index-mark-start text:id="IMark51279128"/><text:alphabetical-index-mark-start text:id="IMark53310680"/><text:alphabetical-index-mark-start text:id="IMark53568264"/><text:alphabetical-index-mark-start text:id="IMark52921384"/><text:alphabetical-index-mark-start text:id="IMark53087208"/><text:alphabetical-index-mark-start text:id="IMark54561432"/><text:alphabetical-index-mark-start text:id="IMark54559928"/>data<text:alphabetical-index-mark-end text:id="IMark54559928"/><text:alphabetical-index-mark-end text:id="IMark54561432"/><text:alphabetical-index-mark-end text:id="IMark53087208"/><text:alphabetical-index-mark-end text:id="IMark52921384"/><text:alphabetical-index-mark-end text:id="IMark53568264"/>set<text:alphabetical-index-mark-end text:id="IMark53310680"/><text:alphabetical-index-mark-end text:id="IMark51279128"/><text:alphabetical-index-mark-end text:id="IMark51286248"/><text:alphabetical-index-mark-end text:id="IMark52146712"/><text:alphabetical-index-mark-end text:id="IMark49757288"/>.</text:p>
      <text:p text:style-name="P22"/>
      <text:p text:style-name="P22">Thew <text:alphabetical-index-mark-start text:id="IMark53704520"/><text:alphabetical-index-mark-start text:id="IMark52526840"/><text:alphabetical-index-mark-start text:id="IMark53198808"/><text:alphabetical-index-mark-start text:id="IMark52146712"/><text:alphabetical-index-mark-start text:id="IMark49757288"/><text:alphabetical-index-mark-start text:id="IMark51286248"/><text:alphabetical-index-mark-start text:id="IMark51279128"/><text:alphabetical-index-mark-start text:id="IMark53310680"/>price<text:alphabetical-index-mark-end text:id="IMark53310680"/><text:alphabetical-index-mark-end text:id="IMark51279128"/><text:alphabetical-index-mark-end text:id="IMark51286248"/><text:alphabetical-index-mark-end text:id="IMark49757288"/><text:alphabetical-index-mark-end text:id="IMark52146712"/><text:alphabetical-index-mark-end text:id="IMark53198808"/><text:alphabetical-index-mark-end text:id="IMark52526840"/><text:alphabetical-index-mark-end text:id="IMark53704520"/> of <text:alphabetical-index-mark-start text:id="IMark53568264"/><text:alphabetical-index-mark-start text:id="IMark52921384"/><text:alphabetical-index-mark-start text:id="IMark53839272"/><text:alphabetical-index-mark-start text:id="IMark53324600"/>p<text:alphabetical-index-mark-start text:id="IMark53003528"/><text:alphabetical-index-mark-start text:id="IMark54466440"/>ro<text:alphabetical-index-mark-end text:id="IMark54466440"/><text:alphabetical-index-mark-end text:id="IMark53003528"/>perties<text:alphabetical-index-mark-end text:id="IMark53324600"/><text:alphabetical-index-mark-end text:id="IMark53839272"/><text:alphabetical-index-mark-end text:id="IMark52921384"/><text:alphabetical-index-mark-end text:id="IMark53568264"/> per <text:alphabetical-index-mark-start text:id="IMark51316824"/><text:alphabetical-index-mark-start text:id="IMark54450760"/><text:alphabetical-index-mark-start text:id="IMark53633128"/><text:alphabetical-index-mark-start text:id="IMark53465496"/>square<text:alphabetical-index-mark-end text:id="IMark53465496"/><text:alphabetical-index-mark-end text:id="IMark53633128"/><text:alphabetical-index-mark-end text:id="IMark54450760"/><text:alphabetical-index-mark-end text:id="IMark51316824"/> <text:alphabetical-index-mark-start text:id="IMark53486904"/><text:alphabetical-index-mark-start text:id="IMark53038792"/><text:alphabetical-index-mark-start text:id="IMark31674984"/><text:alphabetical-index-mark-start text:id="IMark52657176"/>meter<text:alphabetical-index-mark-end text:id="IMark52657176"/><text:alphabetical-index-mark-end text:id="IMark31674984"/><text:alphabetical-index-mark-end text:id="IMark53038792"/><text:alphabetical-index-mark-end text:id="IMark53486904"/> is influenced by <text:alphabetical-index-mark-start text:id="IMark51090424"/><text:alphabetical-index-mark-start text:id="IMark53595496"/><text:alphabetical-index-mark-start text:id="IMark52134424"/><text:alphabetical-index-mark-start text:id="IMark52313624"/>urban<text:alphabetical-index-mark-end text:id="IMark52313624"/><text:alphabetical-index-mark-end text:id="IMark52134424"/><text:alphabetical-index-mark-end text:id="IMark53595496"/><text:alphabetical-index-mark-end text:id="IMark51090424"/> <text:alphabetical-index-mark-start text:id="IMark51498952"/><text:alphabetical-index-mark-start text:id="IMark52879832"/><text:alphabetical-index-mark-start text:id="IMark54216184"/><text:alphabetical-index-mark-start text:id="IMark52311112"/><text:alphabetical-index-mark-start text:id="IMark28665816"/><text:alphabetical-index-mark-start text:id="IMark53394888"/>co<text:alphabetical-index-mark-end text:id="IMark53394888"/><text:alphabetical-index-mark-end text:id="IMark28665816"/>de<text:alphabetical-index-mark-end text:id="IMark52311112"/><text:alphabetical-index-mark-end text:id="IMark54216184"/><text:alphabetical-index-mark-end text:id="IMark52879832"/><text:alphabetical-index-mark-end text:id="IMark51498952"/>s: indeed, <text:alphabetical-index-mark-start text:id="IMark54359848"/><text:alphabetical-index-mark-start text:id="IMark51832408"/><text:alphabetical-index-mark-start text:id="IMark52602792"/><text:alphabetical-index-mark-start text:id="IMark51615784"/><text:alphabetical-index-mark-start text:id="IMark52336952"/>res<text:alphabetical-index-mark-start text:id="IMark51187256"/><text:alphabetical-index-mark-start text:id="IMark51975000"/>id<text:alphabetical-index-mark-end text:id="IMark51975000"/><text:alphabetical-index-mark-end text:id="IMark51187256"/>ential<text:alphabetical-index-mark-end text:id="IMark52336952"/><text:alphabetical-index-mark-end text:id="IMark51615784"/><text:alphabetical-index-mark-end text:id="IMark52602792"/><text:alphabetical-index-mark-end text:id="IMark51832408"/><text:alphabetical-index-mark-end text:id="IMark54359848"/> areas have lower <text:alphabetical-index-mark-start text:id="IMark53693704"/><text:alphabetical-index-mark-start text:id="IMark52353400"/><text:alphabetical-index-mark-start text:id="IMark51497672"/><text:alphabetical-index-mark-start text:id="IMark52378568"/><text:alphabetical-index-mark-start text:id="IMark52061992"/><text:alphabetical-index-mark-start text:id="IMark51600232"/><text:alphabetical-index-mark-start text:id="IMark52334904"/><text:alphabetical-index-mark-start text:id="IMark52064616"/>price<text:alphabetical-index-mark-end text:id="IMark52064616"/><text:alphabetical-index-mark-end text:id="IMark52334904"/><text:alphabetical-index-mark-end text:id="IMark51600232"/><text:alphabetical-index-mark-end text:id="IMark52061992"/><text:alphabetical-index-mark-end text:id="IMark52378568"/><text:alphabetical-index-mark-end text:id="IMark51497672"/><text:alphabetical-index-mark-end text:id="IMark52353400"/><text:alphabetical-index-mark-end text:id="IMark53693704"/>s since there are less options to <text:alphabetical-index-mark-start text:id="IMark52280104"/><text:alphabetical-index-mark-start text:id="IMark39621896"/><text:alphabetical-index-mark-start text:id="IMark31464712"/><text:alphabetical-index-mark-start text:id="IMark52400568"/>build<text:alphabetical-index-mark-end text:id="IMark52400568"/><text:alphabetical-index-mark-end text:id="IMark31464712"/><text:alphabetical-index-mark-end text:id="IMark39621896"/><text:alphabetical-index-mark-end text:id="IMark52280104"/> and develop. <text:alphabetical-index-mark-start text:id="IMark52603224"/><text:alphabetical-index-mark-start text:id="IMark51331528"/><text:alphabetical-index-mark-start text:id="IMark51771784"/><text:alphabetical-index-mark-start text:id="IMark53683528"/><text:alphabetical-index-mark-start text:id="IMark52231656"/><text:alphabetical-index-mark-start text:id="IMark54611992"/><text:alphabetical-index-mark-start text:id="IMark54674568"/>Co<text:alphabetical-index-mark-end text:id="IMark54674568"/><text:alphabetical-index-mark-end text:id="IMark54611992"/>mmercial<text:alphabetical-index-mark-end text:id="IMark52231656"/><text:alphabetical-index-mark-end text:id="IMark53683528"/><text:alphabetical-index-mark-end text:id="IMark51771784"/><text:alphabetical-index-mark-end text:id="IMark51331528"/><text:alphabetical-index-mark-end text:id="IMark52603224"/> areas, on the other s<text:alphabetical-index-mark-start text:id="IMark53394504"/><text:alphabetical-index-mark-start text:id="IMark53567880"/>id<text:alphabetical-index-mark-end text:id="IMark53567880"/><text:alphabetical-index-mark-end text:id="IMark53394504"/>e, allow for both <text:alphabetical-index-mark-start text:id="IMark27920776"/><text:alphabetical-index-mark-start text:id="IMark39165560"/><text:alphabetical-index-mark-start text:id="IMark53399512"/><text:alphabetical-index-mark-start text:id="IMark53198424"/><text:alphabetical-index-mark-start text:id="IMark53704136"/><text:alphabetical-index-mark-start text:id="IMark53225448"/><text:alphabetical-index-mark-start text:id="IMark52483544"/>co<text:alphabetical-index-mark-end text:id="IMark52483544"/><text:alphabetical-index-mark-end text:id="IMark53225448"/>mmercial<text:alphabetical-index-mark-end text:id="IMark53704136"/><text:alphabetical-index-mark-end text:id="IMark53198424"/><text:alphabetical-index-mark-end text:id="IMark53399512"/><text:alphabetical-index-mark-end text:id="IMark39165560"/><text:alphabetical-index-mark-end text:id="IMark27920776"/> as well as <text:alphabetical-index-mark-start text:id="IMark54739592"/><text:alphabetical-index-mark-start text:id="IMark54740856"/><text:alphabetical-index-mark-start text:id="IMark54552728"/><text:alphabetical-index-mark-start text:id="IMark54554056"/><text:alphabetical-index-mark-start text:id="IMark54697080"/>res<text:alphabetical-index-mark-start text:id="IMark52369480"/><text:alphabetical-index-mark-start text:id="IMark54659400"/>id<text:alphabetical-index-mark-end text:id="IMark54659400"/><text:alphabetical-index-mark-end text:id="IMark52369480"/>ential<text:alphabetical-index-mark-end text:id="IMark54697080"/><text:alphabetical-index-mark-end text:id="IMark54554056"/><text:alphabetical-index-mark-end text:id="IMark54552728"/><text:alphabetical-index-mark-end text:id="IMark54740856"/><text:alphabetical-index-mark-end text:id="IMark54739592"/> <text:alphabetical-index-mark-start text:id="IMark54767992"/><text:alphabetical-index-mark-start text:id="IMark54769320"/><text:alphabetical-index-mark-start text:id="IMark54529848"/><text:alphabetical-index-mark-start text:id="IMark54531176"/><text:alphabetical-index-mark-start text:id="IMark54633752"/><text:alphabetical-index-mark-start text:id="IMark54635080"/>co<text:alphabetical-index-mark-end text:id="IMark54635080"/><text:alphabetical-index-mark-end text:id="IMark54633752"/>nstruction<text:alphabetical-index-mark-end text:id="IMark54531176"/><text:alphabetical-index-mark-end text:id="IMark54529848"/><text:alphabetical-index-mark-end text:id="IMark54769320"/><text:alphabetical-index-mark-end text:id="IMark54767992"/>. Of <text:alphabetical-index-mark-start text:id="IMark54742872"/><text:alphabetical-index-mark-start text:id="IMark51170520"/>co<text:alphabetical-index-mark-end text:id="IMark51170520"/><text:alphabetical-index-mark-end text:id="IMark54742872"/>urse, few <text:alphabetical-index-mark-start text:id="IMark54688008"/><text:alphabetical-index-mark-start text:id="IMark54688584"/><text:alphabetical-index-mark-start text:id="IMark54559016"/><text:alphabetical-index-mark-start text:id="IMark53440824"/><text:alphabetical-index-mark-start text:id="IMark53442152"/>people<text:alphabetical-index-mark-end text:id="IMark53442152"/><text:alphabetical-index-mark-end text:id="IMark53440824"/><text:alphabetical-index-mark-end text:id="IMark54559016"/><text:alphabetical-index-mark-end text:id="IMark54688584"/><text:alphabetical-index-mark-end text:id="IMark54688008"/> tend to prefer living in a <text:alphabetical-index-mark-start text:id="IMark53236616"/><text:alphabetical-index-mark-start text:id="IMark54729480"/><text:alphabetical-index-mark-start text:id="IMark54730744"/><text:alphabetical-index-mark-start text:id="IMark54760408"/><text:alphabetical-index-mark-start text:id="IMark54761736"/><text:alphabetical-index-mark-start text:id="IMark54547544"/><text:alphabetical-index-mark-start text:id="IMark54548872"/>co<text:alphabetical-index-mark-end text:id="IMark54548872"/><text:alphabetical-index-mark-end text:id="IMark54547544"/>mmercial<text:alphabetical-index-mark-end text:id="IMark54761736"/><text:alphabetical-index-mark-end text:id="IMark54760408"/><text:alphabetical-index-mark-end text:id="IMark54730744"/><text:alphabetical-index-mark-end text:id="IMark54729480"/><text:alphabetical-index-mark-end text:id="IMark53236616"/> <text:alphabetical-index-mark-start text:id="IMark54700360"/><text:alphabetical-index-mark-start text:id="IMark52357192"/>zone<text:alphabetical-index-mark-end text:id="IMark52357192"/><text:alphabetical-index-mark-end text:id="IMark54700360"/> but they can.</text:p>
      <text:p text:style-name="P22"/>
      <text:p text:style-name="P24">This is the reason why in areas that have been declared <text:alphabetical-index-mark-start text:id="IMark51771784"/><text:alphabetical-index-mark-start text:id="IMark53683528"/><text:alphabetical-index-mark-start text:id="IMark52231656"/><text:alphabetical-index-mark-start text:id="IMark52280104"/><text:alphabetical-index-mark-start text:id="IMark39621896"/><text:alphabetical-index-mark-start text:id="IMark31464712"/><text:alphabetical-index-mark-start text:id="IMark52400568"/>co<text:alphabetical-index-mark-end text:id="IMark52400568"/><text:alphabetical-index-mark-end text:id="IMark31464712"/>mmercial<text:alphabetical-index-mark-end text:id="IMark39621896"/><text:alphabetical-index-mark-end text:id="IMark52280104"/><text:alphabetical-index-mark-end text:id="IMark52231656"/><text:alphabetical-index-mark-end text:id="IMark53683528"/><text:alphabetical-index-mark-end text:id="IMark51771784"/> only <text:alphabetical-index-mark-start text:id="IMark53693704"/>recent<text:alphabetical-index-mark-end text:id="IMark53693704"/>ly and there are still private res<text:alphabetical-index-mark-start text:id="IMark52353400"/><text:alphabetical-index-mark-start text:id="IMark51497672"/>id<text:alphabetical-index-mark-end text:id="IMark51497672"/><text:alphabetical-index-mark-end text:id="IMark52353400"/>ents, some <text:alphabetical-index-mark-start text:id="IMark52378568"/><text:alphabetical-index-mark-start text:id="IMark52061992"/><text:alphabetical-index-mark-start text:id="IMark51600232"/><text:alphabetical-index-mark-start text:id="IMark52334904"/><text:alphabetical-index-mark-start text:id="IMark52064616"/>people<text:alphabetical-index-mark-end text:id="IMark52064616"/><text:alphabetical-index-mark-end text:id="IMark52334904"/><text:alphabetical-index-mark-end text:id="IMark51600232"/><text:alphabetical-index-mark-end text:id="IMark52061992"/><text:alphabetical-index-mark-end text:id="IMark52378568"/> might want to use as a reference the <text:alphabetical-index-mark-start text:id="IMark54359848"/><text:alphabetical-index-mark-start text:id="IMark51832408"/><text:alphabetical-index-mark-start text:id="IMark52602792"/><text:alphabetical-index-mark-start text:id="IMark51615784"/><text:alphabetical-index-mark-start text:id="IMark52336952"/>res<text:alphabetical-index-mark-start text:id="IMark51187256"/><text:alphabetical-index-mark-start text:id="IMark51975000"/>id<text:alphabetical-index-mark-end text:id="IMark51975000"/><text:alphabetical-index-mark-end text:id="IMark51187256"/>ential<text:alphabetical-index-mark-end text:id="IMark52336952"/><text:alphabetical-index-mark-end text:id="IMark51615784"/><text:alphabetical-index-mark-end text:id="IMark52602792"/><text:alphabetical-index-mark-end text:id="IMark51832408"/><text:alphabetical-index-mark-end text:id="IMark54359848"/> <text:alphabetical-index-mark-start text:id="IMark51498952"/><text:alphabetical-index-mark-start text:id="IMark52879832"/><text:alphabetical-index-mark-start text:id="IMark54216184"/><text:alphabetical-index-mark-start text:id="IMark52311112"/>square<text:alphabetical-index-mark-end text:id="IMark52311112"/><text:alphabetical-index-mark-end text:id="IMark54216184"/><text:alphabetical-index-mark-end text:id="IMark52879832"/><text:alphabetical-index-mark-end text:id="IMark51498952"/> <text:alphabetical-index-mark-start text:id="IMark28665816"/><text:alphabetical-index-mark-start text:id="IMark53394888"/><text:alphabetical-index-mark-start text:id="IMark51090424"/><text:alphabetical-index-mark-start text:id="IMark53595496"/>meter<text:alphabetical-index-mark-end text:id="IMark53595496"/><text:alphabetical-index-mark-end text:id="IMark51090424"/><text:alphabetical-index-mark-end text:id="IMark53394888"/><text:alphabetical-index-mark-end text:id="IMark28665816"/> <text:alphabetical-index-mark-start text:id="IMark52134424"/><text:alphabetical-index-mark-start text:id="IMark52313624"/><text:alphabetical-index-mark-start text:id="IMark53486904"/><text:alphabetical-index-mark-start text:id="IMark53038792"/><text:alphabetical-index-mark-start text:id="IMark31674984"/><text:alphabetical-index-mark-start text:id="IMark52657176"/><text:alphabetical-index-mark-start text:id="IMark51316824"/><text:alphabetical-index-mark-start text:id="IMark54450760"/>price<text:alphabetical-index-mark-end text:id="IMark54450760"/><text:alphabetical-index-mark-end text:id="IMark51316824"/><text:alphabetical-index-mark-end text:id="IMark52657176"/><text:alphabetical-index-mark-end text:id="IMark31674984"/><text:alphabetical-index-mark-end text:id="IMark53038792"/><text:alphabetical-index-mark-end text:id="IMark53486904"/><text:alphabetical-index-mark-end text:id="IMark52313624"/><text:alphabetical-index-mark-end text:id="IMark52134424"/> instead of a <text:alphabetical-index-mark-start text:id="IMark53633128"/><text:alphabetical-index-mark-start text:id="IMark53465496"/><text:alphabetical-index-mark-start text:id="IMark53568264"/><text:alphabetical-index-mark-start text:id="IMark52921384"/><text:alphabetical-index-mark-start text:id="IMark53839272"/><text:alphabetical-index-mark-start text:id="IMark53324600"/><text:alphabetical-index-mark-start text:id="IMark53003528"/>co<text:alphabetical-index-mark-end text:id="IMark53003528"/><text:alphabetical-index-mark-end text:id="IMark53324600"/>mmercial<text:alphabetical-index-mark-end text:id="IMark53839272"/><text:alphabetical-index-mark-end text:id="IMark52921384"/><text:alphabetical-index-mark-end text:id="IMark53568264"/><text:alphabetical-index-mark-end text:id="IMark53465496"/><text:alphabetical-index-mark-end text:id="IMark53633128"/> <text:alphabetical-index-mark-start text:id="IMark54466440"/><text:alphabetical-index-mark-start text:id="IMark53704520"/><text:alphabetical-index-mark-start text:id="IMark52526840"/><text:alphabetical-index-mark-start text:id="IMark53198808"/><text:alphabetical-index-mark-start text:id="IMark52146712"/><text:alphabetical-index-mark-start text:id="IMark49757288"/>value<text:alphabetical-index-mark-end text:id="IMark49757288"/><text:alphabetical-index-mark-end text:id="IMark52146712"/><text:alphabetical-index-mark-end text:id="IMark53198808"/><text:alphabetical-index-mark-end text:id="IMark52526840"/><text:alphabetical-index-mark-end text:id="IMark53704520"/><text:alphabetical-index-mark-end text:id="IMark54466440"/>. </text:p>
      <text:p text:style-name="P24"/>
      <text:p text:style-name="P24">But since this <text:alphabetical-index-mark-start text:id="IMark51331528"/><text:alphabetical-index-mark-start text:id="IMark52603224"/><text:alphabetical-index-mark-start text:id="IMark53658088"/><text:alphabetical-index-mark-start text:id="IMark54698696"/>policy<text:alphabetical-index-mark-end text:id="IMark54698696"/><text:alphabetical-index-mark-end text:id="IMark53658088"/><text:alphabetical-index-mark-end text:id="IMark52603224"/><text:alphabetical-index-mark-end text:id="IMark51331528"/> does not make well with <text:alphabetical-index-mark-start text:id="IMark54762024"/><text:alphabetical-index-mark-start text:id="IMark54769608"/>co<text:alphabetical-index-mark-end text:id="IMark54769608"/><text:alphabetical-index-mark-end text:id="IMark54762024"/>mmon sense, once <text:alphabetical-index-mark-start text:id="IMark54635368"/><text:alphabetical-index-mark-start text:id="IMark54702136"/><text:alphabetical-index-mark-start text:id="IMark53704520"/><text:alphabetical-index-mark-start text:id="IMark54466440"/>home<text:alphabetical-index-mark-end text:id="IMark54466440"/><text:alphabetical-index-mark-end text:id="IMark53704520"/><text:alphabetical-index-mark-end text:id="IMark54702136"/><text:alphabetical-index-mark-end text:id="IMark54635368"/> owners <text:alphabetical-index-mark-start text:id="IMark52526840"/><text:alphabetical-index-mark-start text:id="IMark53198808"/><text:alphabetical-index-mark-start text:id="IMark52146712"/><text:alphabetical-index-mark-start text:id="IMark49757288"/>real<text:alphabetical-index-mark-end text:id="IMark49757288"/><text:alphabetical-index-mark-end text:id="IMark52146712"/><text:alphabetical-index-mark-end text:id="IMark53198808"/><text:alphabetical-index-mark-end text:id="IMark52526840"/>ize the <text:alphabetical-index-mark-start text:id="IMark53633128"/><text:alphabetical-index-mark-start text:id="IMark53465496"/><text:alphabetical-index-mark-start text:id="IMark53568264"/><text:alphabetical-index-mark-start text:id="IMark52921384"/>difference<text:alphabetical-index-mark-end text:id="IMark52921384"/><text:alphabetical-index-mark-end text:id="IMark53568264"/><text:alphabetical-index-mark-end text:id="IMark53465496"/><text:alphabetical-index-mark-end text:id="IMark53633128"/> between <text:alphabetical-index-mark-start text:id="IMark53839272"/><text:alphabetical-index-mark-start text:id="IMark53324600"/><text:alphabetical-index-mark-start text:id="IMark53003528"/><text:alphabetical-index-mark-start text:id="IMark52134424"/><text:alphabetical-index-mark-start text:id="IMark52313624"/><text:alphabetical-index-mark-start text:id="IMark53486904"/><text:alphabetical-index-mark-start text:id="IMark53038792"/>co<text:alphabetical-index-mark-end text:id="IMark53038792"/><text:alphabetical-index-mark-end text:id="IMark53486904"/>mmercial<text:alphabetical-index-mark-end text:id="IMark52313624"/><text:alphabetical-index-mark-end text:id="IMark52134424"/><text:alphabetical-index-mark-end text:id="IMark53003528"/><text:alphabetical-index-mark-end text:id="IMark53324600"/><text:alphabetical-index-mark-end text:id="IMark53839272"/> <text:alphabetical-index-mark-start text:id="IMark31674984"/><text:alphabetical-index-mark-start text:id="IMark52657176"/><text:alphabetical-index-mark-start text:id="IMark51316824"/><text:alphabetical-index-mark-start text:id="IMark54450760"/>square<text:alphabetical-index-mark-end text:id="IMark54450760"/><text:alphabetical-index-mark-end text:id="IMark51316824"/><text:alphabetical-index-mark-end text:id="IMark52657176"/><text:alphabetical-index-mark-end text:id="IMark31674984"/> <text:alphabetical-index-mark-start text:id="IMark28665816"/><text:alphabetical-index-mark-start text:id="IMark53394888"/><text:alphabetical-index-mark-start text:id="IMark51090424"/><text:alphabetical-index-mark-start text:id="IMark53595496"/>meter<text:alphabetical-index-mark-end text:id="IMark53595496"/><text:alphabetical-index-mark-end text:id="IMark51090424"/><text:alphabetical-index-mark-end text:id="IMark53394888"/><text:alphabetical-index-mark-end text:id="IMark28665816"/> <text:alphabetical-index-mark-start text:id="IMark51498952"/><text:alphabetical-index-mark-start text:id="IMark52879832"/><text:alphabetical-index-mark-start text:id="IMark54216184"/><text:alphabetical-index-mark-start text:id="IMark52311112"/><text:alphabetical-index-mark-start text:id="IMark54359848"/><text:alphabetical-index-mark-start text:id="IMark51832408"/><text:alphabetical-index-mark-start text:id="IMark52602792"/><text:alphabetical-index-mark-start text:id="IMark51615784"/>price<text:alphabetical-index-mark-end text:id="IMark51615784"/><text:alphabetical-index-mark-end text:id="IMark52602792"/><text:alphabetical-index-mark-end text:id="IMark51832408"/><text:alphabetical-index-mark-end text:id="IMark54359848"/><text:alphabetical-index-mark-end text:id="IMark52311112"/><text:alphabetical-index-mark-end text:id="IMark54216184"/><text:alphabetical-index-mark-end text:id="IMark52879832"/><text:alphabetical-index-mark-end text:id="IMark51498952"/>s and those for <text:alphabetical-index-mark-start text:id="IMark52336952"/><text:alphabetical-index-mark-start text:id="IMark51187256"/><text:alphabetical-index-mark-start text:id="IMark51975000"/><text:alphabetical-index-mark-start text:id="IMark52378568"/>home<text:alphabetical-index-mark-end text:id="IMark52378568"/><text:alphabetical-index-mark-end text:id="IMark51975000"/><text:alphabetical-index-mark-end text:id="IMark51187256"/><text:alphabetical-index-mark-end text:id="IMark52336952"/>s, they star<text:span text:style-name="T39">t</text:span> selling their <text:alphabetical-index-mark-start text:id="IMark52061992"/><text:alphabetical-index-mark-start text:id="IMark51600232"/><text:alphabetical-index-mark-start text:id="IMark52334904"/><text:alphabetical-index-mark-start text:id="IMark52064616"/>p<text:alphabetical-index-mark-start text:id="IMark52353400"/><text:alphabetical-index-mark-start text:id="IMark51497672"/>ro<text:alphabetical-index-mark-end text:id="IMark51497672"/><text:alphabetical-index-mark-end text:id="IMark52353400"/><text:span text:style-name="T22">p</text:span>erties<text:alphabetical-index-mark-end text:id="IMark52064616"/><text:alphabetical-index-mark-end text:id="IMark52334904"/><text:alphabetical-index-mark-end text:id="IMark51600232"/><text:alphabetical-index-mark-end text:id="IMark52061992"/> at the <text:alphabetical-index-mark-start text:id="IMark53693704"/><text:alphabetical-index-mark-start text:id="IMark51771784"/><text:alphabetical-index-mark-start text:id="IMark53683528"/><text:alphabetical-index-mark-start text:id="IMark52231656"/><text:alphabetical-index-mark-start text:id="IMark52280104"/><text:alphabetical-index-mark-start text:id="IMark39621896"/><text:alphabetical-index-mark-start text:id="IMark31464712"/>co<text:alphabetical-index-mark-end text:id="IMark31464712"/><text:alphabetical-index-mark-end text:id="IMark39621896"/>mmercial<text:alphabetical-index-mark-end text:id="IMark52280104"/><text:alphabetical-index-mark-end text:id="IMark52231656"/><text:alphabetical-index-mark-end text:id="IMark53683528"/><text:alphabetical-index-mark-end text:id="IMark51771784"/><text:alphabetical-index-mark-end text:id="IMark53693704"/> <text:alphabetical-index-mark-start text:id="IMark52400568"/><text:alphabetical-index-mark-start text:id="IMark51286248"/><text:alphabetical-index-mark-start text:id="IMark53310680"/><text:alphabetical-index-mark-start text:id="IMark51279128"/>market<text:alphabetical-index-mark-end text:id="IMark51279128"/><text:alphabetical-index-mark-end text:id="IMark53310680"/><text:alphabetical-index-mark-end text:id="IMark51286248"/><text:alphabetical-index-mark-end text:id="IMark52400568"/> <text:alphabetical-index-mark-start text:id="IMark54549160"/><text:alphabetical-index-mark-start text:id="IMark54554344"/><text:alphabetical-index-mark-start text:id="IMark54536520"/><text:alphabetical-index-mark-start text:id="IMark54599848"/><text:alphabetical-index-mark-start text:id="IMark54546632"/><text:alphabetical-index-mark-start text:id="IMark54648008"/>value<text:alphabetical-index-mark-end text:id="IMark54648008"/><text:alphabetical-index-mark-end text:id="IMark54546632"/><text:alphabetical-index-mark-end text:id="IMark54599848"/><text:alphabetical-index-mark-end text:id="IMark54536520"/><text:alphabetical-index-mark-end text:id="IMark54554344"/><text:alphabetical-index-mark-end text:id="IMark54549160"/>.</text:p>
      <text:p text:style-name="P23"/>
      <text:p text:style-name="P23"/>
      <text:h text:style-name="Heading_20_3" text:outline-level="3"><text:bookmark-start text:name="__RefHeading___Toc777_180202276"/>2.3.5. The effect of <text:alphabetical-index-mark-start text:id="IMark51498952"/><text:alphabetical-index-mark-start text:id="IMark54216184"/><text:span text:style-name="T64">public</text:span><text:alphabetical-index-mark-end text:id="IMark54216184"/><text:alphabetical-index-mark-end text:id="IMark51498952"/><text:span text:style-name="T64"> </text:span>activities.<text:bookmark-end text:name="__RefHeading___Toc777_180202276"/></text:h>
      <text:p text:style-name="P25"/>
      <text:p text:style-name="P25">In some <text:alphabetical-index-mark-start text:id="IMark51615784"/><text:alphabetical-index-mark-start text:id="IMark28665816"/><text:alphabetical-index-mark-start text:id="IMark53394888"/><text:alphabetical-index-mark-start text:id="IMark51090424"/>cases<text:alphabetical-index-mark-end text:id="IMark51090424"/><text:alphabetical-index-mark-end text:id="IMark53394888"/><text:alphabetical-index-mark-end text:id="IMark28665816"/><text:alphabetical-index-mark-end text:id="IMark51615784"/>, <text:alphabetical-index-mark-start text:id="IMark53595496"/><text:alphabetical-index-mark-start text:id="IMark31674984"/><text:alphabetical-index-mark-start text:id="IMark52657176"/><text:alphabetical-index-mark-start text:id="IMark51316824"/><text:alphabetical-index-mark-start text:id="IMark54450760"/><text:alphabetical-index-mark-start text:id="IMark53839272"/><text:alphabetical-index-mark-start text:id="IMark53324600"/>co<text:alphabetical-index-mark-end text:id="IMark53324600"/><text:alphabetical-index-mark-end text:id="IMark53839272"/>mmercial<text:alphabetical-index-mark-end text:id="IMark54450760"/><text:alphabetical-index-mark-end text:id="IMark51316824"/><text:alphabetical-index-mark-end text:id="IMark52657176"/><text:alphabetical-index-mark-end text:id="IMark31674984"/><text:alphabetical-index-mark-end text:id="IMark53595496"/> <text:alphabetical-index-mark-start text:id="IMark53003528"/><text:alphabetical-index-mark-start text:id="IMark52134424"/><text:alphabetical-index-mark-start text:id="IMark52313624"/><text:alphabetical-index-mark-start text:id="IMark53486904"/><text:alphabetical-index-mark-start text:id="IMark53038792"/><text:alphabetical-index-mark-start text:id="IMark53633128"/><text:alphabetical-index-mark-start text:id="IMark53465496"/><text:alphabetical-index-mark-start text:id="IMark53568264"/>price<text:alphabetical-index-mark-end text:id="IMark53568264"/><text:alphabetical-index-mark-end text:id="IMark53465496"/><text:alphabetical-index-mark-end text:id="IMark53633128"/><text:alphabetical-index-mark-end text:id="IMark53038792"/><text:alphabetical-index-mark-end text:id="IMark53486904"/><text:alphabetical-index-mark-end text:id="IMark52313624"/><text:alphabetical-index-mark-end text:id="IMark52134424"/><text:alphabetical-index-mark-end text:id="IMark53003528"/>s per <text:alphabetical-index-mark-start text:id="IMark52921384"/><text:alphabetical-index-mark-start text:id="IMark52526840"/><text:alphabetical-index-mark-start text:id="IMark53198808"/><text:alphabetical-index-mark-start text:id="IMark52146712"/>square<text:alphabetical-index-mark-end text:id="IMark52146712"/><text:alphabetical-index-mark-end text:id="IMark53198808"/><text:alphabetical-index-mark-end text:id="IMark52526840"/><text:alphabetical-index-mark-end text:id="IMark52921384"/> <text:alphabetical-index-mark-start text:id="IMark49757288"/><text:alphabetical-index-mark-start text:id="IMark54635368"/><text:alphabetical-index-mark-start text:id="IMark54702136"/><text:alphabetical-index-mark-start text:id="IMark53704520"/>meter<text:alphabetical-index-mark-end text:id="IMark53704520"/><text:alphabetical-index-mark-end text:id="IMark54702136"/><text:alphabetical-index-mark-end text:id="IMark54635368"/><text:alphabetical-index-mark-end text:id="IMark49757288"/> have <text:alphabetical-index-mark-start text:id="IMark54466440"/><text:alphabetical-index-mark-start text:id="IMark54762024"/><text:alphabetical-index-mark-start text:id="IMark54769608"/><text:alphabetical-index-mark-start text:id="IMark51331528"/>significant<text:alphabetical-index-mark-end text:id="IMark51331528"/><text:alphabetical-index-mark-end text:id="IMark54769608"/><text:alphabetical-index-mark-end text:id="IMark54762024"/><text:alphabetical-index-mark-end text:id="IMark54466440"/> variations between fairly close or even <text:alphabetical-index-mark-start text:id="IMark52603224"/><text:alphabetical-index-mark-start text:id="IMark53658088"/>co<text:alphabetical-index-mark-end text:id="IMark53658088"/><text:alphabetical-index-mark-end text:id="IMark52603224"/>ntiguous <text:alphabetical-index-mark-start text:id="IMark54698696"/><text:alphabetical-index-mark-start text:id="IMark52353400"/><text:alphabetical-index-mark-start text:id="IMark51497672"/><text:alphabetical-index-mark-start text:id="IMark54632840"/>p<text:alphabetical-index-mark-start text:id="IMark54554344"/><text:alphabetical-index-mark-start text:id="IMark54549160"/>ro<text:alphabetical-index-mark-end text:id="IMark54549160"/><text:alphabetical-index-mark-end text:id="IMark54554344"/>perties<text:alphabetical-index-mark-end text:id="IMark54632840"/><text:alphabetical-index-mark-end text:id="IMark51497672"/><text:alphabetical-index-mark-end text:id="IMark52353400"/><text:alphabetical-index-mark-end text:id="IMark54698696"/>. <text:span text:style-name="T24">T</text:span>his is mostly due to certain activities like.</text:p>
      <text:p text:style-name="P25"/>
      <text:p text:style-name="P25"/>
      <text:p text:style-name="P26"><text:span text:style-name="T10">2.3.5.1.</text:span> <text:alphabetical-index-mark-start text:id="IMark51279128"/><text:alphabetical-index-mark-start text:id="IMark53693704"/>Bank<text:alphabetical-index-mark-end text:id="IMark53693704"/><text:alphabetical-index-mark-end text:id="IMark51279128"/>ing. The presence of <text:alphabetical-index-mark-start text:id="IMark51771784"/><text:alphabetical-index-mark-start text:id="IMark53683528"/>bank<text:alphabetical-index-mark-end text:id="IMark53683528"/><text:alphabetical-index-mark-end text:id="IMark51771784"/>s tend to markedly increase the <text:alphabetical-index-mark-start text:id="IMark52231656"/><text:alphabetical-index-mark-start text:id="IMark52280104"/><text:alphabetical-index-mark-start text:id="IMark39621896"/><text:alphabetical-index-mark-start text:id="IMark31464712"/><text:alphabetical-index-mark-start text:id="IMark52061992"/>number<text:alphabetical-index-mark-end text:id="IMark52061992"/><text:alphabetical-index-mark-end text:id="IMark31464712"/><text:alphabetical-index-mark-end text:id="IMark39621896"/><text:alphabetical-index-mark-end text:id="IMark52280104"/><text:alphabetical-index-mark-end text:id="IMark52231656"/> of <text:alphabetical-index-mark-start text:id="IMark51600232"/><text:alphabetical-index-mark-start text:id="IMark52334904"/><text:alphabetical-index-mark-start text:id="IMark52064616"/><text:alphabetical-index-mark-start text:id="IMark51187256"/><text:alphabetical-index-mark-start text:id="IMark52336952"/>pedestrian<text:alphabetical-index-mark-end text:id="IMark52336952"/><text:alphabetical-index-mark-end text:id="IMark51187256"/><text:alphabetical-index-mark-end text:id="IMark52064616"/><text:alphabetical-index-mark-end text:id="IMark52334904"/><text:alphabetical-index-mark-end text:id="IMark51600232"/> in a given <text:alphabetical-index-mark-start text:id="IMark52378568"/><text:alphabetical-index-mark-start text:id="IMark51975000"/><text:alphabetical-index-mark-start text:id="IMark54531464"/><text:alphabetical-index-mark-start text:id="IMark54706280"/><text:alphabetical-index-mark-start text:id="IMark54577096"/>street<text:alphabetical-index-mark-end text:id="IMark54577096"/><text:alphabetical-index-mark-end text:id="IMark54706280"/><text:alphabetical-index-mark-end text:id="IMark54531464"/><text:alphabetical-index-mark-end text:id="IMark51975000"/><text:alphabetical-index-mark-end text:id="IMark52378568"/> <text:alphabetical-index-mark-start text:id="IMark54688584"/><text:alphabetical-index-mark-start text:id="IMark52879832"/><text:alphabetical-index-mark-start text:id="IMark51498952"/><text:alphabetical-index-mark-start text:id="IMark54216184"/><text:alphabetical-index-mark-start text:id="IMark54359848"/>block<text:alphabetical-index-mark-end text:id="IMark54359848"/><text:alphabetical-index-mark-end text:id="IMark54216184"/><text:alphabetical-index-mark-end text:id="IMark51498952"/><text:alphabetical-index-mark-end text:id="IMark52879832"/><text:alphabetical-index-mark-end text:id="IMark54688584"/> and those found in their way f<text:alphabetical-index-mark-start text:id="IMark52311112"/><text:alphabetical-index-mark-start text:id="IMark52602792"/>ro<text:alphabetical-index-mark-end text:id="IMark52602792"/><text:alphabetical-index-mark-end text:id="IMark52311112"/>m the <text:alphabetical-index-mark-start text:id="IMark51832408"/><text:alphabetical-index-mark-start text:id="IMark54711336"/><text:alphabetical-index-mark-start text:id="IMark54627784"/><text:alphabetical-index-mark-start text:id="IMark54698696"/><text:alphabetical-index-mark-start text:id="IMark52353400"/>train<text:alphabetical-index-mark-end text:id="IMark52353400"/><text:alphabetical-index-mark-end text:id="IMark54698696"/><text:alphabetical-index-mark-end text:id="IMark54627784"/><text:alphabetical-index-mark-end text:id="IMark54711336"/><text:alphabetical-index-mark-end text:id="IMark51832408"/> <text:alphabetical-index-mark-start text:id="IMark51497672"/><text:alphabetical-index-mark-start text:id="IMark54632840"/><text:alphabetical-index-mark-start text:id="IMark54554344"/><text:alphabetical-index-mark-start text:id="IMark54549160"/><text:alphabetical-index-mark-start text:id="IMark52603224"/><text:alphabetical-index-mark-start text:id="IMark53658088"/><text:alphabetical-index-mark-start text:id="IMark54466440"/><text:alphabetical-index-mark-start text:id="IMark54762024"/><text:alphabetical-index-mark-start text:id="IMark54769608"/>station<text:alphabetical-index-mark-end text:id="IMark54769608"/><text:alphabetical-index-mark-end text:id="IMark54762024"/><text:alphabetical-index-mark-end text:id="IMark54466440"/><text:alphabetical-index-mark-end text:id="IMark53658088"/><text:alphabetical-index-mark-end text:id="IMark52603224"/><text:alphabetical-index-mark-end text:id="IMark54549160"/><text:alphabetical-index-mark-end text:id="IMark54554344"/><text:alphabetical-index-mark-end text:id="IMark54632840"/><text:alphabetical-index-mark-end text:id="IMark51497672"/> or <text:alphabetical-index-mark-start text:id="IMark51331528"/><text:alphabetical-index-mark-start text:id="IMark49757288"/><text:alphabetical-index-mark-start text:id="IMark54635368"/><text:alphabetical-index-mark-start text:id="IMark54702136"/><text:alphabetical-index-mark-start text:id="IMark53704520"/><text:alphabetical-index-mark-start text:id="IMark52921384"/><text:alphabetical-index-mark-start text:id="IMark52526840"/><text:alphabetical-index-mark-start text:id="IMark53198808"/><text:alphabetical-index-mark-start text:id="IMark52146712"/>bus<text:alphabetical-index-mark-end text:id="IMark52146712"/><text:alphabetical-index-mark-end text:id="IMark53198808"/><text:alphabetical-index-mark-end text:id="IMark52526840"/><text:alphabetical-index-mark-end text:id="IMark52921384"/><text:alphabetical-index-mark-end text:id="IMark53704520"/><text:alphabetical-index-mark-end text:id="IMark54702136"/><text:alphabetical-index-mark-end text:id="IMark54635368"/><text:alphabetical-index-mark-end text:id="IMark49757288"/><text:alphabetical-index-mark-end text:id="IMark51331528"/> <text:alphabetical-index-mark-start text:id="IMark53003528"/><text:alphabetical-index-mark-start text:id="IMark52134424"/><text:alphabetical-index-mark-start text:id="IMark52313624"/><text:alphabetical-index-mark-start text:id="IMark53486904"/><text:alphabetical-index-mark-start text:id="IMark53038792"/><text:alphabetical-index-mark-start text:id="IMark53633128"/><text:alphabetical-index-mark-start text:id="IMark53465496"/><text:alphabetical-index-mark-start text:id="IMark53568264"/><text:alphabetical-index-mark-start text:id="IMark53595496"/>stop<text:alphabetical-index-mark-end text:id="IMark53595496"/><text:alphabetical-index-mark-end text:id="IMark53568264"/><text:alphabetical-index-mark-end text:id="IMark53465496"/><text:alphabetical-index-mark-end text:id="IMark53633128"/><text:alphabetical-index-mark-end text:id="IMark53038792"/><text:alphabetical-index-mark-end text:id="IMark53486904"/><text:alphabetical-index-mark-end text:id="IMark52313624"/><text:alphabetical-index-mark-end text:id="IMark52134424"/><text:alphabetical-index-mark-end text:id="IMark53003528"/>s. <text:alphabetical-index-mark-start text:id="IMark31674984"/><text:alphabetical-index-mark-start text:id="IMark52657176"/><text:alphabetical-index-mark-start text:id="IMark51316824"/><text:span text:style-name="T40">Norm</text:span><text:alphabetical-index-mark-end text:id="IMark51316824"/><text:alphabetical-index-mark-end text:id="IMark52657176"/><text:alphabetical-index-mark-end text:id="IMark31674984"/><text:span text:style-name="T40">al </text:span><text:alphabetical-index-mark-start text:id="IMark54450760"/><text:alphabetical-index-mark-start text:id="IMark53839272"/><text:span text:style-name="T40">bank</text:span><text:alphabetical-index-mark-end text:id="IMark53839272"/><text:alphabetical-index-mark-end text:id="IMark54450760"/><text:span text:style-name="T40">ing </text:span><text:alphabetical-index-mark-start text:id="IMark53324600"/><text:alphabetical-index-mark-start text:id="IMark51615784"/><text:alphabetical-index-mark-start text:id="IMark28665816"/><text:span text:style-name="T40">hour</text:span><text:alphabetical-index-mark-end text:id="IMark28665816"/><text:alphabetical-index-mark-end text:id="IMark51615784"/><text:alphabetical-index-mark-end text:id="IMark53324600"/><text:span text:style-name="T40">s go f</text:span><text:alphabetical-index-mark-start text:id="IMark53394888"/><text:alphabetical-index-mark-start text:id="IMark51090424"/><text:span text:style-name="T40">ro</text:span><text:alphabetical-index-mark-end text:id="IMark51090424"/><text:alphabetical-index-mark-end text:id="IMark53394888"/><text:span text:style-name="T40">m 10:00 to 16:00.</text:span></text:p>
      <text:p text:style-name="P26"/>
      <text:p text:style-name="P46">However, the presence of <text:alphabetical-index-mark-start text:id="IMark51286248"/><text:alphabetical-index-mark-start text:id="IMark54779720"/><text:alphabetical-index-mark-start text:id="IMark54701224"/>people<text:alphabetical-index-mark-end text:id="IMark54701224"/><text:alphabetical-index-mark-end text:id="IMark54779720"/><text:alphabetical-index-mark-end text:id="IMark51286248"/> using <text:span text:style-name="T69">an </text:span><text:alphabetical-index-mark-start text:id="IMark54569512"/><text:alphabetical-index-mark-start text:id="IMark54536520"/>ATM<text:alphabetical-index-mark-end text:id="IMark54536520"/><text:alphabetical-index-mark-end text:id="IMark54569512"/> or waiting in queues at the <text:alphabetical-index-mark-start text:id="IMark53003528"/><text:alphabetical-index-mark-start text:id="IMark52134424"/>bank<text:alphabetical-index-mark-end text:id="IMark52134424"/><text:alphabetical-index-mark-end text:id="IMark53003528"/>s – particularly pensioneers and <text:alphabetical-index-mark-start text:id="IMark52313624"/><text:alphabetical-index-mark-start text:id="IMark53486904"/><text:alphabetical-index-mark-start text:id="IMark53038792"/>people<text:alphabetical-index-mark-end text:id="IMark53038792"/><text:alphabetical-index-mark-end text:id="IMark53486904"/><text:alphabetical-index-mark-end text:id="IMark52313624"/> receiving unemployment subs<text:alphabetical-index-mark-start text:id="IMark53633128"/><text:alphabetical-index-mark-start text:id="IMark53465496"/>id<text:alphabetical-index-mark-end text:id="IMark53465496"/><text:alphabetical-index-mark-end text:id="IMark53633128"/>ies – is <text:alphabetical-index-mark-start text:id="IMark53568264"/><text:alphabetical-index-mark-start text:id="IMark53595496"/><text:alphabetical-index-mark-start text:id="IMark51331528"/>significant<text:alphabetical-index-mark-end text:id="IMark51331528"/><text:alphabetical-index-mark-end text:id="IMark53595496"/><text:alphabetical-index-mark-end text:id="IMark53568264"/> almost a<text:alphabetical-index-mark-start text:id="IMark49757288"/><text:alphabetical-index-mark-start text:id="IMark54635368"/>ro<text:alphabetical-index-mark-end text:id="IMark54635368"/><text:alphabetical-index-mark-end text:id="IMark49757288"/>und the clock.</text:p>
      <text:p text:style-name="P25"/>
      <text:p text:style-name="P25"/>
      <text:p text:style-name="P26"><text:span text:style-name="T10">2.3.5.2.</text:span> <text:alphabetical-index-mark-start text:id="IMark52146712"/><text:alphabetical-index-mark-start text:id="IMark51497672"/>School<text:alphabetical-index-mark-end text:id="IMark51497672"/><text:alphabetical-index-mark-end text:id="IMark52146712"/>s <text:span text:style-name="T40">and a local </text:span><text:alphabetical-index-mark-start text:id="IMark54632840"/><text:span text:style-name="T40">university</text:span><text:alphabetical-index-mark-end text:id="IMark54632840"/>. They have a similar effect as <text:alphabetical-index-mark-start text:id="IMark54554344"/><text:alphabetical-index-mark-start text:id="IMark54549160"/>bank<text:alphabetical-index-mark-end text:id="IMark54549160"/><text:alphabetical-index-mark-end text:id="IMark54554344"/>s, <text:span text:style-name="T40">but with reduced </text:span><text:alphabetical-index-mark-start text:id="IMark52603224"/><text:alphabetical-index-mark-start text:id="IMark53658088"/><text:alphabetical-index-mark-start text:id="IMark54466440"/><text:span text:style-name="T40">hour</text:span><text:alphabetical-index-mark-end text:id="IMark54466440"/><text:alphabetical-index-mark-end text:id="IMark53658088"/><text:alphabetical-index-mark-end text:id="IMark52603224"/><text:span text:style-name="T40">s. Many </text:span><text:alphabetical-index-mark-start text:id="IMark54762024"/><text:alphabetical-index-mark-start text:id="IMark54769608"/><text:span text:style-name="T40">school</text:span><text:alphabetical-index-mark-end text:id="IMark54769608"/><text:alphabetical-index-mark-end text:id="IMark54762024"/><text:span text:style-name="T40">s run f</text:span><text:alphabetical-index-mark-start text:id="IMark51832408"/><text:alphabetical-index-mark-start text:id="IMark54711336"/><text:span text:style-name="T40">ro</text:span><text:alphabetical-index-mark-end text:id="IMark54711336"/><text:alphabetical-index-mark-end text:id="IMark51832408"/><text:span text:style-name="T40">m 7:00 to 23:00.</text:span></text:p>
      <text:p text:style-name="P26"/>
      <text:p text:style-name="P46"><text:soft-page-break/>Such a schedule includes lessons for primary and se<text:alphabetical-index-mark-start text:id="IMark51498952"/><text:alphabetical-index-mark-start text:id="IMark54216184"/>co<text:alphabetical-index-mark-end text:id="IMark54216184"/><text:alphabetical-index-mark-end text:id="IMark51498952"/>ndary <text:alphabetical-index-mark-start text:id="IMark54359848"/><text:alphabetical-index-mark-start text:id="IMark52378568"/>school<text:alphabetical-index-mark-end text:id="IMark52378568"/><text:alphabetical-index-mark-end text:id="IMark54359848"/> children, up to 17:00, and f<text:alphabetical-index-mark-start text:id="IMark51975000"/><text:alphabetical-index-mark-start text:id="IMark54531464"/>ro<text:alphabetical-index-mark-end text:id="IMark54531464"/><text:alphabetical-index-mark-end text:id="IMark51975000"/>m then on <text:alphabetical-index-mark-start text:id="IMark54706280"/><text:alphabetical-index-mark-start text:id="IMark54577096"/>co<text:alphabetical-index-mark-end text:id="IMark54577096"/><text:alphabetical-index-mark-end text:id="IMark54706280"/>urses for adults, <text:alphabetical-index-mark-start text:id="IMark51600232"/><text:alphabetical-index-mark-start text:id="IMark52334904"/><text:alphabetical-index-mark-start text:id="IMark52064616"/>night<text:alphabetical-index-mark-end text:id="IMark52064616"/><text:alphabetical-index-mark-end text:id="IMark52334904"/><text:alphabetical-index-mark-end text:id="IMark51600232"/> lessons for working <text:alphabetical-index-mark-start text:id="IMark51187256"/><text:alphabetical-index-mark-start text:id="IMark52336952"/><text:alphabetical-index-mark-start text:id="IMark52231656"/>people<text:alphabetical-index-mark-end text:id="IMark52231656"/><text:alphabetical-index-mark-end text:id="IMark52336952"/><text:alphabetical-index-mark-end text:id="IMark51187256"/>, vocational <text:alphabetical-index-mark-start text:id="IMark52280104"/><text:alphabetical-index-mark-start text:id="IMark39621896"/>co<text:alphabetical-index-mark-end text:id="IMark39621896"/><text:alphabetical-index-mark-end text:id="IMark52280104"/>urses, etc.</text:p>
      <text:p text:style-name="P25"/>
      <text:p text:style-name="P25"/>
      <text:p text:style-name="P26"><text:span text:style-name="T10">2.3.5.3.</text:span> <text:alphabetical-index-mark-start text:id="IMark53693704"/><text:alphabetical-index-mark-start text:id="IMark54546632"/><text:alphabetical-index-mark-start text:id="IMark31674984"/><text:alphabetical-index-mark-start text:id="IMark52657176"/><text:alphabetical-index-mark-start text:id="IMark51316824"/>Train<text:alphabetical-index-mark-end text:id="IMark51316824"/><text:alphabetical-index-mark-end text:id="IMark52657176"/><text:alphabetical-index-mark-end text:id="IMark31674984"/><text:alphabetical-index-mark-end text:id="IMark54546632"/><text:alphabetical-index-mark-end text:id="IMark53693704"/>s and <text:alphabetical-index-mark-start text:id="IMark54450760"/><text:alphabetical-index-mark-start text:id="IMark53839272"/><text:alphabetical-index-mark-start text:id="IMark53324600"/><text:alphabetical-index-mark-start text:id="IMark51615784"/><text:alphabetical-index-mark-start text:id="IMark28665816"/><text:alphabetical-index-mark-start text:id="IMark53394888"/><text:alphabetical-index-mark-start text:id="IMark51090424"/><text:alphabetical-index-mark-start text:id="IMark52400568"/><text:alphabetical-index-mark-start text:id="IMark54599848"/>bus<text:alphabetical-index-mark-end text:id="IMark54599848"/><text:alphabetical-index-mark-end text:id="IMark52400568"/><text:alphabetical-index-mark-end text:id="IMark51090424"/><text:alphabetical-index-mark-end text:id="IMark53394888"/><text:alphabetical-index-mark-end text:id="IMark28665816"/><text:alphabetical-index-mark-end text:id="IMark51615784"/><text:alphabetical-index-mark-end text:id="IMark53324600"/><text:alphabetical-index-mark-end text:id="IMark53839272"/><text:alphabetical-index-mark-end text:id="IMark54450760"/>es. By far, the <text:alphabetical-index-mark-start text:id="IMark53310680"/><text:alphabetical-index-mark-start text:id="IMark54648008"/><text:alphabetical-index-mark-start text:id="IMark52485160"/><text:alphabetical-index-mark-start text:id="IMark54739144"/><text:alphabetical-index-mark-start text:id="IMark54754440"/>train<text:alphabetical-index-mark-end text:id="IMark54754440"/><text:alphabetical-index-mark-end text:id="IMark54739144"/><text:alphabetical-index-mark-end text:id="IMark52485160"/><text:alphabetical-index-mark-end text:id="IMark54648008"/><text:alphabetical-index-mark-end text:id="IMark53310680"/> <text:alphabetical-index-mark-start text:id="IMark51286248"/><text:alphabetical-index-mark-start text:id="IMark54779720"/><text:alphabetical-index-mark-start text:id="IMark54701224"/><text:alphabetical-index-mark-start text:id="IMark54702136"/><text:alphabetical-index-mark-start text:id="IMark54635368"/><text:alphabetical-index-mark-start text:id="IMark49757288"/><text:alphabetical-index-mark-start text:id="IMark53568264"/><text:alphabetical-index-mark-start text:id="IMark53595496"/><text:alphabetical-index-mark-start text:id="IMark51331528"/>station<text:alphabetical-index-mark-end text:id="IMark51331528"/><text:alphabetical-index-mark-end text:id="IMark53595496"/><text:alphabetical-index-mark-end text:id="IMark53568264"/><text:alphabetical-index-mark-end text:id="IMark49757288"/><text:alphabetical-index-mark-end text:id="IMark54635368"/><text:alphabetical-index-mark-end text:id="IMark54702136"/><text:alphabetical-index-mark-end text:id="IMark54701224"/><text:alphabetical-index-mark-end text:id="IMark54779720"/><text:alphabetical-index-mark-end text:id="IMark51286248"/> in the <text:alphabetical-index-mark-start text:id="IMark53633128"/><text:alphabetical-index-mark-start text:id="IMark53465496"/><text:alphabetical-index-mark-start text:id="IMark52313624"/><text:alphabetical-index-mark-start text:id="IMark53486904"/>city<text:alphabetical-index-mark-end text:id="IMark53486904"/><text:alphabetical-index-mark-end text:id="IMark52313624"/><text:alphabetical-index-mark-end text:id="IMark53465496"/><text:alphabetical-index-mark-end text:id="IMark53633128"/> p<text:alphabetical-index-mark-start text:id="IMark53038792"/><text:alphabetical-index-mark-start text:id="IMark53003528"/>ro<text:alphabetical-index-mark-end text:id="IMark53003528"/><text:alphabetical-index-mark-end text:id="IMark53038792"/>duces the heaviest <text:alphabetical-index-mark-start text:id="IMark52134424"/><text:alphabetical-index-mark-start text:id="IMark54569512"/><text:alphabetical-index-mark-start text:id="IMark54536520"/><text:alphabetical-index-mark-start text:id="IMark52921384"/><text:alphabetical-index-mark-start text:id="IMark53704520"/>pedestrian<text:alphabetical-index-mark-end text:id="IMark53704520"/><text:alphabetical-index-mark-end text:id="IMark52921384"/><text:alphabetical-index-mark-end text:id="IMark54536520"/><text:alphabetical-index-mark-end text:id="IMark54569512"/><text:alphabetical-index-mark-end text:id="IMark52134424"/> <text:alphabetical-index-mark-start text:id="IMark53198808"/><text:alphabetical-index-mark-start text:id="IMark52526840"/><text:alphabetical-index-mark-start text:id="IMark53237480"/><text:alphabetical-index-mark-start text:id="IMark54627784"/><text:alphabetical-index-mark-start text:id="IMark52146712"/>density<text:alphabetical-index-mark-end text:id="IMark52146712"/><text:alphabetical-index-mark-end text:id="IMark54627784"/><text:alphabetical-index-mark-end text:id="IMark53237480"/><text:alphabetical-index-mark-end text:id="IMark52526840"/><text:alphabetical-index-mark-end text:id="IMark53198808"/> in nearby areas, but <text:alphabetical-index-mark-start text:id="IMark51497672"/><text:alphabetical-index-mark-start text:id="IMark54698696"/><text:alphabetical-index-mark-start text:id="IMark54554344"/><text:alphabetical-index-mark-start text:id="IMark54549160"/><text:alphabetical-index-mark-start text:id="IMark54632840"/><text:alphabetical-index-mark-start text:id="IMark52353400"/><text:alphabetical-index-mark-start text:id="IMark52603224"/><text:alphabetical-index-mark-start text:id="IMark53658088"/><text:alphabetical-index-mark-start text:id="IMark54466440"/>bus<text:alphabetical-index-mark-end text:id="IMark54466440"/><text:alphabetical-index-mark-end text:id="IMark53658088"/><text:alphabetical-index-mark-end text:id="IMark52603224"/><text:alphabetical-index-mark-end text:id="IMark52353400"/><text:alphabetical-index-mark-end text:id="IMark54632840"/><text:alphabetical-index-mark-end text:id="IMark54549160"/><text:alphabetical-index-mark-end text:id="IMark54554344"/><text:alphabetical-index-mark-end text:id="IMark54698696"/><text:alphabetical-index-mark-end text:id="IMark51497672"/> <text:alphabetical-index-mark-start text:id="IMark54762024"/><text:alphabetical-index-mark-start text:id="IMark54769608"/><text:alphabetical-index-mark-start text:id="IMark51832408"/><text:alphabetical-index-mark-start text:id="IMark54711336"/><text:alphabetical-index-mark-start text:id="IMark52602792"/><text:alphabetical-index-mark-start text:id="IMark52311112"/><text:alphabetical-index-mark-start text:id="IMark54597320"/><text:alphabetical-index-mark-start text:id="IMark52879832"/><text:alphabetical-index-mark-start text:id="IMark54688584"/>stop<text:alphabetical-index-mark-end text:id="IMark54688584"/><text:alphabetical-index-mark-end text:id="IMark52879832"/><text:alphabetical-index-mark-end text:id="IMark54597320"/><text:alphabetical-index-mark-end text:id="IMark52311112"/><text:alphabetical-index-mark-end text:id="IMark52602792"/><text:alphabetical-index-mark-end text:id="IMark54711336"/><text:alphabetical-index-mark-end text:id="IMark51832408"/><text:alphabetical-index-mark-end text:id="IMark54769608"/><text:alphabetical-index-mark-end text:id="IMark54762024"/>s also p<text:alphabetical-index-mark-start text:id="IMark39621896"/><text:alphabetical-index-mark-start text:id="IMark52280104"/>ro<text:alphabetical-index-mark-end text:id="IMark52280104"/><text:alphabetical-index-mark-end text:id="IMark39621896"/>duce <text:alphabetical-index-mark-start text:id="IMark51187256"/><text:alphabetical-index-mark-start text:id="IMark52336952"/><text:alphabetical-index-mark-start text:id="IMark52231656"/><text:alphabetical-index-mark-start text:id="IMark51600232"/>significant<text:alphabetical-index-mark-end text:id="IMark51600232"/><text:alphabetical-index-mark-end text:id="IMark52231656"/><text:alphabetical-index-mark-end text:id="IMark52336952"/><text:alphabetical-index-mark-end text:id="IMark51187256"/> <text:alphabetical-index-mark-start text:id="IMark52334904"/><text:alphabetical-index-mark-start text:id="IMark52064616"/><text:alphabetical-index-mark-start text:id="IMark54706280"/><text:alphabetical-index-mark-start text:id="IMark54577096"/><text:alphabetical-index-mark-start text:id="IMark51975000"/>pedestrian<text:alphabetical-index-mark-end text:id="IMark51975000"/><text:alphabetical-index-mark-end text:id="IMark54577096"/><text:alphabetical-index-mark-end text:id="IMark54706280"/><text:alphabetical-index-mark-end text:id="IMark52064616"/><text:alphabetical-index-mark-end text:id="IMark52334904"/> <text:alphabetical-index-mark-start text:id="IMark54531464"/><text:alphabetical-index-mark-start text:id="IMark54359848"/><text:alphabetical-index-mark-start text:id="IMark52378568"/><text:alphabetical-index-mark-start text:id="IMark51498952"/><text:alphabetical-index-mark-start text:id="IMark54216184"/>number<text:alphabetical-index-mark-end text:id="IMark54216184"/><text:alphabetical-index-mark-end text:id="IMark51498952"/><text:alphabetical-index-mark-end text:id="IMark52378568"/><text:alphabetical-index-mark-end text:id="IMark54359848"/><text:alphabetical-index-mark-end text:id="IMark54531464"/>s. Moreover: legislation est<text:alphabetical-index-mark-start text:id="IMark31464712"/><text:alphabetical-index-mark-start text:id="IMark51771784"/>ab<text:alphabetical-index-mark-end text:id="IMark51771784"/><text:alphabetical-index-mark-end text:id="IMark31464712"/>lished that within cities there must be a <text:alphabetical-index-mark-start text:id="IMark52061992"/><text:alphabetical-index-mark-start text:id="IMark51279128"/><text:alphabetical-index-mark-start text:id="IMark53683528"/><text:alphabetical-index-mark-start text:id="IMark54631128"/><text:alphabetical-index-mark-start text:id="IMark52049640"/><text:alphabetical-index-mark-start text:id="IMark52224504"/><text:alphabetical-index-mark-start text:id="IMark54665208"/><text:alphabetical-index-mark-start text:id="IMark52043144"/><text:alphabetical-index-mark-start text:id="IMark51871496"/>bus<text:alphabetical-index-mark-end text:id="IMark51871496"/><text:alphabetical-index-mark-end text:id="IMark52043144"/><text:alphabetical-index-mark-end text:id="IMark54665208"/><text:alphabetical-index-mark-end text:id="IMark52224504"/><text:alphabetical-index-mark-end text:id="IMark52049640"/><text:alphabetical-index-mark-end text:id="IMark54631128"/><text:alphabetical-index-mark-end text:id="IMark53683528"/><text:alphabetical-index-mark-end text:id="IMark51279128"/><text:alphabetical-index-mark-end text:id="IMark52061992"/> <text:alphabetical-index-mark-start text:id="IMark52513464"/><text:alphabetical-index-mark-start text:id="IMark51967112"/><text:alphabetical-index-mark-start text:id="IMark52448968"/><text:alphabetical-index-mark-start text:id="IMark52912968"/><text:alphabetical-index-mark-start text:id="IMark52914296"/><text:alphabetical-index-mark-start text:id="IMark51934392"/><text:alphabetical-index-mark-start text:id="IMark51935448"/><text:alphabetical-index-mark-start text:id="IMark54255192"/><text:alphabetical-index-mark-start text:id="IMark54256488"/>stop<text:alphabetical-index-mark-end text:id="IMark54256488"/><text:alphabetical-index-mark-end text:id="IMark54255192"/><text:alphabetical-index-mark-end text:id="IMark51935448"/><text:alphabetical-index-mark-end text:id="IMark51934392"/><text:alphabetical-index-mark-end text:id="IMark52914296"/><text:alphabetical-index-mark-end text:id="IMark52912968"/><text:alphabetical-index-mark-end text:id="IMark52448968"/><text:alphabetical-index-mark-end text:id="IMark51967112"/><text:alphabetical-index-mark-end text:id="IMark52513464"/> every 200 m along the <text:alphabetical-index-mark-start text:id="IMark52633656"/><text:alphabetical-index-mark-start text:id="IMark52634920"/>ro<text:alphabetical-index-mark-end text:id="IMark52634920"/><text:alphabetical-index-mark-end text:id="IMark52633656"/>ute of any <text:alphabetical-index-mark-start text:id="IMark53220024"/><text:alphabetical-index-mark-start text:id="IMark53221320"/><text:alphabetical-index-mark-start text:id="IMark53028280"/><text:alphabetical-index-mark-start text:id="IMark31394056"/><text:alphabetical-index-mark-start text:id="IMark31395384"/><text:alphabetical-index-mark-start text:id="IMark52929544"/><text:alphabetical-index-mark-start text:id="IMark52930872"/><text:alphabetical-index-mark-start text:id="IMark51247912"/><text:alphabetical-index-mark-start text:id="IMark51249240"/>bus<text:alphabetical-index-mark-end text:id="IMark51249240"/><text:alphabetical-index-mark-end text:id="IMark51247912"/><text:alphabetical-index-mark-end text:id="IMark52930872"/><text:alphabetical-index-mark-end text:id="IMark52929544"/><text:alphabetical-index-mark-end text:id="IMark31395384"/><text:alphabetical-index-mark-end text:id="IMark31394056"/><text:alphabetical-index-mark-end text:id="IMark53028280"/><text:alphabetical-index-mark-end text:id="IMark53221320"/><text:alphabetical-index-mark-end text:id="IMark53220024"/> line.</text:p>
      <text:p text:style-name="P26"/>
      <text:p text:style-name="P26">In <text:alphabetical-index-mark-start text:id="IMark53683528"/><text:alphabetical-index-mark-start text:id="IMark31464712"/><text:alphabetical-index-mark-start text:id="IMark51771784"/><text:alphabetical-index-mark-start text:id="IMark54531464"/><text:alphabetical-index-mark-start text:id="IMark54359848"/><text:alphabetical-index-mark-start text:id="IMark52378568"/><text:alphabetical-index-mark-start text:id="IMark51498952"/>co<text:alphabetical-index-mark-end text:id="IMark51498952"/><text:alphabetical-index-mark-end text:id="IMark52378568"/>mmercial<text:alphabetical-index-mark-end text:id="IMark54359848"/><text:alphabetical-index-mark-end text:id="IMark54531464"/><text:alphabetical-index-mark-end text:id="IMark51771784"/><text:alphabetical-index-mark-end text:id="IMark31464712"/><text:alphabetical-index-mark-end text:id="IMark53683528"/> areas this guarantees a <text:alphabetical-index-mark-start text:id="IMark54216184"/><text:alphabetical-index-mark-start text:id="IMark52334904"/><text:alphabetical-index-mark-start text:id="IMark52064616"/><text:alphabetical-index-mark-start text:id="IMark54706280"/>significant<text:alphabetical-index-mark-end text:id="IMark54706280"/><text:alphabetical-index-mark-end text:id="IMark52064616"/><text:alphabetical-index-mark-end text:id="IMark52334904"/><text:alphabetical-index-mark-end text:id="IMark54216184"/> and <text:alphabetical-index-mark-start text:id="IMark54577096"/><text:alphabetical-index-mark-start text:id="IMark51975000"/>homogeneous<text:alphabetical-index-mark-end text:id="IMark51975000"/><text:alphabetical-index-mark-end text:id="IMark54577096"/> <text:alphabetical-index-mark-start text:id="IMark51187256"/><text:alphabetical-index-mark-start text:id="IMark52336952"/><text:alphabetical-index-mark-start text:id="IMark52231656"/><text:alphabetical-index-mark-start text:id="IMark51600232"/><text:alphabetical-index-mark-start text:id="IMark39621896"/>pedestrian<text:alphabetical-index-mark-end text:id="IMark39621896"/><text:alphabetical-index-mark-end text:id="IMark51600232"/><text:alphabetical-index-mark-end text:id="IMark52231656"/><text:alphabetical-index-mark-end text:id="IMark52336952"/><text:alphabetical-index-mark-end text:id="IMark51187256"/> <text:alphabetical-index-mark-start text:id="IMark52280104"/><text:alphabetical-index-mark-start text:id="IMark54762024"/><text:alphabetical-index-mark-start text:id="IMark54769608"/><text:alphabetical-index-mark-start text:id="IMark51832408"/><text:alphabetical-index-mark-start text:id="IMark54711336"/>density<text:alphabetical-index-mark-end text:id="IMark54711336"/><text:alphabetical-index-mark-end text:id="IMark51832408"/><text:alphabetical-index-mark-end text:id="IMark54769608"/><text:alphabetical-index-mark-end text:id="IMark54762024"/><text:alphabetical-index-mark-end text:id="IMark52280104"/>, especially if <text:alphabetical-index-mark-start text:id="IMark52602792"/><text:alphabetical-index-mark-start text:id="IMark52311112"/>bank<text:alphabetical-index-mark-end text:id="IMark52311112"/><text:alphabetical-index-mark-end text:id="IMark52602792"/>s or <text:alphabetical-index-mark-start text:id="IMark54597320"/><text:alphabetical-index-mark-start text:id="IMark52879832"/>school<text:alphabetical-index-mark-end text:id="IMark52879832"/><text:alphabetical-index-mark-end text:id="IMark54597320"/>s are found nearby.</text:p>
      <text:p text:style-name="P3"/>
      <text:p text:style-name="P3"/>
      <text:p text:style-name="P30"><text:span text:style-name="T10">2.3.5.4.</text:span> Large <text:alphabetical-index-mark-start text:id="IMark54632840"/><text:alphabetical-index-mark-start text:id="IMark52353400"/><text:alphabetical-index-mark-start text:id="IMark52603224"/><text:alphabetical-index-mark-start text:id="IMark53658088"/><text:alphabetical-index-mark-start text:id="IMark54466440"/><text:alphabetical-index-mark-start text:id="IMark53198808"/><text:alphabetical-index-mark-start text:id="IMark52526840"/>co<text:alphabetical-index-mark-end text:id="IMark52526840"/><text:alphabetical-index-mark-end text:id="IMark53198808"/>mmercial<text:alphabetical-index-mark-end text:id="IMark54466440"/><text:alphabetical-index-mark-end text:id="IMark53658088"/><text:alphabetical-index-mark-end text:id="IMark52603224"/><text:alphabetical-index-mark-end text:id="IMark52353400"/><text:alphabetical-index-mark-end text:id="IMark54632840"/> est<text:alphabetical-index-mark-start text:id="IMark53237480"/><text:alphabetical-index-mark-start text:id="IMark54627784"/>ab<text:alphabetical-index-mark-end text:id="IMark54627784"/><text:alphabetical-index-mark-end text:id="IMark53237480"/>lishments: a <text:alphabetical-index-mark-start text:id="IMark52146712"/><text:alphabetical-index-mark-start text:id="IMark52134424"/>shop<text:alphabetical-index-mark-end text:id="IMark52134424"/>ping<text:alphabetical-index-mark-end text:id="IMark52146712"/> center, a <text:alphabetical-index-mark-start text:id="IMark54569512"/><text:alphabetical-index-mark-start text:id="IMark54536520"/>co<text:alphabetical-index-mark-end text:id="IMark54536520"/><text:alphabetical-index-mark-end text:id="IMark54569512"/>uple of dis<text:alphabetical-index-mark-start text:id="IMark52921384"/><text:alphabetical-index-mark-start text:id="IMark53704520"/>co<text:alphabetical-index-mark-end text:id="IMark53704520"/><text:alphabetical-index-mark-end text:id="IMark52921384"/>s, etc. are also responsible for a relatively large <text:alphabetical-index-mark-start text:id="IMark53038792"/><text:alphabetical-index-mark-start text:id="IMark53003528"/><text:alphabetical-index-mark-start text:id="IMark53633128"/><text:alphabetical-index-mark-start text:id="IMark53465496"/><text:alphabetical-index-mark-start text:id="IMark52313624"/>number<text:alphabetical-index-mark-end text:id="IMark52313624"/><text:alphabetical-index-mark-end text:id="IMark53465496"/><text:alphabetical-index-mark-end text:id="IMark53633128"/><text:alphabetical-index-mark-end text:id="IMark53003528"/><text:alphabetical-index-mark-end text:id="IMark53038792"/> of regular, visiting <text:alphabetical-index-mark-start text:id="IMark53486904"/><text:alphabetical-index-mark-start text:id="IMark51286248"/><text:alphabetical-index-mark-start text:id="IMark54779720"/><text:alphabetical-index-mark-start text:id="IMark54701224"/><text:alphabetical-index-mark-start text:id="IMark54702136"/>pedestrian<text:alphabetical-index-mark-end text:id="IMark54702136"/><text:alphabetical-index-mark-end text:id="IMark54701224"/><text:alphabetical-index-mark-end text:id="IMark54779720"/><text:alphabetical-index-mark-end text:id="IMark51286248"/><text:alphabetical-index-mark-end text:id="IMark53486904"/>s.</text:p>
      <text:p text:style-name="P3"/>
      <text:p text:style-name="P3"/>
      <text:p text:style-name="P31"><text:span text:style-name="T10">2.3.5.5.</text:span> Visitors f<text:alphabetical-index-mark-start text:id="IMark54648008"/><text:alphabetical-index-mark-start text:id="IMark52485160"/>ro<text:alphabetical-index-mark-end text:id="IMark52485160"/><text:alphabetical-index-mark-end text:id="IMark54648008"/>m nearby <text:alphabetical-index-mark-start text:id="IMark54739144"/><text:alphabetical-index-mark-start text:id="IMark54754440"/>town<text:alphabetical-index-mark-end text:id="IMark54754440"/><text:alphabetical-index-mark-end text:id="IMark54739144"/>s. Since some <text:alphabetical-index-mark-start text:id="IMark54450760"/><text:alphabetical-index-mark-start text:id="IMark53839272"/>town<text:alphabetical-index-mark-end text:id="IMark53839272"/><text:alphabetical-index-mark-end text:id="IMark54450760"/>s in the region do not offer certain <text:alphabetical-index-mark-start text:id="IMark53324600"/><text:alphabetical-index-mark-start text:id="IMark51615784"/>service<text:alphabetical-index-mark-end text:id="IMark51615784"/><text:alphabetical-index-mark-end text:id="IMark53324600"/>s, <text:alphabetical-index-mark-start text:id="IMark28665816"/><text:alphabetical-index-mark-start text:id="IMark53394888"/><text:alphabetical-index-mark-start text:id="IMark51090424"/><text:alphabetical-index-mark-start text:id="IMark52400568"/><text:alphabetical-index-mark-start text:id="IMark54599848"/>people<text:alphabetical-index-mark-end text:id="IMark54599848"/><text:alphabetical-index-mark-end text:id="IMark52400568"/><text:alphabetical-index-mark-end text:id="IMark51090424"/><text:alphabetical-index-mark-end text:id="IMark53394888"/><text:alphabetical-index-mark-end text:id="IMark28665816"/> f<text:alphabetical-index-mark-start text:id="IMark53693704"/><text:alphabetical-index-mark-start text:id="IMark54546632"/>ro<text:alphabetical-index-mark-end text:id="IMark54546632"/><text:alphabetical-index-mark-end text:id="IMark53693704"/>m those usually visit the <text:alphabetical-index-mark-start text:id="IMark31674984"/><text:alphabetical-index-mark-start text:id="IMark52657176"/><text:alphabetical-index-mark-start text:id="IMark51316824"/><text:alphabetical-index-mark-start text:id="IMark51279128"/>city<text:alphabetical-index-mark-end text:id="IMark51279128"/><text:alphabetical-index-mark-end text:id="IMark51316824"/><text:alphabetical-index-mark-end text:id="IMark52657176"/><text:alphabetical-index-mark-end text:id="IMark31674984"/> to <text:alphabetical-index-mark-start text:id="IMark52061992"/>sho<text:span text:style-name="T68">p</text:span><text:alphabetical-index-mark-end text:id="IMark52061992"/>, run errands, etc.</text:p>
      <text:p text:style-name="P31"/>
      <text:p text:style-name="P31"/>
      <text:h text:style-name="Heading_20_3" text:outline-level="3"><text:bookmark-start text:name="__RefHeading___Toc779_180202276"/>2.3.6. Area of <text:alphabetical-index-mark-start text:id="IMark54769608"/><text:alphabetical-index-mark-start text:id="IMark54711336"/><text:alphabetical-index-mark-start text:id="IMark51187256"/><text:alphabetical-index-mark-start text:id="IMark52336952"/><text:alphabetical-index-mark-start text:id="IMark52231656"/>sampling<text:alphabetical-index-mark-end text:id="IMark52231656"/><text:alphabetical-index-mark-end text:id="IMark52336952"/><text:alphabetical-index-mark-end text:id="IMark51187256"/><text:alphabetical-index-mark-end text:id="IMark54711336"/><text:alphabetical-index-mark-end text:id="IMark54769608"/> <text:alphabetical-index-mark-start text:id="IMark51600232"/><text:alphabetical-index-mark-start text:id="IMark39621896"/><text:alphabetical-index-mark-start text:id="IMark54577096"/><text:alphabetical-index-mark-start text:id="IMark51975000"/><text:alphabetical-index-mark-start text:id="IMark54216184"/>block<text:alphabetical-index-mark-end text:id="IMark54216184"/><text:alphabetical-index-mark-end text:id="IMark51975000"/><text:alphabetical-index-mark-end text:id="IMark54577096"/><text:alphabetical-index-mark-end text:id="IMark39621896"/><text:alphabetical-index-mark-end text:id="IMark51600232"/>s.<text:bookmark-end text:name="__RefHeading___Toc779_180202276"/></text:h>
      <text:p text:style-name="P27"/>
      <text:p text:style-name="P9">In <text:alphabetical-index-mark-start text:id="IMark54706280"/><text:alphabetical-index-mark-start text:id="IMark53683528"/><text:alphabetical-index-mark-start text:id="IMark31464712"/><text:alphabetical-index-mark-start text:id="IMark51771784"/><text:alphabetical-index-mark-start text:id="IMark54531464"/>Argentina<text:alphabetical-index-mark-end text:id="IMark54531464"/><text:alphabetical-index-mark-end text:id="IMark51771784"/><text:alphabetical-index-mark-end text:id="IMark31464712"/><text:alphabetical-index-mark-end text:id="IMark53683528"/><text:alphabetical-index-mark-end text:id="IMark54706280"/>, <text:alphabetical-index-mark-start text:id="IMark54359848"/><text:alphabetical-index-mark-start text:id="IMark52378568"/><text:alphabetical-index-mark-start text:id="IMark51498952"/><text:alphabetical-index-mark-start text:id="IMark54688584"/>square<text:alphabetical-index-mark-end text:id="IMark54688584"/><text:alphabetical-index-mark-end text:id="IMark51498952"/><text:alphabetical-index-mark-end text:id="IMark52378568"/><text:alphabetical-index-mark-end text:id="IMark54359848"/> <text:alphabetical-index-mark-start text:id="IMark54698696"/><text:alphabetical-index-mark-start text:id="IMark51497672"/><text:alphabetical-index-mark-start text:id="IMark54549160"/><text:alphabetical-index-mark-start text:id="IMark54554344"/><text:alphabetical-index-mark-start text:id="IMark54635368"/>block<text:alphabetical-index-mark-end text:id="IMark54635368"/><text:alphabetical-index-mark-end text:id="IMark54554344"/><text:alphabetical-index-mark-end text:id="IMark54549160"/><text:alphabetical-index-mark-end text:id="IMark51497672"/><text:alphabetical-index-mark-end text:id="IMark54698696"/>s tend to measure 100 x 100 <text:alphabetical-index-mark-start text:id="IMark51286248"/><text:alphabetical-index-mark-start text:id="IMark53486904"/><text:alphabetical-index-mark-start text:id="IMark54779720"/><text:alphabetical-index-mark-start text:id="IMark54701224"/>meter<text:alphabetical-index-mark-end text:id="IMark54701224"/><text:alphabetical-index-mark-end text:id="IMark54779720"/><text:alphabetical-index-mark-end text:id="IMark53486904"/><text:alphabetical-index-mark-end text:id="IMark51286248"/>s and <text:alphabetical-index-mark-start text:id="IMark54702136"/><text:alphabetical-index-mark-start text:id="IMark53038792"/><text:alphabetical-index-mark-start text:id="IMark53003528"/><text:alphabetical-index-mark-start text:id="IMark53633128"/><text:alphabetical-index-mark-start text:id="IMark53465496"/>street<text:alphabetical-index-mark-end text:id="IMark53465496"/><text:alphabetical-index-mark-end text:id="IMark53633128"/><text:alphabetical-index-mark-end text:id="IMark53003528"/><text:alphabetical-index-mark-end text:id="IMark53038792"/><text:alphabetical-index-mark-end text:id="IMark54702136"/>s are la<text:alphabetical-index-mark-start text:id="IMark52313624"/><text:alphabetical-index-mark-start text:id="IMark52921384"/>id<text:alphabetical-index-mark-end text:id="IMark52921384"/><text:alphabetical-index-mark-end text:id="IMark52313624"/> in a <text:alphabetical-index-mark-start text:id="IMark53704520"/><text:alphabetical-index-mark-start text:id="IMark54569512"/><text:alphabetical-index-mark-start text:id="IMark54536520"/><text:alphabetical-index-mark-start text:id="IMark52146712"/>square<text:alphabetical-index-mark-end text:id="IMark52146712"/><text:alphabetical-index-mark-end text:id="IMark54536520"/><text:alphabetical-index-mark-end text:id="IMark54569512"/><text:alphabetical-index-mark-end text:id="IMark53704520"/> gr<text:alphabetical-index-mark-start text:id="IMark52134424"/><text:alphabetical-index-mark-start text:id="IMark53237480"/>id<text:alphabetical-index-mark-end text:id="IMark53237480"/><text:alphabetical-index-mark-end text:id="IMark52134424"/> pattern for the most part. In this case, since the <text:alphabetical-index-mark-start text:id="IMark54627784"/><text:alphabetical-index-mark-start text:id="IMark54632840"/><text:alphabetical-index-mark-start text:id="IMark52353400"/><text:alphabetical-index-mark-start text:id="IMark52603224"/>urban<text:alphabetical-index-mark-end text:id="IMark52603224"/><text:alphabetical-index-mark-end text:id="IMark52353400"/><text:alphabetical-index-mark-end text:id="IMark54632840"/><text:alphabetical-index-mark-end text:id="IMark54627784"/> area of the <text:alphabetical-index-mark-start text:id="IMark53658088"/><text:alphabetical-index-mark-start text:id="IMark54466440"/><text:alphabetical-index-mark-start text:id="IMark53198808"/><text:alphabetical-index-mark-start text:id="IMark52526840"/>city<text:alphabetical-index-mark-end text:id="IMark52526840"/><text:alphabetical-index-mark-end text:id="IMark53198808"/><text:alphabetical-index-mark-end text:id="IMark54466440"/><text:alphabetical-index-mark-end text:id="IMark53658088"/> includes railway tracks, there are some diagonal <text:alphabetical-index-mark-start text:id="IMark49757288"/><text:alphabetical-index-mark-start text:id="IMark53595496"/><text:alphabetical-index-mark-start text:id="IMark53568264"/><text:alphabetical-index-mark-start text:id="IMark52931160"/><text:alphabetical-index-mark-start text:id="IMark53310680"/>street<text:alphabetical-index-mark-end text:id="IMark53310680"/><text:alphabetical-index-mark-end text:id="IMark52931160"/><text:alphabetical-index-mark-end text:id="IMark53568264"/><text:alphabetical-index-mark-end text:id="IMark53595496"/><text:alphabetical-index-mark-end text:id="IMark49757288"/>s but since the <text:alphabetical-index-mark-start text:id="IMark51331528"/><text:alphabetical-index-mark-start text:id="IMark51995384"/><text:alphabetical-index-mark-start text:id="IMark31674984"/><text:alphabetical-index-mark-start text:id="IMark52657176"/><text:alphabetical-index-mark-start text:id="IMark51316824"/>data<text:alphabetical-index-mark-end text:id="IMark51316824"/><text:alphabetical-index-mark-end text:id="IMark52657176"/><text:alphabetical-index-mark-end text:id="IMark31674984"/><text:alphabetical-index-mark-end text:id="IMark51995384"/><text:alphabetical-index-mark-end text:id="IMark51331528"/> set includes <text:alphabetical-index-mark-start text:id="IMark51279128"/><text:alphabetical-index-mark-start text:id="IMark53693704"/><text:alphabetical-index-mark-start text:id="IMark54546632"/><text:alphabetical-index-mark-start text:id="IMark28665816"/><text:alphabetical-index-mark-start text:id="IMark53394888"/>data<text:alphabetical-index-mark-end text:id="IMark53394888"/><text:alphabetical-index-mark-end text:id="IMark28665816"/><text:alphabetical-index-mark-end text:id="IMark54546632"/><text:alphabetical-index-mark-end text:id="IMark53693704"/><text:alphabetical-index-mark-end text:id="IMark51279128"/> f<text:alphabetical-index-mark-start text:id="IMark51090424"/><text:alphabetical-index-mark-start text:id="IMark52400568"/>ro<text:alphabetical-index-mark-end text:id="IMark52400568"/><text:alphabetical-index-mark-end text:id="IMark51090424"/>m all the <text:alphabetical-index-mark-start text:id="IMark54599848"/><text:alphabetical-index-mark-start text:id="IMark53324600"/><text:alphabetical-index-mark-start text:id="IMark51615784"/><text:alphabetical-index-mark-start text:id="IMark54450760"/><text:alphabetical-index-mark-start text:id="IMark53839272"/>street<text:alphabetical-index-mark-end text:id="IMark53839272"/><text:alphabetical-index-mark-end text:id="IMark54450760"/><text:alphabetical-index-mark-end text:id="IMark51615784"/><text:alphabetical-index-mark-end text:id="IMark53324600"/><text:alphabetical-index-mark-end text:id="IMark54599848"/>s in the <text:alphabetical-index-mark-start text:id="IMark54739144"/><text:alphabetical-index-mark-start text:id="IMark54754440"/><text:alphabetical-index-mark-start text:id="IMark54648008"/><text:alphabetical-index-mark-start text:id="IMark52485160"/><text:alphabetical-index-mark-start text:id="IMark52879832"/><text:alphabetical-index-mark-start text:id="IMark54597320"/><text:alphabetical-index-mark-start text:id="IMark52061992"/>co<text:alphabetical-index-mark-end text:id="IMark52061992"/><text:alphabetical-index-mark-end text:id="IMark54597320"/>mmercial<text:alphabetical-index-mark-end text:id="IMark52879832"/><text:alphabetical-index-mark-end text:id="IMark52485160"/><text:alphabetical-index-mark-end text:id="IMark54648008"/><text:alphabetical-index-mark-end text:id="IMark54754440"/><text:alphabetical-index-mark-end text:id="IMark54739144"/> <text:alphabetical-index-mark-start text:id="IMark52311112"/><text:alphabetical-index-mark-start text:id="IMark52602792"/>zone<text:alphabetical-index-mark-end text:id="IMark52602792"/><text:alphabetical-index-mark-end text:id="IMark52311112"/> of the <text:alphabetical-index-mark-start text:id="IMark54762024"/><text:alphabetical-index-mark-start text:id="IMark52280104"/>town<text:alphabetical-index-mark-end text:id="IMark52280104"/><text:alphabetical-index-mark-end text:id="IMark54762024"/>, the <text:alphabetical-index-mark-start text:id="IMark39621896"/><text:alphabetical-index-mark-start text:id="IMark51600232"/><text:alphabetical-index-mark-start text:id="IMark54577096"/><text:alphabetical-index-mark-start text:id="IMark51975000"/><text:alphabetical-index-mark-start text:id="IMark54216184"/>number<text:alphabetical-index-mark-end text:id="IMark54216184"/><text:alphabetical-index-mark-end text:id="IMark51975000"/><text:alphabetical-index-mark-end text:id="IMark54577096"/><text:alphabetical-index-mark-end text:id="IMark51600232"/><text:alphabetical-index-mark-end text:id="IMark39621896"/>s represent well the presence and distribution tho<text:alphabetical-index-mark-start text:id="IMark54769608"/><text:alphabetical-index-mark-start text:id="IMark54711336"/>ro<text:alphabetical-index-mark-end text:id="IMark54711336"/><text:alphabetical-index-mark-end text:id="IMark54769608"/>ugh the <text:alphabetical-index-mark-start text:id="IMark51187256"/><text:alphabetical-index-mark-start text:id="IMark52336952"/><text:alphabetical-index-mark-start text:id="IMark52231656"/><text:alphabetical-index-mark-start text:id="IMark51832408"/>day<text:alphabetical-index-mark-end text:id="IMark51832408"/><text:alphabetical-index-mark-end text:id="IMark52231656"/><text:alphabetical-index-mark-end text:id="IMark52336952"/><text:alphabetical-index-mark-end text:id="IMark51187256"/> and <text:alphabetical-index-mark-start text:id="IMark52064616"/><text:alphabetical-index-mark-start text:id="IMark52334904"/><text:alphabetical-index-mark-start text:id="IMark51871496"/><text:alphabetical-index-mark-start text:id="IMark45966760"/>day<text:alphabetical-index-mark-end text:id="IMark45966760"/><text:alphabetical-index-mark-end text:id="IMark51871496"/><text:alphabetical-index-mark-end text:id="IMark52334904"/><text:alphabetical-index-mark-end text:id="IMark52064616"/>s of the week of <text:alphabetical-index-mark-start text:id="IMark52880680"/><text:alphabetical-index-mark-start text:id="IMark45908024"/><text:alphabetical-index-mark-start text:id="IMark52742680"/><text:alphabetical-index-mark-start text:id="IMark52917096"/><text:alphabetical-index-mark-start text:id="IMark31811352"/>pedestrian<text:alphabetical-index-mark-end text:id="IMark31811352"/><text:alphabetical-index-mark-end text:id="IMark52917096"/><text:alphabetical-index-mark-end text:id="IMark52742680"/><text:alphabetical-index-mark-end text:id="IMark45908024"/><text:alphabetical-index-mark-end text:id="IMark52880680"/>s (<text:alphabetical-index-mark-start text:id="IMark53409736"/><text:alphabetical-index-mark-start text:id="IMark53411064"/>customer<text:alphabetical-index-mark-end text:id="IMark53411064"/><text:alphabetical-index-mark-end text:id="IMark53409736"/>s) in the whole area.</text:p>
      <text:p text:style-name="P9"/>
      <text:p text:style-name="P28">This means that <text:alphabetical-index-mark-start text:id="IMark51187256"/><text:alphabetical-index-mark-start text:id="IMark52336952"/><text:alphabetical-index-mark-start text:id="IMark52231656"/><text:alphabetical-index-mark-start text:id="IMark51832408"/><text:alphabetical-index-mark-start text:id="IMark54769608"/><text:alphabetical-index-mark-start text:id="IMark54711336"/><text:alphabetical-index-mark-start text:id="IMark39621896"/><text:alphabetical-index-mark-start text:id="IMark51600232"/><text:alphabetical-index-mark-start text:id="IMark54577096"/>sample<text:alphabetical-index-mark-end text:id="IMark54577096"/><text:alphabetical-index-mark-end text:id="IMark51600232"/><text:alphabetical-index-mark-end text:id="IMark39621896"/><text:alphabetical-index-mark-end text:id="IMark54711336"/><text:alphabetical-index-mark-end text:id="IMark54769608"/><text:alphabetical-index-mark-end text:id="IMark51832408"/><text:alphabetical-index-mark-end text:id="IMark52231656"/><text:alphabetical-index-mark-end text:id="IMark52336952"/><text:alphabetical-index-mark-end text:id="IMark51187256"/>s were obtained in <text:alphabetical-index-mark-start text:id="IMark51975000"/>segment<text:alphabetical-index-mark-end text:id="IMark51975000"/>s of 100 m on each <text:alphabetical-index-mark-start text:id="IMark54216184"/><text:alphabetical-index-mark-start text:id="IMark54762024"/><text:alphabetical-index-mark-start text:id="IMark52280104"/><text:alphabetical-index-mark-start text:id="IMark52311112"/><text:alphabetical-index-mark-start text:id="IMark52602792"/>street<text:alphabetical-index-mark-end text:id="IMark52602792"/><text:alphabetical-index-mark-end text:id="IMark52311112"/><text:alphabetical-index-mark-end text:id="IMark52280104"/><text:alphabetical-index-mark-end text:id="IMark54762024"/><text:alphabetical-index-mark-end text:id="IMark54216184"/>. The total <text:alphabetical-index-mark-start text:id="IMark54739144"/><text:alphabetical-index-mark-start text:id="IMark54754440"/><text:alphabetical-index-mark-start text:id="IMark54648008"/><text:alphabetical-index-mark-start text:id="IMark52485160"/><text:alphabetical-index-mark-start text:id="IMark52879832"/>number<text:alphabetical-index-mark-end text:id="IMark52879832"/><text:alphabetical-index-mark-end text:id="IMark52485160"/><text:alphabetical-index-mark-end text:id="IMark54648008"/><text:alphabetical-index-mark-end text:id="IMark54754440"/><text:alphabetical-index-mark-end text:id="IMark54739144"/> of <text:alphabetical-index-mark-start text:id="IMark54597320"/><text:alphabetical-index-mark-start text:id="IMark52061992"/><text:alphabetical-index-mark-start text:id="IMark54599848"/><text:alphabetical-index-mark-start text:id="IMark53324600"/><text:alphabetical-index-mark-start text:id="IMark51615784"/>pedestrian<text:alphabetical-index-mark-end text:id="IMark51615784"/><text:alphabetical-index-mark-end text:id="IMark53324600"/><text:alphabetical-index-mark-end text:id="IMark54599848"/><text:alphabetical-index-mark-end text:id="IMark52061992"/><text:alphabetical-index-mark-end text:id="IMark54597320"/>s per minute per <text:alphabetical-index-mark-start text:id="IMark54450760"/><text:alphabetical-index-mark-start text:id="IMark53839272"/><text:alphabetical-index-mark-start text:id="IMark51090424"/><text:alphabetical-index-mark-start text:id="IMark52400568"/><text:alphabetical-index-mark-start text:id="IMark51279128"/>block<text:alphabetical-index-mark-end text:id="IMark51279128"/><text:alphabetical-index-mark-end text:id="IMark52400568"/><text:alphabetical-index-mark-end text:id="IMark51090424"/><text:alphabetical-index-mark-end text:id="IMark53839272"/><text:alphabetical-index-mark-end text:id="IMark54450760"/> indicate the <text:alphabetical-index-mark-start text:id="IMark53693704"/><text:alphabetical-index-mark-start text:id="IMark54546632"/><text:alphabetical-index-mark-start text:id="IMark28665816"/><text:alphabetical-index-mark-start text:id="IMark53394888"/><text:alphabetical-index-mark-start text:id="IMark51331528"/>number<text:alphabetical-index-mark-end text:id="IMark51331528"/><text:alphabetical-index-mark-end text:id="IMark53394888"/><text:alphabetical-index-mark-end text:id="IMark28665816"/><text:alphabetical-index-mark-end text:id="IMark54546632"/><text:alphabetical-index-mark-end text:id="IMark53693704"/> of <text:alphabetical-index-mark-start text:id="IMark51995384"/><text:alphabetical-index-mark-start text:id="IMark31674984"/><text:alphabetical-index-mark-start text:id="IMark52657176"/><text:alphabetical-index-mark-start text:id="IMark51316824"/><text:alphabetical-index-mark-start text:id="IMark49757288"/>pedestrian<text:alphabetical-index-mark-end text:id="IMark49757288"/><text:alphabetical-index-mark-end text:id="IMark51316824"/><text:alphabetical-index-mark-end text:id="IMark52657176"/><text:alphabetical-index-mark-end text:id="IMark31674984"/><text:alphabetical-index-mark-end text:id="IMark51995384"/> per each <text:alphabetical-index-mark-start text:id="IMark53595496"/>segment<text:alphabetical-index-mark-end text:id="IMark53595496"/> of a hundred <text:alphabetical-index-mark-start text:id="IMark53568264"/><text:alphabetical-index-mark-start text:id="IMark52931160"/><text:alphabetical-index-mark-start text:id="IMark53310680"/><text:alphabetical-index-mark-start text:id="IMark53658088"/>meter<text:alphabetical-index-mark-end text:id="IMark53658088"/><text:alphabetical-index-mark-end text:id="IMark53310680"/><text:alphabetical-index-mark-end text:id="IMark52931160"/><text:alphabetical-index-mark-end text:id="IMark53568264"/>s on each <text:alphabetical-index-mark-start text:id="IMark54466440"/><text:alphabetical-index-mark-start text:id="IMark53198808"/><text:alphabetical-index-mark-start text:id="IMark52526840"/><text:alphabetical-index-mark-start text:id="IMark54627784"/><text:alphabetical-index-mark-start text:id="IMark54632840"/>street<text:alphabetical-index-mark-end text:id="IMark54632840"/><text:alphabetical-index-mark-end text:id="IMark54627784"/><text:alphabetical-index-mark-end text:id="IMark52526840"/><text:alphabetical-index-mark-end text:id="IMark53198808"/><text:alphabetical-index-mark-end text:id="IMark54466440"/>, regardless of the <text:alphabetical-index-mark-start text:id="IMark52353400"/><text:alphabetical-index-mark-start text:id="IMark52603224"/><text:alphabetical-index-mark-start text:id="IMark52134424"/><text:alphabetical-index-mark-start text:id="IMark53237480"/>urban<text:alphabetical-index-mark-end text:id="IMark53237480"/><text:alphabetical-index-mark-end text:id="IMark52134424"/><text:alphabetical-index-mark-end text:id="IMark52603224"/><text:alphabetical-index-mark-end text:id="IMark52353400"/> characteristics of each <text:alphabetical-index-mark-start text:id="IMark53704520"/>segment<text:alphabetical-index-mark-end text:id="IMark53704520"/>. That is, if in a <text:alphabetical-index-mark-start text:id="IMark54569512"/><text:alphabetical-index-mark-start text:id="IMark54536520"/><text:alphabetical-index-mark-start text:id="IMark52146712"/><text:alphabetical-index-mark-start text:id="IMark52313624"/><text:alphabetical-index-mark-start text:id="IMark52921384"/><text:alphabetical-index-mark-start text:id="IMark54702136"/><text:alphabetical-index-mark-start text:id="IMark53038792"/>co<text:alphabetical-index-mark-end text:id="IMark53038792"/><text:alphabetical-index-mark-end text:id="IMark54702136"/>mmercial<text:alphabetical-index-mark-end text:id="IMark52921384"/><text:alphabetical-index-mark-end text:id="IMark52313624"/><text:alphabetical-index-mark-end text:id="IMark52146712"/><text:alphabetical-index-mark-end text:id="IMark54536520"/><text:alphabetical-index-mark-end text:id="IMark54569512"/> <text:alphabetical-index-mark-start text:id="IMark53003528"/><text:alphabetical-index-mark-start text:id="IMark53633128"/><text:alphabetical-index-mark-start text:id="IMark53465496"/><text:alphabetical-index-mark-start text:id="IMark51286248"/><text:alphabetical-index-mark-start text:id="IMark53486904"/>street<text:alphabetical-index-mark-end text:id="IMark53486904"/><text:alphabetical-index-mark-end text:id="IMark51286248"/><text:alphabetical-index-mark-end text:id="IMark53465496"/><text:alphabetical-index-mark-end text:id="IMark53633128"/><text:alphabetical-index-mark-end text:id="IMark53003528"/> one <text:alphabetical-index-mark-start text:id="IMark54779720"/><text:alphabetical-index-mark-start text:id="IMark54701224"/><text:alphabetical-index-mark-start text:id="IMark54698696"/><text:alphabetical-index-mark-start text:id="IMark51497672"/><text:alphabetical-index-mark-start text:id="IMark54549160"/>block<text:alphabetical-index-mark-end text:id="IMark54549160"/><text:alphabetical-index-mark-end text:id="IMark51497672"/><text:alphabetical-index-mark-end text:id="IMark54698696"/><text:alphabetical-index-mark-end text:id="IMark54701224"/><text:alphabetical-index-mark-end text:id="IMark54779720"/> instead of being a built up area is a park, <text:alphabetical-index-mark-start text:id="IMark54554344"/><text:alphabetical-index-mark-start text:id="IMark54635368"/><text:alphabetical-index-mark-start text:id="IMark54359848"/><text:alphabetical-index-mark-start text:id="IMark52378568"/><text:alphabetical-index-mark-start text:id="IMark51498952"/>pedestrian<text:alphabetical-index-mark-end text:id="IMark51498952"/><text:alphabetical-index-mark-end text:id="IMark52378568"/><text:alphabetical-index-mark-end text:id="IMark54359848"/><text:alphabetical-index-mark-end text:id="IMark54635368"/><text:alphabetical-index-mark-end text:id="IMark54554344"/>s were ac<text:alphabetical-index-mark-start text:id="IMark54688584"/><text:alphabetical-index-mark-start text:id="IMark54706280"/><text:alphabetical-index-mark-start text:id="IMark53683528"/><text:alphabetical-index-mark-start text:id="IMark31464712"/><text:alphabetical-index-mark-start text:id="IMark51771784"/><text:alphabetical-index-mark-start text:id="IMark54531464"/><text:alphabetical-index-mark-start text:id="IMark52334904"/>co<text:alphabetical-index-mark-end text:id="IMark52334904"/><text:alphabetical-index-mark-end text:id="IMark54531464"/>unt<text:alphabetical-index-mark-end text:id="IMark51771784"/><text:alphabetical-index-mark-end text:id="IMark31464712"/><text:alphabetical-index-mark-end text:id="IMark53683528"/><text:alphabetical-index-mark-end text:id="IMark54706280"/><text:alphabetical-index-mark-end text:id="IMark54688584"/>ed for on that <text:alphabetical-index-mark-start text:id="IMark52064616"/>segment<text:alphabetical-index-mark-end text:id="IMark52064616"/> too.</text:p>
      <text:p text:style-name="P3"/>
      <text:p text:style-name="P29"><text:soft-page-break/>In some <text:alphabetical-index-mark-start text:id="IMark54688584"/><text:alphabetical-index-mark-start text:id="IMark52064616"/><text:alphabetical-index-mark-start text:id="IMark54706280"/><text:alphabetical-index-mark-start text:id="IMark53683528"/>cases<text:alphabetical-index-mark-end text:id="IMark53683528"/><text:alphabetical-index-mark-end text:id="IMark54706280"/><text:alphabetical-index-mark-end text:id="IMark52064616"/><text:alphabetical-index-mark-end text:id="IMark54688584"/>, <text:alphabetical-index-mark-start text:id="IMark31464712"/><text:alphabetical-index-mark-start text:id="IMark51771784"/><text:alphabetical-index-mark-start text:id="IMark54531464"/><text:alphabetical-index-mark-start text:id="IMark52334904"/><text:alphabetical-index-mark-start text:id="IMark54554344"/>street<text:alphabetical-index-mark-end text:id="IMark54554344"/><text:alphabetical-index-mark-end text:id="IMark52334904"/><text:alphabetical-index-mark-end text:id="IMark54531464"/><text:alphabetical-index-mark-end text:id="IMark51771784"/><text:alphabetical-index-mark-end text:id="IMark31464712"/>s have been partially <text:alphabetical-index-mark-start text:id="IMark54635368"/><text:alphabetical-index-mark-start text:id="IMark54359848"/>zonified<text:alphabetical-index-mark-end text:id="IMark54359848"/><text:alphabetical-index-mark-end text:id="IMark54635368"/> as <text:alphabetical-index-mark-start text:id="IMark52378568"/><text:alphabetical-index-mark-start text:id="IMark51498952"/><text:alphabetical-index-mark-start text:id="IMark54779720"/><text:alphabetical-index-mark-start text:id="IMark54701224"/><text:alphabetical-index-mark-start text:id="IMark54698696"/><text:alphabetical-index-mark-start text:id="IMark51497672"/><text:alphabetical-index-mark-start text:id="IMark54549160"/>co<text:alphabetical-index-mark-end text:id="IMark54549160"/><text:alphabetical-index-mark-end text:id="IMark51497672"/>mmercial<text:alphabetical-index-mark-end text:id="IMark54698696"/><text:alphabetical-index-mark-end text:id="IMark54701224"/><text:alphabetical-index-mark-end text:id="IMark54779720"/><text:alphabetical-index-mark-end text:id="IMark51498952"/><text:alphabetical-index-mark-end text:id="IMark52378568"/> areas, while in others the same <text:alphabetical-index-mark-start text:id="IMark53003528"/><text:alphabetical-index-mark-start text:id="IMark53633128"/><text:alphabetical-index-mark-start text:id="IMark53465496"/><text:alphabetical-index-mark-start text:id="IMark51286248"/><text:alphabetical-index-mark-start text:id="IMark53486904"/>street<text:alphabetical-index-mark-end text:id="IMark53486904"/><text:alphabetical-index-mark-end text:id="IMark51286248"/><text:alphabetical-index-mark-end text:id="IMark53465496"/><text:alphabetical-index-mark-end text:id="IMark53633128"/><text:alphabetical-index-mark-end text:id="IMark53003528"/>s remains being <text:alphabetical-index-mark-start text:id="IMark54569512"/><text:alphabetical-index-mark-start text:id="IMark54536520"/><text:alphabetical-index-mark-start text:id="IMark52146712"/><text:alphabetical-index-mark-start text:id="IMark52313624"/><text:alphabetical-index-mark-start text:id="IMark52921384"/>res<text:alphabetical-index-mark-start text:id="IMark54702136"/><text:alphabetical-index-mark-start text:id="IMark53038792"/>id<text:alphabetical-index-mark-end text:id="IMark53038792"/><text:alphabetical-index-mark-end text:id="IMark54702136"/>ential<text:alphabetical-index-mark-end text:id="IMark52921384"/><text:alphabetical-index-mark-end text:id="IMark52313624"/><text:alphabetical-index-mark-end text:id="IMark52146712"/><text:alphabetical-index-mark-end text:id="IMark54536520"/><text:alphabetical-index-mark-end text:id="IMark54569512"/>.</text:p>
      <text:p text:style-name="P29"/>
      <text:p text:style-name="P29"><text:alphabetical-index-mark-start text:id="IMark52134424"/><text:alphabetical-index-mark-start text:id="IMark53237480"/><text:alphabetical-index-mark-start text:id="IMark54466440"/><text:alphabetical-index-mark-start text:id="IMark53198808"/><text:alphabetical-index-mark-start text:id="IMark52526840"/>Block<text:alphabetical-index-mark-end text:id="IMark52526840"/><text:alphabetical-index-mark-end text:id="IMark53198808"/><text:alphabetical-index-mark-end text:id="IMark54466440"/><text:alphabetical-index-mark-end text:id="IMark53237480"/><text:alphabetical-index-mark-end text:id="IMark52134424"/>s located within the <text:alphabetical-index-mark-start text:id="IMark54627784"/><text:alphabetical-index-mark-start text:id="IMark54632840"/><text:alphabetical-index-mark-start text:id="IMark53568264"/><text:alphabetical-index-mark-start text:id="IMark52931160"/><text:alphabetical-index-mark-start text:id="IMark53310680"/><text:alphabetical-index-mark-start text:id="IMark53658088"/><text:alphabetical-index-mark-start text:id="IMark53595496"/>co<text:alphabetical-index-mark-end text:id="IMark53595496"/><text:alphabetical-index-mark-end text:id="IMark53658088"/>mmercial<text:alphabetical-index-mark-end text:id="IMark53310680"/><text:alphabetical-index-mark-end text:id="IMark52931160"/><text:alphabetical-index-mark-end text:id="IMark53568264"/><text:alphabetical-index-mark-end text:id="IMark54632840"/><text:alphabetical-index-mark-end text:id="IMark54627784"/> area of the <text:alphabetical-index-mark-start text:id="IMark51995384"/><text:alphabetical-index-mark-start text:id="IMark31674984"/><text:alphabetical-index-mark-start text:id="IMark52657176"/><text:alphabetical-index-mark-start text:id="IMark51316824"/>city<text:alphabetical-index-mark-end text:id="IMark51316824"/><text:alphabetical-index-mark-end text:id="IMark52657176"/><text:alphabetical-index-mark-end text:id="IMark31674984"/><text:alphabetical-index-mark-end text:id="IMark51995384"/> were <text:alphabetical-index-mark-start text:id="IMark49757288"/><text:alphabetical-index-mark-start text:id="IMark53693704"/><text:alphabetical-index-mark-start text:id="IMark54546632"/><text:alphabetical-index-mark-start text:id="IMark28665816"/><text:alphabetical-index-mark-start text:id="IMark53394888"/><text:alphabetical-index-mark-start text:id="IMark51331528"/><text:alphabetical-index-mark-start text:id="IMark54450760"/><text:alphabetical-index-mark-start text:id="IMark53839272"/><text:alphabetical-index-mark-start text:id="IMark51090424"/>sample<text:alphabetical-index-mark-end text:id="IMark51090424"/><text:alphabetical-index-mark-end text:id="IMark53839272"/><text:alphabetical-index-mark-end text:id="IMark54450760"/><text:alphabetical-index-mark-end text:id="IMark51331528"/><text:alphabetical-index-mark-end text:id="IMark53394888"/><text:alphabetical-index-mark-end text:id="IMark28665816"/><text:alphabetical-index-mark-end text:id="IMark54546632"/><text:alphabetical-index-mark-end text:id="IMark53693704"/><text:alphabetical-index-mark-end text:id="IMark49757288"/>d regardless of whether they were defined as <text:alphabetical-index-mark-start text:id="IMark52400568"/><text:alphabetical-index-mark-start text:id="IMark51279128"/><text:alphabetical-index-mark-start text:id="IMark54597320"/><text:alphabetical-index-mark-start text:id="IMark52061992"/><text:alphabetical-index-mark-start text:id="IMark54599848"/><text:alphabetical-index-mark-start text:id="IMark53324600"/><text:alphabetical-index-mark-start text:id="IMark51615784"/>co<text:alphabetical-index-mark-end text:id="IMark51615784"/><text:alphabetical-index-mark-end text:id="IMark53324600"/>mmercial<text:alphabetical-index-mark-end text:id="IMark54599848"/><text:alphabetical-index-mark-end text:id="IMark52061992"/><text:alphabetical-index-mark-end text:id="IMark54597320"/><text:alphabetical-index-mark-end text:id="IMark51279128"/><text:alphabetical-index-mark-end text:id="IMark52400568"/> or <text:alphabetical-index-mark-start text:id="IMark54739144"/><text:alphabetical-index-mark-start text:id="IMark54754440"/><text:alphabetical-index-mark-start text:id="IMark54648008"/><text:alphabetical-index-mark-start text:id="IMark52485160"/><text:alphabetical-index-mark-start text:id="IMark52879832"/>res<text:alphabetical-index-mark-start text:id="IMark54216184"/><text:alphabetical-index-mark-start text:id="IMark54762024"/>id<text:alphabetical-index-mark-end text:id="IMark54762024"/><text:alphabetical-index-mark-end text:id="IMark54216184"/>ential<text:alphabetical-index-mark-end text:id="IMark52879832"/><text:alphabetical-index-mark-end text:id="IMark52485160"/><text:alphabetical-index-mark-end text:id="IMark54648008"/><text:alphabetical-index-mark-end text:id="IMark54754440"/><text:alphabetical-index-mark-end text:id="IMark54739144"/> <text:alphabetical-index-mark-start text:id="IMark52280104"/><text:alphabetical-index-mark-start text:id="IMark52311112"/><text:alphabetical-index-mark-start text:id="IMark52602792"/><text:alphabetical-index-mark-start text:id="IMark51975000"/><text:alphabetical-index-mark-start text:id="IMark51187256"/>block<text:alphabetical-index-mark-end text:id="IMark51187256"/><text:alphabetical-index-mark-end text:id="IMark51975000"/><text:alphabetical-index-mark-end text:id="IMark52602792"/><text:alphabetical-index-mark-end text:id="IMark52311112"/><text:alphabetical-index-mark-end text:id="IMark52280104"/>s based on the fact that such characteristics of a <text:alphabetical-index-mark-start text:id="IMark52336952"/><text:alphabetical-index-mark-start text:id="IMark52231656"/><text:alphabetical-index-mark-start text:id="IMark51832408"/><text:alphabetical-index-mark-start text:id="IMark54769608"/><text:alphabetical-index-mark-start text:id="IMark54711336"/>street<text:alphabetical-index-mark-end text:id="IMark54711336"/><text:alphabetical-index-mark-end text:id="IMark54769608"/><text:alphabetical-index-mark-end text:id="IMark51832408"/><text:alphabetical-index-mark-end text:id="IMark52231656"/><text:alphabetical-index-mark-end text:id="IMark52336952"/> do influence the <text:alphabetical-index-mark-start text:id="IMark39621896"/><text:alphabetical-index-mark-start text:id="IMark51600232"/><text:alphabetical-index-mark-start text:id="IMark54577096"/><text:alphabetical-index-mark-start text:id="IMark53766296"/><text:alphabetical-index-mark-start text:id="IMark54192504"/><text:alphabetical-index-mark-start text:id="IMark26823448"/>value<text:alphabetical-index-mark-end text:id="IMark26823448"/><text:alphabetical-index-mark-end text:id="IMark54192504"/><text:alphabetical-index-mark-end text:id="IMark53766296"/><text:alphabetical-index-mark-end text:id="IMark54577096"/><text:alphabetical-index-mark-end text:id="IMark51600232"/><text:alphabetical-index-mark-end text:id="IMark39621896"/> of <text:alphabetical-index-mark-start text:id="IMark53221976"/><text:alphabetical-index-mark-start text:id="IMark54536520"/><text:alphabetical-index-mark-start text:id="IMark54569512"/><text:alphabetical-index-mark-start text:id="IMark52146712"/>p<text:alphabetical-index-mark-start text:id="IMark52313624"/><text:alphabetical-index-mark-start text:id="IMark52921384"/>ro<text:alphabetical-index-mark-end text:id="IMark52921384"/><text:alphabetical-index-mark-end text:id="IMark52313624"/>perties<text:alphabetical-index-mark-end text:id="IMark52146712"/><text:alphabetical-index-mark-end text:id="IMark54569512"/><text:alphabetical-index-mark-end text:id="IMark54536520"/><text:alphabetical-index-mark-end text:id="IMark53221976"/> and the <text:alphabetical-index-mark-start text:id="IMark54702136"/><text:alphabetical-index-mark-start text:id="IMark53038792"/><text:alphabetical-index-mark-start text:id="IMark53003528"/><text:alphabetical-index-mark-start text:id="IMark53633128"/><text:alphabetical-index-mark-start text:id="IMark53465496"/>number<text:alphabetical-index-mark-end text:id="IMark53465496"/><text:alphabetical-index-mark-end text:id="IMark53633128"/><text:alphabetical-index-mark-end text:id="IMark53003528"/><text:alphabetical-index-mark-end text:id="IMark53038792"/><text:alphabetical-index-mark-end text:id="IMark54702136"/> of <text:alphabetical-index-mark-start text:id="IMark51286248"/><text:alphabetical-index-mark-start text:id="IMark53486904"/><text:alphabetical-index-mark-start text:id="IMark52378568"/><text:alphabetical-index-mark-start text:id="IMark51498952"/><text:alphabetical-index-mark-start text:id="IMark54779720"/>pedestrian<text:alphabetical-index-mark-end text:id="IMark54779720"/><text:alphabetical-index-mark-end text:id="IMark51498952"/><text:alphabetical-index-mark-end text:id="IMark52378568"/><text:alphabetical-index-mark-end text:id="IMark53486904"/><text:alphabetical-index-mark-end text:id="IMark51286248"/>s passing tho<text:alphabetical-index-mark-start text:id="IMark54701224"/><text:alphabetical-index-mark-start text:id="IMark54698696"/>ro<text:alphabetical-index-mark-end text:id="IMark54698696"/><text:alphabetical-index-mark-end text:id="IMark54701224"/>ugh.</text:p>
      <text:p text:style-name="P28"/>
      <text:p text:style-name="P28"/>
      <text:h text:style-name="Heading_20_3" text:outline-level="3"><text:bookmark-start text:name="__RefHeading___Toc3182_309449435"/>2.3.7. <text:alphabetical-index-mark-start text:id="IMark51771784"/>Currency<text:alphabetical-index-mark-end text:id="IMark51771784"/> used for appraisal.<text:bookmark-end text:name="__RefHeading___Toc3182_309449435"/></text:h>
      <text:p text:style-name="P47"/>
      <text:p text:style-name="P47">In <text:alphabetical-index-mark-start text:id="IMark52064616"/><text:alphabetical-index-mark-start text:id="IMark54706280"/><text:alphabetical-index-mark-start text:id="IMark53683528"/>Argentina<text:alphabetical-index-mark-end text:id="IMark53683528"/><text:alphabetical-index-mark-end text:id="IMark54706280"/><text:alphabetical-index-mark-end text:id="IMark52064616"/>, the <text:alphabetical-index-mark-start text:id="IMark53704520"/>currency<text:alphabetical-index-mark-end text:id="IMark53704520"/> used for <text:alphabetical-index-mark-start text:id="IMark52603224"/><text:alphabetical-index-mark-start text:id="IMark52353400"/><text:alphabetical-index-mark-start text:id="IMark31506392"/>real<text:alphabetical-index-mark-end text:id="IMark31506392"/><text:alphabetical-index-mark-end text:id="IMark52353400"/><text:alphabetical-index-mark-end text:id="IMark52603224"/> <text:alphabetical-index-mark-start text:id="IMark54698696"/><text:alphabetical-index-mark-start text:id="IMark54701224"/><text:alphabetical-index-mark-start text:id="IMark51286248"/>estate<text:alphabetical-index-mark-end text:id="IMark51286248"/><text:alphabetical-index-mark-end text:id="IMark54701224"/><text:alphabetical-index-mark-end text:id="IMark54698696"/> appraisals has been traditionally the US <text:alphabetical-index-mark-start text:id="IMark53486904"/><text:alphabetical-index-mark-start text:id="IMark52378568"/>dollar<text:alphabetical-index-mark-end text:id="IMark52378568"/><text:alphabetical-index-mark-end text:id="IMark53486904"/>. This is mainly a <text:alphabetical-index-mark-start text:id="IMark51498952"/><text:alphabetical-index-mark-start text:id="IMark54779720"/>co<text:alphabetical-index-mark-end text:id="IMark54779720"/><text:alphabetical-index-mark-end text:id="IMark51498952"/>llateral effect of the c<text:alphabetical-index-mark-start text:id="IMark54702136"/><text:alphabetical-index-mark-start text:id="IMark53038792"/>h<text:alphabetical-index-mark-start text:id="IMark53003528"/><text:alphabetical-index-mark-start text:id="IMark53633128"/>r<text:alphabetical-index-mark-end text:id="IMark53038792"/><text:alphabetical-index-mark-end text:id="IMark54702136"/>o<text:alphabetical-index-mark-end text:id="IMark53633128"/><text:alphabetical-index-mark-end text:id="IMark53003528"/>nic high inflation of the Argentine <text:alphabetical-index-mark-start text:id="IMark53465496"/><text:alphabetical-index-mark-start text:id="IMark54536520"/>peso<text:alphabetical-index-mark-end text:id="IMark54536520"/><text:alphabetical-index-mark-end text:id="IMark53465496"/>. <text:alphabetical-index-mark-start text:id="IMark54569512"/><text:alphabetical-index-mark-start text:id="IMark52146712"/>Dollar<text:alphabetical-index-mark-end text:id="IMark52146712"/><text:alphabetical-index-mark-end text:id="IMark54569512"/>s p<text:alphabetical-index-mark-start text:id="IMark52313624"/><text:alphabetical-index-mark-start text:id="IMark52921384"/>ro<text:alphabetical-index-mark-end text:id="IMark52921384"/><text:alphabetical-index-mark-end text:id="IMark52313624"/>v<text:alphabetical-index-mark-start text:id="IMark39621896"/><text:alphabetical-index-mark-start text:id="IMark51600232"/>id<text:alphabetical-index-mark-end text:id="IMark51600232"/><text:alphabetical-index-mark-end text:id="IMark39621896"/>e a better framework for buyers, <text:alphabetical-index-mark-start text:id="IMark54577096"/><text:alphabetical-index-mark-start text:id="IMark53766296"/><text:alphabetical-index-mark-start text:id="IMark54192504"/><text:alphabetical-index-mark-start text:id="IMark26823448"/><text:alphabetical-index-mark-start text:id="IMark52336952"/><text:alphabetical-index-mark-start text:id="IMark52231656"/>invest<text:alphabetical-index-mark-end text:id="IMark52231656"/><text:alphabetical-index-mark-end text:id="IMark52336952"/><text:alphabetical-index-mark-end text:id="IMark26823448"/>or<text:alphabetical-index-mark-end text:id="IMark54192504"/><text:alphabetical-index-mark-end text:id="IMark53766296"/><text:alphabetical-index-mark-end text:id="IMark54577096"/>s and <text:alphabetical-index-mark-start text:id="IMark51832408"/><text:alphabetical-index-mark-start text:id="IMark54769608"/><text:alphabetical-index-mark-start text:id="IMark54711336"/>real<text:alphabetical-index-mark-end text:id="IMark54711336"/><text:alphabetical-index-mark-end text:id="IMark54769608"/><text:alphabetical-index-mark-end text:id="IMark51832408"/> <text:alphabetical-index-mark-start text:id="IMark52280104"/><text:alphabetical-index-mark-start text:id="IMark52311112"/><text:alphabetical-index-mark-start text:id="IMark52602792"/>estate<text:alphabetical-index-mark-end text:id="IMark52602792"/><text:alphabetical-index-mark-end text:id="IMark52311112"/><text:alphabetical-index-mark-end text:id="IMark52280104"/> agents.</text:p>
      <text:p text:style-name="P47"/>
      <text:p text:style-name="P47">In more <text:alphabetical-index-mark-start text:id="IMark54754440"/>recent<text:alphabetical-index-mark-end text:id="IMark54754440"/> <text:alphabetical-index-mark-start text:id="IMark54648008"/><text:alphabetical-index-mark-start text:id="IMark52485160"/><text:alphabetical-index-mark-start text:id="IMark52879832"/>time<text:alphabetical-index-mark-end text:id="IMark52879832"/><text:alphabetical-index-mark-end text:id="IMark52485160"/><text:alphabetical-index-mark-end text:id="IMark54648008"/>s, the <text:alphabetical-index-mark-start text:id="IMark54216184"/><text:alphabetical-index-mark-start text:id="IMark54762024"/>Bit<text:alphabetical-index-mark-start text:id="IMark52400568"/><text:alphabetical-index-mark-start text:id="IMark51279128"/>co<text:alphabetical-index-mark-end text:id="IMark51279128"/><text:alphabetical-index-mark-end text:id="IMark52400568"/>in<text:alphabetical-index-mark-end text:id="IMark54762024"/><text:alphabetical-index-mark-end text:id="IMark54216184"/> has been acquiring some relevance in <text:alphabetical-index-mark-start text:id="IMark54597320"/><text:alphabetical-index-mark-start text:id="IMark52061992"/><text:alphabetical-index-mark-start text:id="IMark54599848"/>real<text:alphabetical-index-mark-end text:id="IMark54599848"/><text:alphabetical-index-mark-end text:id="IMark52061992"/><text:alphabetical-index-mark-end text:id="IMark54597320"/> <text:alphabetical-index-mark-start text:id="IMark53324600"/><text:alphabetical-index-mark-start text:id="IMark51615784"/><text:alphabetical-index-mark-start text:id="IMark49757288"/>estate<text:alphabetical-index-mark-end text:id="IMark49757288"/><text:alphabetical-index-mark-end text:id="IMark51615784"/><text:alphabetical-index-mark-end text:id="IMark53324600"/> operations in the <text:alphabetical-index-mark-start text:id="IMark53693704"/><text:alphabetical-index-mark-start text:id="IMark54546632"/><text:alphabetical-index-mark-start text:id="IMark28665816"/><text:alphabetical-index-mark-start text:id="IMark53394888"/><text:alphabetical-index-mark-start text:id="IMark51331528"/>co<text:alphabetical-index-mark-end text:id="IMark51331528"/><text:alphabetical-index-mark-end text:id="IMark53394888"/>unt<text:alphabetical-index-mark-end text:id="IMark28665816"/><text:alphabetical-index-mark-end text:id="IMark54546632"/><text:alphabetical-index-mark-end text:id="IMark53693704"/>ry. However, the <text:alphabetical-index-mark-start text:id="IMark54450760"/>volatility<text:alphabetical-index-mark-end text:id="IMark54450760"/> and <text:alphabetical-index-mark-start text:id="IMark53839272"/>speculative<text:alphabetical-index-mark-end text:id="IMark53839272"/> <text:alphabetical-index-mark-start text:id="IMark51090424"/><text:alphabetical-index-mark-start text:id="IMark51995384"/><text:alphabetical-index-mark-start text:id="IMark31674984"/><text:alphabetical-index-mark-start text:id="IMark52657176"/><text:alphabetical-index-mark-start text:id="IMark51316824"/>value<text:alphabetical-index-mark-end text:id="IMark51316824"/><text:alphabetical-index-mark-end text:id="IMark52657176"/><text:alphabetical-index-mark-end text:id="IMark31674984"/><text:alphabetical-index-mark-end text:id="IMark51995384"/><text:alphabetical-index-mark-end text:id="IMark51090424"/>s sur<text:alphabetical-index-mark-start text:id="IMark54627784"/><text:alphabetical-index-mark-start text:id="IMark54632840"/>ro<text:alphabetical-index-mark-end text:id="IMark54632840"/><text:alphabetical-index-mark-end text:id="IMark54627784"/>unding this crypto <text:alphabetical-index-mark-start text:id="IMark53568264"/>currency<text:alphabetical-index-mark-end text:id="IMark53568264"/> has put a limit to this g<text:alphabetical-index-mark-start text:id="IMark52931160"/><text:alphabetical-index-mark-start text:id="IMark53310680"/>ro<text:alphabetical-index-mark-end text:id="IMark53310680"/><text:alphabetical-index-mark-end text:id="IMark52931160"/>wth, at least for now.</text:p>
      <text:p text:style-name="P47"/>
      <text:p text:style-name="P47">Hence, for the purposes if this work we will stick with the US <text:alphabetical-index-mark-start text:id="IMark53237480"/><text:alphabetical-index-mark-start text:id="IMark54466440"/>dollar<text:alphabetical-index-mark-end text:id="IMark54466440"/><text:alphabetical-index-mark-end text:id="IMark53237480"/>.</text:p>
      <text:p text:style-name="P47"/>
      <text:p text:style-name="P47"/>
      <text:h text:style-name="Heading_20_3" text:outline-level="3"><text:bookmark-start text:name="__RefHeading___Toc3136_1246115757"/>2.3.8. <text:alphabetical-index-mark-start text:id="IMark31464712"/><text:alphabetical-index-mark-start text:id="IMark53667080"/>RO<text:alphabetical-index-mark-end text:id="IMark53667080"/><text:alphabetical-index-mark-end text:id="IMark31464712"/> and <text:alphabetical-index-mark-start text:id="IMark54531464"/><text:alphabetical-index-mark-start text:id="IMark51771784"/>CO<text:alphabetical-index-mark-end text:id="IMark51771784"/><text:alphabetical-index-mark-end text:id="IMark54531464"/> <text:alphabetical-index-mark-start text:id="IMark52334904"/><text:alphabetical-index-mark-start text:id="IMark54688584"/><text:alphabetical-index-mark-start text:id="IMark54554344"/>p<text:alphabetical-index-mark-start text:id="IMark31278552"/><text:alphabetical-index-mark-start text:id="IMark52311112"/>ro<text:alphabetical-index-mark-end text:id="IMark52311112"/><text:alphabetical-index-mark-end text:id="IMark31278552"/>perties<text:alphabetical-index-mark-end text:id="IMark54554344"/><text:alphabetical-index-mark-end text:id="IMark54688584"/><text:alphabetical-index-mark-end text:id="IMark52334904"/>.<text:bookmark-end text:name="__RefHeading___Toc3136_1246115757"/></text:h>
      <text:p text:style-name="P48"/>
      <text:p text:style-name="P48">As expressed in <text:span text:style-name="T10">[</text:span><text:span text:style-name="T14">2.1.</text:span><text:span text:style-name="T10">]</text:span>, there are some <text:alphabetical-index-mark-start text:id="IMark51832408"/><text:alphabetical-index-mark-start text:id="IMark54769608"/><text:alphabetical-index-mark-start text:id="IMark54711336"/>p<text:alphabetical-index-mark-start text:id="IMark54577096"/><text:alphabetical-index-mark-start text:id="IMark53766296"/>ro<text:alphabetical-index-mark-end text:id="IMark53766296"/><text:alphabetical-index-mark-end text:id="IMark54577096"/>perties<text:alphabetical-index-mark-end text:id="IMark54711336"/><text:alphabetical-index-mark-end text:id="IMark54769608"/><text:alphabetical-index-mark-end text:id="IMark51832408"/> classified as <text:alphabetical-index-mark-start text:id="IMark54192504"/><text:alphabetical-index-mark-start text:id="IMark26823448"/>RO<text:alphabetical-index-mark-end text:id="IMark26823448"/><text:alphabetical-index-mark-end text:id="IMark54192504"/> and <text:alphabetical-index-mark-start text:id="IMark52336952"/><text:alphabetical-index-mark-start text:id="IMark52231656"/>CO<text:alphabetical-index-mark-end text:id="IMark52231656"/><text:alphabetical-index-mark-end text:id="IMark52336952"/>. These lie outs<text:alphabetical-index-mark-start text:id="IMark39621896"/><text:alphabetical-index-mark-start text:id="IMark51600232"/>id<text:alphabetical-index-mark-end text:id="IMark51600232"/><text:alphabetical-index-mark-end text:id="IMark39621896"/>e the <text:alphabetical-index-mark-start text:id="IMark52313624"/><text:alphabetical-index-mark-start text:id="IMark52921384"/><text:alphabetical-index-mark-start text:id="IMark54569512"/><text:alphabetical-index-mark-start text:id="IMark52146712"/><text:alphabetical-index-mark-start text:id="IMark53465496"/>co<text:alphabetical-index-mark-end text:id="IMark53465496"/><text:alphabetical-index-mark-end text:id="IMark52146712"/>mmercial<text:alphabetical-index-mark-end text:id="IMark54569512"/><text:alphabetical-index-mark-end text:id="IMark52921384"/><text:alphabetical-index-mark-end text:id="IMark52313624"/> <text:alphabetical-index-mark-start text:id="IMark54536520"/><text:alphabetical-index-mark-start text:id="IMark53003528"/><text:alphabetical-index-mark-start text:id="IMark53633128"/>district<text:alphabetical-index-mark-end text:id="IMark53633128"/><text:alphabetical-index-mark-end text:id="IMark53003528"/><text:alphabetical-index-mark-end text:id="IMark54536520"/> studied but were taken as external <text:alphabetical-index-mark-start text:id="IMark54702136"/><text:alphabetical-index-mark-start text:id="IMark53038792"/>co<text:alphabetical-index-mark-end text:id="IMark53038792"/><text:alphabetical-index-mark-end text:id="IMark54702136"/>nt<text:alphabetical-index-mark-start text:id="IMark51498952"/><text:alphabetical-index-mark-start text:id="IMark54779720"/>ro<text:alphabetical-index-mark-end text:id="IMark54779720"/><text:alphabetical-index-mark-end text:id="IMark51498952"/>l references for the purposes of this <text:alphabetical-index-mark-start text:id="IMark53486904"/><text:alphabetical-index-mark-start text:id="IMark52378568"/>study<text:alphabetical-index-mark-end text:id="IMark52378568"/><text:alphabetical-index-mark-end text:id="IMark53486904"/>. Their <text:alphabetical-index-mark-start text:id="IMark54698696"/><text:alphabetical-index-mark-start text:id="IMark54701224"/><text:alphabetical-index-mark-start text:id="IMark51286248"/><text:alphabetical-index-mark-start text:id="IMark52603224"/><text:alphabetical-index-mark-start text:id="IMark52353400"/>value<text:alphabetical-index-mark-end text:id="IMark52353400"/><text:alphabetical-index-mark-end text:id="IMark52603224"/><text:alphabetical-index-mark-end text:id="IMark51286248"/><text:alphabetical-index-mark-end text:id="IMark54701224"/><text:alphabetical-index-mark-end text:id="IMark54698696"/>s and characteristics are not part of the <text:alphabetical-index-mark-start text:id="IMark31506392"/><text:alphabetical-index-mark-start text:id="IMark53704520"/><text:alphabetical-index-mark-start text:id="IMark52064616"/>statistic<text:alphabetical-index-mark-end text:id="IMark52064616"/><text:alphabetical-index-mark-end text:id="IMark53704520"/><text:alphabetical-index-mark-end text:id="IMark31506392"/> itself.</text:p>
      <text:p text:style-name="P47"/>
      <text:p text:style-name="P47"/>
      <text:h text:style-name="Heading_20_3" text:outline-level="3"><text:bookmark-start text:name="__RefHeading___Toc3138_1246115757"/>2.3.9. The effect of <text:alphabetical-index-mark-start text:id="IMark52931160"/><text:alphabetical-index-mark-start text:id="IMark54627784"/><text:alphabetical-index-mark-start text:id="IMark54632840"/>urban<text:alphabetical-index-mark-end text:id="IMark54632840"/><text:alphabetical-index-mark-end text:id="IMark54627784"/><text:alphabetical-index-mark-end text:id="IMark52931160"/> design.<text:bookmark-end text:name="__RefHeading___Toc3138_1246115757"/></text:h>
      <text:p text:style-name="P49"/>
      <text:p text:style-name="P49">The way in which accesses for <text:alphabetical-index-mark-start text:id="IMark31674984"/><text:alphabetical-index-mark-start text:id="IMark52657176"/><text:alphabetical-index-mark-start text:id="IMark51316824"/>pedestrian<text:alphabetical-index-mark-end text:id="IMark51316824"/><text:alphabetical-index-mark-end text:id="IMark52657176"/><text:alphabetical-index-mark-end text:id="IMark31674984"/>s, <text:alphabetical-index-mark-start text:id="IMark53839272"/><text:alphabetical-index-mark-start text:id="IMark54450760"/><text:alphabetical-index-mark-start text:id="IMark53693704"/><text:alphabetical-index-mark-start text:id="IMark54546632"/><text:alphabetical-index-mark-start text:id="IMark28665816"/><text:alphabetical-index-mark-start text:id="IMark53394888"/>bus<text:alphabetical-index-mark-end text:id="IMark53394888"/><text:alphabetical-index-mark-end text:id="IMark28665816"/><text:alphabetical-index-mark-end text:id="IMark54546632"/><text:alphabetical-index-mark-end text:id="IMark53693704"/><text:alphabetical-index-mark-end text:id="IMark54450760"/><text:alphabetical-index-mark-end text:id="IMark53839272"/> <text:alphabetical-index-mark-start text:id="IMark51331528"/><text:alphabetical-index-mark-start text:id="IMark53324600"/><text:alphabetical-index-mark-start text:id="IMark51615784"/><text:alphabetical-index-mark-start text:id="IMark49757288"/><text:alphabetical-index-mark-start text:id="IMark54597320"/><text:alphabetical-index-mark-start text:id="IMark52061992"/>stop<text:alphabetical-index-mark-end text:id="IMark52061992"/><text:alphabetical-index-mark-end text:id="IMark54597320"/><text:alphabetical-index-mark-end text:id="IMark49757288"/><text:alphabetical-index-mark-end text:id="IMark51615784"/><text:alphabetical-index-mark-end text:id="IMark53324600"/><text:alphabetical-index-mark-end text:id="IMark51331528"/>s, etc. are distributed also seems to have an effect of <text:alphabetical-index-mark-start text:id="IMark54599848"/><text:alphabetical-index-mark-start text:id="IMark54216184"/><text:alphabetical-index-mark-start text:id="IMark54762024"/>pedestrian<text:alphabetical-index-mark-end text:id="IMark54762024"/><text:alphabetical-index-mark-end text:id="IMark54216184"/><text:alphabetical-index-mark-end text:id="IMark54599848"/> transit, affecting the <text:alphabetical-index-mark-start text:id="IMark52400568"/><text:alphabetical-index-mark-start text:id="IMark51279128"/><text:alphabetical-index-mark-start text:id="IMark54648008"/>number<text:alphabetical-index-mark-end text:id="IMark54648008"/><text:alphabetical-index-mark-end text:id="IMark51279128"/><text:alphabetical-index-mark-end text:id="IMark52400568"/> of <text:alphabetical-index-mark-start text:id="IMark52485160"/><text:alphabetical-index-mark-start text:id="IMark52879832"/><text:alphabetical-index-mark-start text:id="IMark54754440"/>people<text:alphabetical-index-mark-end text:id="IMark54754440"/><text:alphabetical-index-mark-end text:id="IMark52879832"/><text:alphabetical-index-mark-end text:id="IMark52485160"/> that:</text:p>
      <text:p text:style-name="P49"/>
      <text:p text:style-name="P49"><text:soft-page-break/><text:span text:style-name="T10">2.3.9.1.</text:span> Visit each <text:alphabetical-index-mark-start text:id="IMark53816648"/><text:alphabetical-index-mark-start text:id="IMark54466440"/><text:alphabetical-index-mark-start text:id="IMark53237480"/>street<text:alphabetical-index-mark-end text:id="IMark53237480"/><text:alphabetical-index-mark-end text:id="IMark54466440"/><text:alphabetical-index-mark-end text:id="IMark53816648"/>. Undeni<text:alphabetical-index-mark-start text:id="IMark53198808"/><text:alphabetical-index-mark-start text:id="IMark51497672"/>ab<text:alphabetical-index-mark-end text:id="IMark51497672"/><text:alphabetical-index-mark-end text:id="IMark53198808"/>ly, the <text:alphabetical-index-mark-start text:id="IMark52526840"/><text:alphabetical-index-mark-start text:id="IMark50822200"/>town<text:alphabetical-index-mark-end text:id="IMark50822200"/><text:alphabetical-index-mark-end text:id="IMark52526840"/>’s <text:alphabetical-index-mark-start text:id="IMark54549160"/><text:alphabetical-index-mark-start text:id="IMark54635368"/><text:alphabetical-index-mark-start text:id="IMark54688584"/>architecture<text:alphabetical-index-mark-end text:id="IMark54688584"/><text:alphabetical-index-mark-end text:id="IMark54635368"/><text:alphabetical-index-mark-end text:id="IMark54549160"/>, good or bad, has an effect on how many <text:alphabetical-index-mark-start text:id="IMark52334904"/><text:alphabetical-index-mark-start text:id="IMark54554344"/><text:alphabetical-index-mark-start text:id="IMark31278552"/>people<text:alphabetical-index-mark-end text:id="IMark31278552"/><text:alphabetical-index-mark-end text:id="IMark54554344"/><text:alphabetical-index-mark-end text:id="IMark52334904"/> walk on different areas. Some places are better suited for <text:alphabetical-index-mark-start text:id="IMark52311112"/><text:alphabetical-index-mark-start text:id="IMark54531464"/><text:alphabetical-index-mark-start text:id="IMark51771784"/>pedestrian<text:alphabetical-index-mark-end text:id="IMark51771784"/><text:alphabetical-index-mark-end text:id="IMark54531464"/><text:alphabetical-index-mark-end text:id="IMark52311112"/>s than others on the basis of their characteristics such as <text:alphabetical-index-mark-start text:id="IMark31464712"/><text:alphabetical-index-mark-start text:id="IMark53667080"/>vehicle<text:alphabetical-index-mark-end text:id="IMark53667080"/><text:alphabetical-index-mark-end text:id="IMark31464712"/> <text:alphabetical-index-mark-start text:id="IMark54359848"/>traffic<text:alphabetical-index-mark-end text:id="IMark54359848"/>, <text:alphabetical-index-mark-start text:id="IMark52602792"/><text:alphabetical-index-mark-start text:id="IMark52280104"/><text:alphabetical-index-mark-start text:id="IMark52409512"/>street<text:alphabetical-index-mark-end text:id="IMark52409512"/><text:alphabetical-index-mark-end text:id="IMark52280104"/><text:alphabetical-index-mark-end text:id="IMark52602792"/> lights for c<text:alphabetical-index-mark-start text:id="IMark54706280"/><text:alphabetical-index-mark-start text:id="IMark53683528"/>ro<text:alphabetical-index-mark-end text:id="IMark53683528"/><text:alphabetical-index-mark-end text:id="IMark54706280"/>ssing, <text:alphabetical-index-mark-start text:id="IMark51975000"/><text:alphabetical-index-mark-start text:id="IMark53422936"/><text:alphabetical-index-mark-start text:id="IMark53704520"/>viaduct<text:alphabetical-index-mark-end text:id="IMark53704520"/><text:alphabetical-index-mark-end text:id="IMark53422936"/><text:alphabetical-index-mark-end text:id="IMark51975000"/>s, etc.</text:p>
      <text:p text:style-name="P49"/>
      <text:p text:style-name="P51">This <text:alphabetical-index-mark-start text:id="IMark51286248"/><text:alphabetical-index-mark-start text:id="IMark52603224"/>study<text:alphabetical-index-mark-end text:id="IMark52603224"/><text:alphabetical-index-mark-end text:id="IMark51286248"/> does not involve itself into the details of <text:alphabetical-index-mark-start text:id="IMark52353400"/><text:alphabetical-index-mark-start text:id="IMark53486904"/><text:alphabetical-index-mark-start text:id="IMark52378568"/>urban<text:alphabetical-index-mark-end text:id="IMark52378568"/><text:alphabetical-index-mark-end text:id="IMark53486904"/><text:alphabetical-index-mark-end text:id="IMark52353400"/> design except for the fact that the <text:alphabetical-index-mark-start text:id="IMark51498952"/><text:alphabetical-index-mark-start text:id="IMark54779720"/><text:alphabetical-index-mark-start text:id="IMark54702136"/><text:alphabetical-index-mark-start text:id="IMark53038792"/><text:alphabetical-index-mark-start text:id="IMark54536520"/>co<text:alphabetical-index-mark-end text:id="IMark54536520"/><text:alphabetical-index-mark-end text:id="IMark53038792"/>unt<text:alphabetical-index-mark-end text:id="IMark54702136"/><text:alphabetical-index-mark-end text:id="IMark54779720"/><text:alphabetical-index-mark-end text:id="IMark51498952"/> of <text:alphabetical-index-mark-start text:id="IMark53003528"/><text:alphabetical-index-mark-start text:id="IMark53633128"/><text:alphabetical-index-mark-start text:id="IMark52313624"/>pedestrian<text:alphabetical-index-mark-end text:id="IMark52313624"/><text:alphabetical-index-mark-end text:id="IMark53633128"/><text:alphabetical-index-mark-end text:id="IMark53003528"/>s on each <text:alphabetical-index-mark-start text:id="IMark52921384"/><text:alphabetical-index-mark-start text:id="IMark54569512"/><text:alphabetical-index-mark-start text:id="IMark52146712"/>sampling<text:alphabetical-index-mark-end text:id="IMark52146712"/><text:alphabetical-index-mark-end text:id="IMark54569512"/><text:alphabetical-index-mark-end text:id="IMark52921384"/> <text:alphabetical-index-mark-start text:id="IMark53465496"/><text:alphabetical-index-mark-start text:id="IMark39621896"/><text:alphabetical-index-mark-start text:id="IMark51600232"/>block<text:alphabetical-index-mark-end text:id="IMark51600232"/><text:alphabetical-index-mark-end text:id="IMark39621896"/><text:alphabetical-index-mark-end text:id="IMark53465496"/> might vary, for this, among other reasons.</text:p>
      <text:p text:style-name="P49"/>
      <text:p text:style-name="P49"/>
      <text:p text:style-name="P50"><text:span text:style-name="T10">2.3.9.2.</text:span> Walk on each s<text:alphabetical-index-mark-start text:id="IMark54769608"/><text:alphabetical-index-mark-start text:id="IMark54711336"/>id<text:alphabetical-index-mark-end text:id="IMark54711336"/><text:alphabetical-index-mark-end text:id="IMark54769608"/>e of some <text:alphabetical-index-mark-start text:id="IMark54577096"/><text:alphabetical-index-mark-start text:id="IMark53766296"/><text:alphabetical-index-mark-start text:id="IMark46017976"/>street<text:alphabetical-index-mark-end text:id="IMark46017976"/><text:alphabetical-index-mark-end text:id="IMark53766296"/><text:alphabetical-index-mark-end text:id="IMark54577096"/>s. As<text:alphabetical-index-mark-start text:id="IMark51187256"/><text:alphabetical-index-mark-start text:id="IMark54739144"/>id<text:alphabetical-index-mark-end text:id="IMark54739144"/><text:alphabetical-index-mark-end text:id="IMark51187256"/>e f<text:alphabetical-index-mark-start text:id="IMark53310680"/><text:alphabetical-index-mark-start text:id="IMark51844088"/>ro<text:alphabetical-index-mark-end text:id="IMark51844088"/><text:alphabetical-index-mark-end text:id="IMark53310680"/>m what is stated in <text:span text:style-name="T10">[2.3.9.2.]</text:span>, the characteristics of <text:alphabetical-index-mark-start text:id="IMark54627784"/><text:alphabetical-index-mark-start text:id="IMark52931160"/><text:alphabetical-index-mark-start text:id="IMark54632840"/>urban<text:alphabetical-index-mark-end text:id="IMark54632840"/><text:alphabetical-index-mark-end text:id="IMark52931160"/><text:alphabetical-index-mark-end text:id="IMark54627784"/> design, <text:alphabetical-index-mark-start text:id="IMark53568264"/><text:alphabetical-index-mark-start text:id="IMark51995384"/>development<text:alphabetical-index-mark-end text:id="IMark51995384"/><text:alphabetical-index-mark-end text:id="IMark53568264"/>, etc. influence even <text:span text:style-name="T67">how </text:span><text:alphabetical-index-mark-start text:id="IMark51090424"/><text:alphabetical-index-mark-start text:id="IMark52879832"/><text:alphabetical-index-mark-start text:id="IMark52485160"/><text:span text:style-name="T67">people</text:span><text:alphabetical-index-mark-end text:id="IMark52485160"/><text:alphabetical-index-mark-end text:id="IMark52879832"/><text:alphabetical-index-mark-end text:id="IMark51090424"/><text:span text:style-name="T67"> walk on one s</text:span><text:alphabetical-index-mark-start text:id="IMark54754440"/><text:alphabetical-index-mark-start text:id="IMark52400568"/><text:span text:style-name="T67">id</text:span><text:alphabetical-index-mark-end text:id="IMark52400568"/><text:alphabetical-index-mark-end text:id="IMark54754440"/><text:span text:style-name="T67">e or the other of some </text:span><text:alphabetical-index-mark-start text:id="IMark51279128"/><text:alphabetical-index-mark-start text:id="IMark54648008"/><text:alphabetical-index-mark-start text:id="IMark54599848"/><text:span text:style-name="T67">street</text:span><text:alphabetical-index-mark-end text:id="IMark54599848"/><text:alphabetical-index-mark-end text:id="IMark54648008"/><text:alphabetical-index-mark-end text:id="IMark51279128"/><text:span text:style-name="T67">s.</text:span></text:p>
      <text:p text:style-name="P50"/>
      <text:p text:style-name="P50"><text:span text:style-name="T67">This </text:span><text:alphabetical-index-mark-start text:id="IMark52061992"/><text:alphabetical-index-mark-start text:id="IMark53839272"/><text:span text:style-name="T67">study</text:span><text:alphabetical-index-mark-end text:id="IMark53839272"/><text:alphabetical-index-mark-end text:id="IMark52061992"/><text:span text:style-name="T67"> takes into ac</text:span><text:alphabetical-index-mark-start text:id="IMark54450760"/><text:alphabetical-index-mark-start text:id="IMark53693704"/><text:alphabetical-index-mark-start text:id="IMark54546632"/><text:alphabetical-index-mark-start text:id="IMark28665816"/><text:alphabetical-index-mark-start text:id="IMark53394888"/><text:span text:style-name="T67">co</text:span><text:alphabetical-index-mark-end text:id="IMark53394888"/><text:alphabetical-index-mark-end text:id="IMark28665816"/><text:span text:style-name="T67">unt</text:span><text:alphabetical-index-mark-end text:id="IMark54546632"/><text:alphabetical-index-mark-end text:id="IMark53693704"/><text:alphabetical-index-mark-end text:id="IMark54450760"/><text:span text:style-name="T67"> this fact but is not designed to make such differentiation. </text:span><text:alphabetical-index-mark-start text:id="IMark31674984"/><text:alphabetical-index-mark-start text:id="IMark52657176"/><text:alphabetical-index-mark-start text:id="IMark51316824"/><text:span text:style-name="T67">Statistic</text:span><text:alphabetical-index-mark-end text:id="IMark51316824"/><text:alphabetical-index-mark-end text:id="IMark52657176"/><text:alphabetical-index-mark-end text:id="IMark31674984"/><text:span text:style-name="T67">s on each </text:span><text:alphabetical-index-mark-start text:id="IMark53658088"/><text:alphabetical-index-mark-start text:id="IMark53595496"/><text:alphabetical-index-mark-start text:id="IMark52134424"/><text:span text:style-name="T67">block</text:span><text:alphabetical-index-mark-end text:id="IMark52134424"/><text:alphabetical-index-mark-end text:id="IMark53595496"/><text:alphabetical-index-mark-end text:id="IMark53658088"/><text:span text:style-name="T67"> include the sum of </text:span><text:alphabetical-index-mark-start text:id="IMark31506392"/><text:alphabetical-index-mark-start text:id="IMark53422936"/><text:alphabetical-index-mark-start text:id="IMark51975000"/><text:span text:style-name="T67">pedestrian</text:span><text:alphabetical-index-mark-end text:id="IMark51975000"/><text:alphabetical-index-mark-end text:id="IMark53422936"/><text:alphabetical-index-mark-end text:id="IMark31506392"/><text:span text:style-name="T67">s f</text:span><text:alphabetical-index-mark-start text:id="IMark53704520"/><text:alphabetical-index-mark-start text:id="IMark54706280"/><text:span text:style-name="T67">ro</text:span><text:alphabetical-index-mark-end text:id="IMark54706280"/><text:alphabetical-index-mark-end text:id="IMark53704520"/><text:span text:style-name="T67">m both s</text:span><text:alphabetical-index-mark-start text:id="IMark53683528"/><text:alphabetical-index-mark-start text:id="IMark52602792"/><text:span text:style-name="T67">id</text:span><text:alphabetical-index-mark-end text:id="IMark52602792"/><text:alphabetical-index-mark-end text:id="IMark53683528"/><text:span text:style-name="T67">es of each involved </text:span><text:alphabetical-index-mark-start text:id="IMark52280104"/><text:alphabetical-index-mark-start text:id="IMark52409512"/><text:alphabetical-index-mark-start text:id="IMark54359848"/><text:span text:style-name="T67">street</text:span><text:alphabetical-index-mark-end text:id="IMark54359848"/><text:alphabetical-index-mark-end text:id="IMark52409512"/><text:alphabetical-index-mark-end text:id="IMark52280104"/><text:span text:style-name="T67">.</text:span></text:p>
      <text:p text:style-name="P50"/>
      <text:p text:style-name="P49"/>
      <text:p text:style-name="P47"/>
      <text:h text:style-name="P102" text:outline-level="1"><text:bookmark-start text:name="__RefHeading___Toc781_180202276"/>3. <text:alphabetical-index-mark-start text:id="IMark52526840"/><text:alphabetical-index-mark-start text:id="IMark53198808"/>Development<text:alphabetical-index-mark-end text:id="IMark53198808"/><text:alphabetical-index-mark-end text:id="IMark52526840"/>.<text:bookmark-end text:name="__RefHeading___Toc781_180202276"/></text:h>
      <text:p text:style-name="P3"/>
      <text:p text:style-name="P10">Regarding the <text:alphabetical-index-mark-start text:id="IMark54466440"/><text:alphabetical-index-mark-start text:id="IMark53237480"/><text:alphabetical-index-mark-start text:id="IMark52064616"/><text:alphabetical-index-mark-start text:id="IMark54701224"/><text:alphabetical-index-mark-start text:id="IMark54698696"/>number<text:alphabetical-index-mark-end text:id="IMark54698696"/><text:alphabetical-index-mark-end text:id="IMark54701224"/><text:alphabetical-index-mark-end text:id="IMark52064616"/><text:alphabetical-index-mark-end text:id="IMark53237480"/><text:alphabetical-index-mark-end text:id="IMark54466440"/>s representing <text:alphabetical-index-mark-start text:id="IMark39621896"/><text:alphabetical-index-mark-start text:id="IMark53465496"/>customer<text:alphabetical-index-mark-end text:id="IMark53465496"/><text:alphabetical-index-mark-end text:id="IMark39621896"/>s in the area, <text:alphabetical-index-mark-start text:id="IMark51600232"/><text:alphabetical-index-mark-start text:id="IMark52921384"/><text:alphabetical-index-mark-start text:id="IMark54569512"/><text:alphabetical-index-mark-start text:id="IMark52146712"/><text:alphabetical-index-mark-start text:id="IMark53003528"/>data<text:alphabetical-index-mark-end text:id="IMark53003528"/><text:alphabetical-index-mark-end text:id="IMark52146712"/><text:alphabetical-index-mark-end text:id="IMark54569512"/><text:alphabetical-index-mark-end text:id="IMark52921384"/><text:alphabetical-index-mark-end text:id="IMark51600232"/> was gathered in each <text:alphabetical-index-mark-start text:id="IMark53633128"/><text:alphabetical-index-mark-start text:id="IMark52313624"/><text:alphabetical-index-mark-start text:id="IMark51498952"/><text:alphabetical-index-mark-start text:id="IMark54779720"/><text:alphabetical-index-mark-start text:id="IMark54702136"/>street<text:alphabetical-index-mark-end text:id="IMark54702136"/><text:alphabetical-index-mark-end text:id="IMark54779720"/><text:alphabetical-index-mark-end text:id="IMark51498952"/><text:alphabetical-index-mark-end text:id="IMark52313624"/><text:alphabetical-index-mark-end text:id="IMark53633128"/>, f<text:alphabetical-index-mark-start text:id="IMark53038792"/><text:alphabetical-index-mark-start text:id="IMark54536520"/>ro<text:alphabetical-index-mark-end text:id="IMark54536520"/><text:alphabetical-index-mark-end text:id="IMark53038792"/>m each <text:alphabetical-index-mark-start text:id="IMark52353400"/><text:alphabetical-index-mark-start text:id="IMark53486904"/><text:alphabetical-index-mark-start text:id="IMark52378568"/><text:alphabetical-index-mark-start text:id="IMark51286248"/><text:alphabetical-index-mark-start text:id="IMark52603224"/>block<text:alphabetical-index-mark-end text:id="IMark52603224"/><text:alphabetical-index-mark-end text:id="IMark51286248"/><text:alphabetical-index-mark-end text:id="IMark52378568"/><text:alphabetical-index-mark-end text:id="IMark53486904"/><text:alphabetical-index-mark-end text:id="IMark52353400"/>, by <text:alphabetical-index-mark-start text:id="IMark52336952"/><text:alphabetical-index-mark-start text:id="IMark54192504"/><text:alphabetical-index-mark-start text:id="IMark52231656"/><text:alphabetical-index-mark-start text:id="IMark51832408"/><text:alphabetical-index-mark-start text:id="IMark26823448"/><text:alphabetical-index-mark-start text:id="IMark54216184"/><text:alphabetical-index-mark-start text:id="IMark53310680"/>co<text:alphabetical-index-mark-end text:id="IMark53310680"/><text:alphabetical-index-mark-end text:id="IMark54216184"/>unt<text:alphabetical-index-mark-end text:id="IMark26823448"/><text:alphabetical-index-mark-end text:id="IMark51832408"/><text:alphabetical-index-mark-end text:id="IMark52231656"/><text:alphabetical-index-mark-end text:id="IMark54192504"/><text:alphabetical-index-mark-end text:id="IMark52336952"/>ing the <text:alphabetical-index-mark-start text:id="IMark51844088"/><text:alphabetical-index-mark-start text:id="IMark51187256"/><text:alphabetical-index-mark-start text:id="IMark54739144"/><text:alphabetical-index-mark-start text:id="IMark54577096"/><text:alphabetical-index-mark-start text:id="IMark53766296"/>pedestrian<text:alphabetical-index-mark-end text:id="IMark53766296"/><text:alphabetical-index-mark-end text:id="IMark54577096"/><text:alphabetical-index-mark-end text:id="IMark54739144"/><text:alphabetical-index-mark-end text:id="IMark51187256"/><text:alphabetical-index-mark-end text:id="IMark51844088"/>s – <text:alphabetical-index-mark-start text:id="IMark46017976"/><text:alphabetical-index-mark-start text:id="IMark54769608"/><text:alphabetical-index-mark-start text:id="IMark54711336"/><text:alphabetical-index-mark-start text:id="IMark54762024"/><text:alphabetical-index-mark-start text:id="IMark53568264"/>people<text:alphabetical-index-mark-end text:id="IMark53568264"/><text:alphabetical-index-mark-end text:id="IMark54762024"/><text:alphabetical-index-mark-end text:id="IMark54711336"/><text:alphabetical-index-mark-end text:id="IMark54769608"/><text:alphabetical-index-mark-end text:id="IMark46017976"/> on foot, not <text:alphabetical-index-mark-start text:id="IMark51995384"/><text:alphabetical-index-mark-start text:id="IMark54627784"/>vehicle<text:alphabetical-index-mark-end text:id="IMark54627784"/><text:alphabetical-index-mark-end text:id="IMark51995384"/>s – passing on a period of app<text:alphabetical-index-mark-start text:id="IMark52931160"/><text:alphabetical-index-mark-start text:id="IMark54632840"/>ro<text:alphabetical-index-mark-end text:id="IMark54632840"/><text:alphabetical-index-mark-end text:id="IMark52931160"/>ximately one minute. <text:alphabetical-index-mark-start text:id="IMark51331528"/><text:alphabetical-index-mark-start text:id="IMark51090424"/><text:alphabetical-index-mark-start text:id="IMark52879832"/><text:alphabetical-index-mark-start text:id="IMark52485160"/><text:alphabetical-index-mark-start text:id="IMark54754440"/>People<text:alphabetical-index-mark-end text:id="IMark54754440"/><text:alphabetical-index-mark-end text:id="IMark52485160"/><text:alphabetical-index-mark-end text:id="IMark52879832"/><text:alphabetical-index-mark-end text:id="IMark51090424"/><text:alphabetical-index-mark-end text:id="IMark51331528"/> ins<text:alphabetical-index-mark-start text:id="IMark52400568"/><text:alphabetical-index-mark-start text:id="IMark51279128"/>id<text:alphabetical-index-mark-end text:id="IMark51279128"/><text:alphabetical-index-mark-end text:id="IMark52400568"/>e <text:alphabetical-index-mark-start text:id="IMark54648008"/>shop<text:alphabetical-index-mark-end text:id="IMark54648008"/>s or <text:alphabetical-index-mark-start text:id="IMark54599848"/><text:alphabetical-index-mark-start text:id="IMark51615784"/><text:alphabetical-index-mark-start text:id="IMark53324600"/><text:alphabetical-index-mark-start text:id="IMark54597320"/><text:alphabetical-index-mark-start text:id="IMark49757288"/><text:alphabetical-index-mark-start text:id="IMark31464712"/><text:alphabetical-index-mark-start text:id="IMark52061992"/><text:alphabetical-index-mark-start text:id="IMark53839272"/>build<text:alphabetical-index-mark-end text:id="IMark53839272"/><text:alphabetical-index-mark-end text:id="IMark52061992"/><text:alphabetical-index-mark-end text:id="IMark31464712"/><text:alphabetical-index-mark-end text:id="IMark49757288"/>ing<text:alphabetical-index-mark-end text:id="IMark54597320"/><text:alphabetical-index-mark-end text:id="IMark53324600"/><text:alphabetical-index-mark-end text:id="IMark51615784"/><text:alphabetical-index-mark-end text:id="IMark54599848"/>s were not <text:alphabetical-index-mark-start text:id="IMark28665816"/><text:alphabetical-index-mark-start text:id="IMark53394888"/><text:alphabetical-index-mark-start text:id="IMark54450760"/><text:alphabetical-index-mark-start text:id="IMark53693704"/><text:alphabetical-index-mark-start text:id="IMark54546632"/><text:alphabetical-index-mark-start text:id="IMark31674984"/><text:alphabetical-index-mark-start text:id="IMark52657176"/>co<text:alphabetical-index-mark-end text:id="IMark52657176"/><text:alphabetical-index-mark-end text:id="IMark31674984"/>unt<text:alphabetical-index-mark-end text:id="IMark54546632"/><text:alphabetical-index-mark-end text:id="IMark53693704"/><text:alphabetical-index-mark-end text:id="IMark54450760"/><text:alphabetical-index-mark-end text:id="IMark53394888"/><text:alphabetical-index-mark-end text:id="IMark28665816"/>ed.</text:p>
      <text:p text:style-name="P10"/>
      <text:p text:style-name="P10"><text:alphabetical-index-mark-start text:id="IMark52134424"/><text:alphabetical-index-mark-start text:id="IMark53667080"/><text:alphabetical-index-mark-start text:id="IMark31506392"/><text:alphabetical-index-mark-start text:id="IMark53422936"/><text:alphabetical-index-mark-start text:id="IMark51975000"/>Data<text:alphabetical-index-mark-end text:id="IMark51975000"/><text:alphabetical-index-mark-end text:id="IMark53422936"/><text:alphabetical-index-mark-end text:id="IMark31506392"/><text:alphabetical-index-mark-end text:id="IMark53667080"/><text:alphabetical-index-mark-end text:id="IMark52134424"/> on <text:alphabetical-index-mark-start text:id="IMark53704520"/><text:alphabetical-index-mark-start text:id="IMark54706280"/><text:alphabetical-index-mark-start text:id="IMark53683528"/><text:alphabetical-index-mark-start text:id="IMark52602792"/><text:alphabetical-index-mark-start text:id="IMark52311112"/><text:alphabetical-index-mark-start text:id="IMark52280104"/><text:alphabetical-index-mark-start text:id="IMark52409512"/>co<text:alphabetical-index-mark-end text:id="IMark52409512"/><text:alphabetical-index-mark-end text:id="IMark52280104"/>mmercial<text:alphabetical-index-mark-end text:id="IMark52311112"/><text:alphabetical-index-mark-end text:id="IMark52602792"/><text:alphabetical-index-mark-end text:id="IMark53683528"/><text:alphabetical-index-mark-end text:id="IMark54706280"/><text:alphabetical-index-mark-end text:id="IMark53704520"/> and <text:alphabetical-index-mark-start text:id="IMark54359848"/><text:alphabetical-index-mark-start text:id="IMark51771784"/><text:alphabetical-index-mark-start text:id="IMark54531464"/><text:alphabetical-index-mark-start text:id="IMark54554344"/><text:alphabetical-index-mark-start text:id="IMark52334904"/>res<text:alphabetical-index-mark-start text:id="IMark54549160"/><text:alphabetical-index-mark-start text:id="IMark31278552"/>id<text:alphabetical-index-mark-end text:id="IMark31278552"/><text:alphabetical-index-mark-end text:id="IMark54549160"/>ential<text:alphabetical-index-mark-end text:id="IMark52334904"/><text:alphabetical-index-mark-end text:id="IMark54554344"/><text:alphabetical-index-mark-end text:id="IMark54531464"/><text:alphabetical-index-mark-end text:id="IMark51771784"/><text:alphabetical-index-mark-end text:id="IMark54359848"/> <text:alphabetical-index-mark-start text:id="IMark54688584"/><text:alphabetical-index-mark-start text:id="IMark54635368"/><text:alphabetical-index-mark-start text:id="IMark53198808"/><text:alphabetical-index-mark-start text:id="IMark52526840"/><text:alphabetical-index-mark-start text:id="IMark50822200"/><text:alphabetical-index-mark-start text:id="IMark53816648"/>value<text:alphabetical-index-mark-end text:id="IMark53816648"/><text:alphabetical-index-mark-end text:id="IMark50822200"/><text:alphabetical-index-mark-end text:id="IMark52526840"/><text:alphabetical-index-mark-end text:id="IMark53198808"/><text:alphabetical-index-mark-end text:id="IMark54635368"/><text:alphabetical-index-mark-end text:id="IMark54688584"/>s in the area was obtained f<text:alphabetical-index-mark-start text:id="IMark51497672"/><text:alphabetical-index-mark-start text:id="IMark53952216"/>ro<text:alphabetical-index-mark-end text:id="IMark53952216"/><text:alphabetical-index-mark-end text:id="IMark51497672"/>m the <text:alphabetical-index-mark-start text:id="IMark53394888"/><text:alphabetical-index-mark-start text:id="IMark28665816"/><text:alphabetical-index-mark-start text:id="IMark54450760"/><text:alphabetical-index-mark-start text:id="IMark53693704"/>p<text:alphabetical-index-mark-start text:id="IMark54546632"/><text:alphabetical-index-mark-start text:id="IMark31674984"/>ro<text:alphabetical-index-mark-end text:id="IMark31674984"/><text:alphabetical-index-mark-end text:id="IMark54546632"/>perties<text:alphabetical-index-mark-end text:id="IMark53693704"/><text:alphabetical-index-mark-end text:id="IMark54450760"/><text:alphabetical-index-mark-end text:id="IMark28665816"/><text:alphabetical-index-mark-end text:id="IMark53394888"/> being offered <text:alphabetical-index-mark-start text:id="IMark52657176"/><text:alphabetical-index-mark-start text:id="IMark54599848"/><text:span text:style-name="T19">public</text:span><text:alphabetical-index-mark-end text:id="IMark54599848"/><text:alphabetical-index-mark-end text:id="IMark52657176"/><text:span text:style-name="T19">ly </text:span>for <text:alphabetical-index-mark-start text:id="IMark51615784"/><text:alphabetical-index-mark-start text:id="IMark53324600"/>sale<text:alphabetical-index-mark-end text:id="IMark53324600"/><text:alphabetical-index-mark-end text:id="IMark51615784"/> at the <text:alphabetical-index-mark-start text:id="IMark54597320"/><text:alphabetical-index-mark-start text:id="IMark49757288"/><text:alphabetical-index-mark-start text:id="IMark31464712"/><text:alphabetical-index-mark-start text:id="IMark52061992"/>time<text:alphabetical-index-mark-end text:id="IMark52061992"/><text:alphabetical-index-mark-end text:id="IMark31464712"/><text:alphabetical-index-mark-end text:id="IMark49757288"/><text:alphabetical-index-mark-end text:id="IMark54597320"/>.</text:p>
      <text:p text:style-name="P10"/>
      <text:p text:style-name="P15">In order to better pinpoint the date and <text:alphabetical-index-mark-start text:id="IMark51279128"/><text:alphabetical-index-mark-start text:id="IMark51331528"/><text:alphabetical-index-mark-start text:id="IMark51090424"/><text:alphabetical-index-mark-start text:id="IMark52879832"/>time<text:alphabetical-index-mark-end text:id="IMark52879832"/><text:alphabetical-index-mark-end text:id="IMark51090424"/><text:alphabetical-index-mark-end text:id="IMark51331528"/><text:alphabetical-index-mark-end text:id="IMark51279128"/> in which <text:alphabetical-index-mark-start text:id="IMark52485160"/><text:alphabetical-index-mark-start text:id="IMark54754440"/><text:alphabetical-index-mark-start text:id="IMark52931160"/><text:alphabetical-index-mark-start text:id="IMark54632840"/><text:alphabetical-index-mark-start text:id="IMark51995384"/>data<text:alphabetical-index-mark-end text:id="IMark51995384"/><text:alphabetical-index-mark-end text:id="IMark54632840"/><text:alphabetical-index-mark-end text:id="IMark52931160"/><text:alphabetical-index-mark-end text:id="IMark54754440"/><text:alphabetical-index-mark-end text:id="IMark52485160"/> was added to the <text:alphabetical-index-mark-start text:id="IMark54627784"/><text:alphabetical-index-mark-start text:id="IMark46017976"/><text:alphabetical-index-mark-start text:id="IMark54769608"/><text:alphabetical-index-mark-start text:id="IMark54711336"/><text:alphabetical-index-mark-start text:id="IMark54762024"/>dat<text:alphabetical-index-mark-start text:id="IMark53568264"/><text:alphabetical-index-mark-start text:id="IMark51844088"/>a<text:alphabetical-index-mark-end text:id="IMark54762024"/><text:alphabetical-index-mark-end text:id="IMark54711336"/><text:alphabetical-index-mark-end text:id="IMark54769608"/><text:alphabetical-index-mark-end text:id="IMark46017976"/><text:alphabetical-index-mark-end text:id="IMark54627784"/>b<text:alphabetical-index-mark-end text:id="IMark51844088"/><text:alphabetical-index-mark-end text:id="IMark53568264"/>ase, each re<text:alphabetical-index-mark-start text:id="IMark51187256"/><text:alphabetical-index-mark-start text:id="IMark54739144"/>co<text:alphabetical-index-mark-end text:id="IMark54739144"/><text:alphabetical-index-mark-end text:id="IMark51187256"/>rd was p<text:alphabetical-index-mark-start text:id="IMark54577096"/><text:alphabetical-index-mark-start text:id="IMark53766296"/>ro<text:alphabetical-index-mark-end text:id="IMark53766296"/><text:alphabetical-index-mark-end text:id="IMark54577096"/>v<text:alphabetical-index-mark-start text:id="IMark52336952"/><text:alphabetical-index-mark-start text:id="IMark54192504"/>id<text:alphabetical-index-mark-end text:id="IMark54192504"/><text:alphabetical-index-mark-end text:id="IMark52336952"/>ed with a <text:alphabetical-index-mark-start text:id="IMark52231656"/><text:alphabetical-index-mark-start text:id="IMark51832408"/><text:alphabetical-index-mark-start text:id="IMark26823448"/><text:alphabetical-index-mark-start text:id="IMark54216184"/>time<text:alphabetical-index-mark-end text:id="IMark54216184"/><text:alphabetical-index-mark-end text:id="IMark26823448"/><text:alphabetical-index-mark-end text:id="IMark51832408"/><text:alphabetical-index-mark-end text:id="IMark52231656"/> <text:alphabetical-index-mark-start text:id="IMark53310680"/>stamp<text:alphabetical-index-mark-end text:id="IMark53310680"/> field.</text:p>
      <text:p text:style-name="P15"/>
      <text:p text:style-name="P15"/>
      <text:p text:style-name="P10"/>
      <text:p text:style-name="P3"/>
      <text:p text:style-name="P3"/>
      <text:h text:style-name="P102" text:outline-level="1"><text:bookmark-start text:name="__RefHeading___Toc783_180202276"/>4. <text:alphabetical-index-mark-start text:id="IMark54702136"/>Structure<text:alphabetical-index-mark-end text:id="IMark54702136"/> and <text:alphabetical-index-mark-start text:id="IMark52921384"/><text:alphabetical-index-mark-start text:id="IMark54569512"/><text:alphabetical-index-mark-start text:id="IMark52146712"/><text:alphabetical-index-mark-start text:id="IMark53003528"/><text:alphabetical-index-mark-start text:id="IMark39621896"/>data<text:alphabetical-index-mark-end text:id="IMark39621896"/><text:alphabetical-index-mark-end text:id="IMark53003528"/><text:alphabetical-index-mark-end text:id="IMark52146712"/><text:alphabetical-index-mark-end text:id="IMark54569512"/><text:alphabetical-index-mark-end text:id="IMark52921384"/>.<text:bookmark-end text:name="__RefHeading___Toc783_180202276"/></text:h>
      <text:p text:style-name="P3"/>
      <text:p text:style-name="P52">This section should be <text:alphabetical-index-mark-start text:id="IMark53237480"/><text:alphabetical-index-mark-start text:id="IMark52064616"/>co<text:alphabetical-index-mark-end text:id="IMark52064616"/><text:alphabetical-index-mark-end text:id="IMark53237480"/>ns<text:alphabetical-index-mark-start text:id="IMark54701224"/><text:alphabetical-index-mark-start text:id="IMark54698696"/>id<text:alphabetical-index-mark-end text:id="IMark54698696"/><text:alphabetical-index-mark-end text:id="IMark54701224"/>ered as the <text:alphabetical-index-mark-start text:id="IMark51316824"/><text:alphabetical-index-mark-start text:id="IMark53595496"/><text:alphabetical-index-mark-start text:id="IMark53658088"/>data<text:alphabetical-index-mark-end text:id="IMark53658088"/><text:alphabetical-index-mark-end text:id="IMark53595496"/><text:alphabetical-index-mark-end text:id="IMark51316824"/> <text:alphabetical-index-mark-start text:id="IMark53394888"/><text:alphabetical-index-mark-start text:id="IMark28665816"/><text:alphabetical-index-mark-start text:id="IMark54450760"/>dictionary<text:alphabetical-index-mark-end text:id="IMark54450760"/><text:alphabetical-index-mark-end text:id="IMark28665816"/><text:alphabetical-index-mark-end text:id="IMark53394888"/> of the <text:alphabetical-index-mark-start text:id="IMark53693704"/><text:alphabetical-index-mark-start text:id="IMark54546632"/><text:alphabetical-index-mark-start text:id="IMark31674984"/>dat<text:alphabetical-index-mark-start text:id="IMark51497672"/><text:alphabetical-index-mark-start text:id="IMark53952216"/>a<text:alphabetical-index-mark-end text:id="IMark31674984"/><text:alphabetical-index-mark-end text:id="IMark54546632"/><text:alphabetical-index-mark-end text:id="IMark53693704"/>b<text:alphabetical-index-mark-end text:id="IMark53952216"/><text:alphabetical-index-mark-end text:id="IMark51497672"/>ase.</text:p>
      <text:p text:style-name="P3"/>
      <text:h text:style-name="Heading_20_2" text:outline-level="2"><text:bookmark-start text:name="__RefHeading___Toc3184_309449435"/>4.1 <text:alphabetical-index-mark-start text:id="IMark52526840"/><text:alphabetical-index-mark-start text:id="IMark53816648"/><text:alphabetical-index-mark-start text:id="IMark54359848"/><text:alphabetical-index-mark-start text:id="IMark51771784"/><text:alphabetical-index-mark-start text:id="IMark54531464"/>Data<text:alphabetical-index-mark-end text:id="IMark54531464"/><text:alphabetical-index-mark-end text:id="IMark51771784"/><text:alphabetical-index-mark-end text:id="IMark54359848"/><text:alphabetical-index-mark-end text:id="IMark53816648"/><text:alphabetical-index-mark-end text:id="IMark52526840"/> t<text:alphabetical-index-mark-start text:id="IMark54554344"/><text:alphabetical-index-mark-start text:id="IMark52334904"/>ab<text:alphabetical-index-mark-end text:id="IMark52334904"/><text:alphabetical-index-mark-end text:id="IMark54554344"/>les <text:span text:style-name="T25">in the </text:span><text:alphabetical-index-mark-start text:id="IMark54549160"/><text:alphabetical-index-mark-start text:id="IMark31278552"/><text:alphabetical-index-mark-start text:id="IMark53704520"/><text:alphabetical-index-mark-start text:id="IMark54706280"/><text:alphabetical-index-mark-start text:id="IMark53683528"/><text:alphabetical-index-mark-start text:id="IMark52602792"/><text:alphabetical-index-mark-start text:id="IMark52311112"/><text:alphabetical-index-mark-start text:id="IMark52280104"/><text:alphabetical-index-mark-start text:id="IMark52409512"/><text:alphabetical-index-mark-start text:id="IMark52134424"/><text:span text:style-name="T25">data</text:span><text:alphabetical-index-mark-end text:id="IMark52134424"/><text:alphabetical-index-mark-end text:id="IMark52409512"/><text:alphabetical-index-mark-end text:id="IMark52280104"/><text:alphabetical-index-mark-end text:id="IMark52311112"/><text:alphabetical-index-mark-end text:id="IMark52602792"/><text:span text:style-name="T25">set</text:span><text:alphabetical-index-mark-end text:id="IMark53683528"/><text:alphabetical-index-mark-end text:id="IMark54706280"/><text:alphabetical-index-mark-end text:id="IMark53704520"/><text:alphabetical-index-mark-end text:id="IMark31278552"/><text:alphabetical-index-mark-end text:id="IMark54549160"/>.<text:bookmark-end text:name="__RefHeading___Toc3184_309449435"/></text:h>
      <text:p text:style-name="P12"/>
      <text:h text:style-name="Heading_20_3" text:outline-level="3"><text:bookmark-start text:name="__RefHeading___Toc3186_309449435"/>4.1.1. <text:alphabetical-index-mark-start text:id="IMark53422936"/><text:alphabetical-index-mark-start text:id="IMark53839272"/><text:alphabetical-index-mark-start text:id="IMark52657176"/><text:alphabetical-index-mark-start text:id="IMark54599848"/><text:alphabetical-index-mark-start text:id="IMark49757288"/><text:span text:style-name="T26">trf_pers</text:span><text:bookmark-end text:name="__RefHeading___Toc3186_309449435"/><text:alphabetical-index-mark-end text:id="IMark49757288"/><text:alphabetical-index-mark-end text:id="IMark54599848"/><text:alphabetical-index-mark-end text:id="IMark52657176"/><text:alphabetical-index-mark-end text:id="IMark53839272"/><text:alphabetical-index-mark-end text:id="IMark53422936"/></text:h>
      <text:p text:style-name="P32"/>
      <text:p text:style-name="P32">This t<text:alphabetical-index-mark-start text:id="IMark51615784"/><text:alphabetical-index-mark-start text:id="IMark53324600"/>ab<text:alphabetical-index-mark-end text:id="IMark53324600"/><text:alphabetical-index-mark-end text:id="IMark51615784"/>le <text:alphabetical-index-mark-start text:id="IMark52400568"/><text:alphabetical-index-mark-start text:id="IMark54648008"/>co<text:alphabetical-index-mark-end text:id="IMark54648008"/><text:alphabetical-index-mark-end text:id="IMark52400568"/>ntains <text:alphabetical-index-mark-start text:id="IMark52231656"/><text:alphabetical-index-mark-start text:id="IMark53310680"/><text:alphabetical-index-mark-start text:id="IMark51832408"/><text:alphabetical-index-mark-start text:id="IMark26823448"/><text:alphabetical-index-mark-start text:id="IMark54216184"/>data<text:alphabetical-index-mark-end text:id="IMark54216184"/><text:alphabetical-index-mark-end text:id="IMark26823448"/><text:alphabetical-index-mark-end text:id="IMark51832408"/><text:alphabetical-index-mark-end text:id="IMark53310680"/><text:alphabetical-index-mark-end text:id="IMark52231656"/> regarding the <text:alphabetical-index-mark-start text:id="IMark52336952"/><text:alphabetical-index-mark-start text:id="IMark54192504"/><text:alphabetical-index-mark-start text:id="IMark54577096"/><text:alphabetical-index-mark-start text:id="IMark53766296"/><text:alphabetical-index-mark-start text:id="IMark51187256"/>number<text:alphabetical-index-mark-end text:id="IMark51187256"/><text:alphabetical-index-mark-end text:id="IMark53766296"/><text:alphabetical-index-mark-end text:id="IMark54577096"/><text:alphabetical-index-mark-end text:id="IMark54192504"/><text:alphabetical-index-mark-end text:id="IMark52336952"/> of persons measured on each <text:alphabetical-index-mark-start text:id="IMark54739144"/><text:alphabetical-index-mark-start text:id="IMark53568264"/><text:alphabetical-index-mark-start text:id="IMark51844088"/><text:alphabetical-index-mark-start text:id="IMark54627784"/><text:alphabetical-index-mark-start text:id="IMark46017976"/>street<text:alphabetical-index-mark-end text:id="IMark46017976"/><text:alphabetical-index-mark-end text:id="IMark54627784"/><text:alphabetical-index-mark-end text:id="IMark51844088"/><text:alphabetical-index-mark-end text:id="IMark53568264"/><text:alphabetical-index-mark-end text:id="IMark54739144"/> <text:alphabetical-index-mark-start text:id="IMark54769608"/><text:alphabetical-index-mark-start text:id="IMark54711336"/><text:alphabetical-index-mark-start text:id="IMark54762024"/><text:alphabetical-index-mark-start text:id="IMark52485160"/><text:alphabetical-index-mark-start text:id="IMark54754440"/>block<text:alphabetical-index-mark-end text:id="IMark54754440"/><text:alphabetical-index-mark-end text:id="IMark52485160"/><text:alphabetical-index-mark-end text:id="IMark54762024"/><text:alphabetical-index-mark-end text:id="IMark54711336"/><text:alphabetical-index-mark-end text:id="IMark54769608"/>.</text:p>
      <text:p text:style-name="P32"/>
      <text:p text:style-name="P37"><text:span text:style-name="T13">4.1.1.1.</text:span><text:span text:style-name="T41"> </text:span><text:alphabetical-index-mark-start text:id="IMark51279128"/><text:alphabetical-index-mark-start text:id="IMark51331528"/><text:span text:style-name="T26">Id</text:span><text:alphabetical-index-mark-end text:id="IMark51331528"/><text:alphabetical-index-mark-end text:id="IMark51279128"/><text:span text:style-name="T49">: </text:span><text:span text:style-name="T50">Primary key. </text:span><text:span text:style-name="T56">Unique integer that </text:span><text:alphabetical-index-mark-start text:id="IMark51090424"/><text:alphabetical-index-mark-start text:id="IMark52879832"/><text:span text:style-name="T56">id</text:span><text:alphabetical-index-mark-end text:id="IMark52879832"/><text:alphabetical-index-mark-end text:id="IMark51090424"/><text:span text:style-name="T56">entifies each re</text:span><text:alphabetical-index-mark-start text:id="IMark52353400"/><text:alphabetical-index-mark-start text:id="IMark52378568"/><text:span text:style-name="T56">co</text:span><text:alphabetical-index-mark-end text:id="IMark52378568"/><text:alphabetical-index-mark-end text:id="IMark52353400"/><text:span text:style-name="T56">rd in the t</text:span><text:alphabetical-index-mark-start text:id="IMark53486904"/><text:alphabetical-index-mark-start text:id="IMark52603224"/><text:span text:style-name="T56">ab</text:span><text:alphabetical-index-mark-end text:id="IMark52603224"/><text:alphabetical-index-mark-end text:id="IMark53486904"/><text:span text:style-name="T56">le.</text:span></text:p>
      <text:p text:style-name="P53"/>
      <text:p text:style-name="P53"/>
      <text:p text:style-name="P38"><text:span text:style-name="T13">4.1.1.2.</text:span><text:span text:style-name="T41"> </text:span><text:alphabetical-index-mark-start text:id="IMark53952216"/><text:alphabetical-index-mark-start text:id="IMark51497672"/><text:alphabetical-index-mark-start text:id="IMark53693704"/><text:alphabetical-index-mark-start text:id="IMark54546632"/><text:span text:style-name="T26">Co</text:span><text:alphabetical-index-mark-end text:id="IMark54546632"/><text:alphabetical-index-mark-end text:id="IMark53693704"/><text:span text:style-name="T26">ntext</text:span><text:alphabetical-index-mark-end text:id="IMark51497672"/><text:alphabetical-index-mark-end text:id="IMark53952216"/><text:span text:style-name="T49">: </text:span><text:span text:style-name="T50">describes the area or </text:span><text:alphabetical-index-mark-start text:id="IMark31674984"/><text:alphabetical-index-mark-start text:id="IMark53394888"/><text:alphabetical-index-mark-start text:id="IMark28665816"/><text:span text:style-name="T50">district</text:span><text:alphabetical-index-mark-end text:id="IMark28665816"/><text:alphabetical-index-mark-end text:id="IMark53394888"/><text:alphabetical-index-mark-end text:id="IMark31674984"/><text:span text:style-name="T50"> within the </text:span><text:alphabetical-index-mark-start text:id="IMark54450760"/><text:alphabetical-index-mark-start text:id="IMark51316824"/><text:span text:style-name="T50">town</text:span><text:alphabetical-index-mark-end text:id="IMark51316824"/><text:alphabetical-index-mark-end text:id="IMark54450760"/><text:span text:style-name="T50">.</text:span></text:p>
      <text:p text:style-name="P54"/>
      <text:p text:style-name="P54"/>
      <text:p text:style-name="P38"><text:span text:style-name="T13">4.1.1.3.</text:span><text:span text:style-name="T41"> </text:span><text:alphabetical-index-mark-start text:id="IMark54531464"/><text:alphabetical-index-mark-start text:id="IMark50822200"/><text:span text:style-name="T26">Status</text:span><text:alphabetical-index-mark-end text:id="IMark50822200"/><text:alphabetical-index-mark-end text:id="IMark54531464"/><text:span text:style-name="T49">: </text:span><text:span text:style-name="T26">‘</text:span><text:span text:style-name="T27">en</text:span><text:alphabetical-index-mark-start text:id="IMark52602792"/><text:alphabetical-index-mark-start text:id="IMark52311112"/><text:span text:style-name="T27">ab</text:span><text:alphabetical-index-mark-end text:id="IMark52311112"/><text:alphabetical-index-mark-end text:id="IMark52602792"/><text:span text:style-name="T27">led</text:span><text:span text:style-name="T26">’</text:span><text:span text:style-name="T49"> </text:span><text:span text:style-name="T50">for re</text:span><text:alphabetical-index-mark-start text:id="IMark52280104"/><text:alphabetical-index-mark-start text:id="IMark52409512"/><text:span text:style-name="T50">co</text:span><text:alphabetical-index-mark-end text:id="IMark52409512"/><text:alphabetical-index-mark-end text:id="IMark52280104"/><text:span text:style-name="T50">rds to be </text:span><text:alphabetical-index-mark-start text:id="IMark52134424"/><text:alphabetical-index-mark-start text:id="IMark31278552"/><text:span text:style-name="T50">co</text:span><text:alphabetical-index-mark-end text:id="IMark31278552"/><text:alphabetical-index-mark-end text:id="IMark52134424"/><text:span text:style-name="T50">ns</text:span><text:alphabetical-index-mark-start text:id="IMark54549160"/><text:alphabetical-index-mark-start text:id="IMark53704520"/><text:span text:style-name="T50">id</text:span><text:alphabetical-index-mark-end text:id="IMark53704520"/><text:alphabetical-index-mark-end text:id="IMark54549160"/><text:span text:style-name="T50">ered, </text:span><text:span text:style-name="T27">‘dis</text:span><text:alphabetical-index-mark-start text:id="IMark54706280"/><text:alphabetical-index-mark-start text:id="IMark53683528"/><text:span text:style-name="T27">ab</text:span><text:alphabetical-index-mark-end text:id="IMark53683528"/><text:alphabetical-index-mark-end text:id="IMark54706280"/><text:span text:style-name="T27">led’</text:span><text:span text:style-name="T50"> for re</text:span><text:alphabetical-index-mark-start text:id="IMark31506392"/><text:alphabetical-index-mark-start text:id="IMark53667080"/><text:span text:style-name="T50">co</text:span><text:alphabetical-index-mark-end text:id="IMark53667080"/><text:alphabetical-index-mark-end text:id="IMark31506392"/><text:span text:style-name="T50">rds on hold.</text:span></text:p>
      <text:p text:style-name="P54"/>
      <text:p text:style-name="P54"/>
      <text:p text:style-name="P38"><text:span text:style-name="T13">4.1.1.4.</text:span><text:span text:style-name="T41"> </text:span><text:alphabetical-index-mark-start text:id="IMark54216184"/><text:alphabetical-index-mark-start text:id="IMark52400568"/><text:alphabetical-index-mark-start text:id="IMark54648008"/><text:alphabetical-index-mark-start text:id="IMark51615784"/><text:span text:style-name="T26">Ab</text:span><text:alphabetical-index-mark-end text:id="IMark51615784"/><text:alphabetical-index-mark-end text:id="IMark54648008"/><text:span text:style-name="T26">r</text:span><text:alphabetical-index-mark-end text:id="IMark52400568"/><text:alphabetical-index-mark-end text:id="IMark54216184"/><text:span text:style-name="T49">: </text:span><text:span text:style-name="T50">A two to four letter </text:span><text:alphabetical-index-mark-start text:id="IMark53324600"/><text:alphabetical-index-mark-start text:id="IMark52931160"/><text:alphabetical-index-mark-start text:id="IMark51995384"/><text:alphabetical-index-mark-start text:id="IMark54632840"/><text:alphabetical-index-mark-start text:id="IMark51286248"/><text:span text:style-name="T50">co</text:span><text:alphabetical-index-mark-end text:id="IMark51286248"/><text:alphabetical-index-mark-end text:id="IMark54632840"/><text:span text:style-name="T50">de</text:span><text:alphabetical-index-mark-end text:id="IMark51995384"/><text:alphabetical-index-mark-end text:id="IMark52931160"/><text:alphabetical-index-mark-end text:id="IMark53324600"/><text:span text:style-name="T50"> that </text:span><text:alphabetical-index-mark-start text:id="IMark54536520"/><text:alphabetical-index-mark-start text:id="IMark51279128"/><text:span text:style-name="T50">id</text:span><text:alphabetical-index-mark-end text:id="IMark51279128"/><text:alphabetical-index-mark-end text:id="IMark54536520"/><text:span text:style-name="T50">entifies each </text:span><text:alphabetical-index-mark-start text:id="IMark51331528"/><text:alphabetical-index-mark-start text:id="IMark53038792"/><text:alphabetical-index-mark-start text:id="IMark52313624"/><text:span text:style-name="T50">street</text:span><text:alphabetical-index-mark-end text:id="IMark52313624"/><text:alphabetical-index-mark-end text:id="IMark53038792"/><text:alphabetical-index-mark-end text:id="IMark51331528"/><text:span text:style-name="T50">. </text:span><text:alphabetical-index-mark-start text:id="IMark53633128"/><text:alphabetical-index-mark-start text:id="IMark54779720"/><text:span text:style-name="T50">Co</text:span><text:alphabetical-index-mark-end text:id="IMark54779720"/><text:alphabetical-index-mark-end text:id="IMark53633128"/><text:span text:style-name="T50">rrespondence between </text:span><text:alphabetical-index-mark-start text:id="IMark51090424"/><text:alphabetical-index-mark-start text:id="IMark52879832"/><text:alphabetical-index-mark-start text:id="IMark51498952"/><text:alphabetical-index-mark-start text:id="IMark54569512"/><text:span text:style-name="T27">Ab</text:span><text:alphabetical-index-mark-end text:id="IMark54569512"/><text:alphabetical-index-mark-end text:id="IMark51498952"/><text:span text:style-name="T27">r</text:span><text:alphabetical-index-mark-end text:id="IMark52879832"/><text:alphabetical-index-mark-end text:id="IMark51090424"/><text:span text:style-name="T50"> and the actual name of the </text:span><text:alphabetical-index-mark-start text:id="IMark52353400"/><text:alphabetical-index-mark-start text:id="IMark52378568"/><text:alphabetical-index-mark-start text:id="IMark52921384"/><text:span text:style-name="T50">street</text:span><text:alphabetical-index-mark-end text:id="IMark52921384"/><text:alphabetical-index-mark-end text:id="IMark52378568"/><text:alphabetical-index-mark-end text:id="IMark52353400"/><text:span text:style-name="T50"> is </text:span><text:alphabetical-index-mark-start text:id="IMark52146712"/><text:alphabetical-index-mark-start text:id="IMark53486904"/><text:span text:style-name="T50">co</text:span><text:alphabetical-index-mark-end text:id="IMark53486904"/><text:alphabetical-index-mark-end text:id="IMark52146712"/><text:span text:style-name="T50">ntained in t</text:span><text:alphabetical-index-mark-start text:id="IMark52603224"/><text:alphabetical-index-mark-start text:id="IMark53003528"/><text:span text:style-name="T50">ab</text:span><text:alphabetical-index-mark-end text:id="IMark53003528"/><text:alphabetical-index-mark-end text:id="IMark52603224"/><text:span text:style-name="T50">le </text:span><text:span text:style-name="T27">‘</text:span><text:alphabetical-index-mark-start text:id="IMark54702136"/><text:alphabetical-index-mark-start text:id="IMark39621896"/><text:alphabetical-index-mark-start text:id="IMark54466440"/><text:span text:style-name="T27">trf_</text:span><text:alphabetical-index-mark-start text:id="IMark51600232"/><text:alphabetical-index-mark-start text:id="IMark53792824"/><text:alphabetical-index-mark-start text:id="IMark53465496"/><text:span text:style-name="T27">street</text:span><text:alphabetical-index-mark-end text:id="IMark53465496"/><text:alphabetical-index-mark-end text:id="IMark53792824"/><text:alphabetical-index-mark-end text:id="IMark51600232"/><text:span text:style-name="T27">s</text:span><text:alphabetical-index-mark-end text:id="IMark54466440"/><text:alphabetical-index-mark-end text:id="IMark39621896"/><text:alphabetical-index-mark-end text:id="IMark54702136"/><text:span text:style-name="T27">’</text:span><text:span text:style-name="T50"> between fields </text:span><text:alphabetical-index-mark-start text:id="IMark53595496"/><text:alphabetical-index-mark-start text:id="IMark53658088"/><text:span text:style-name="T27">Item</text:span><text:alphabetical-index-mark-end text:id="IMark53658088"/><text:alphabetical-index-mark-end text:id="IMark53595496"/><text:span text:style-name="T50"> and </text:span><text:alphabetical-index-mark-start text:id="IMark53693704"/><text:alphabetical-index-mark-start text:id="IMark54546632"/><text:alphabetical-index-mark-start text:id="IMark54701224"/><text:alphabetical-index-mark-start text:id="IMark53952216"/><text:span text:style-name="T27">Ab</text:span><text:alphabetical-index-mark-end text:id="IMark53952216"/><text:alphabetical-index-mark-end text:id="IMark54701224"/><text:span text:style-name="T27">r</text:span><text:alphabetical-index-mark-end text:id="IMark54546632"/><text:alphabetical-index-mark-end text:id="IMark53693704"/><text:span text:style-name="T50">.</text:span></text:p>
      <text:p text:style-name="P54"/>
      <text:p text:style-name="P54"/>
      <text:p text:style-name="P39"><text:span text:style-name="T13">4.1.1.5.</text:span><text:span text:style-name="T41"> </text:span><text:alphabetical-index-mark-start text:id="IMark54739144"/><text:alphabetical-index-mark-start text:id="IMark54549160"/><text:span text:style-name="T26">Alt</text:span><text:alphabetical-index-mark-end text:id="IMark54549160"/><text:alphabetical-index-mark-end text:id="IMark54739144"/><text:span text:style-name="T49">: </text:span><text:alphabetical-index-mark-start text:id="IMark53704520"/><text:alphabetical-index-mark-start text:id="IMark53568264"/><text:alphabetical-index-mark-start text:id="IMark51844088"/><text:span text:style-name="T51">Street</text:span><text:alphabetical-index-mark-end text:id="IMark51844088"/><text:alphabetical-index-mark-end text:id="IMark53568264"/><text:alphabetical-index-mark-end text:id="IMark53704520"/><text:span text:style-name="T51"> </text:span><text:alphabetical-index-mark-start text:id="IMark54627784"/><text:alphabetical-index-mark-start text:id="IMark54706280"/><text:span text:style-name="T51">co</text:span><text:alphabetical-index-mark-end text:id="IMark54706280"/><text:alphabetical-index-mark-end text:id="IMark54627784"/><text:span text:style-name="T51">ordinate - i.e. </text:span><text:alphabetical-index-mark-start text:id="IMark53683528"/><text:alphabetical-index-mark-start text:id="IMark46017976"/><text:alphabetical-index-mark-start text:id="IMark52336952"/><text:span text:style-name="T51">street</text:span><text:alphabetical-index-mark-end text:id="IMark52336952"/><text:alphabetical-index-mark-end text:id="IMark46017976"/><text:alphabetical-index-mark-end text:id="IMark53683528"/><text:span text:style-name="T51"> </text:span><text:alphabetical-index-mark-start text:id="IMark54192504"/><text:alphabetical-index-mark-start text:id="IMark31506392"/><text:alphabetical-index-mark-start text:id="IMark53667080"/><text:span text:style-name="T51">number</text:span><text:alphabetical-index-mark-end text:id="IMark53667080"/><text:alphabetical-index-mark-end text:id="IMark31506392"/><text:alphabetical-index-mark-end text:id="IMark54192504"/><text:span text:style-name="T51">. In </text:span><text:alphabetical-index-mark-start text:id="IMark54577096"/><text:alphabetical-index-mark-start text:id="IMark51187256"/><text:alphabetical-index-mark-start text:id="IMark53766296"/><text:span text:style-name="T51">Argentina</text:span><text:alphabetical-index-mark-end text:id="IMark53766296"/><text:alphabetical-index-mark-end text:id="IMark51187256"/><text:alphabetical-index-mark-end text:id="IMark54577096"/><text:span text:style-name="T51"> </text:span><text:alphabetical-index-mark-start text:id="IMark53310680"/><text:alphabetical-index-mark-start text:id="IMark52231656"/><text:alphabetical-index-mark-start text:id="IMark26823448"/><text:span text:style-name="T51">norm</text:span><text:alphabetical-index-mark-end text:id="IMark26823448"/><text:alphabetical-index-mark-end text:id="IMark52231656"/><text:alphabetical-index-mark-end text:id="IMark53310680"/><text:span text:style-name="T51">ally each </text:span><text:alphabetical-index-mark-start text:id="IMark51832408"/><text:alphabetical-index-mark-start text:id="IMark51497672"/><text:alphabetical-index-mark-start text:id="IMark54698696"/><text:span text:style-name="T51">street</text:span><text:alphabetical-index-mark-end text:id="IMark54698696"/><text:alphabetical-index-mark-end text:id="IMark51497672"/><text:alphabetical-index-mark-end text:id="IMark51832408"/><text:span text:style-name="T51"> </text:span><text:alphabetical-index-mark-start text:id="IMark54648008"/><text:alphabetical-index-mark-start text:id="IMark51615784"/><text:alphabetical-index-mark-start text:id="IMark53237480"/><text:span text:style-name="T51">block</text:span><text:alphabetical-index-mark-end text:id="IMark53237480"/><text:alphabetical-index-mark-end text:id="IMark51615784"/><text:alphabetical-index-mark-end text:id="IMark54648008"/><text:span text:style-name="T51"> carries </text:span><text:alphabetical-index-mark-start text:id="IMark54216184"/><text:alphabetical-index-mark-start text:id="IMark52400568"/><text:alphabetical-index-mark-start text:id="IMark52064616"/><text:span text:style-name="T51">number</text:span><text:alphabetical-index-mark-end text:id="IMark52064616"/><text:alphabetical-index-mark-end text:id="IMark52400568"/><text:alphabetical-index-mark-end text:id="IMark54216184"/><text:span text:style-name="T51">s by a century or hundred </text:span><text:alphabetical-index-mark-start text:id="IMark31674984"/><text:alphabetical-index-mark-start text:id="IMark53394888"/><text:alphabetical-index-mark-start text:id="IMark54632840"/><text:span text:style-name="T51">meter</text:span><text:alphabetical-index-mark-end text:id="IMark54632840"/><text:alphabetical-index-mark-end text:id="IMark53394888"/><text:alphabetical-index-mark-end text:id="IMark31674984"/><text:span text:style-name="T51">s </text:span><text:alphabetical-index-mark-start text:id="IMark51286248"/><text:alphabetical-index-mark-start text:id="IMark28665816"/><text:alphabetical-index-mark-start text:id="IMark53324600"/><text:alphabetical-index-mark-start text:id="IMark52931160"/><text:alphabetical-index-mark-start text:id="IMark51995384"/><text:span text:style-name="T51">co</text:span><text:alphabetical-index-mark-end text:id="IMark51995384"/><text:alphabetical-index-mark-end text:id="IMark52931160"/><text:span text:style-name="T51">unt</text:span><text:alphabetical-index-mark-end text:id="IMark53324600"/><text:alphabetical-index-mark-end text:id="IMark28665816"/><text:alphabetical-index-mark-end text:id="IMark51286248"/><text:span text:style-name="T51">ed f</text:span><text:alphabetical-index-mark-start text:id="IMark54688584"/><text:alphabetical-index-mark-start text:id="IMark53198808"/><text:span text:style-name="T51">ro</text:span><text:alphabetical-index-mark-end text:id="IMark53198808"/><text:alphabetical-index-mark-end text:id="IMark54688584"/><text:span text:style-name="T51">m what is </text:span><text:alphabetical-index-mark-start text:id="IMark54536520"/><text:alphabetical-index-mark-start text:id="IMark51279128"/><text:span text:style-name="T51">co</text:span><text:alphabetical-index-mark-end text:id="IMark51279128"/><text:alphabetical-index-mark-end text:id="IMark54536520"/><text:span text:style-name="T51">ns</text:span><text:alphabetical-index-mark-start text:id="IMark54450760"/><text:alphabetical-index-mark-start text:id="IMark51316824"/><text:span text:style-name="T51">id</text:span><text:alphabetical-index-mark-end text:id="IMark51316824"/><text:alphabetical-index-mark-end text:id="IMark54450760"/><text:span text:style-name="T51">ered to be the starting point of the </text:span><text:alphabetical-index-mark-start text:id="IMark51331528"/><text:alphabetical-index-mark-start text:id="IMark53038792"/><text:alphabetical-index-mark-start text:id="IMark52313624"/><text:span text:style-name="T51">street</text:span><text:alphabetical-index-mark-end text:id="IMark52313624"/><text:alphabetical-index-mark-end text:id="IMark53038792"/><text:alphabetical-index-mark-end text:id="IMark51331528"/><text:span text:style-name="T51">, for a given </text:span><text:alphabetical-index-mark-start text:id="IMark54635368"/><text:alphabetical-index-mark-start text:id="IMark52334904"/><text:span text:style-name="T51">town</text:span><text:alphabetical-index-mark-end text:id="IMark52334904"/><text:alphabetical-index-mark-end text:id="IMark54635368"/><text:span text:style-name="T51">. For example, being at the </text:span><text:alphabetical-index-mark-start text:id="IMark53633128"/><text:alphabetical-index-mark-start text:id="IMark54779720"/><text:span text:style-name="T51">co</text:span><text:alphabetical-index-mark-end text:id="IMark54779720"/><text:alphabetical-index-mark-end text:id="IMark53633128"/><text:span text:style-name="T51">rner of Lavalle 1700 means that this is the 17ht </text:span><text:alphabetical-index-mark-start text:id="IMark54554344"/><text:alphabetical-index-mark-start text:id="IMark53816648"/><text:alphabetical-index-mark-start text:id="IMark51498952"/><text:span text:style-name="T51">block</text:span><text:alphabetical-index-mark-end text:id="IMark51498952"/><text:alphabetical-index-mark-end text:id="IMark53816648"/><text:alphabetical-index-mark-end text:id="IMark54554344"/><text:span text:style-name="T51"> of that </text:span><text:alphabetical-index-mark-start text:id="IMark54569512"/><text:alphabetical-index-mark-start text:id="IMark52526840"/><text:alphabetical-index-mark-start text:id="IMark51090424"/><text:span text:style-name="T51">street</text:span><text:alphabetical-index-mark-end text:id="IMark51090424"/><text:alphabetical-index-mark-end text:id="IMark52526840"/><text:alphabetical-index-mark-end text:id="IMark54569512"/><text:span text:style-name="T51">.</text:span></text:p>
      <text:p text:style-name="P55"/>
      <text:p text:style-name="P55">Houses are <text:alphabetical-index-mark-start text:id="IMark54739144"/><text:alphabetical-index-mark-start text:id="IMark54549160"/>id<text:alphabetical-index-mark-end text:id="IMark54549160"/><text:alphabetical-index-mark-end text:id="IMark54739144"/>entified by <text:alphabetical-index-mark-start text:id="IMark54359848"/><text:alphabetical-index-mark-start text:id="IMark52353400"/><text:alphabetical-index-mark-start text:id="IMark53704520"/>meter<text:alphabetical-index-mark-end text:id="IMark53704520"/><text:alphabetical-index-mark-end text:id="IMark52353400"/><text:alphabetical-index-mark-end text:id="IMark54359848"/>s. So, Lavalle 1723 is the <text:alphabetical-index-mark-start text:id="IMark53568264"/><text:alphabetical-index-mark-start text:id="IMark51844088"/><text:alphabetical-index-mark-start text:id="IMark52378568"/>address<text:alphabetical-index-mark-end text:id="IMark52378568"/><text:alphabetical-index-mark-end text:id="IMark51844088"/><text:alphabetical-index-mark-end text:id="IMark53568264"/> that stands at 1723 <text:alphabetical-index-mark-start text:id="IMark52921384"/><text:alphabetical-index-mark-start text:id="IMark54627784"/><text:alphabetical-index-mark-start text:id="IMark54706280"/>meter<text:alphabetical-index-mark-end text:id="IMark54706280"/><text:alphabetical-index-mark-end text:id="IMark54627784"/><text:alphabetical-index-mark-end text:id="IMark52921384"/>s f<text:alphabetical-index-mark-start text:id="IMark51975000"/><text:alphabetical-index-mark-start text:id="IMark53839272"/>ro<text:alphabetical-index-mark-end text:id="IMark53839272"/><text:alphabetical-index-mark-end text:id="IMark51975000"/>m the beginning of the <text:alphabetical-index-mark-start text:id="IMark53683528"/><text:alphabetical-index-mark-start text:id="IMark46017976"/><text:alphabetical-index-mark-start text:id="IMark52336952"/>street<text:alphabetical-index-mark-end text:id="IMark52336952"/><text:alphabetical-index-mark-end text:id="IMark46017976"/><text:alphabetical-index-mark-end text:id="IMark53683528"/>. For the purposes of this <text:alphabetical-index-mark-start text:id="IMark52146712"/><text:alphabetical-index-mark-start text:id="IMark53486904"/>study<text:alphabetical-index-mark-end text:id="IMark53486904"/><text:alphabetical-index-mark-end text:id="IMark52146712"/>, <text:alphabetical-index-mark-start text:id="IMark54192504"/><text:alphabetical-index-mark-start text:id="IMark31506392"/><text:alphabetical-index-mark-start text:id="IMark53667080"/>address<text:alphabetical-index-mark-end text:id="IMark53667080"/><text:alphabetical-index-mark-end text:id="IMark31506392"/><text:alphabetical-index-mark-end text:id="IMark54192504"/>es represent the starting point of each <text:alphabetical-index-mark-start text:id="IMark54531464"/><text:alphabetical-index-mark-start text:id="IMark50822200"/><text:alphabetical-index-mark-start text:id="IMark54577096"/>street<text:alphabetical-index-mark-end text:id="IMark54577096"/><text:alphabetical-index-mark-end text:id="IMark50822200"/><text:alphabetical-index-mark-end text:id="IMark54531464"/> <text:alphabetical-index-mark-start text:id="IMark51187256"/><text:alphabetical-index-mark-start text:id="IMark53766296"/><text:alphabetical-index-mark-start text:id="IMark52603224"/>block<text:alphabetical-index-mark-end text:id="IMark52603224"/><text:alphabetical-index-mark-end text:id="IMark53766296"/><text:alphabetical-index-mark-end text:id="IMark51187256"/> f<text:alphabetical-index-mark-start text:id="IMark53003528"/><text:alphabetical-index-mark-start text:id="IMark53310680"/>ro<text:alphabetical-index-mark-end text:id="IMark53310680"/><text:alphabetical-index-mark-end text:id="IMark53003528"/>m which a <text:alphabetical-index-mark-start text:id="IMark52231656"/><text:alphabetical-index-mark-start text:id="IMark26823448"/><text:alphabetical-index-mark-start text:id="IMark53422936"/><text:alphabetical-index-mark-start text:id="IMark52657176"/><text:alphabetical-index-mark-start text:id="IMark51832408"/>co<text:alphabetical-index-mark-end text:id="IMark51832408"/><text:alphabetical-index-mark-end text:id="IMark52657176"/>unt<text:alphabetical-index-mark-end text:id="IMark53422936"/><text:alphabetical-index-mark-end text:id="IMark26823448"/><text:alphabetical-index-mark-end text:id="IMark52231656"/> of <text:alphabetical-index-mark-start text:id="IMark51497672"/><text:alphabetical-index-mark-start text:id="IMark54698696"/><text:alphabetical-index-mark-start text:id="IMark54599848"/>pedestrian<text:alphabetical-index-mark-end text:id="IMark54599848"/><text:alphabetical-index-mark-end text:id="IMark54698696"/><text:alphabetical-index-mark-end text:id="IMark51497672"/>s is made.</text:p>
      <text:p text:style-name="P56"><text:soft-page-break/></text:p>
      <text:p text:style-name="P56"/>
      <text:p text:style-name="P38"><text:span text:style-name="T13">4.1.1.6.</text:span><text:span text:style-name="T41"> </text:span><text:alphabetical-index-mark-start text:id="IMark53792824"/><text:alphabetical-index-mark-start text:id="IMark54216184"/><text:alphabetical-index-mark-start text:id="IMark52400568"/><text:alphabetical-index-mark-start text:id="IMark52064616"/><text:alphabetical-index-mark-start text:id="IMark53465496"/><text:span text:style-name="T26">Value</text:span><text:alphabetical-index-mark-end text:id="IMark53465496"/><text:alphabetical-index-mark-end text:id="IMark52064616"/><text:alphabetical-index-mark-end text:id="IMark52400568"/><text:alphabetical-index-mark-end text:id="IMark54216184"/><text:alphabetical-index-mark-end text:id="IMark53792824"/><text:span text:style-name="T49">: </text:span><text:alphabetical-index-mark-start text:id="IMark52602792"/><text:alphabetical-index-mark-start text:id="IMark31674984"/><text:span text:style-name="T52">co</text:span><text:alphabetical-index-mark-end text:id="IMark31674984"/><text:alphabetical-index-mark-end text:id="IMark52602792"/><text:span text:style-name="T52">ntains the </text:span><text:alphabetical-index-mark-start text:id="IMark53394888"/><text:alphabetical-index-mark-start text:id="IMark54632840"/><text:alphabetical-index-mark-start text:id="IMark54702136"/><text:span text:style-name="T52">number</text:span><text:alphabetical-index-mark-end text:id="IMark54702136"/><text:alphabetical-index-mark-end text:id="IMark54632840"/><text:alphabetical-index-mark-end text:id="IMark53394888"/><text:span text:style-name="T52"> of </text:span><text:alphabetical-index-mark-start text:id="IMark39621896"/><text:alphabetical-index-mark-start text:id="IMark52931160"/><text:alphabetical-index-mark-start text:id="IMark51995384"/><text:span text:style-name="T52">pedestrian</text:span><text:alphabetical-index-mark-end text:id="IMark51995384"/><text:alphabetical-index-mark-end text:id="IMark52931160"/><text:alphabetical-index-mark-end text:id="IMark39621896"/><text:span text:style-name="T52">s </text:span><text:alphabetical-index-mark-start text:id="IMark54466440"/><text:alphabetical-index-mark-start text:id="IMark51286248"/><text:alphabetical-index-mark-start text:id="IMark28665816"/><text:alphabetical-index-mark-start text:id="IMark53324600"/><text:alphabetical-index-mark-start text:id="IMark52311112"/><text:span text:style-name="T52">co</text:span><text:alphabetical-index-mark-end text:id="IMark52311112"/><text:alphabetical-index-mark-end text:id="IMark53324600"/><text:span text:style-name="T52">unt</text:span><text:alphabetical-index-mark-end text:id="IMark28665816"/><text:alphabetical-index-mark-end text:id="IMark51286248"/><text:alphabetical-index-mark-end text:id="IMark54466440"/><text:span text:style-name="T52">ed in the </text:span><text:span text:style-name="T28">[</text:span><text:alphabetical-index-mark-start text:id="IMark54597320"/><text:alphabetical-index-mark-start text:id="IMark54688584"/><text:span text:style-name="T28">Alt</text:span><text:alphabetical-index-mark-end text:id="IMark54688584"/><text:alphabetical-index-mark-end text:id="IMark54597320"/><text:span text:style-name="T28">, </text:span><text:alphabetical-index-mark-start text:id="IMark53198808"/><text:alphabetical-index-mark-start text:id="IMark52061992"/><text:span text:style-name="T28">Alt</text:span><text:alphabetical-index-mark-end text:id="IMark52061992"/><text:alphabetical-index-mark-end text:id="IMark53198808"/><text:span text:style-name="T28"> + 100)</text:span><text:span text:style-name="T52"> interval for that particular </text:span><text:alphabetical-index-mark-start text:id="IMark53595496"/><text:alphabetical-index-mark-start text:id="IMark54536520"/><text:alphabetical-index-mark-start text:id="IMark51279128"/><text:span text:style-name="T52">street</text:span><text:alphabetical-index-mark-end text:id="IMark51279128"/><text:alphabetical-index-mark-end text:id="IMark54536520"/><text:alphabetical-index-mark-end text:id="IMark53595496"/><text:span text:style-name="T52">. That is, the </text:span><text:alphabetical-index-mark-start text:id="IMark53658088"/><text:alphabetical-index-mark-start text:id="IMark31464712"/><text:alphabetical-index-mark-start text:id="IMark54450760"/><text:alphabetical-index-mark-start text:id="IMark51316824"/><text:alphabetical-index-mark-start text:id="IMark54711336"/><text:span text:style-name="T52">value</text:span><text:alphabetical-index-mark-end text:id="IMark54711336"/><text:alphabetical-index-mark-end text:id="IMark51316824"/><text:alphabetical-index-mark-end text:id="IMark54450760"/><text:alphabetical-index-mark-end text:id="IMark31464712"/><text:alphabetical-index-mark-end text:id="IMark53658088"/><text:span text:style-name="T52">s f</text:span><text:alphabetical-index-mark-start text:id="IMark54701224"/><text:alphabetical-index-mark-start text:id="IMark51331528"/><text:span text:style-name="T52">ro</text:span><text:alphabetical-index-mark-end text:id="IMark51331528"/><text:alphabetical-index-mark-end text:id="IMark54701224"/><text:span text:style-name="T58">m</text:span><text:span text:style-name="T52"> the whole </text:span><text:alphabetical-index-mark-start text:id="IMark53038792"/><text:alphabetical-index-mark-start text:id="IMark52313624"/><text:alphabetical-index-mark-start text:id="IMark53952216"/><text:span text:style-name="T52">block</text:span><text:alphabetical-index-mark-end text:id="IMark53952216"/><text:alphabetical-index-mark-end text:id="IMark52313624"/><text:alphabetical-index-mark-end text:id="IMark53038792"/><text:span text:style-name="T52">, for a given </text:span><text:alphabetical-index-mark-start text:id="IMark54769608"/><text:alphabetical-index-mark-start text:id="IMark54635368"/><text:alphabetical-index-mark-start text:id="IMark52334904"/><text:span text:style-name="T52">street</text:span><text:alphabetical-index-mark-end text:id="IMark52334904"/><text:alphabetical-index-mark-end text:id="IMark54635368"/><text:alphabetical-index-mark-end text:id="IMark54769608"/><text:span text:style-name="T52"> as expressed in </text:span><text:alphabetical-index-mark-start text:id="IMark53693704"/><text:alphabetical-index-mark-start text:id="IMark54546632"/><text:alphabetical-index-mark-start text:id="IMark53633128"/><text:alphabetical-index-mark-start text:id="IMark54779720"/><text:span text:style-name="T28">Ab</text:span><text:alphabetical-index-mark-end text:id="IMark54779720"/><text:alphabetical-index-mark-end text:id="IMark53633128"/><text:span text:style-name="T28">r</text:span><text:alphabetical-index-mark-end text:id="IMark54546632"/><text:alphabetical-index-mark-end text:id="IMark53693704"/><text:span text:style-name="T52">.</text:span></text:p>
      <text:p text:style-name="P64"/>
      <text:p text:style-name="P64"/>
      <text:p text:style-name="P38"><text:span text:style-name="T13">4.1.1.7.</text:span><text:span text:style-name="T41"> </text:span><text:alphabetical-index-mark-start text:id="IMark52336952"/><text:alphabetical-index-mark-start text:id="IMark51975000"/><text:span text:style-name="T26">Hr</text:span><text:alphabetical-index-mark-end text:id="IMark51975000"/><text:alphabetical-index-mark-end text:id="IMark52336952"/><text:span text:style-name="T26">:</text:span><text:span text:style-name="T53"> </text:span><text:alphabetical-index-mark-start text:id="IMark53839272"/><text:alphabetical-index-mark-start text:id="IMark52921384"/><text:alphabetical-index-mark-start text:id="IMark54627784"/><text:span text:style-name="T53">hour</text:span><text:alphabetical-index-mark-end text:id="IMark54627784"/><text:alphabetical-index-mark-end text:id="IMark52921384"/><text:alphabetical-index-mark-end text:id="IMark53839272"/><text:span text:style-name="T53"> interval at which the </text:span><text:alphabetical-index-mark-start text:id="IMark54706280"/><text:alphabetical-index-mark-start text:id="IMark53568264"/><text:alphabetical-index-mark-start text:id="IMark51844088"/><text:alphabetical-index-mark-start text:id="IMark52378568"/><text:alphabetical-index-mark-start text:id="IMark54359848"/><text:alphabetical-index-mark-start text:id="IMark52353400"/><text:span text:style-name="T53">sample</text:span><text:alphabetical-index-mark-end text:id="IMark52353400"/><text:alphabetical-index-mark-end text:id="IMark54359848"/><text:alphabetical-index-mark-end text:id="IMark52378568"/><text:alphabetical-index-mark-end text:id="IMark51844088"/><text:alphabetical-index-mark-end text:id="IMark53568264"/><text:alphabetical-index-mark-end text:id="IMark54706280"/><text:span text:style-name="T53"> is taken.</text:span></text:p>
      <text:p text:style-name="P64"/>
      <text:p text:style-name="P64"/>
      <text:p text:style-name="P38"><text:span text:style-name="T13">4.1.1.8.</text:span><text:span text:style-name="T41"> </text:span><text:alphabetical-index-mark-start text:id="IMark53465496"/><text:alphabetical-index-mark-start text:id="IMark54554344"/><text:alphabetical-index-mark-start text:id="IMark53816648"/><text:alphabetical-index-mark-start text:id="IMark52602792"/><text:alphabetical-index-mark-start text:id="IMark31674984"/><text:span text:style-name="T26">Day</text:span><text:alphabetical-index-mark-end text:id="IMark31674984"/><text:alphabetical-index-mark-end text:id="IMark52602792"/><text:alphabetical-index-mark-end text:id="IMark53816648"/><text:span text:style-name="T26">n</text:span><text:alphabetical-index-mark-end text:id="IMark54554344"/><text:alphabetical-index-mark-end text:id="IMark53465496"/><text:span text:style-name="T26">: </text:span><text:alphabetical-index-mark-start text:id="IMark51498952"/><text:alphabetical-index-mark-start text:id="IMark52409512"/><text:alphabetical-index-mark-start text:id="IMark53394888"/><text:span text:style-name="T54">number</text:span><text:alphabetical-index-mark-end text:id="IMark53394888"/><text:alphabetical-index-mark-end text:id="IMark52409512"/><text:alphabetical-index-mark-end text:id="IMark51498952"/><text:span text:style-name="T54"> </text:span><text:alphabetical-index-mark-start text:id="IMark54632840"/><text:alphabetical-index-mark-start text:id="IMark54702136"/><text:span text:style-name="T54">co</text:span><text:alphabetical-index-mark-end text:id="IMark54702136"/><text:alphabetical-index-mark-end text:id="IMark54632840"/><text:span text:style-name="T54">rresponding to the </text:span><text:alphabetical-index-mark-start text:id="IMark52134424"/><text:alphabetical-index-mark-start text:id="IMark54569512"/><text:alphabetical-index-mark-start text:id="IMark39621896"/><text:span text:style-name="T54">day</text:span><text:alphabetical-index-mark-end text:id="IMark39621896"/><text:alphabetical-index-mark-end text:id="IMark54569512"/><text:alphabetical-index-mark-end text:id="IMark52134424"/><text:span text:style-name="T54"> of the month.</text:span></text:p>
      <text:p text:style-name="P65"/>
      <text:p text:style-name="P65"/>
      <text:p text:style-name="P40"><text:span text:style-name="T13">4.1.1.9.</text:span><text:span text:style-name="T41"> </text:span><text:alphabetical-index-mark-start text:id="IMark54698696"/><text:alphabetical-index-mark-start text:id="IMark53198808"/><text:alphabetical-index-mark-start text:id="IMark52061992"/><text:alphabetical-index-mark-start text:id="IMark51497672"/><text:alphabetical-index-mark-start text:id="IMark54599848"/><text:span text:style-name="T26">Day</text:span><text:alphabetical-index-mark-end text:id="IMark54599848"/><text:alphabetical-index-mark-end text:id="IMark51497672"/><text:alphabetical-index-mark-end text:id="IMark52061992"/><text:span text:style-name="T26">w</text:span><text:alphabetical-index-mark-end text:id="IMark53198808"/><text:alphabetical-index-mark-end text:id="IMark54698696"/><text:span text:style-name="T26">: </text:span><text:alphabetical-index-mark-start text:id="IMark52231656"/><text:alphabetical-index-mark-start text:id="IMark53595496"/><text:alphabetical-index-mark-start text:id="IMark54536520"/><text:span text:style-name="T54">day</text:span><text:alphabetical-index-mark-end text:id="IMark54536520"/><text:alphabetical-index-mark-end text:id="IMark53595496"/><text:alphabetical-index-mark-end text:id="IMark52231656"/><text:span text:style-name="T54"> of the week, as a t</text:span><text:alphabetical-index-mark-start text:id="IMark51279128"/><text:alphabetical-index-mark-start text:id="IMark26823448"/><text:span text:style-name="T54">hr</text:span><text:alphabetical-index-mark-end text:id="IMark26823448"/><text:alphabetical-index-mark-end text:id="IMark51279128"/><text:span text:style-name="T54">ee letter </text:span><text:alphabetical-index-mark-start text:id="IMark53422936"/><text:alphabetical-index-mark-start text:id="IMark53658088"/><text:alphabetical-index-mark-start text:id="IMark31464712"/><text:span text:style-name="T54">ab</text:span><text:alphabetical-index-mark-end text:id="IMark31464712"/><text:alphabetical-index-mark-end text:id="IMark53658088"/><text:span text:style-name="T54">breviation</text:span><text:alphabetical-index-mark-end text:id="IMark53422936"/><text:span text:style-name="T54">.</text:span></text:p>
      <text:p text:style-name="P64"/>
      <text:p text:style-name="P64"/>
      <text:p text:style-name="P38"><text:span text:style-name="T13">4.1.1.10.</text:span><text:span text:style-name="T41"> </text:span><text:alphabetical-index-mark-start text:id="IMark52334904"/><text:alphabetical-index-mark-start text:id="IMark54531464"/><text:span text:style-name="T26">Monthn</text:span><text:alphabetical-index-mark-end text:id="IMark54531464"/><text:alphabetical-index-mark-end text:id="IMark52334904"/><text:span text:style-name="T26">:</text:span><text:span text:style-name="T49"> </text:span><text:alphabetical-index-mark-start text:id="IMark50822200"/><text:alphabetical-index-mark-start text:id="IMark53633128"/><text:alphabetical-index-mark-start text:id="IMark54779720"/><text:span text:style-name="T54">number</text:span><text:alphabetical-index-mark-end text:id="IMark54779720"/><text:alphabetical-index-mark-end text:id="IMark53633128"/><text:alphabetical-index-mark-end text:id="IMark50822200"/><text:span text:style-name="T54"> </text:span><text:alphabetical-index-mark-start text:id="IMark54577096"/><text:alphabetical-index-mark-start text:id="IMark53693704"/><text:span text:style-name="T54">co</text:span><text:alphabetical-index-mark-end text:id="IMark53693704"/><text:alphabetical-index-mark-end text:id="IMark54577096"/><text:span text:style-name="T54">rresponding to the month.</text:span></text:p>
      <text:p text:style-name="P64"/>
      <text:p text:style-name="P64"/>
      <text:p text:style-name="P38"><text:span text:style-name="T13">4.1.1.11.</text:span><text:span text:style-name="T41"> </text:span><text:alphabetical-index-mark-start text:id="IMark51615784"/><text:alphabetical-index-mark-start text:id="IMark53839272"/><text:span text:style-name="T26">Year</text:span><text:alphabetical-index-mark-end text:id="IMark53839272"/><text:alphabetical-index-mark-end text:id="IMark51615784"/><text:span text:style-name="T26">: </text:span><text:span text:style-name="T54">self explanatory.</text:span></text:p>
      <text:p text:style-name="P64"/>
      <text:p text:style-name="P64"/>
      <text:p text:style-name="P38"><text:span text:style-name="T13">4.1.1.12.</text:span><text:span text:style-name="T41"> </text:span><text:alphabetical-index-mark-start text:id="IMark53237480"/><text:alphabetical-index-mark-start text:id="IMark54762024"/><text:span text:style-name="T26">T</text:span><text:alphabetical-index-mark-start text:id="IMark52280104"/><text:span text:style-name="T26">stamp</text:span><text:alphabetical-index-mark-end text:id="IMark52280104"/><text:alphabetical-index-mark-end text:id="IMark54762024"/><text:alphabetical-index-mark-end text:id="IMark53237480"/><text:span text:style-name="T26">: </text:span><text:alphabetical-index-mark-start text:id="IMark54216184"/><text:alphabetical-index-mark-start text:id="IMark53792824"/><text:alphabetical-index-mark-start text:id="IMark52064616"/><text:alphabetical-index-mark-start text:id="IMark52400568"/><text:alphabetical-index-mark-start text:id="IMark52931160"/><text:alphabetical-index-mark-start text:id="IMark51995384"/><text:span text:style-name="T54">time</text:span><text:alphabetical-index-mark-end text:id="IMark51995384"/><text:alphabetical-index-mark-end text:id="IMark52931160"/><text:alphabetical-index-mark-end text:id="IMark52400568"/><text:alphabetical-index-mark-start text:id="IMark53816648"/><text:span text:style-name="T54">stamp</text:span><text:alphabetical-index-mark-end text:id="IMark53816648"/><text:alphabetical-index-mark-end text:id="IMark52064616"/><text:alphabetical-index-mark-end text:id="IMark53792824"/><text:alphabetical-index-mark-end text:id="IMark54216184"/><text:span text:style-name="T54">, p</text:span><text:alphabetical-index-mark-start text:id="IMark52602792"/><text:alphabetical-index-mark-start text:id="IMark31674984"/><text:span text:style-name="T54">ro</text:span><text:alphabetical-index-mark-end text:id="IMark31674984"/><text:alphabetical-index-mark-end text:id="IMark52602792"/><text:span text:style-name="T54">v</text:span><text:alphabetical-index-mark-start text:id="IMark52526840"/><text:alphabetical-index-mark-start text:id="IMark53465496"/><text:span text:style-name="T54">id</text:span><text:alphabetical-index-mark-end text:id="IMark53465496"/><text:alphabetical-index-mark-end text:id="IMark52526840"/><text:span text:style-name="T54">ed by the RDBMS itself.</text:span></text:p>
      <text:p text:style-name="P32"/>
      <text:p text:style-name="P32"/>
      <text:h text:style-name="Heading_20_3" text:outline-level="3"><text:bookmark-start text:name="__RefHeading___Toc3188_309449435"/>4.1.2. <text:span text:style-name="T26">trf_ppcm</text:span><text:bookmark-end text:name="__RefHeading___Toc3188_309449435"/></text:h>
      <text:p text:style-name="P32"/>
      <text:p text:style-name="P32">Thus t<text:alphabetical-index-mark-start text:id="IMark52231656"/><text:alphabetical-index-mark-start text:id="IMark53595496"/>ab<text:alphabetical-index-mark-end text:id="IMark53595496"/><text:alphabetical-index-mark-end text:id="IMark52231656"/>le <text:alphabetical-index-mark-start text:id="IMark54536520"/><text:alphabetical-index-mark-start text:id="IMark54701224"/>co<text:alphabetical-index-mark-end text:id="IMark54701224"/><text:alphabetical-index-mark-end text:id="IMark54536520"/>ntains <text:alphabetical-index-mark-start text:id="IMark51331528"/><text:alphabetical-index-mark-start text:id="IMark51279128"/><text:alphabetical-index-mark-start text:id="IMark26823448"/><text:alphabetical-index-mark-start text:id="IMark53003528"/><text:alphabetical-index-mark-start text:id="IMark53310680"/>data<text:alphabetical-index-mark-end text:id="IMark53310680"/><text:alphabetical-index-mark-end text:id="IMark53003528"/><text:alphabetical-index-mark-end text:id="IMark26823448"/><text:alphabetical-index-mark-end text:id="IMark51279128"/><text:alphabetical-index-mark-end text:id="IMark51331528"/> regarding known <text:alphabetical-index-mark-start text:id="IMark53658088"/><text:alphabetical-index-mark-start text:id="IMark31464712"/><text:alphabetical-index-mark-start text:id="IMark51187256"/><text:alphabetical-index-mark-start text:id="IMark53422936"/><text:alphabetical-index-mark-start text:id="IMark53038792"/><text:alphabetical-index-mark-start text:id="IMark53952216"/><text:alphabetical-index-mark-start text:id="IMark52313624"/><text:alphabetical-index-mark-start text:id="IMark52603224"/>price<text:alphabetical-index-mark-end text:id="IMark52603224"/><text:alphabetical-index-mark-end text:id="IMark52313624"/><text:alphabetical-index-mark-end text:id="IMark53952216"/><text:alphabetical-index-mark-end text:id="IMark53038792"/><text:alphabetical-index-mark-end text:id="IMark53422936"/><text:alphabetical-index-mark-end text:id="IMark51187256"/><text:alphabetical-index-mark-end text:id="IMark31464712"/><text:alphabetical-index-mark-end text:id="IMark53658088"/>s asked for actual <text:alphabetical-index-mark-start text:id="IMark53766296"/><text:alphabetical-index-mark-start text:id="IMark54635368"/><text:alphabetical-index-mark-start text:id="IMark54769608"/><text:alphabetical-index-mark-start text:id="IMark54546632"/>p<text:alphabetical-index-mark-start text:id="IMark54192504"/><text:alphabetical-index-mark-start text:id="IMark52334904"/>ro<text:alphabetical-index-mark-end text:id="IMark52334904"/><text:alphabetical-index-mark-end text:id="IMark54192504"/>perties<text:alphabetical-index-mark-end text:id="IMark54546632"/><text:alphabetical-index-mark-end text:id="IMark54769608"/><text:alphabetical-index-mark-end text:id="IMark54635368"/><text:alphabetical-index-mark-end text:id="IMark53766296"/> in the area of interest.</text:p>
      <text:p text:style-name="P36"/>
      <text:p text:style-name="P41"><text:span text:style-name="T13">4.1.2.1.</text:span><text:span text:style-name="T41"> </text:span><text:alphabetical-index-mark-start text:id="IMark54577096"/><text:alphabetical-index-mark-start text:id="IMark53693704"/><text:span text:style-name="T26">Id</text:span><text:alphabetical-index-mark-end text:id="IMark53693704"/><text:alphabetical-index-mark-end text:id="IMark54577096"/><text:span text:style-name="T49">: </text:span><text:span text:style-name="T55">see [</text:span><text:span text:style-name="T59">4.1.1.1.</text:span><text:span text:style-name="T55">].</text:span></text:p>
      <text:p text:style-name="P57"/>
      <text:p text:style-name="P57"/>
      <text:p text:style-name="P42"><text:soft-page-break/><text:span text:style-name="T13">4.1.2.2.</text:span><text:span text:style-name="T41"> </text:span><text:alphabetical-index-mark-start text:id="IMark51844088"/><text:alphabetical-index-mark-start text:id="IMark52353400"/><text:alphabetical-index-mark-start text:id="IMark54359848"/><text:alphabetical-index-mark-start text:id="IMark54554344"/><text:span text:style-name="T26">Co</text:span><text:alphabetical-index-mark-end text:id="IMark54554344"/><text:alphabetical-index-mark-end text:id="IMark54359848"/><text:span text:style-name="T26">ntext</text:span><text:alphabetical-index-mark-end text:id="IMark52353400"/><text:alphabetical-index-mark-end text:id="IMark51844088"/><text:span text:style-name="T49">: </text:span><text:span text:style-name="T55">see [</text:span><text:span text:style-name="T59">4.1.1.</text:span><text:span text:style-name="T61">2</text:span><text:span text:style-name="T59">.</text:span><text:span text:style-name="T55">].</text:span></text:p>
      <text:p text:style-name="P58"/>
      <text:p text:style-name="P58"/>
      <text:p text:style-name="P42"><text:span text:style-name="T13">4.1.2.3.</text:span><text:span text:style-name="T41"> </text:span><text:alphabetical-index-mark-start text:id="IMark31674984"/><text:alphabetical-index-mark-start text:id="IMark54702136"/><text:span text:style-name="T26">Status</text:span><text:alphabetical-index-mark-end text:id="IMark54702136"/><text:alphabetical-index-mark-end text:id="IMark31674984"/><text:span text:style-name="T49">: </text:span><text:span text:style-name="T55">see [</text:span><text:span text:style-name="T59">4.1.1.</text:span><text:span text:style-name="T61">3</text:span><text:span text:style-name="T59">.</text:span><text:span text:style-name="T55">].</text:span></text:p>
      <text:p text:style-name="P58"/>
      <text:p text:style-name="P58"/>
      <text:p text:style-name="P43"><text:span text:style-name="T13">4.1.2.4.</text:span><text:span text:style-name="T41"> </text:span><text:alphabetical-index-mark-start text:id="IMark54711336"/><text:alphabetical-index-mark-start text:id="IMark54698696"/><text:alphabetical-index-mark-start text:id="IMark52657176"/><text:alphabetical-index-mark-start text:id="IMark53198808"/><text:span text:style-name="T26">Ab</text:span><text:alphabetical-index-mark-end text:id="IMark53198808"/><text:alphabetical-index-mark-end text:id="IMark52657176"/><text:span text:style-name="T26">r</text:span><text:alphabetical-index-mark-end text:id="IMark54698696"/><text:alphabetical-index-mark-end text:id="IMark54711336"/><text:span text:style-name="T49">: </text:span><text:span text:style-name="T55">see [</text:span><text:span text:style-name="T59">4.1.1.</text:span><text:span text:style-name="T62">4</text:span><text:span text:style-name="T59">.</text:span><text:span text:style-name="T55">].</text:span></text:p>
      <text:p text:style-name="P59"/>
      <text:p text:style-name="P59"/>
      <text:p text:style-name="P43"><text:span text:style-name="T13">4.1.2.5.</text:span><text:span text:style-name="T41"> </text:span><text:alphabetical-index-mark-start text:id="IMark53422936"/><text:alphabetical-index-mark-start text:id="IMark53038792"/><text:span text:style-name="T26">Alt</text:span><text:alphabetical-index-mark-end text:id="IMark53038792"/><text:alphabetical-index-mark-end text:id="IMark53422936"/><text:span text:style-name="T49">: </text:span><text:span text:style-name="T55">see [</text:span><text:span text:style-name="T59">4.1.1.</text:span><text:span text:style-name="T62">5</text:span><text:span text:style-name="T59">.</text:span><text:span text:style-name="T55">].</text:span></text:p>
      <text:p text:style-name="P59"/>
      <text:p text:style-name="P59"/>
      <text:p text:style-name="P43"><text:span text:style-name="T13">4.1.2.6.</text:span><text:span text:style-name="T41"> </text:span><text:alphabetical-index-mark-start text:id="IMark54779720"/><text:alphabetical-index-mark-start text:id="IMark46017976"/><text:alphabetical-index-mark-start text:id="IMark53683528"/><text:alphabetical-index-mark-start text:id="IMark54739144"/><text:alphabetical-index-mark-start text:id="IMark53704520"/><text:span text:style-name="T26">Value</text:span><text:alphabetical-index-mark-end text:id="IMark53704520"/><text:alphabetical-index-mark-end text:id="IMark54739144"/><text:alphabetical-index-mark-end text:id="IMark53683528"/><text:alphabetical-index-mark-end text:id="IMark46017976"/><text:alphabetical-index-mark-end text:id="IMark54779720"/><text:span text:style-name="T49">: </text:span><text:span text:style-name="T55">see [</text:span><text:span text:style-name="T59">4.1.1.</text:span><text:span text:style-name="T62">6</text:span><text:span text:style-name="T59">.</text:span><text:span text:style-name="T55">].</text:span></text:p>
      <text:p text:style-name="P59"/>
      <text:p text:style-name="P59"/>
      <text:p text:style-name="P44"><text:span text:style-name="T13">4.1.2.7.</text:span><text:span text:style-name="T41"> </text:span><text:alphabetical-index-mark-start text:id="IMark52378568"/><text:alphabetical-index-mark-start text:id="IMark51090424"/><text:span text:style-name="T26">Zone</text:span><text:alphabetical-index-mark-end text:id="IMark51090424"/><text:alphabetical-index-mark-end text:id="IMark52378568"/><text:span text:style-name="T49">: </text:span><text:span text:style-name="T57">a one or more letter long </text:span><text:alphabetical-index-mark-start text:id="IMark53324600"/><text:alphabetical-index-mark-start text:id="IMark51498952"/><text:alphabetical-index-mark-start text:id="IMark54359848"/><text:span text:style-name="T57">string</text:span><text:alphabetical-index-mark-end text:id="IMark54359848"/><text:alphabetical-index-mark-end text:id="IMark51498952"/><text:alphabetical-index-mark-end text:id="IMark53324600"/><text:span text:style-name="T57"> that </text:span><text:alphabetical-index-mark-start text:id="IMark54554344"/><text:alphabetical-index-mark-start text:id="IMark53237480"/><text:span text:style-name="T57">id</text:span><text:alphabetical-index-mark-end text:id="IMark53237480"/><text:alphabetical-index-mark-end text:id="IMark54554344"/><text:span text:style-name="T57">entifies </text:span><text:alphabetical-index-mark-start text:id="IMark51844088"/><text:alphabetical-index-mark-start text:id="IMark52353400"/><text:alphabetical-index-mark-start text:id="IMark54762024"/><text:alphabetical-index-mark-start text:id="IMark52280104"/><text:alphabetical-index-mark-start text:id="IMark52409512"/><text:span text:style-name="T57">co</text:span><text:alphabetical-index-mark-end text:id="IMark52409512"/><text:alphabetical-index-mark-end text:id="IMark52280104"/><text:span text:style-name="T57">mmercial</text:span><text:alphabetical-index-mark-end text:id="IMark54762024"/><text:alphabetical-index-mark-end text:id="IMark52353400"/><text:alphabetical-index-mark-end text:id="IMark51844088"/><text:span text:style-name="T57"> and </text:span><text:alphabetical-index-mark-start text:id="IMark53394888"/><text:alphabetical-index-mark-start text:id="IMark52400568"/><text:alphabetical-index-mark-start text:id="IMark52931160"/><text:span text:style-name="T57">res</text:span><text:alphabetical-index-mark-start text:id="IMark52311112"/><text:alphabetical-index-mark-start text:id="IMark51995384"/><text:span text:style-name="T57">id</text:span><text:alphabetical-index-mark-end text:id="IMark51995384"/><text:alphabetical-index-mark-end text:id="IMark52311112"/><text:span text:style-name="T57">ential</text:span><text:alphabetical-index-mark-end text:id="IMark52931160"/><text:alphabetical-index-mark-end text:id="IMark52400568"/><text:alphabetical-index-mark-end text:id="IMark53394888"/><text:span text:style-name="T57"> areas relevant to the </text:span><text:alphabetical-index-mark-start text:id="IMark54216184"/><text:alphabetical-index-mark-start text:id="IMark52064616"/><text:span text:style-name="T57">study</text:span><text:alphabetical-index-mark-end text:id="IMark52064616"/><text:alphabetical-index-mark-end text:id="IMark54216184"/><text:span text:style-name="T57">. “C” </text:span><text:alphabetical-index-mark-start text:id="IMark53792824"/><text:alphabetical-index-mark-start text:id="IMark53816648"/><text:span text:style-name="T57">id</text:span><text:alphabetical-index-mark-end text:id="IMark53816648"/><text:alphabetical-index-mark-end text:id="IMark53792824"/><text:span text:style-name="T57">entifies an active </text:span><text:alphabetical-index-mark-start text:id="IMark54632840"/><text:alphabetical-index-mark-start text:id="IMark52485160"/><text:alphabetical-index-mark-start text:id="IMark52602792"/><text:alphabetical-index-mark-start text:id="IMark54466440"/><text:alphabetical-index-mark-start text:id="IMark52526840"/><text:span text:style-name="T57">co</text:span><text:alphabetical-index-mark-end text:id="IMark52526840"/><text:alphabetical-index-mark-end text:id="IMark54466440"/><text:span text:style-name="T57">mmercial</text:span><text:alphabetical-index-mark-end text:id="IMark52602792"/><text:alphabetical-index-mark-end text:id="IMark52485160"/><text:alphabetical-index-mark-end text:id="IMark54632840"/><text:span text:style-name="T57"> </text:span><text:alphabetical-index-mark-start text:id="IMark53465496"/><text:alphabetical-index-mark-start text:id="IMark31674984"/><text:span text:style-name="T57">zone</text:span><text:alphabetical-index-mark-end text:id="IMark31674984"/><text:alphabetical-index-mark-end text:id="IMark53465496"/><text:span text:style-name="T57">, “R” </text:span><text:alphabetical-index-mark-start text:id="IMark54702136"/><text:alphabetical-index-mark-start text:id="IMark51286248"/><text:span text:style-name="T57">id</text:span><text:alphabetical-index-mark-end text:id="IMark51286248"/><text:alphabetical-index-mark-end text:id="IMark54702136"/><text:span text:style-name="T57">entifies an active </text:span><text:alphabetical-index-mark-start text:id="IMark54569512"/><text:alphabetical-index-mark-start text:id="IMark52134424"/><text:alphabetical-index-mark-start text:id="IMark39621896"/><text:span text:style-name="T57">res</text:span><text:alphabetical-index-mark-start text:id="IMark28665816"/><text:alphabetical-index-mark-start text:id="IMark31278552"/><text:span text:style-name="T57">id</text:span><text:alphabetical-index-mark-end text:id="IMark31278552"/><text:alphabetical-index-mark-end text:id="IMark28665816"/><text:span text:style-name="T57">ential</text:span><text:alphabetical-index-mark-end text:id="IMark39621896"/><text:alphabetical-index-mark-end text:id="IMark52134424"/><text:alphabetical-index-mark-end text:id="IMark54569512"/><text:span text:style-name="T57"> </text:span><text:alphabetical-index-mark-start text:id="IMark54597320"/><text:alphabetical-index-mark-start text:id="IMark54754440"/><text:span text:style-name="T57">zone</text:span><text:alphabetical-index-mark-end text:id="IMark54754440"/><text:alphabetical-index-mark-end text:id="IMark54597320"/><text:span text:style-name="T57">.</text:span></text:p>
      <text:p text:style-name="P63"/>
      <text:p text:style-name="P63"/>
      <text:p text:style-name="P45"><text:span text:style-name="T13">4.1.2.8.</text:span><text:span text:style-name="T41"> </text:span><text:alphabetical-index-mark-start text:id="IMark50822200"/><text:alphabetical-index-mark-start text:id="IMark52146712"/><text:span text:style-name="T26">Monthn</text:span><text:alphabetical-index-mark-end text:id="IMark52146712"/><text:alphabetical-index-mark-end text:id="IMark50822200"/><text:span text:style-name="T49">: </text:span><text:span text:style-name="T55">see [</text:span><text:span text:style-name="T59">4.1.1.1</text:span><text:span text:style-name="T60">0</text:span><text:span text:style-name="T59">.</text:span><text:span text:style-name="T55">].</text:span></text:p>
      <text:p text:style-name="P60"/>
      <text:p text:style-name="P60"/>
      <text:p text:style-name="P45"><text:span text:style-name="T13">4.1.2.9.</text:span><text:span text:style-name="T41"> </text:span><text:alphabetical-index-mark-start text:id="IMark51600232"/><text:alphabetical-index-mark-start text:id="IMark53839272"/><text:span text:style-name="T26">T</text:span><text:alphabetical-index-mark-start text:id="IMark53568264"/><text:span text:style-name="T26">stamp</text:span><text:alphabetical-index-mark-end text:id="IMark53568264"/><text:alphabetical-index-mark-end text:id="IMark53839272"/><text:alphabetical-index-mark-end text:id="IMark51600232"/><text:span text:style-name="T49">: </text:span><text:span text:style-name="T55">see [</text:span><text:span text:style-name="T59">4.1.1.12.</text:span><text:span text:style-name="T55">].</text:span></text:p>
      <text:p text:style-name="P60"/>
      <text:p text:style-name="P33"/>
      <text:h text:style-name="Heading_20_3" text:outline-level="3"><text:bookmark-start text:name="__RefHeading___Toc3190_309449435"/>4.1.3. <text:alphabetical-index-mark-start text:id="IMark54554344"/><text:alphabetical-index-mark-start text:id="IMark51497672"/><text:alphabetical-index-mark-start text:id="IMark51832408"/><text:alphabetical-index-mark-start text:id="IMark52280104"/><text:alphabetical-index-mark-start text:id="IMark52409512"/><text:span text:style-name="T26">trf_</text:span><text:alphabetical-index-mark-start text:id="IMark54531464"/><text:alphabetical-index-mark-start text:id="IMark51844088"/><text:alphabetical-index-mark-start text:id="IMark52353400"/><text:alphabetical-index-mark-start text:id="IMark54762024"/><text:alphabetical-index-mark-start text:id="IMark52657176"/><text:span text:style-name="T26">street</text:span><text:alphabetical-index-mark-end text:id="IMark52657176"/><text:alphabetical-index-mark-end text:id="IMark54762024"/><text:alphabetical-index-mark-end text:id="IMark52353400"/><text:alphabetical-index-mark-end text:id="IMark51844088"/><text:alphabetical-index-mark-end text:id="IMark54531464"/><text:span text:style-name="T26">s</text:span><text:bookmark-end text:name="__RefHeading___Toc3190_309449435"/><text:alphabetical-index-mark-end text:id="IMark52409512"/><text:alphabetical-index-mark-end text:id="IMark52280104"/><text:alphabetical-index-mark-end text:id="IMark51832408"/><text:alphabetical-index-mark-end text:id="IMark51497672"/><text:alphabetical-index-mark-end text:id="IMark54554344"/></text:h>
      <text:p text:style-name="P73"/>
      <text:p text:style-name="P70"><text:span text:style-name="T45">4.1.</text:span><text:span text:style-name="T46">3</text:span><text:span text:style-name="T45">.1.</text:span><text:span text:style-name="T43"> </text:span><text:alphabetical-index-mark-start text:id="IMark53394888"/><text:alphabetical-index-mark-start text:id="IMark52400568"/><text:span text:style-name="T26">Id</text:span><text:alphabetical-index-mark-end text:id="IMark52400568"/><text:alphabetical-index-mark-end text:id="IMark53394888"/><text:span text:style-name="T42">: </text:span><text:span text:style-name="T44">see [</text:span><text:span text:style-name="T45">4.1.1.1</text:span><text:span text:style-name="T47">0</text:span><text:span text:style-name="T45">.</text:span><text:span text:style-name="T44">].</text:span></text:p>
      <text:p text:style-name="P61"/>
      <text:p text:style-name="P61"/>
      <text:p text:style-name="P71"><text:soft-page-break/><text:span text:style-name="T45">4.1.</text:span><text:span text:style-name="T46">3</text:span><text:span text:style-name="T45">.</text:span><text:span text:style-name="T46">2</text:span><text:span text:style-name="T45">.</text:span><text:span text:style-name="T43"> </text:span><text:alphabetical-index-mark-start text:id="IMark31674984"/><text:alphabetical-index-mark-start text:id="IMark53667080"/><text:alphabetical-index-mark-start text:id="IMark51187256"/><text:alphabetical-index-mark-start text:id="IMark54702136"/><text:span text:style-name="T26">Ab</text:span><text:alphabetical-index-mark-end text:id="IMark54702136"/><text:alphabetical-index-mark-end text:id="IMark51187256"/><text:span text:style-name="T26">r</text:span><text:alphabetical-index-mark-end text:id="IMark53667080"/><text:alphabetical-index-mark-end text:id="IMark31674984"/>: <text:span text:style-name="T44">see [</text:span><text:span text:style-name="T45">4.1.1.</text:span><text:span text:style-name="T48">2</text:span><text:span text:style-name="T45">.</text:span><text:span text:style-name="T44">].</text:span></text:p>
      <text:p text:style-name="P62"/>
      <text:p text:style-name="P62"/>
      <text:p text:style-name="P69"><text:span text:style-name="T45">4.1.</text:span><text:span text:style-name="T46">3</text:span><text:span text:style-name="T45">.</text:span><text:span text:style-name="T46">3</text:span><text:span text:style-name="T45">.</text:span><text:span text:style-name="T43"> </text:span><text:alphabetical-index-mark-start text:id="IMark54577096"/><text:alphabetical-index-mark-start text:id="IMark53693704"/><text:span text:style-name="T26">Item</text:span><text:alphabetical-index-mark-end text:id="IMark53693704"/><text:alphabetical-index-mark-end text:id="IMark54577096"/>: <text:span text:style-name="T65">official, current </text:span><text:alphabetical-index-mark-start text:id="IMark50822200"/><text:alphabetical-index-mark-start text:id="IMark52146712"/><text:alphabetical-index-mark-start text:id="IMark54779720"/><text:span text:style-name="T65">street</text:span><text:alphabetical-index-mark-end text:id="IMark54779720"/><text:alphabetical-index-mark-end text:id="IMark52146712"/><text:alphabetical-index-mark-end text:id="IMark50822200"/><text:span text:style-name="T65"> name.</text:span></text:p>
      <text:p text:style-name="P69"/>
      <text:p text:style-name="P69"/>
      <text:p text:style-name="P69"><text:span text:style-name="T45">4.1.</text:span><text:span text:style-name="T46">3</text:span><text:span text:style-name="T45">.</text:span><text:span text:style-name="T46">4</text:span><text:span text:style-name="T45">.</text:span><text:span text:style-name="T43"> </text:span><text:alphabetical-index-mark-start text:id="IMark51090424"/><text:alphabetical-index-mark-start text:id="IMark52879832"/><text:span text:style-name="T26">Alias</text:span><text:alphabetical-index-mark-end text:id="IMark52879832"/><text:alphabetical-index-mark-end text:id="IMark51090424"/>: <text:span text:style-name="T65">unofficial or not current names or </text:span><text:alphabetical-index-mark-start text:id="IMark54830536"/><text:alphabetical-index-mark-start text:id="IMark53324600"/><text:span text:style-name="T65">alias</text:span><text:alphabetical-index-mark-end text:id="IMark53324600"/><text:alphabetical-index-mark-end text:id="IMark54830536"/><text:span text:style-name="T65">es by which the </text:span><text:alphabetical-index-mark-start text:id="IMark51316824"/><text:alphabetical-index-mark-start text:id="IMark54359848"/><text:alphabetical-index-mark-start text:id="IMark51498952"/><text:span text:style-name="T65">street</text:span><text:alphabetical-index-mark-end text:id="IMark51498952"/><text:alphabetical-index-mark-end text:id="IMark54359848"/><text:alphabetical-index-mark-end text:id="IMark51316824"/><text:span text:style-name="T65"> might also be </text:span><text:alphabetical-index-mark-start text:id="IMark52061992"/><text:alphabetical-index-mark-start text:id="IMark54599848"/><text:span text:style-name="T65">id</text:span><text:alphabetical-index-mark-end text:id="IMark54599848"/><text:alphabetical-index-mark-end text:id="IMark52061992"/><text:span text:style-name="T65">entified.</text:span></text:p>
      <text:p text:style-name="P69"/>
      <text:p text:style-name="P69"/>
      <text:p text:style-name="P69"><text:span text:style-name="T45">4.1.</text:span><text:span text:style-name="T46">3</text:span><text:span text:style-name="T45">.</text:span><text:span text:style-name="T46">5</text:span><text:span text:style-name="T45">.</text:span><text:span text:style-name="T43"> </text:span><text:alphabetical-index-mark-start text:id="IMark54701224"/><text:alphabetical-index-mark-start text:id="IMark53792824"/><text:span text:style-name="T26">Avg_pers</text:span><text:alphabetical-index-mark-end text:id="IMark53792824"/><text:alphabetical-index-mark-end text:id="IMark54701224"/>: <text:alphabetical-index-mark-start text:id="IMark53816648"/><text:alphabetical-index-mark-start text:id="IMark51331528"/><text:alphabetical-index-mark-start text:id="IMark51279128"/><text:span text:style-name="T65">average</text:span><text:alphabetical-index-mark-end text:id="IMark51279128"/><text:alphabetical-index-mark-end text:id="IMark51331528"/><text:alphabetical-index-mark-end text:id="IMark53816648"/><text:span text:style-name="T65"> </text:span><text:alphabetical-index-mark-start text:id="IMark26823448"/><text:alphabetical-index-mark-start text:id="IMark52526840"/><text:alphabetical-index-mark-start text:id="IMark54466440"/><text:span text:style-name="T65">number</text:span><text:alphabetical-index-mark-end text:id="IMark54466440"/><text:alphabetical-index-mark-end text:id="IMark52526840"/><text:alphabetical-index-mark-end text:id="IMark26823448"/><text:span text:style-name="T65"> of </text:span><text:alphabetical-index-mark-start text:id="IMark53310680"/><text:alphabetical-index-mark-start text:id="IMark55646744"/><text:alphabetical-index-mark-start text:id="IMark52485160"/><text:span text:style-name="T65">people</text:span><text:alphabetical-index-mark-end text:id="IMark52485160"/><text:alphabetical-index-mark-end text:id="IMark55646744"/><text:alphabetical-index-mark-end text:id="IMark53310680"/><text:span text:style-name="T65"> per </text:span><text:alphabetical-index-mark-start text:id="IMark54632840"/><text:alphabetical-index-mark-start text:id="IMark52602792"/><text:alphabetical-index-mark-start text:id="IMark53658088"/><text:span text:style-name="T65">block</text:span><text:alphabetical-index-mark-end text:id="IMark53658088"/><text:alphabetical-index-mark-end text:id="IMark52602792"/><text:alphabetical-index-mark-end text:id="IMark54632840"/><text:span text:style-name="T65">, per </text:span><text:alphabetical-index-mark-start text:id="IMark53003528"/><text:alphabetical-index-mark-start text:id="IMark53465496"/><text:alphabetical-index-mark-start text:id="IMark51286248"/><text:alphabetical-index-mark-start text:id="IMark31464712"/><text:alphabetical-index-mark-start text:id="IMark53952216"/><text:alphabetical-index-mark-start text:id="IMark52313624"/><text:span text:style-name="T65">sample</text:span><text:alphabetical-index-mark-end text:id="IMark52313624"/><text:alphabetical-index-mark-end text:id="IMark53952216"/><text:alphabetical-index-mark-end text:id="IMark31464712"/><text:alphabetical-index-mark-end text:id="IMark51286248"/><text:alphabetical-index-mark-end text:id="IMark53465496"/><text:alphabetical-index-mark-end text:id="IMark53003528"/><text:span text:style-name="T65"> instance.</text:span></text:p>
      <text:p text:style-name="P69"/>
      <text:p text:style-name="P69"/>
      <text:p text:style-name="P69"><text:span text:style-name="T45">4.1.</text:span><text:span text:style-name="T46">3</text:span><text:span text:style-name="T45">.</text:span><text:span text:style-name="T46">6</text:span><text:span text:style-name="T45">.</text:span><text:span text:style-name="T43"> </text:span><text:alphabetical-index-mark-start text:id="IMark54192504"/><text:alphabetical-index-mark-start text:id="IMark54754440"/><text:alphabetical-index-mark-start text:id="IMark53766296"/><text:alphabetical-index-mark-start text:id="IMark54546632"/><text:alphabetical-index-mark-start text:id="IMark52334904"/><text:alphabetical-index-mark-start text:id="IMark54635368"/><text:alphabetical-index-mark-start text:id="IMark54769608"/><text:alphabetical-index-mark-start text:id="IMark53486904"/><text:span text:style-name="T26">Sample</text:span><text:alphabetical-index-mark-end text:id="IMark53486904"/><text:alphabetical-index-mark-end text:id="IMark54769608"/><text:alphabetical-index-mark-end text:id="IMark54635368"/><text:alphabetical-index-mark-end text:id="IMark52334904"/><text:alphabetical-index-mark-end text:id="IMark54546632"/><text:alphabetical-index-mark-end text:id="IMark53766296"/><text:span text:style-name="T26">s_total</text:span><text:alphabetical-index-mark-end text:id="IMark54754440"/><text:alphabetical-index-mark-end text:id="IMark54192504"/>: <text:span text:style-name="T65">total </text:span><text:alphabetical-index-mark-start text:id="IMark53633128"/><text:alphabetical-index-mark-start text:id="IMark46017976"/><text:alphabetical-index-mark-start text:id="IMark53683528"/><text:span text:style-name="T65">number</text:span><text:alphabetical-index-mark-end text:id="IMark53683528"/><text:alphabetical-index-mark-end text:id="IMark46017976"/><text:alphabetical-index-mark-end text:id="IMark53633128"/><text:span text:style-name="T65"> of </text:span><text:alphabetical-index-mark-start text:id="IMark54739144"/><text:alphabetical-index-mark-start text:id="IMark53704520"/><text:alphabetical-index-mark-start text:id="IMark51975000"/><text:alphabetical-index-mark-start text:id="IMark49757288"/><text:alphabetical-index-mark-start text:id="IMark52336952"/><text:alphabetical-index-mark-start text:id="IMark54627784"/><text:span text:style-name="T65">sample</text:span><text:alphabetical-index-mark-end text:id="IMark54627784"/><text:alphabetical-index-mark-end text:id="IMark52336952"/><text:alphabetical-index-mark-end text:id="IMark49757288"/><text:alphabetical-index-mark-end text:id="IMark51975000"/><text:alphabetical-index-mark-end text:id="IMark53704520"/><text:alphabetical-index-mark-end text:id="IMark54739144"/><text:span text:style-name="T65">s per </text:span><text:alphabetical-index-mark-start text:id="IMark54577096"/><text:alphabetical-index-mark-start text:id="IMark53693704"/><text:alphabetical-index-mark-start text:id="IMark54549160"/><text:span text:style-name="T65">street</text:span><text:alphabetical-index-mark-end text:id="IMark54549160"/><text:alphabetical-index-mark-end text:id="IMark53693704"/><text:alphabetical-index-mark-end text:id="IMark54577096"/><text:span text:style-name="T65">.</text:span></text:p>
      <text:p text:style-name="P69"/>
      <text:p text:style-name="P69"/>
      <text:p text:style-name="P72"><text:span text:style-name="T45">4.1.</text:span><text:span text:style-name="T46">3</text:span><text:span text:style-name="T45">.</text:span><text:span text:style-name="T46">7</text:span><text:span text:style-name="T45">.</text:span><text:span text:style-name="T43"> </text:span><text:alphabetical-index-mark-start text:id="IMark53198808"/><text:alphabetical-index-mark-start text:id="IMark52231656"/><text:span text:style-name="T26">Avg_ppmc</text:span><text:alphabetical-index-mark-end text:id="IMark52231656"/><text:alphabetical-index-mark-end text:id="IMark53198808"/>: <text:alphabetical-index-mark-start text:id="IMark54531464"/><text:alphabetical-index-mark-start text:id="IMark51844088"/><text:alphabetical-index-mark-start text:id="IMark52353400"/><text:span text:style-name="T65">average</text:span><text:alphabetical-index-mark-end text:id="IMark52353400"/><text:alphabetical-index-mark-end text:id="IMark51844088"/><text:alphabetical-index-mark-end text:id="IMark54531464"/><text:span text:style-name="T65"> </text:span><text:alphabetical-index-mark-start text:id="IMark54762024"/><text:alphabetical-index-mark-start text:id="IMark52657176"/><text:alphabetical-index-mark-start text:id="IMark51090424"/><text:alphabetical-index-mark-start text:id="IMark52879832"/><text:alphabetical-index-mark-start text:id="IMark52311112"/><text:alphabetical-index-mark-start text:id="IMark54830536"/><text:span text:style-name="T65">price</text:span><text:alphabetical-index-mark-end text:id="IMark54830536"/><text:alphabetical-index-mark-end text:id="IMark52311112"/><text:alphabetical-index-mark-end text:id="IMark52879832"/><text:alphabetical-index-mark-end text:id="IMark51090424"/><text:alphabetical-index-mark-end text:id="IMark52657176"/><text:alphabetical-index-mark-end text:id="IMark54762024"/><text:span text:style-name="T65"> per </text:span><text:alphabetical-index-mark-start text:id="IMark53324600"/><text:alphabetical-index-mark-start text:id="IMark51497672"/><text:alphabetical-index-mark-start text:id="IMark51316824"/><text:span text:style-name="T65">square</text:span><text:alphabetical-index-mark-end text:id="IMark51316824"/><text:alphabetical-index-mark-end text:id="IMark51497672"/><text:alphabetical-index-mark-end text:id="IMark53324600"/><text:span text:style-name="T65"> </text:span><text:alphabetical-index-mark-start text:id="IMark54359848"/><text:alphabetical-index-mark-start text:id="IMark51498952"/><text:alphabetical-index-mark-start text:id="IMark54554344"/><text:span text:style-name="T65">meter</text:span><text:alphabetical-index-mark-end text:id="IMark54554344"/><text:alphabetical-index-mark-end text:id="IMark51498952"/><text:alphabetical-index-mark-end text:id="IMark54359848"/><text:span text:style-name="T65">, </text:span><text:alphabetical-index-mark-start text:id="IMark52061992"/><text:alphabetical-index-mark-start text:id="IMark54599848"/><text:alphabetical-index-mark-start text:id="IMark52280104"/><text:alphabetical-index-mark-start text:id="IMark51832408"/><text:alphabetical-index-mark-start text:id="IMark52409512"/><text:span text:style-name="T65">co</text:span><text:alphabetical-index-mark-end text:id="IMark52409512"/><text:alphabetical-index-mark-end text:id="IMark51832408"/><text:span text:style-name="T65">mmercial</text:span><text:alphabetical-index-mark-end text:id="IMark52280104"/><text:alphabetical-index-mark-end text:id="IMark54599848"/><text:alphabetical-index-mark-end text:id="IMark52061992"/><text:span text:style-name="T65">.</text:span></text:p>
      <text:p text:style-name="P72"/>
      <text:p text:style-name="P72"/>
      <text:p text:style-name="P69"><text:span text:style-name="T45">4.1.</text:span><text:span text:style-name="T46">3</text:span><text:span text:style-name="T45">.</text:span><text:span text:style-name="T46">8</text:span><text:span text:style-name="T45">.</text:span><text:span text:style-name="T43"> </text:span><text:alphabetical-index-mark-start text:id="IMark51187256"/><text:alphabetical-index-mark-start text:id="IMark54702136"/><text:span text:style-name="T26">Avg_ppmr</text:span><text:alphabetical-index-mark-end text:id="IMark54702136"/><text:alphabetical-index-mark-end text:id="IMark51187256"/>: <text:alphabetical-index-mark-start text:id="IMark54569512"/><text:alphabetical-index-mark-start text:id="IMark54701224"/><text:alphabetical-index-mark-start text:id="IMark53792824"/><text:span text:style-name="T65">average</text:span><text:alphabetical-index-mark-end text:id="IMark53792824"/><text:alphabetical-index-mark-end text:id="IMark54701224"/><text:alphabetical-index-mark-end text:id="IMark54569512"/><text:span text:style-name="T65"> </text:span><text:alphabetical-index-mark-start text:id="IMark31674984"/><text:alphabetical-index-mark-start text:id="IMark53816648"/><text:alphabetical-index-mark-start text:id="IMark51331528"/><text:alphabetical-index-mark-start text:id="IMark51279128"/><text:alphabetical-index-mark-start text:id="IMark26823448"/><text:alphabetical-index-mark-start text:id="IMark52526840"/><text:span text:style-name="T65">price</text:span><text:alphabetical-index-mark-end text:id="IMark52526840"/><text:alphabetical-index-mark-end text:id="IMark26823448"/><text:alphabetical-index-mark-end text:id="IMark51279128"/><text:alphabetical-index-mark-end text:id="IMark51331528"/><text:alphabetical-index-mark-end text:id="IMark53816648"/><text:alphabetical-index-mark-end text:id="IMark31674984"/><text:span text:style-name="T65"> per </text:span><text:alphabetical-index-mark-start text:id="IMark54466440"/><text:alphabetical-index-mark-start text:id="IMark53310680"/><text:alphabetical-index-mark-start text:id="IMark55646744"/><text:span text:style-name="T65">square</text:span><text:alphabetical-index-mark-end text:id="IMark55646744"/><text:alphabetical-index-mark-end text:id="IMark53310680"/><text:alphabetical-index-mark-end text:id="IMark54466440"/><text:span text:style-name="T65"> </text:span><text:alphabetical-index-mark-start text:id="IMark52485160"/><text:alphabetical-index-mark-start text:id="IMark54632840"/><text:alphabetical-index-mark-start text:id="IMark52602792"/><text:span text:style-name="T65">meter</text:span><text:alphabetical-index-mark-end text:id="IMark52602792"/><text:alphabetical-index-mark-end text:id="IMark54632840"/><text:alphabetical-index-mark-end text:id="IMark52485160"/><text:span text:style-name="T65">, </text:span><text:alphabetical-index-mark-start text:id="IMark53658088"/><text:span text:style-name="T65">res</text:span><text:alphabetical-index-mark-start text:id="IMark53003528"/><text:alphabetical-index-mark-start text:id="IMark53465496"/><text:span text:style-name="T65">id</text:span><text:alphabetical-index-mark-end text:id="IMark53465496"/><text:alphabetical-index-mark-end text:id="IMark53003528"/><text:span text:style-name="T65">ential</text:span><text:alphabetical-index-mark-end text:id="IMark53658088"/><text:span text:style-name="T65">.</text:span></text:p>
      <text:p text:style-name="P69"/>
      <text:p text:style-name="P69"/>
      <text:p text:style-name="P69"><text:span text:style-name="T45">4.1.</text:span><text:span text:style-name="T46">3</text:span><text:span text:style-name="T45">.</text:span><text:span text:style-name="T46">9</text:span><text:span text:style-name="T45">.</text:span><text:span text:style-name="T43"> </text:span><text:alphabetical-index-mark-start text:id="IMark53766296"/><text:alphabetical-index-mark-start text:id="IMark54546632"/><text:alphabetical-index-mark-start text:id="IMark52334904"/><text:alphabetical-index-mark-start text:id="IMark54635368"/><text:alphabetical-index-mark-start text:id="IMark54769608"/><text:alphabetical-index-mark-start text:id="IMark53486904"/><text:alphabetical-index-mark-start text:id="IMark54688584"/><text:span text:style-name="T26">Value</text:span><text:alphabetical-index-mark-end text:id="IMark54688584"/><text:alphabetical-index-mark-end text:id="IMark53486904"/><text:alphabetical-index-mark-end text:id="IMark54769608"/><text:alphabetical-index-mark-end text:id="IMark54635368"/><text:alphabetical-index-mark-end text:id="IMark52334904"/><text:span text:style-name="T26">_ppers</text:span><text:alphabetical-index-mark-end text:id="IMark54546632"/><text:alphabetical-index-mark-end text:id="IMark53766296"/>: <text:alphabetical-index-mark-start text:id="IMark54192504"/><text:alphabetical-index-mark-start text:id="IMark54754440"/><text:alphabetical-index-mark-start text:id="IMark51771784"/><text:alphabetical-index-mark-start text:id="IMark53633128"/><text:alphabetical-index-mark-start text:id="IMark46017976"/><text:span text:style-name="T65">value</text:span><text:alphabetical-index-mark-end text:id="IMark46017976"/><text:alphabetical-index-mark-end text:id="IMark53633128"/><text:alphabetical-index-mark-end text:id="IMark51771784"/><text:alphabetical-index-mark-end text:id="IMark54754440"/><text:alphabetical-index-mark-end text:id="IMark54192504"/><text:span text:style-name="T65"> per person.</text:span></text:p>
      <text:p text:style-name="P69"/>
      <text:p text:style-name="P69"/>
      <text:p text:style-name="P72"><text:span text:style-name="T45">4.1.</text:span><text:span text:style-name="T46">3</text:span><text:span text:style-name="T45">.1</text:span><text:span text:style-name="T46">0</text:span><text:span text:style-name="T45">.</text:span><text:span text:style-name="T43"> </text:span><text:alphabetical-index-mark-start text:id="IMark54698696"/><text:alphabetical-index-mark-start text:id="IMark52931160"/><text:span text:style-name="T26">Est_final_ppmc</text:span><text:alphabetical-index-mark-end text:id="IMark52931160"/><text:alphabetical-index-mark-end text:id="IMark54698696"/><text:span text:style-name="T26">:</text:span><text:span text:style-name="T65">estimated final </text:span><text:alphabetical-index-mark-start text:id="IMark53595496"/><text:alphabetical-index-mark-start text:id="IMark54216184"/><text:alphabetical-index-mark-start text:id="IMark52064616"/><text:alphabetical-index-mark-start text:id="IMark53198808"/><text:alphabetical-index-mark-start text:id="IMark52231656"/><text:alphabetical-index-mark-start text:id="IMark53394888"/><text:span text:style-name="T65">price</text:span><text:alphabetical-index-mark-end text:id="IMark53394888"/><text:alphabetical-index-mark-end text:id="IMark52231656"/><text:alphabetical-index-mark-end text:id="IMark53198808"/><text:alphabetical-index-mark-end text:id="IMark52064616"/><text:alphabetical-index-mark-end text:id="IMark54216184"/><text:alphabetical-index-mark-end text:id="IMark53595496"/><text:span text:style-name="T65"> per </text:span><text:alphabetical-index-mark-start text:id="IMark54531464"/><text:alphabetical-index-mark-start text:id="IMark51844088"/><text:alphabetical-index-mark-start text:id="IMark52353400"/><text:span text:style-name="T65">square</text:span><text:alphabetical-index-mark-end text:id="IMark52353400"/><text:alphabetical-index-mark-end text:id="IMark51844088"/><text:alphabetical-index-mark-end text:id="IMark54531464"/><text:span text:style-name="T65"> </text:span><text:alphabetical-index-mark-start text:id="IMark54762024"/><text:alphabetical-index-mark-start text:id="IMark52657176"/><text:alphabetical-index-mark-start text:id="IMark51090424"/><text:span text:style-name="T65">meter</text:span><text:alphabetical-index-mark-end text:id="IMark51090424"/><text:alphabetical-index-mark-end text:id="IMark52657176"/><text:alphabetical-index-mark-end text:id="IMark54762024"/><text:span text:style-name="T65">.</text:span></text:p>
      <text:p text:style-name="P72"/>
      <text:p text:style-name="P32"/>
      <text:p text:style-name="P32">This t<text:alphabetical-index-mark-start text:id="IMark31278552"/><text:alphabetical-index-mark-start text:id="IMark51286248"/>ab<text:alphabetical-index-mark-end text:id="IMark51286248"/><text:alphabetical-index-mark-end text:id="IMark31278552"/>le <text:alphabetical-index-mark-start text:id="IMark31464712"/><text:alphabetical-index-mark-start text:id="IMark53952216"/>co<text:alphabetical-index-mark-end text:id="IMark53952216"/><text:alphabetical-index-mark-end text:id="IMark31464712"/>ntains <text:alphabetical-index-mark-start text:id="IMark52313624"/><text:alphabetical-index-mark-start text:id="IMark52134424"/><text:alphabetical-index-mark-start text:id="IMark53667080"/><text:alphabetical-index-mark-start text:id="IMark52603224"/><text:alphabetical-index-mark-start text:id="IMark39621896"/>data<text:alphabetical-index-mark-end text:id="IMark39621896"/><text:alphabetical-index-mark-end text:id="IMark52603224"/><text:alphabetical-index-mark-end text:id="IMark53667080"/><text:alphabetical-index-mark-end text:id="IMark52134424"/><text:alphabetical-index-mark-end text:id="IMark52313624"/> <text:alphabetical-index-mark-start text:id="IMark51187256"/><text:alphabetical-index-mark-start text:id="IMark54702136"/>co<text:alphabetical-index-mark-end text:id="IMark54702136"/><text:alphabetical-index-mark-end text:id="IMark51187256"/>ns<text:alphabetical-index-mark-start text:id="IMark54569512"/><text:alphabetical-index-mark-start text:id="IMark54701224"/>id<text:alphabetical-index-mark-end text:id="IMark54701224"/><text:alphabetical-index-mark-end text:id="IMark54569512"/>ered to be part of the <text:alphabetical-index-mark-start text:id="IMark53792824"/><text:alphabetical-index-mark-start text:id="IMark31674984"/><text:alphabetical-index-mark-start text:id="IMark53816648"/><text:alphabetical-index-mark-start text:id="IMark51331528"/><text:alphabetical-index-mark-start text:id="IMark51279128"/><text:alphabetical-index-mark-start text:id="IMark26823448"/><text:alphabetical-index-mark-start text:id="IMark52526840"/>co<text:alphabetical-index-mark-end text:id="IMark52526840"/><text:alphabetical-index-mark-end text:id="IMark26823448"/>nclusion<text:alphabetical-index-mark-end text:id="IMark51279128"/><text:alphabetical-index-mark-end text:id="IMark51331528"/><text:alphabetical-index-mark-end text:id="IMark53816648"/><text:alphabetical-index-mark-end text:id="IMark31674984"/><text:alphabetical-index-mark-end text:id="IMark53792824"/> of the <text:alphabetical-index-mark-start text:id="IMark54466440"/><text:alphabetical-index-mark-start text:id="IMark53310680"/>study<text:alphabetical-index-mark-end text:id="IMark53310680"/><text:alphabetical-index-mark-end text:id="IMark54466440"/>.</text:p>
      <text:p text:style-name="P32"/>
      <text:p text:style-name="P32"/>
      <text:p text:style-name="P3"/>
      <text:h text:style-name="P102" text:outline-level="1"><text:bookmark-start text:name="__RefHeading___Toc785_180202276"/>5. Use.<text:bookmark-end text:name="__RefHeading___Toc785_180202276"/></text:h>
      <text:p text:style-name="P3"/>
      <text:p text:style-name="P11"><text:alphabetical-index-mark-start text:id="IMark52921384"/><text:alphabetical-index-mark-start text:id="IMark51615784"/><text:alphabetical-index-mark-start text:id="IMark54648008"/><text:alphabetical-index-mark-start text:id="IMark54706280"/><text:alphabetical-index-mark-start text:id="IMark53683528"/><text:alphabetical-index-mark-start text:id="IMark54739144"/><text:alphabetical-index-mark-start text:id="IMark53704520"/><text:alphabetical-index-mark-start text:id="IMark51975000"/><text:alphabetical-index-mark-start text:id="IMark49757288"/><text:alphabetical-index-mark-start text:id="IMark52336952"/><text:alphabetical-index-mark-start text:id="IMark54627784"/><text:alphabetical-index-mark-start text:id="IMark54577096"/><text:alphabetical-index-mark-start text:id="IMark52334904"/><text:alphabetical-index-mark-start text:id="IMark54635368"/><text:alphabetical-index-mark-start text:id="IMark54769608"/>SQL<text:alphabetical-index-mark-end text:id="IMark54769608"/><text:alphabetical-index-mark-end text:id="IMark54635368"/><text:alphabetical-index-mark-end text:id="IMark52334904"/><text:alphabetical-index-mark-end text:id="IMark54577096"/><text:alphabetical-index-mark-end text:id="IMark54627784"/><text:span text:style-name="T68">i</text:span>te<text:alphabetical-index-mark-end text:id="IMark52336952"/><text:alphabetical-index-mark-end text:id="IMark49757288"/><text:alphabetical-index-mark-end text:id="IMark51975000"/><text:alphabetical-index-mark-end text:id="IMark53704520"/><text:alphabetical-index-mark-end text:id="IMark54739144"/>3<text:alphabetical-index-mark-end text:id="IMark53683528"/><text:alphabetical-index-mark-end text:id="IMark54706280"/><text:alphabetical-index-mark-end text:id="IMark54648008"/><text:alphabetical-index-mark-end text:id="IMark51615784"/><text:alphabetical-index-mark-end text:id="IMark52921384"/> <text:alphabetical-index-mark-start text:id="IMark53486904"/><text:alphabetical-index-mark-start text:id="IMark54688584"/><text:alphabetical-index-mark-start text:id="IMark53693704"/><text:alphabetical-index-mark-start text:id="IMark53766296"/><text:alphabetical-index-mark-start text:id="IMark54546632"/>dat<text:alphabetical-index-mark-start text:id="IMark54192504"/><text:alphabetical-index-mark-start text:id="IMark54754440"/>a<text:alphabetical-index-mark-end text:id="IMark54546632"/><text:alphabetical-index-mark-end text:id="IMark53766296"/><text:alphabetical-index-mark-end text:id="IMark53693704"/><text:alphabetical-index-mark-end text:id="IMark54688584"/><text:alphabetical-index-mark-end text:id="IMark53486904"/>b<text:alphabetical-index-mark-end text:id="IMark54754440"/><text:alphabetical-index-mark-end text:id="IMark54192504"/>ases are fully self-<text:alphabetical-index-mark-start text:id="IMark51771784"/><text:alphabetical-index-mark-start text:id="IMark53633128"/>co<text:alphabetical-index-mark-end text:id="IMark53633128"/><text:alphabetical-index-mark-end text:id="IMark51771784"/>ntained. Users need to have <text:alphabetical-index-mark-start text:id="IMark46017976"/><text:alphabetical-index-mark-start text:id="IMark51600232"/><text:alphabetical-index-mark-start text:id="IMark54549160"/><text:alphabetical-index-mark-start text:id="IMark54450760"/><text:alphabetical-index-mark-start text:id="IMark53568264"/><text:alphabetical-index-mark-start text:id="IMark53839272"/><text:alphabetical-index-mark-start text:id="IMark53237480"/><text:alphabetical-index-mark-start text:id="IMark54711336"/><text:alphabetical-index-mark-start text:id="IMark52378568"/><text:alphabetical-index-mark-start text:id="IMark51995384"/><text:alphabetical-index-mark-start text:id="IMark52879832"/><text:alphabetical-index-mark-start text:id="IMark52311112"/><text:alphabetical-index-mark-start text:id="IMark54830536"/><text:alphabetical-index-mark-start text:id="IMark53324600"/><text:alphabetical-index-mark-start text:id="IMark51497672"/>Sql<text:alphabetical-index-mark-end text:id="IMark51497672"/><text:alphabetical-index-mark-end text:id="IMark53324600"/><text:alphabetical-index-mark-end text:id="IMark54830536"/><text:alphabetical-index-mark-end text:id="IMark52311112"/><text:alphabetical-index-mark-end text:id="IMark52879832"/>ite<text:alphabetical-index-mark-end text:id="IMark51995384"/><text:alphabetical-index-mark-end text:id="IMark52378568"/><text:alphabetical-index-mark-end text:id="IMark54711336"/><text:alphabetical-index-mark-end text:id="IMark53237480"/><text:alphabetical-index-mark-end text:id="IMark53839272"/>3<text:alphabetical-index-mark-end text:id="IMark53568264"/><text:alphabetical-index-mark-end text:id="IMark54450760"/><text:alphabetical-index-mark-end text:id="IMark54549160"/><text:alphabetical-index-mark-end text:id="IMark51600232"/><text:alphabetical-index-mark-end text:id="IMark46017976"/> installed on their system, and prefer<text:alphabetical-index-mark-start text:id="IMark51316824"/><text:alphabetical-index-mark-start text:id="IMark54359848"/>ab<text:alphabetical-index-mark-end text:id="IMark54359848"/><text:alphabetical-index-mark-end text:id="IMark51316824"/>ly a visual <text:alphabetical-index-mark-start text:id="IMark51498952"/><text:alphabetical-index-mark-start text:id="IMark54698696"/><text:alphabetical-index-mark-start text:id="IMark52931160"/><text:alphabetical-index-mark-start text:id="IMark54554344"/><text:alphabetical-index-mark-start text:id="IMark51832408"/>dat<text:alphabetical-index-mark-start text:id="IMark53595496"/><text:alphabetical-index-mark-start text:id="IMark54216184"/>a<text:alphabetical-index-mark-end text:id="IMark51832408"/><text:alphabetical-index-mark-end text:id="IMark54554344"/><text:alphabetical-index-mark-end text:id="IMark52931160"/><text:alphabetical-index-mark-end text:id="IMark54698696"/><text:alphabetical-index-mark-end text:id="IMark51498952"/>b<text:alphabetical-index-mark-end text:id="IMark54216184"/><text:alphabetical-index-mark-end text:id="IMark53595496"/>ase editor. Using <text:alphabetical-index-mark-start text:id="IMark52064616"/><text:alphabetical-index-mark-start text:id="IMark53198808"/><text:alphabetical-index-mark-start text:id="IMark52231656"/><text:alphabetical-index-mark-start text:id="IMark53394888"/><text:alphabetical-index-mark-start text:id="IMark54531464"/>SQL<text:alphabetical-index-mark-end text:id="IMark54531464"/><text:alphabetical-index-mark-end text:id="IMark53394888"/><text:alphabetical-index-mark-end text:id="IMark52231656"/><text:alphabetical-index-mark-end text:id="IMark53198808"/><text:alphabetical-index-mark-end text:id="IMark52064616"/> queries it is possible to obtain any section of the gathered <text:alphabetical-index-mark-start text:id="IMark51844088"/><text:alphabetical-index-mark-start text:id="IMark52353400"/><text:alphabetical-index-mark-start text:id="IMark54762024"/><text:alphabetical-index-mark-start text:id="IMark52657176"/><text:alphabetical-index-mark-start text:id="IMark51090424"/>data<text:alphabetical-index-mark-end text:id="IMark51090424"/><text:alphabetical-index-mark-end text:id="IMark52657176"/><text:alphabetical-index-mark-end text:id="IMark54762024"/><text:alphabetical-index-mark-end text:id="IMark52353400"/><text:alphabetical-index-mark-end text:id="IMark51844088"/>, and it can be <text:alphabetical-index-mark-start text:id="IMark52061992"/><text:alphabetical-index-mark-start text:id="IMark52409512"/>co<text:alphabetical-index-mark-end text:id="IMark52409512"/><text:alphabetical-index-mark-end text:id="IMark52061992"/>nverted to any <text:alphabetical-index-mark-start text:id="IMark54599848"/><text:alphabetical-index-mark-start text:id="IMark52400568"/><text:alphabetical-index-mark-start text:id="IMark52280104"/><text:alphabetical-index-mark-start text:id="IMark54536520"/><text:alphabetical-index-mark-start text:id="IMark53422936"/>data<text:alphabetical-index-mark-end text:id="IMark53422936"/><text:alphabetical-index-mark-end text:id="IMark54536520"/><text:alphabetical-index-mark-end text:id="IMark52280104"/><text:alphabetical-index-mark-end text:id="IMark52400568"/><text:alphabetical-index-mark-end text:id="IMark54599848"/> <text:alphabetical-index-mark-start text:id="IMark28665816"/><text:alphabetical-index-mark-start text:id="IMark53038792"/><text:alphabetical-index-mark-start text:id="IMark53310680"/><text:alphabetical-index-mark-start text:id="IMark54466440"/>format<text:alphabetical-index-mark-end text:id="IMark54466440"/><text:alphabetical-index-mark-end text:id="IMark53310680"/><text:alphabetical-index-mark-end text:id="IMark53038792"/><text:alphabetical-index-mark-end text:id="IMark28665816"/> used by <text:alphabetical-index-mark-start text:id="IMark53792824"/>libraries<text:alphabetical-index-mark-end text:id="IMark53792824"/> written in R, <text:alphabetical-index-mark-start text:id="IMark31674984"/><text:alphabetical-index-mark-start text:id="IMark53816648"/>Python<text:alphabetical-index-mark-end text:id="IMark53816648"/><text:alphabetical-index-mark-end text:id="IMark31674984"/>, <text:alphabetical-index-mark-start text:id="IMark51331528"/><text:alphabetical-index-mark-start text:id="IMark51279128"/>C++<text:alphabetical-index-mark-end text:id="IMark51279128"/><text:alphabetical-index-mark-end text:id="IMark51331528"/> etc.</text:p>
      <text:p text:style-name="P11"/>
      <text:p text:style-name="P11">It is re<text:alphabetical-index-mark-start text:id="IMark54701224"/><text:alphabetical-index-mark-start text:id="IMark51187256"/>co<text:alphabetical-index-mark-end text:id="IMark51187256"/><text:alphabetical-index-mark-end text:id="IMark54701224"/>mmend<text:alphabetical-index-mark-start text:id="IMark54702136"/><text:alphabetical-index-mark-start text:id="IMark52313624"/>ab<text:alphabetical-index-mark-end text:id="IMark52313624"/><text:alphabetical-index-mark-end text:id="IMark54702136"/>le for users to review the <text:alphabetical-index-mark-start text:id="IMark52134424"/>structure<text:alphabetical-index-mark-end text:id="IMark52134424"/> of the <text:alphabetical-index-mark-start text:id="IMark53667080"/><text:alphabetical-index-mark-start text:id="IMark52603224"/><text:alphabetical-index-mark-start text:id="IMark39621896"/><text:alphabetical-index-mark-start text:id="IMark31464712"/><text:alphabetical-index-mark-start text:id="IMark53952216"/>data<text:alphabetical-index-mark-end text:id="IMark53952216"/><text:alphabetical-index-mark-end text:id="IMark31464712"/><text:alphabetical-index-mark-end text:id="IMark39621896"/><text:alphabetical-index-mark-end text:id="IMark52603224"/><text:alphabetical-index-mark-end text:id="IMark53667080"/> t<text:alphabetical-index-mark-start text:id="IMark31278552"/><text:alphabetical-index-mark-start text:id="IMark51286248"/>ab<text:alphabetical-index-mark-end text:id="IMark51286248"/><text:alphabetical-index-mark-end text:id="IMark31278552"/>les as well as the <text:alphabetical-index-mark-start text:id="IMark55646744"/><text:alphabetical-index-mark-start text:id="IMark54632840"/><text:alphabetical-index-mark-start text:id="IMark52485160"/><text:alphabetical-index-mark-start text:id="IMark53003528"/><text:alphabetical-index-mark-start text:id="IMark52602792"/>data<text:alphabetical-index-mark-end text:id="IMark52602792"/><text:alphabetical-index-mark-end text:id="IMark53003528"/><text:alphabetical-index-mark-end text:id="IMark52485160"/><text:alphabetical-index-mark-end text:id="IMark54632840"/><text:alphabetical-index-mark-end text:id="IMark55646744"/> itself in order to understand the whole package and what can be done with it. In general, t<text:alphabetical-index-mark-start text:id="IMark53658088"/><text:alphabetical-index-mark-start text:id="IMark53465496"/>ab<text:alphabetical-index-mark-end text:id="IMark53465496"/><text:alphabetical-index-mark-end text:id="IMark53658088"/>les <text:alphabetical-index-mark-start text:id="IMark31506392"/><text:alphabetical-index-mark-start text:id="IMark54597320"/>co<text:alphabetical-index-mark-end text:id="IMark54597320"/><text:alphabetical-index-mark-end text:id="IMark31506392"/>ntain <text:alphabetical-index-mark-start text:id="IMark50822200"/><text:alphabetical-index-mark-start text:id="IMark52146712"/><text:alphabetical-index-mark-start text:id="IMark54779720"/><text:alphabetical-index-mark-start text:id="IMark54627784"/><text:alphabetical-index-mark-start text:id="IMark54577096"/>data<text:alphabetical-index-mark-end text:id="IMark54577096"/><text:alphabetical-index-mark-end text:id="IMark54627784"/><text:alphabetical-index-mark-end text:id="IMark54779720"/><text:alphabetical-index-mark-end text:id="IMark52146712"/><text:alphabetical-index-mark-end text:id="IMark50822200"/> either as <text:alphabetical-index-mark-start text:id="IMark52334904"/><text:alphabetical-index-mark-start text:id="IMark54635368"/><text:alphabetical-index-mark-start text:id="IMark54769608"/><text:alphabetical-index-mark-start text:id="IMark26823448"/><text:alphabetical-index-mark-start text:id="IMark51279128"/>string<text:alphabetical-index-mark-end text:id="IMark51279128"/><text:alphabetical-index-mark-end text:id="IMark26823448"/><text:alphabetical-index-mark-end text:id="IMark54769608"/><text:alphabetical-index-mark-end text:id="IMark54635368"/><text:alphabetical-index-mark-end text:id="IMark52334904"/>s, integers or <text:alphabetical-index-mark-start text:id="IMark51331528"/><text:alphabetical-index-mark-start text:id="IMark31674984"/><text:alphabetical-index-mark-start text:id="IMark53816648"/><text:alphabetical-index-mark-start text:id="IMark53792824"/>real<text:alphabetical-index-mark-end text:id="IMark53792824"/><text:alphabetical-index-mark-end text:id="IMark53816648"/><text:alphabetical-index-mark-end text:id="IMark31674984"/><text:alphabetical-index-mark-end text:id="IMark51331528"/> <text:alphabetical-index-mark-start text:id="IMark28665816"/><text:alphabetical-index-mark-start text:id="IMark53038792"/><text:alphabetical-index-mark-start text:id="IMark53310680"/><text:alphabetical-index-mark-start text:id="IMark54466440"/><text:alphabetical-index-mark-start text:id="IMark54599848"/>number<text:alphabetical-index-mark-end text:id="IMark54599848"/><text:alphabetical-index-mark-end text:id="IMark54466440"/><text:alphabetical-index-mark-end text:id="IMark53310680"/><text:alphabetical-index-mark-end text:id="IMark53038792"/><text:alphabetical-index-mark-end text:id="IMark28665816"/>s.</text:p>
      <text:p text:style-name="P11"/>
      <text:h text:style-name="Heading_20_2" text:outline-level="2">5.1. Installation</text:h>
      <text:p text:style-name="P82"/>
      <text:p text:style-name="P82">See the file <text:span text:style-name="T26">README.md</text:span> included in this package.</text:p>
      <text:p text:style-name="P82"/>
      <text:p text:style-name="P82"/>
      <text:h text:style-name="Heading_20_3" text:outline-level="3">5.2. Sofware</text:h>
      <text:p text:style-name="P82"/>
      <text:p text:style-name="P82">This dataset comes with and also requires some software in order to be useful. Regarding software required, see <text:span text:style-name="T26">README.md</text:span>.</text:p>
      <text:p text:style-name="P82"/>
      <text:p text:style-name="P82"><text:span text:style-name="T10">5.2.1.</text:span> <text:span text:style-name="T26">jcp_inm.scm</text:span></text:p>
      <text:p text:style-name="P82"/>
      <text:p text:style-name="P83">This is a program written in GNU Guile, which is the GNU flavor of the Scheme language. In order to use <text:span text:style-name="T70">it you need to have the required version of GNU Guile installed on your system</text:span><text:span text:style-name="T4">[6.3.]</text:span><text:span text:style-name="T70">. </text:span></text:p>
      <text:p text:style-name="P83"/>
      <text:p text:style-name="P83"><text:span text:style-name="T70">Also you will need a program called </text:span><text:span text:style-name="T34">sqlp</text:span><text:span text:style-name="T5">[6.2.]</text:span><text:span text:style-name="T70">. This is a program I wrote in C++, and serves as an interface between high level languages and Sqlite3 and HDF5 databases. GNU Guile and sqlp are open source, free software. </text:span></text:p>
      <text:p text:style-name="P83"/>
      <text:p text:style-name="P83"><text:span text:style-name="T70">You will find more information on how to get and install them on </text:span><text:span text:style-name="T34">README.md</text:span><text:span text:style-name="T70">. So I will concentrate now on the characteristics of </text:span><text:span text:style-name="T34">jcp_inm.scm</text:span><text:span text:style-name="T70">, assuming that you have all the required software or libraries installed on your system.</text:span></text:p>
      <text:p text:style-name="P84"><text:soft-page-break/>In order to start the program, cd to the /src/scheme folder and then write</text:p>
      <text:p text:style-name="P84"/>
      <text:p text:style-name="P97">guile jcp_inm.scm</text:p>
      <text:p text:style-name="P84"/>
      <text:p text:style-name="P85">The first time you run this program, Guile will compile it first. After a few seconds, the main menu of the program will appear on your terminal. </text:p>
      <text:p text:style-name="P85"/>
      <text:p text:style-name="P86"><text:span text:style-name="T10">5.2.1.1.</text:span> Main menu</text:p>
      <text:p text:style-name="P85"/>
      <text:p text:style-name="P85"><text:span text:style-name="T71">On the main menu of </text:span><text:span text:style-name="T33">jcp_inm.scm</text:span><text:span text:style-name="T71"> you will find the following options:</text:span></text:p>
      <text:p text:style-name="P84"/>
      <text:p text:style-name="P98">0 - Exit.</text:p>
      <text:p text:style-name="P98">1 - Input data.</text:p>
      <text:p text:style-name="P98">2 - Process.</text:p>
      <text:p text:style-name="P98">3 – Report.</text:p>
      <text:p text:style-name="P86"/>
      <text:p text:style-name="P88">Entering the respective number and pressing &lt;ENT&gt; (enter), will take you to different sections of the program, mostly presented as further menus.</text:p>
      <text:p text:style-name="P86"/>
      <text:p text:style-name="P86">Take into consideration that this is a CLI program, with no graphical user interface, so you will find no fancy graphs, but the menus are organized in a similar way.</text:p>
      <text:p text:style-name="P86"/>
      <text:p text:style-name="P86"><text:span text:style-name="T63">5.2.1.1.1.</text:span><text:span text:style-name="T29"> </text:span><text:span text:style-name="T26">Exit</text:span> takes you out of the program with no further ado.</text:p>
      <text:p text:style-name="P86"/>
      <text:p text:style-name="P86"/>
      <text:p text:style-name="P87"><text:span text:style-name="T63">5.2.1.1.2.</text:span><text:span text:style-name="T26"> Input data</text:span> does what the words say. You can add data to the <text:span text:style-name="T26">jcp_inm.db</text:span> database. <text:span text:style-name="T72">By selecting this option you will be take to another menu with the following options:</text:span></text:p>
      <text:p text:style-name="P82"/>
      <text:p text:style-name="P99">0 - Back to main.</text:p>
      <text:p text:style-name="P99">1 - Update prep.sql.</text:p>
      <text:p text:style-name="P99">2 - Enter block data.</text:p>
      <text:p text:style-name="P90"/>
      <text:p text:style-name="P90"><text:soft-page-break/><text:span text:style-name="T10">5.2.1.1.2.1.</text:span> <text:span text:style-name="T26">Back to main</text:span> takes you to the main menu.</text:p>
      <text:p text:style-name="P82"/>
      <text:p text:style-name="P82"/>
      <text:p text:style-name="P90"><text:span text:style-name="T10">5.2.1.1.2.2.</text:span> <text:span text:style-name="T26">Update prep.sql</text:span> lets you generate a new <text:span text:style-name="T26">prep.sql</text:span> file. This is a .sql file that contains UPDATE queries relative to data that will be common to all components to one data block (see <text:span text:style-name="T10">[5.2.1.1.2.3.]</text:span>) and that would be needlessly repetitive to enter each time that you input block components.</text:p>
      <text:p text:style-name="P82"/>
      <text:p text:style-name="P90">For example, if you are going to enter data concerning one batch of samples, each taken within the same day and hour, instead of having to write those data fields in the case of each record, you enter them just one for the whole batch.</text:p>
      <text:p text:style-name="P90"/>
      <text:p text:style-name="P90">Once you are finished with each batch, <text:span text:style-name="T26">prep.sql</text:span> will be executed and the UPDATE sql statements will be passed to the database as a composite query. If you have a doubt about what a composite query is, please see <text:span text:style-name="T26">sqlp.pdf</text:span> contained in the sqlp distribution file.</text:p>
      <text:p text:style-name="P82"/>
      <text:p text:style-name="P82"/>
      <text:p text:style-name="P90"><text:span text:style-name="T10">5.2.1.1.2.3.</text:span> <text:span text:style-name="T73">Enter block data lets you pass records or registers related to new samples to be added to the </text:span><text:span text:style-name="T31">jsp_inm.db</text:span><text:span text:style-name="T73"> database. Once you select this option, you will be presented with the following menu:</text:span></text:p>
      <text:p text:style-name="P90"/>
      <text:p text:style-name="P100">0 - No more records.</text:p>
      <text:p text:style-name="P100">1 - Enter a record.</text:p>
      <text:p text:style-name="P90"/>
      <text:p text:style-name="P90"/>
      <text:p text:style-name="P91"><text:span text:style-name="T10">5.2.1.1.2.3.</text:span><text:span text:style-name="T15">1.</text:span><text:span text:style-name="T74"> </text:span><text:span text:style-name="T30">No more records</text:span><text:span text:style-name="T74"> will finish the data entry operation by executing </text:span><text:span text:style-name="T30">prep.sql</text:span><text:span text:style-name="T74"> and then taking you back to the uppper level menu described in </text:span><text:span text:style-name="T15">[</text:span><text:span text:style-name="T63">5.2.1.1.2.</text:span><text:span text:style-name="T15">]</text:span><text:span text:style-name="T74">.</text:span></text:p>
      <text:p text:style-name="P82"/>
      <text:p text:style-name="P82"/>
      <text:p text:style-name="P92"><text:span text:style-name="T10">5.2.1.1.2.3.</text:span><text:span text:style-name="T16">2.</text:span><text:span text:style-name="T75"> </text:span><text:span text:style-name="T32">Enter a record</text:span><text:span text:style-name="T75"> will take you to a series by simple questions and menu options regarding the data to be passed for each record, designed to minimize data entry errors. Once you are finished with one record, you will be taken back to menu </text:span><text:span text:style-name="T15">[</text:span><text:span text:style-name="T10">5.2.1.1.2.3.</text:span><text:span text:style-name="T15">]</text:span><text:span text:style-name="T74"> in order to add new more records or execute </text:span><text:span text:style-name="T30">prep.sql</text:span><text:span text:style-name="T74"> once the whole batch of records has been entered.</text:span></text:p>
      <text:p text:style-name="P82"/>
      <text:p text:style-name="P89"><text:span text:style-name="T10"/></text:p>
      <text:p text:style-name="P89"><text:soft-page-break/><text:span text:style-name="T10">5.2.1.1.3.</text:span> <text:span text:style-name="T26">Process</text:span> executes a batch sql program called <text:span text:style-name="T26">calc.sql</text:span>, which is contained in the src/sql folder. This program performs a number of calculations on the dataset. You can see the code of calc.sql by opening it with any text editor.</text:p>
      <text:p text:style-name="P89"/>
      <text:p text:style-name="P89">These calculations involve finding the number of pedestrians per street and street block, property average prices per section, etc.</text:p>
      <text:p text:style-name="P11"/>
      <text:p text:style-name="P11"/>
      <text:p text:style-name="P89"><text:span text:style-name="T10">5.2.1.1.4.</text:span> <text:span text:style-name="T26">Report</text:span> presents some results of the calculations described in <text:s/><text:span text:style-name="T10">[5.2.1.1.3.]</text:span>. This option is yet a bit underdeveloped <text:span text:style-name="T76">and needs more work, since it only presents information in the sqlp query data output format, which is contained in a file called </text:span><text:span text:style-name="T35">sqlp_results.txt</text:span><text:span text:style-name="T76"> and intended to be used by other programs</text:span>.</text:p>
      <text:p text:style-name="P89"/>
      <text:p text:style-name="P93">For more information on <text:span text:style-name="T26">sqlp_results.txt</text:span>, see <text:span text:style-name="T26">sqlp.pdf</text:span>.</text:p>
      <text:p text:style-name="P3"/>
      <text:p text:style-name="P3"/>
      <text:h text:style-name="P102" text:outline-level="1"><text:bookmark-start text:name="__RefHeading___Toc787_180202276"/>6. Sources.<text:bookmark-end text:name="__RefHeading___Toc787_180202276"/></text:h>
      <text:p text:style-name="P3"/>
      <text:p text:style-name="P7"><text:span text:style-name="T11">6.</text:span><text:span text:style-name="T12">1</text:span><text:span text:style-name="T11">.</text:span><text:span text:style-name="T9"> </text:span><text:alphabetical-index-mark-start text:id="IMark53486904"/><text:alphabetical-index-mark-start text:id="IMark54754440"/><text:alphabetical-index-mark-start text:id="IMark53693704"/><text:alphabetical-index-mark-start text:id="IMark54688584"/><text:alphabetical-index-mark-start text:id="IMark54546632"/><text:alphabetical-index-mark-start text:id="IMark52921384"/><text:alphabetical-index-mark-start text:id="IMark53766296"/><text:alphabetical-index-mark-start text:id="IMark54648008"/><text:alphabetical-index-mark-start text:id="IMark53683528"/><text:alphabetical-index-mark-start text:id="IMark51615784"/>Sql<text:alphabetical-index-mark-end text:id="IMark51615784"/><text:alphabetical-index-mark-end text:id="IMark53683528"/><text:alphabetical-index-mark-end text:id="IMark54648008"/><text:alphabetical-index-mark-end text:id="IMark53766296"/><text:alphabetical-index-mark-end text:id="IMark52921384"/>ite<text:alphabetical-index-mark-end text:id="IMark54546632"/><text:alphabetical-index-mark-end text:id="IMark54688584"/><text:alphabetical-index-mark-end text:id="IMark53693704"/><text:alphabetical-index-mark-end text:id="IMark54754440"/><text:alphabetical-index-mark-end text:id="IMark53486904"/>.org. (2000). <text:alphabetical-index-mark-start text:id="IMark53704520"/><text:alphabetical-index-mark-start text:id="IMark54706280"/><text:alphabetical-index-mark-start text:id="IMark54739144"/><text:alphabetical-index-mark-start text:id="IMark49757288"/><text:alphabetical-index-mark-start text:id="IMark54569512"/><text:alphabetical-index-mark-start text:id="IMark51975000"/><text:alphabetical-index-mark-start text:id="IMark52336952"/><text:alphabetical-index-mark-start text:id="IMark52400568"/><text:alphabetical-index-mark-start text:id="IMark51187256"/><text:alphabetical-index-mark-start text:id="IMark52526840"/>SQL<text:alphabetical-index-mark-end text:id="IMark52526840"/><text:alphabetical-index-mark-end text:id="IMark51187256"/><text:alphabetical-index-mark-end text:id="IMark52400568"/><text:alphabetical-index-mark-end text:id="IMark52336952"/><text:alphabetical-index-mark-end text:id="IMark51975000"/>ite<text:alphabetical-index-mark-end text:id="IMark54569512"/><text:alphabetical-index-mark-end text:id="IMark49757288"/><text:alphabetical-index-mark-end text:id="IMark54739144"/><text:alphabetical-index-mark-end text:id="IMark54706280"/><text:alphabetical-index-mark-end text:id="IMark53704520"/> <text:alphabetical-index-mark-start text:id="IMark54701224"/><text:alphabetical-index-mark-start text:id="IMark53667080"/><text:alphabetical-index-mark-start text:id="IMark54702136"/><text:alphabetical-index-mark-start text:id="IMark52313624"/>Home<text:alphabetical-index-mark-end text:id="IMark52313624"/><text:alphabetical-index-mark-end text:id="IMark54702136"/><text:alphabetical-index-mark-end text:id="IMark53667080"/><text:alphabetical-index-mark-end text:id="IMark54701224"/> Page. [online] Avail<text:alphabetical-index-mark-start text:id="IMark52134424"/><text:alphabetical-index-mark-start text:id="IMark39621896"/>ab<text:alphabetical-index-mark-end text:id="IMark39621896"/><text:alphabetical-index-mark-end text:id="IMark52134424"/>le at: https://www.<text:alphabetical-index-mark-start text:id="IMark31464712"/><text:alphabetical-index-mark-start text:id="IMark52603224"/><text:alphabetical-index-mark-start text:id="IMark53952216"/><text:alphabetical-index-mark-start text:id="IMark31278552"/><text:alphabetical-index-mark-start text:id="IMark52280104"/><text:alphabetical-index-mark-start text:id="IMark54632840"/><text:alphabetical-index-mark-start text:id="IMark55646744"/><text:alphabetical-index-mark-start text:id="IMark51286248"/><text:alphabetical-index-mark-start text:id="IMark53003528"/><text:alphabetical-index-mark-start text:id="IMark52485160"/><text:alphabetical-index-mark-start text:id="IMark53465496"/><text:alphabetical-index-mark-start text:id="IMark52602792"/><text:alphabetical-index-mark-start text:id="IMark53658088"/>sql<text:alphabetical-index-mark-end text:id="IMark53658088"/><text:alphabetical-index-mark-end text:id="IMark52602792"/><text:alphabetical-index-mark-end text:id="IMark53465496"/><text:alphabetical-index-mark-end text:id="IMark52485160"/><text:alphabetical-index-mark-end text:id="IMark53003528"/><text:alphabetical-index-mark-end text:id="IMark51286248"/><text:alphabetical-index-mark-end text:id="IMark55646744"/><text:alphabetical-index-mark-end text:id="IMark54632840"/>ite<text:alphabetical-index-mark-end text:id="IMark52280104"/><text:alphabetical-index-mark-end text:id="IMark31278552"/><text:alphabetical-index-mark-end text:id="IMark53952216"/><text:alphabetical-index-mark-end text:id="IMark52603224"/><text:alphabetical-index-mark-end text:id="IMark31464712"/>.org/index.html [Acc<text:alphabetical-index-mark-start text:id="IMark31506392"/>es<text:alphabetical-index-mark-end text:id="IMark31506392"/>sed 26 Aug. 2019].</text:p>
      <text:p text:style-name="P7"/>
      <text:p text:style-name="P95"><text:span text:style-name="T10">6.2.</text:span> Edronkin, P. (2019). sqlp - Simple terminal query and .sql file processing for Sqlite3 and HDF5 databases. [online] Available at: https://peschoenberg.github.io/sqlp/ [Accessed 8 Nov. 2019].</text:p>
      <text:p text:style-name="P95"/>
      <text:p text:style-name="P96"><text:span text:style-name="T10">6.3.</text:span> GNU contributors (2019). GNU's programming and extension language - GNU Guile. [online] Gnu.org. Available at: https://www.gnu.org/software/guile/ [Accessed 2 Sep. 2019].</text:p>
      <text:p text:style-name="P7"/>
      <text:p text:style-name="P3"/>
      <text:p text:style-name="P3"/>
      <text:p text:style-name="P3"/>
      <text:alphabetical-index text:style-name="Sect1" text:name="Alphabetical Index1">
        <text:alphabetical-index-source text:alphabetical-separator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76">Alphabetical Index</text:p>
          </text:index-title>
          <text:p text:style-name="P77"/>
          <text:p text:style-name="P77">A</text:p>
          <text:p text:style-name="P75"/>
          <text:p text:style-name="P75">ab<text:tab/>1, 3pp., 8, 10pp., 15pp.</text:p>
          <text:p text:style-name="P75">Ab<text:tab/>1, 3, 12pp.</text:p>
          <text:p text:style-name="P75">AB<text:tab/>3, 5p.</text:p>
          <text:p text:style-name="P75">abbreviation<text:tab/>3, 5, 13</text:p>
          <text:p text:style-name="P75">Abr<text:tab/>12pp.</text:p>
          <text:p text:style-name="P75">address<text:tab/>6, 12</text:p>
          <text:p text:style-name="P75">Address<text:tab/>5</text:p>
          <text:p text:style-name="P75">alias<text:tab/>15</text:p>
          <text:p text:style-name="P75">Alias<text:tab/>15</text:p>
          <text:p text:style-name="P75">alt<text:tab/>6</text:p>
          <text:p text:style-name="P75">Alt<text:tab/>12pp.</text:p>
          <text:p text:style-name="P75">architecture<text:tab/>10</text:p>
          <text:p text:style-name="P75">Argentina<text:tab/>1, 4, 8p., 12</text:p>
          <text:p text:style-name="P75">ATM<text:tab/>7</text:p>
          <text:p text:style-name="P75">average<text:tab/>1, 4, 15</text:p>
          <text:p text:style-name="P75">Avg_pers<text:tab/>15</text:p>
          <text:p text:style-name="P75">Avg_ppmc<text:tab/>15</text:p>
          <text:p text:style-name="P75">Avg_ppmr<text:tab/>15</text:p>
          <text:p text:style-name="P77"/>
          <text:p text:style-name="P77"/>
          <text:p text:style-name="P77">B</text:p>
          <text:p text:style-name="P75"/>
          <text:p text:style-name="P75">bank<text:tab/>7p.</text:p>
          <text:p text:style-name="P75">Bank<text:tab/>7</text:p>
          <text:p text:style-name="P75">Bitcoin<text:tab/>9</text:p>
          <text:p text:style-name="P75">block<text:tab/>3, 5pp., 15</text:p>
          <text:p text:style-name="P75">Block<text:tab/>9</text:p>
          <text:p text:style-name="P75">Buenos Aires<text:tab/>1, 4</text:p>
          <text:p text:style-name="P75">build<text:tab/>6p., 11</text:p>
          <text:p text:style-name="P75">building<text:tab/>6, 11</text:p>
          <text:p text:style-name="P75">bus<text:tab/>6pp.</text:p>
          <text:p text:style-name="P75">business<text:tab/>6</text:p>
          <text:p text:style-name="P77"/>
          <text:p text:style-name="P77"/>
          <text:p text:style-name="P77">C</text:p>
          <text:p text:style-name="P75"/>
          <text:p text:style-name="P75">C++<text:tab/>16</text:p>
          <text:p text:style-name="P75">cases<text:tab/>6p., 9</text:p>
          <text:p text:style-name="P75">caveat<text:tab/>3, 5</text:p>
          <text:p text:style-name="P75">Caveat<text:tab/>3, 5</text:p>
          <text:p text:style-name="P75">city<text:tab/>1, 4, 7pp.</text:p>
          <text:p text:style-name="P75">co<text:tab/>1pp.</text:p>
          <text:p text:style-name="P75">Co<text:tab/>3, 5, 7, 12, 14</text:p>
          <text:p text:style-name="P75">CO<text:tab/>2p., 5, 9</text:p>
          <text:p text:style-name="P75">code<text:tab/>3, 6p., 12</text:p>
          <text:p text:style-name="P75">commercial<text:tab/>1, 4pp., 11, 14p.</text:p>
          <text:p text:style-name="P75">Commercial<text:tab/>5, 7</text:p>
          <text:p text:style-name="P75"><text:soft-page-break/>conclusion<text:tab/>15</text:p>
          <text:p text:style-name="P75">construction<text:tab/>7</text:p>
          <text:p text:style-name="P75">Context<text:tab/>12, 14</text:p>
          <text:p text:style-name="P75">contribute<text:tab/>2</text:p>
          <text:p text:style-name="P75">CONTRIBUTING<text:tab/>2</text:p>
          <text:p text:style-name="P75">COPYING<text:tab/>2</text:p>
          <text:p text:style-name="P75">count<text:tab/>8pp.</text:p>
          <text:p text:style-name="P75">currency<text:tab/>9</text:p>
          <text:p text:style-name="P75">Currency<text:tab/>3, 9</text:p>
          <text:p text:style-name="P75">customer<text:tab/>8, 11</text:p>
          <text:p text:style-name="P77"/>
          <text:p text:style-name="P77"/>
          <text:p text:style-name="P77">D</text:p>
          <text:p text:style-name="P75"/>
          <text:p text:style-name="P75">data<text:tab/>1, 3p., 6pp., 11pp., 15p.</text:p>
          <text:p text:style-name="P75">Data<text:tab/>1, 3, 11p.</text:p>
          <text:p text:style-name="P75">dataset<text:tab/>1, 3p., 6p., 12</text:p>
          <text:p text:style-name="P75">Dataset<text:tab/>1</text:p>
          <text:p text:style-name="P75">day<text:tab/>8, 13</text:p>
          <text:p text:style-name="P75">Day<text:tab/>13</text:p>
          <text:p text:style-name="P75">Dayn<text:tab/>13</text:p>
          <text:p text:style-name="P75">Dayw<text:tab/>13</text:p>
          <text:p text:style-name="P75">density<text:tab/>6, 8</text:p>
          <text:p text:style-name="P75">develop<text:tab/>1</text:p>
          <text:p text:style-name="P75">developer<text:tab/>1</text:p>
          <text:p text:style-name="P75">development<text:tab/>3, 5, 7, 10</text:p>
          <text:p text:style-name="P75">Development<text:tab/>3, 11</text:p>
          <text:p text:style-name="P75">dictionary<text:tab/>12</text:p>
          <text:p text:style-name="P75">difference<text:tab/>6p.</text:p>
          <text:p text:style-name="P75">district<text:tab/>1, 4p., 9, 12</text:p>
          <text:p text:style-name="P75">dollar<text:tab/>1, 9</text:p>
          <text:p text:style-name="P75">Dollar<text:tab/>9</text:p>
          <text:p text:style-name="P77"/>
          <text:p text:style-name="P77"/>
          <text:p text:style-name="P77">E</text:p>
          <text:p text:style-name="P75"/>
          <text:p text:style-name="P75">Edronkin<text:tab/>1</text:p>
          <text:p text:style-name="P75">es<text:tab/>1p., 17</text:p>
          <text:p text:style-name="P75">Est_final_ppmc<text:tab/>15</text:p>
          <text:p text:style-name="P75">estate<text:tab/>1, 4, 9</text:p>
          <text:p text:style-name="P77"/>
          <text:p text:style-name="P77"/>
          <text:p text:style-name="P77">F</text:p>
          <text:p text:style-name="P75"/>
          <text:p text:style-name="P75">file<text:tab/>1p.</text:p>
          <text:p text:style-name="P75">format<text:tab/>1p., 4, 6, 16</text:p>
          <text:p text:style-name="P77"/>
          <text:p text:style-name="P77"/>
          <text:p text:style-name="P77">H</text:p>
          <text:p text:style-name="P75"/>
          <text:p text:style-name="P75">home<text:tab/>7</text:p>
          <text:p text:style-name="P75">Home<text:tab/>17</text:p>
          <text:p text:style-name="P75"><text:soft-page-break/>homogeneous<text:tab/>8</text:p>
          <text:p text:style-name="P75">hour<text:tab/>6p., 13</text:p>
          <text:p text:style-name="P75">hr<text:tab/>9, 13</text:p>
          <text:p text:style-name="P75">Hr<text:tab/>13</text:p>
          <text:p text:style-name="P77"/>
          <text:p text:style-name="P77"/>
          <text:p text:style-name="P77">I</text:p>
          <text:p text:style-name="P75"/>
          <text:p text:style-name="P75">id<text:tab/>1, 4pp.</text:p>
          <text:p text:style-name="P75">Id<text:tab/>12pp.</text:p>
          <text:p text:style-name="P75">industrial<text:tab/>7</text:p>
          <text:p text:style-name="P75">information<text:tab/>2, 6</text:p>
          <text:p text:style-name="P75">install<text:tab/>2</text:p>
          <text:p text:style-name="P75">invest<text:tab/>9</text:p>
          <text:p text:style-name="P75">investor<text:tab/>9</text:p>
          <text:p text:style-name="P75">Item<text:tab/>12, 15</text:p>
          <text:p text:style-name="P77"/>
          <text:p text:style-name="P77"/>
          <text:p text:style-name="P77">J</text:p>
          <text:p text:style-name="P75"/>
          <text:p text:style-name="P75">Jose C. Paz<text:tab/>1, 4</text:p>
          <text:p text:style-name="P77"/>
          <text:p text:style-name="P77"/>
          <text:p text:style-name="P77">L</text:p>
          <text:p text:style-name="P75"/>
          <text:p text:style-name="P75">language<text:tab/>5</text:p>
          <text:p text:style-name="P75">libraries<text:tab/>16</text:p>
          <text:p text:style-name="P75">license<text:tab/>2</text:p>
          <text:p text:style-name="P75">License<text:tab/>1, 3</text:p>
          <text:p text:style-name="P77"/>
          <text:p text:style-name="P77"/>
          <text:p text:style-name="P77">M</text:p>
          <text:p text:style-name="P75"/>
          <text:p text:style-name="P75">market<text:tab/>6p.</text:p>
          <text:p text:style-name="P75">meter<text:tab/>1, 4, 7p., 12, 15</text:p>
          <text:p text:style-name="P75">module<text:tab/>2</text:p>
          <text:p text:style-name="P75">Monthn<text:tab/>13p.</text:p>
          <text:p text:style-name="P77"/>
          <text:p text:style-name="P77"/>
          <text:p text:style-name="P77">N</text:p>
          <text:p text:style-name="P75"/>
          <text:p text:style-name="P75">night<text:tab/>6, 8</text:p>
          <text:p text:style-name="P75">norm<text:tab/>12</text:p>
          <text:p text:style-name="P75">Norm<text:tab/>7</text:p>
          <text:p text:style-name="P75">number<text:tab/>1, 4, 6pp., 11pp., 15p.</text:p>
          <text:p text:style-name="P77"/>
          <text:p text:style-name="P77"/>
          <text:p text:style-name="P77">O</text:p>
          <text:p text:style-name="P75"/>
          <text:p text:style-name="P75">orcid<text:tab/>1</text:p>
          <text:p text:style-name="P77"/>
          <text:p text:style-name="P77"/>
          <text:p text:style-name="P77"><text:soft-page-break/>P</text:p>
          <text:p text:style-name="P75"/>
          <text:p text:style-name="P75">pedestrian<text:tab/>1, 4, 6pp.</text:p>
          <text:p text:style-name="P75">people<text:tab/>7pp., 15</text:p>
          <text:p text:style-name="P75">People<text:tab/>11</text:p>
          <text:p text:style-name="P75">peso<text:tab/>9</text:p>
          <text:p text:style-name="P75">policy<text:tab/>7</text:p>
          <text:p text:style-name="P75">price<text:tab/>7, 13, 15</text:p>
          <text:p text:style-name="P75">project<text:tab/>1p.</text:p>
          <text:p text:style-name="P75">properties<text:tab/>1, 3, 6p., 9, 11, 13</text:p>
          <text:p text:style-name="P75">Properties<text:tab/>3, 6</text:p>
          <text:p text:style-name="P75">public<text:tab/>3, 7, 11</text:p>
          <text:p text:style-name="P75">Python<text:tab/>16</text:p>
          <text:p text:style-name="P77"/>
          <text:p text:style-name="P77"/>
          <text:p text:style-name="P77">Q</text:p>
          <text:p text:style-name="P75"/>
          <text:p text:style-name="P75">query<text:tab/>5</text:p>
          <text:p text:style-name="P77"/>
          <text:p text:style-name="P77"/>
          <text:p text:style-name="P77">R</text:p>
          <text:p text:style-name="P75"/>
          <text:p text:style-name="P75">README<text:tab/>2</text:p>
          <text:p text:style-name="P75">real<text:tab/>1, 4, 7, 9, 16</text:p>
          <text:p text:style-name="P75">Real<text:tab/>1</text:p>
          <text:p text:style-name="P75">recent<text:tab/>7, 9</text:p>
          <text:p text:style-name="P75">residential<text:tab/>1, 6p., 9, 11, 14p.</text:p>
          <text:p text:style-name="P75">Residential<text:tab/>5</text:p>
          <text:p text:style-name="P75">ro<text:tab/>1pp., 6pp.</text:p>
          <text:p text:style-name="P75">RO<text:tab/>3, 5, 9</text:p>
          <text:p text:style-name="P77"/>
          <text:p text:style-name="P77"/>
          <text:p text:style-name="P77">S</text:p>
          <text:p text:style-name="P75"/>
          <text:p text:style-name="P75">sale<text:tab/>3, 6, 11</text:p>
          <text:p text:style-name="P75">sample<text:tab/>6, 8p., 13, 15</text:p>
          <text:p text:style-name="P75">Sample<text:tab/>3, 5p., 15</text:p>
          <text:p text:style-name="P75">Samples_total<text:tab/>15</text:p>
          <text:p text:style-name="P75">sampling<text:tab/>3, 8, 10</text:p>
          <text:p text:style-name="P75">school<text:tab/>6pp.</text:p>
          <text:p text:style-name="P75">School<text:tab/>7</text:p>
          <text:p text:style-name="P75">segment<text:tab/>8</text:p>
          <text:p text:style-name="P75">service<text:tab/>8</text:p>
          <text:p text:style-name="P75">setting<text:tab/>2</text:p>
          <text:p text:style-name="P75">shop<text:tab/>8, 11</text:p>
          <text:p text:style-name="P75">shopping<text:tab/>8</text:p>
          <text:p text:style-name="P75">significant<text:tab/>6pp.</text:p>
          <text:p text:style-name="P75">speculative<text:tab/>9</text:p>
          <text:p text:style-name="P75">sql<text:tab/>17</text:p>
          <text:p text:style-name="P75">Sql<text:tab/>1, 4, 16p.</text:p>
          <text:p text:style-name="P75">SQL<text:tab/>4p., 16p.</text:p>
          <text:p text:style-name="P75">sqlite<text:tab/>17</text:p>
          <text:p text:style-name="P75"><text:soft-page-break/>Sqlite<text:tab/>1, 4, 16p.</text:p>
          <text:p text:style-name="P75">SQLite<text:tab/>16p.</text:p>
          <text:p text:style-name="P75">Sqlite3<text:tab/>1, 4, 16</text:p>
          <text:p text:style-name="P75">SQLite3<text:tab/>16</text:p>
          <text:p text:style-name="P75">square<text:tab/>1, 4, 7p., 15</text:p>
          <text:p text:style-name="P75">stamp<text:tab/>11, 13p.</text:p>
          <text:p text:style-name="P75">station<text:tab/>7p.</text:p>
          <text:p text:style-name="P75">statistic<text:tab/>6, 9</text:p>
          <text:p text:style-name="P75">Statistic<text:tab/>10</text:p>
          <text:p text:style-name="P75">Status<text:tab/>12, 14</text:p>
          <text:p text:style-name="P75">stop<text:tab/>6pp.</text:p>
          <text:p text:style-name="P75">street<text:tab/>1, 3p., 6pp.</text:p>
          <text:p text:style-name="P75">Street<text:tab/>12</text:p>
          <text:p text:style-name="P75">string<text:tab/>14, 16</text:p>
          <text:p text:style-name="P75">stroll<text:tab/>1, 4</text:p>
          <text:p text:style-name="P75">structure<text:tab/>16</text:p>
          <text:p text:style-name="P75">Structure<text:tab/>3, 5, 12</text:p>
          <text:p text:style-name="P75">study<text:tab/>9p., 12, 14p.</text:p>
          <text:p text:style-name="P75">system<text:tab/>2</text:p>
          <text:p text:style-name="P77"/>
          <text:p text:style-name="P77"/>
          <text:p text:style-name="P77">T</text:p>
          <text:p text:style-name="P75"/>
          <text:p text:style-name="P75">TB<text:tab/>3, 5p.</text:p>
          <text:p text:style-name="P75">Term<text:tab/>3, 5</text:p>
          <text:p text:style-name="P75">time<text:tab/>6, 9, 11, 13</text:p>
          <text:p text:style-name="P75">Time<text:tab/>5</text:p>
          <text:p text:style-name="P75">timestamp<text:tab/>13</text:p>
          <text:p text:style-name="P75">town<text:tab/>1, 4, 8, 10, 12</text:p>
          <text:p text:style-name="P75">traffic<text:tab/>1, 6, 10</text:p>
          <text:p text:style-name="P75">train<text:tab/>7p.</text:p>
          <text:p text:style-name="P75">Train<text:tab/>8</text:p>
          <text:p text:style-name="P75">trf_pers<text:tab/>3, 12</text:p>
          <text:p text:style-name="P75">trf_streets<text:tab/>3, 12, 14</text:p>
          <text:p text:style-name="P75">Tstamp<text:tab/>13p.</text:p>
          <text:p text:style-name="P77"/>
          <text:p text:style-name="P77"/>
          <text:p text:style-name="P77">U</text:p>
          <text:p text:style-name="P75"/>
          <text:p text:style-name="P75">university<text:tab/>7</text:p>
          <text:p text:style-name="P75">urban<text:tab/>3, 7pp.</text:p>
          <text:p text:style-name="P75">Urban<text:tab/>3, 6p.</text:p>
          <text:p text:style-name="P77"/>
          <text:p text:style-name="P77"/>
          <text:p text:style-name="P77">V</text:p>
          <text:p text:style-name="P75"/>
          <text:p text:style-name="P75">value<text:tab/>1, 4, 6p., 9, 11, 13, 15</text:p>
          <text:p text:style-name="P75">Value<text:tab/>13pp.</text:p>
          <text:p text:style-name="P75">Value_ppers<text:tab/>15</text:p>
          <text:p text:style-name="P75">vehicle<text:tab/>10p.</text:p>
          <text:p text:style-name="P75">viaduct<text:tab/>10</text:p>
          <text:p text:style-name="P75">volatility<text:tab/>9</text:p>
          <text:p text:style-name="P77"><text:soft-page-break/></text:p>
          <text:p text:style-name="P77"/>
          <text:p text:style-name="P77">Y</text:p>
          <text:p text:style-name="P75"/>
          <text:p text:style-name="P75">Year<text:tab/>13</text:p>
          <text:p text:style-name="P77"/>
          <text:p text:style-name="P77"/>
          <text:p text:style-name="P77">Z</text:p>
          <text:p text:style-name="P75"/>
          <text:p text:style-name="P75">zone<text:tab/>5pp., 14</text:p>
          <text:p text:style-name="P75">Zone<text:tab/>14</text:p>
          <text:p text:style-name="P75">zonified<text:tab/>9</text:p>
        </text:index-body>
      </text:alphabetical-index>
      <text:p text:style-name="P34"/>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4:43:04.266971651</meta:creation-date>
    <dc:date>2019-11-08T17:11:26.549547074</dc:date>
    <meta:editing-duration>P5DT13H35M57S</meta:editing-duration>
    <meta:editing-cycles>85</meta:editing-cycles>
    <meta:generator>LibreOffice/5.1.6.2$Linux_X86_64 LibreOffice_project/10m0$Build-2</meta:generator>
    <meta:document-statistic meta:table-count="0" meta:image-count="0" meta:object-count="0" meta:page-count="26" meta:paragraph-count="397" meta:word-count="3688" meta:character-count="21390" meta:non-whitespace-character-count="18091"/>
  </office:meta>
</office:document-meta>
</file>